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Fira Sans&quot; !important" svg:font-family="'&quot;Fira Sans&quot; !important'"/>
    <style:font-face style:name="Arial" svg:font-family="Arial"/>
    <style:font-face style:name="Cambria" svg:font-family="Cambria"/>
    <style:font-face style:name="Monospace" svg:font-family="Monospac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1.74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9pt"/>
    </style:style>
    <style:style style:name="co9" style:family="table-column">
      <style:table-column-properties fo:break-before="auto" style:column-width="252.74pt"/>
    </style:style>
    <style:style style:name="co10" style:family="table-column">
      <style:table-column-properties fo:break-before="auto" style:column-width="300.76pt"/>
    </style:style>
    <style:style style:name="co11" style:family="table-column">
      <style:table-column-properties fo:break-before="auto" style:column-width="68.2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226.49pt"/>
    </style:style>
    <style:style style:name="co14" style:family="table-column">
      <style:table-column-properties fo:break-before="auto" style:column-width="36pt"/>
    </style:style>
    <style:style style:name="co15" style:family="table-column">
      <style:table-column-properties fo:break-before="auto" style:column-width="54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153.01pt"/>
    </style:style>
    <style:style style:name="co20" style:family="table-column">
      <style:table-column-properties fo:break-before="auto" style:column-width="45.75pt"/>
    </style:style>
    <style:style style:name="co21" style:family="table-column">
      <style:table-column-properties fo:break-before="auto" style:column-width="275.24pt"/>
    </style:style>
    <style:style style:name="co22" style:family="table-column">
      <style:table-column-properties fo:break-before="auto" style:column-width="75.74pt"/>
    </style:style>
    <style:style style:name="co23" style:family="table-column">
      <style:table-column-properties fo:break-before="auto" style:column-width="48.76pt"/>
    </style:style>
    <style:style style:name="co24" style:family="table-column">
      <style:table-column-properties fo:break-before="auto" style:column-width="64.49pt"/>
    </style:style>
    <style:style style:name="co25" style:family="table-column">
      <style:table-column-properties fo:break-before="auto" style:column-width="101.99pt"/>
    </style:style>
    <style:style style:name="co26" style:family="table-column">
      <style:table-column-properties fo:break-before="auto" style:column-width="121.49pt"/>
    </style:style>
    <style:style style:name="co27" style:family="table-column">
      <style:table-column-properties fo:break-before="auto" style:column-width="117.01pt"/>
    </style:style>
    <style:style style:name="co28" style:family="table-column">
      <style:table-column-properties fo:break-before="auto" style:column-width="39pt"/>
    </style:style>
    <style:style style:name="co29" style:family="table-column">
      <style:table-column-properties fo:break-before="auto" style:column-width="63.01pt"/>
    </style:style>
    <style:style style:name="co30" style:family="table-column">
      <style:table-column-properties fo:break-before="auto" style:column-width="258.75pt"/>
    </style:style>
    <style:style style:name="co31" style:family="table-column">
      <style:table-column-properties fo:break-before="auto" style:column-width="134.25pt"/>
    </style:style>
    <style:style style:name="co32" style:family="table-column">
      <style:table-column-properties fo:break-before="auto" style:column-width="157.49pt"/>
    </style:style>
    <style:style style:name="co33" style:family="table-column">
      <style:table-column-properties fo:break-before="auto" style:column-width="6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19pt"/>
    </style:style>
    <style:style style:name="co36" style:family="table-column">
      <style:table-column-properties fo:break-before="auto" style:column-width="112.51pt"/>
    </style:style>
    <style:style style:name="co37" style:family="table-column">
      <style:table-column-properties fo:break-before="auto" style:column-width="312.75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6.39pt" fo:break-before="auto" style:use-optimal-row-height="true"/>
    </style:style>
    <style:style style:name="ro8" style:family="table-row">
      <style:table-row-properties style:row-height="25.2pt" fo:break-before="auto" style:use-optimal-row-height="true"/>
    </style:style>
    <style:style style:name="ro9" style:family="table-row">
      <style:table-row-properties style:row-height="37.19pt" fo:break-before="auto" style:use-optimal-row-height="true"/>
    </style:style>
    <style:style style:name="ro10" style:family="table-row">
      <style:table-row-properties style:row-height="43.31pt" fo:break-before="auto" style:use-optimal-row-height="true"/>
    </style:style>
    <style:style style:name="ro11" style:family="table-row">
      <style:table-row-properties style:row-height="64.2pt" fo:break-before="auto" style:use-optimal-row-height="true"/>
    </style:style>
    <style:style style:name="ro12" style:family="table-row">
      <style:table-row-properties style:row-height="16.5pt" fo:break-before="auto" style:use-optimal-row-height="false"/>
    </style:style>
    <style:style style:name="ta1" style:family="table" style:master-page-name="PageStyle_5f_Revista_20_Amauta">
      <style:table-properties table:display="true" style:writing-mode="lr-tb"/>
    </style:style>
    <style:style style:name="ta2" style:family="table" style:master-page-name="PageStyle_5f_Textos_20_e_20_Imágenes">
      <style:table-properties table:display="true" style:writing-mode="lr-tb"/>
    </style:style>
    <style:style style:name="ta3" style:family="table" style:master-page-name="PageStyle_5f_ImgAmauta">
      <style:table-properties table:display="true" style:writing-mode="lr-tb"/>
    </style:style>
    <style:style style:name="ta4" style:family="table" style:master-page-name="PageStyle_5f_Publicidad">
      <style:table-properties table:display="true" style:writing-mode="lr-tb"/>
    </style:style>
    <style:style style:name="ta5" style:family="table" style:master-page-name="PageStyle_5f_FB">
      <style:table-properties table:display="true" style:writing-mode="lr-tb"/>
    </style:style>
    <style:style style:name="ta6" style:family="table" style:master-page-name="PageStyle_5f_IndiceFacsimil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737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3d85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Fira Sans&quot; !importan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Fira Sans&quot; !importan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cc41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c41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d5a6bd" style:diagonal-bl-tr="none" style:diagonal-tl-br="none" style:text-align-source="fix" style:repeat-content="false" fo:border="0.74pt solid #000000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d5a6b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ext-properties fo:color="#ffffff"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4" style:family="table-cell" style:parent-style-name="Default" style:data-style-name="N100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9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0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2" style:family="table-cell" style:parent-style-name="Default">
      <style:map style:condition="is-true-formula(LEN(TRIM(['Textos e Imágenes'.E172]))=0)" style:apply-style-name="ConditionalStyle_5f_2" style:base-cell-address="'Textos e Imágenes'.E172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E172]))=0)" style:apply-style-name="ConditionalStyle_5f_2" style:base-cell-address="'Textos e Imágenes'.E172"/>
    </style:style>
    <style:style style:name="ce1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  <style:map style:condition="is-true-formula(LEN(TRIM(['Textos e Imágenes'.E172]))=0)" style:apply-style-name="ConditionalStyle_5f_2" style:base-cell-address="'Textos e Imágenes'.E172"/>
    </style:style>
    <style:style style:name="ce120" style:family="table-cell" style:parent-style-name="Default">
      <style:map style:condition="is-true-formula(LEN(TRIM(['Textos e Imágenes'.E172]))=0)" style:apply-style-name="ConditionalStyle_5f_2" style:base-cell-address="'Textos e Imágenes'.E172"/>
    </style:style>
    <style:style style:name="ce121" style:family="table-cell" style:parent-style-name="Default">
      <style:map style:condition="is-true-formula(LEN(TRIM(['Textos e Imágenes'.E172]))=0)" style:apply-style-name="ConditionalStyle_5f_2" style:base-cell-address="'Textos e Imágenes'.E172"/>
    </style:style>
    <style:style style:name="ce122" style:family="table-cell" style:parent-style-name="Default">
      <style:map style:condition="is-true-formula(LEN(TRIM(['Textos e Imágenes'.E172]))=0)" style:apply-style-name="ConditionalStyle_5f_2" style:base-cell-address="'Textos e Imágenes'.E172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1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2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2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  <style:map style:condition="is-true-formula(LEN(TRIM(['Textos e Imágenes'.O172]))&gt;0)" style:apply-style-name="ConditionalStyle_5f_1" style:base-cell-address="'Textos e Imágenes'.O172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'Textos e Imágenes'.O172]))&gt;0)" style:apply-style-name="ConditionalStyle_5f_1" style:base-cell-address="'Textos e Imágenes'.O172"/>
    </style:style>
    <style:style style:name="ce2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uplemento&quot;;&quot;Amauta&quot;)" table:allow-empty-cell="true" table:display-list="unsorted" table:base-cell-address="'Textos e Imágenes'.D1"/>
        <table:content-validation table:name="val2" table:condition="of:cell-content-is-in-list(&quot;Amauta&quot;;&quot;Libros y Revistas&quot;)" table:allow-empty-cell="true" table:display-list="unsorted" table:base-cell-address="'Textos e Imágenes'.D3"/>
        <table:content-validation table:name="val3" table:condition="of:cell-content-is-in-list(&quot;Suplemento&quot;;&quot;Amauta&quot;;&quot;Defensa del Gamonalismo&quot;)" table:allow-empty-cell="true" table:display-list="unsorted" table:base-cell-address="'Textos e Imágenes'.D1062"/>
        <table:content-validation table:name="val4" table:condition="of:cell-content-is-in-list(&quot;Panorama Móvil&quot;;&quot;Arte Americano&quot;;&quot;Arte Peruano&quot;;&quot;Arte Español&quot;;&quot;Arte Mexicano&quot;;&quot;Arte Europeo&quot;;&quot;Defensa del Gamonalismo&quot;;&quot;General&quot;;&quot;Interview de Libros y Revistas&quot;;&quot;Crónica de Libros&quot;;&quot;Crónica de Revistas&quot;)" table:allow-empty-cell="true" table:display-list="unsorted" table:base-cell-address="'Textos e Imágenes'.E3"/>
        <table:content-validation table:name="val5" table:condition="of:cell-content-is-in-list(&quot;Panorama Móvil&quot;;&quot;Arte Americano&quot;;&quot;Arte Peruano&quot;;&quot;Arte Español&quot;;&quot;Arte Mexicano&quot;;&quot;Defensa del Gamonalismo&quot;;&quot;General&quot;;&quot;Interview de Libros y Revistas&quot;;&quot;Crónica de Libros&quot;;&quot;Crónica de Revistas&quot;)" table:allow-empty-cell="true" table:display-list="unsorted" table:base-cell-address="'Textos e Imágenes'.E1072"/>
        <table:content-validation table:name="val6" table:condition="of:cell-content-is-in-list(&quot;Panorama Móvil&quot;;&quot;Arte&quot;;&quot;Libros y Revistas&quot;;&quot;Defensa del Gamonalismo&quot;;&quot;General&quot;)" table:allow-empty-cell="true" table:display-list="unsorted" table:base-cell-address="'Textos e Imágenes'.E1097"/>
        <table:content-validation table:name="val7" table:condition="of:cell-content-is-in-list(&quot;Panorama Móvil&quot;;&quot;Arte&quot;;&quot;Libros y Revistas&quot;;&quot;Defensa del Gamonalismo&quot;;&quot;No Aplica&quot;)" table:allow-empty-cell="true" table:display-list="unsorted" table:base-cell-address="'Textos e Imágenes'.E1098"/>
        <table:content-validation table:name="val8" table:condition="of:cell-content-is-in-list(&quot;Publicidad&quot;;&quot;Texto&quot;;&quot;Imagen&quot;)" table:allow-empty-cell="true" table:display-list="unsorted" table:base-cell-address="'Textos e Imágenes'.F3"/>
        <table:content-validation table:name="val9" table:condition="of:cell-content-is-in-list(&quot;Bien y/o Servicio&quot;;&quot;Revista&quot;;&quot;Libro&quot;;&quot;Editorial&quot;;&quot;Ensayo Literario&quot;;&quot;Poesía&quot;;&quot;Crítica Literaria&quot;;&quot;Crítica de Arte&quot;;&quot;Cuento&quot;;&quot;Novela&quot;;&quot;Correspondencia&quot;;&quot;Xilografía&quot;;&quot;Carboncillo sobre papel&quot;;&quot;Dibujo&quot;;&quot;Fotografía&quot;;&quot;Acuarela&quot;;&quot;Mosaico&quot;;&quot;Óleo&quot;;&quot;Tinta sobre papel&quot;)" table:allow-empty-cell="true" table:display-list="unsorted" table:base-cell-address="'Textos e Imágenes'.G3"/>
        <table:content-validation table:name="val10" table:condition="of:cell-content-is-in-list(&quot;Bien y/o Servicio&quot;;&quot;Revista&quot;;&quot;Libro&quot;;&quot;Editorial&quot;;&quot;Ensayo Literario&quot;;&quot;Poesía&quot;;&quot;Crítica Literaria&quot;;&quot;Cuento&quot;;&quot;Novela&quot;;&quot;Correspondencia&quot;;&quot;Xilografía&quot;;&quot;Carboncillo sobre papel&quot;;&quot;Dibujo&quot;;&quot;Fotografía&quot;;&quot;Acuarela&quot;;&quot;Mosaico&quot;;&quot;Crítica de Arte&quot;)" table:allow-empty-cell="true" table:display-list="unsorted" table:base-cell-address="'Textos e Imágenes'.G1023"/>
        <table:content-validation table:name="val11" table:condition="of:cell-content-is-in-list(&quot;Bien y/o Servicio&quot;;&quot;Revista&quot;;&quot;Libro&quot;;&quot;Editorial&quot;;&quot;Ensayo Literario&quot;;&quot;Poesía&quot;;&quot;Crítica Literaria&quot;;&quot;Cuento&quot;;&quot;Novela&quot;;&quot;Correspondencia&quot;;&quot;Xilografía&quot;;&quot;Carboncillo sobre papel&quot;;&quot;Fotografía&quot;;&quot;Acuarela&quot;;&quot;Mosaico&quot;)" table:allow-empty-cell="true" table:display-list="unsorted" table:base-cell-address="'Textos e Imágenes'.G1035"/>
        <table:content-validation table:name="val12" table:condition="of:cell-content-is-in-list(&quot;Mujer&quot;;&quot;Hombre&quot;;&quot;NA&quot;;&quot;NM&quot;)" table:allow-empty-cell="true" table:display-list="unsorted" table:base-cell-address="'Textos e Imágenes'.I3"/>
        <table:content-validation table:name="val13" table:condition="of:cell-content-is-in-list(&quot;Mujer&quot;;&quot;Hombre&quot;)" table:allow-empty-cell="true" table:display-list="unsorted" table:base-cell-address="'Textos e Imágenes'.I1053"/>
        <table:content-validation table:name="val14" table:condition="of:cell-content-is-in-list(&quot;Acompañado&quot;;&quot;Individual&quot;)" table:allow-empty-cell="true" table:display-list="unsorted" table:base-cell-address="'Textos e Imágenes'.K3"/>
        <table:content-validation table:name="val15" table:condition="of:cell-content-is-in-list(&quot;Acompañado&quot;;&quot;Individual&quot;)" table:allow-empty-cell="true" table:display-list="unsorted" table:base-cell-address="'Textos e Imágenes'.K47"/>
        <table:content-validation table:name="val16" table:condition="of:cell-content-is-in-list(&quot;Con Imagen&quot;;&quot;Con Texto&quot;;&quot;No aplica&quot;)" table:allow-empty-cell="true" table:display-list="unsorted" table:base-cell-address="'Textos e Imágenes'.K1098"/>
        <table:content-validation table:name="val17" table:condition="of:cell-content-is-in-list(&quot;Norteamérica&quot;;&quot;América Latina&quot;;&quot;Europa&quot;;&quot;Asia&quot;;&quot;No menciona&quot;)" table:allow-empty-cell="true" table:display-list="unsorted" table:base-cell-address="'Textos e Imágenes'.O3"/>
        <table:content-validation table:name="val18" table:condition="of:cell-content-is-in-list(&quot;Norteamérica&quot;;&quot;Latinoamérica&quot;;&quot;Europa&quot;;&quot;Asia&quot;;&quot;No menciona&quot;)" table:allow-empty-cell="true" table:display-list="unsorted" table:base-cell-address="'Textos e Imágenes'.O1102"/>
        <table:content-validation table:name="val19" table:condition="of:cell-content-is-in-list(&quot;Libro&quot;;&quot;Revista&quot;;&quot;Bien y/o Servicio&quot;;&quot;NM&quot;)" table:allow-empty-cell="true" table:display-list="unsorted" table:base-cell-address="'Textos e Imágenes'.U3"/>
        <table:content-validation table:name="val20" table:condition="of:cell-content-is-in-list(&quot;Libro&quot;;&quot;Revista&quot;;&quot;Bien y/o Servicio&quot;)" table:allow-empty-cell="true" table:display-list="unsorted" table:base-cell-address="'Textos e Imágenes'.U1091"/>
      </table:content-validations>
      <table:table table:name="Revista Amau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number-columns-repeated="99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&lt;titleInfo&gt;</text:p>
          </table:table-cell>
          <table:table-cell table:style-name="ce5" office:value-type="string" calcext:value-type="string" table:number-columns-spanned="2" table:number-rows-spanned="2">
            <text:p>&lt;name type="personal"&gt;</text:p>
          </table:table-cell>
          <table:covered-table-cell table:style-name="ce7"/>
          <table:table-cell table:style-name="ce11" office:value-type="string" calcext:value-type="string" table:number-columns-spanned="1" table:number-rows-spanned="2">
            <text:p>&lt;typeOfResource&gt;</text:p>
          </table:table-cell>
          <table:table-cell table:style-name="ce13" office:value-type="string" calcext:value-type="string" table:number-columns-spanned="1" table:number-rows-spanned="2">
            <text:p>&lt;genre&gt;</text:p>
          </table:table-cell>
          <table:table-cell table:style-name="ce14" office:value-type="string" calcext:value-type="string" table:number-columns-spanned="6" table:number-rows-spanned="2">
            <text:p>&lt;originInfo&gt;</text:p>
          </table:table-cell>
          <table:covered-table-cell table:number-columns-repeated="4" table:style-name="ce15"/>
          <table:covered-table-cell table:style-name="ce7"/>
          <table:table-cell table:style-name="ce27" office:value-type="string" calcext:value-type="string" table:number-columns-spanned="1" table:number-rows-spanned="3">
            <text:p>&lt;period&gt;</text:p>
          </table:table-cell>
          <table:table-cell table:style-name="ce30" office:value-type="string" calcext:value-type="string" table:number-columns-spanned="1" table:number-rows-spanned="2">
            <text:p>&lt;physicalDescription&gt;</text:p>
          </table:table-cell>
          <table:table-cell table:style-name="ce35" office:value-type="string" calcext:value-type="string" table:number-columns-spanned="1" table:number-rows-spanned="2">
            <text:p>&lt;titleInfo&gt;</text:p>
          </table:table-cell>
          <table:table-cell table:style-name="ce27" office:value-type="string" calcext:value-type="string" table:number-columns-spanned="1" table:number-rows-spanned="3">
            <text:p>&lt;tableOfContents&gt;</text:p>
          </table:table-cell>
          <table:table-cell table:style-name="ce27" office:value-type="string" calcext:value-type="string" table:number-columns-spanned="1" table:number-rows-spanned="3">
            <text:p>&lt;note&gt;</text:p>
          </table:table-cell>
          <table:table-cell table:style-name="ce37" office:value-type="string" calcext:value-type="string" table:number-columns-spanned="8" table:number-rows-spanned="2">
            <text:p>&lt;subjetc&gt;</text:p>
          </table:table-cell>
          <table:covered-table-cell table:number-columns-repeated="6" table:style-name="ce15"/>
          <table:covered-table-cell table:style-name="ce7"/>
          <table:table-cell table:style-name="ce42" office:value-type="string" calcext:value-type="string" table:number-columns-spanned="6" table:number-rows-spanned="1">
            <text:p>&lt;relatedItem type="series"&gt;</text:p>
          </table:table-cell>
          <table:covered-table-cell table:number-columns-repeated="4" table:style-name="ce46"/>
          <table:covered-table-cell table:style-name="ce21"/>
          <table:table-cell table:style-name="ce42" office:value-type="string" calcext:value-type="string" table:number-columns-spanned="6" table:number-rows-spanned="1">
            <text:p>&lt;relatedItem type="series"&gt;</text:p>
          </table:table-cell>
          <table:covered-table-cell table:number-columns-repeated="4" table:style-name="ce46"/>
          <table:covered-table-cell table:style-name="ce21"/>
          <table:table-cell table:style-name="ce54" table:number-columns-repeated="2"/>
          <table:table-cell table:number-columns-repeated="986"/>
        </table:table-row>
        <table:table-row table:style-name="ro2">
          <table:covered-table-cell table:style-name="ce2"/>
          <table:covered-table-cell table:style-name="ce6"/>
          <table:covered-table-cell table:style-name="ce8"/>
          <table:covered-table-cell table:number-columns-repeated="2" table:style-name="ce2"/>
          <table:covered-table-cell table:style-name="ce6"/>
          <table:covered-table-cell table:number-columns-repeated="4" table:style-name="ce16"/>
          <table:covered-table-cell table:style-name="ce8"/>
          <table:covered-table-cell table:style-name="ce28"/>
          <table:covered-table-cell table:number-columns-repeated="2" table:style-name="ce2"/>
          <table:covered-table-cell table:number-columns-repeated="2" table:style-name="ce28"/>
          <table:covered-table-cell table:style-name="ce6"/>
          <table:covered-table-cell table:number-columns-repeated="6" table:style-name="ce16"/>
          <table:covered-table-cell table:style-name="ce8"/>
          <table:table-cell table:style-name="ce43" office:value-type="string" calcext:value-type="string" table:number-columns-spanned="1" table:number-rows-spanned="2">
            <text:p>&lt;titleInfo&gt; &lt;title&gt;</text:p>
          </table:table-cell>
          <table:table-cell table:style-name="ce47" office:value-type="string" calcext:value-type="string" table:number-columns-spanned="3" table:number-rows-spanned="1">
            <text:p><text:s/>part</text:p>
          </table:table-cell>
          <table:covered-table-cell table:style-name="ce46"/>
          <table:covered-table-cell table:style-name="ce21"/>
          <table:table-cell table:style-name="ce52" office:value-type="string" calcext:value-type="string" table:number-columns-spanned="1" table:number-rows-spanned="2">
            <text:p>&lt;tableOfContents&gt;</text:p>
          </table:table-cell>
          <table:table-cell table:style-name="ce53" office:value-type="string" calcext:value-type="string" table:number-columns-spanned="1" table:number-rows-spanned="2">
            <text:p>&lt;note&gt;</text:p>
          </table:table-cell>
          <table:table-cell table:style-name="ce43" office:value-type="string" calcext:value-type="string" table:number-columns-spanned="1" table:number-rows-spanned="2">
            <text:p>&lt;titleInfo&gt; &lt;title&gt;</text:p>
          </table:table-cell>
          <table:table-cell table:style-name="ce47" office:value-type="string" calcext:value-type="string" table:number-columns-spanned="3" table:number-rows-spanned="1">
            <text:p><text:s/>part</text:p>
          </table:table-cell>
          <table:covered-table-cell table:style-name="ce46"/>
          <table:covered-table-cell table:style-name="ce21"/>
          <table:table-cell table:style-name="ce52" office:value-type="string" calcext:value-type="string" table:number-columns-spanned="1" table:number-rows-spanned="2">
            <text:p>&lt;tableOfContents&gt;</text:p>
          </table:table-cell>
          <table:table-cell table:style-name="ce53" office:value-type="string" calcext:value-type="string" table:number-columns-spanned="1" table:number-rows-spanned="2">
            <text:p>&lt;note&gt;</text:p>
          </table:table-cell>
          <table:table-cell table:style-name="ce54" table:number-columns-repeated="2"/>
          <table:table-cell table:number-columns-repeated="986"/>
        </table:table-row>
        <table:table-row table:style-name="ro2">
          <table:table-cell table:style-name="ce1" office:value-type="string" calcext:value-type="string">
            <text:p>&lt;title&gt;</text:p>
          </table:table-cell>
          <table:table-cell table:style-name="ce5" office:value-type="string" calcext:value-type="string">
            <text:p>&lt;namePart&gt;</text:p>
          </table:table-cell>
          <table:table-cell table:style-name="ce9" office:value-type="string" calcext:value-type="string">
            <text:p>&lt;role&gt;&lt;roleTerm type="text"&gt;</text:p>
          </table:table-cell>
          <table:table-cell table:style-name="ce12" office:value-type="string" calcext:value-type="string">
            <text:p>&lt;typeOfResource collection="yes"&gt;</text:p>
          </table:table-cell>
          <table:table-cell table:style-name="ce13" office:value-type="string" calcext:value-type="string">
            <text:p>&lt;authority&gt;</text:p>
          </table:table-cell>
          <table:table-cell table:style-name="ce14" office:value-type="string" calcext:value-type="string">
            <text:p>&lt;place&gt;</text:p>
          </table:table-cell>
          <table:table-cell table:style-name="ce14" office:value-type="string" calcext:value-type="string">
            <text:p>&lt;publisher&gt;</text:p>
          </table:table-cell>
          <table:table-cell table:style-name="ce14" office:value-type="string" calcext:value-type="string">
            <text:p>&lt;issuance&gt;</text:p>
          </table:table-cell>
          <table:table-cell table:style-name="ce14" office:value-type="string" calcext:value-type="string">
            <text:p>&lt;dateIssued&gt;</text:p>
          </table:table-cell>
          <table:table-cell table:style-name="ce14" office:value-type="string" calcext:value-type="string" table:number-columns-spanned="2" table:number-rows-spanned="1">
            <text:p>&lt;frecuency&gt;</text:p>
          </table:table-cell>
          <table:covered-table-cell table:style-name="ce21"/>
          <table:covered-table-cell table:style-name="ce2"/>
          <table:table-cell table:style-name="ce30" office:value-type="string" calcext:value-type="string">
            <text:p>&lt;extent&gt;</text:p>
          </table:table-cell>
          <table:table-cell table:style-name="ce36" office:value-type="string" calcext:value-type="string">
            <text:p>&lt;partNumber&gt;</text:p>
          </table:table-cell>
          <table:covered-table-cell table:number-columns-repeated="2" table:style-name="ce2"/>
          <table:table-cell table:number-columns-repeated="8" table:style-name="ce37" office:value-type="string" calcext:value-type="string">
            <text:p>&lt;topic&gt;</text:p>
          </table:table-cell>
          <table:covered-table-cell table:style-name="ce2"/>
          <table:table-cell table:style-name="ce47" office:value-type="string" calcext:value-type="string">
            <text:p/>
            <text:p>&lt;part&gt;&lt;level&gt;</text:p>
          </table:table-cell>
          <table:table-cell table:style-name="ce48" office:value-type="string" calcext:value-type="string">
            <text:p>&lt;extent unit="page"&gt;</text:p>
          </table:table-cell>
          <table:table-cell table:style-name="ce48" office:value-type="string" calcext:value-type="string">
            <text:p>&lt;date&gt;</text:p>
          </table:table-cell>
          <table:covered-table-cell table:number-columns-repeated="2" table:style-name="ce28"/>
          <table:covered-table-cell table:style-name="ce2"/>
          <table:table-cell table:style-name="ce47" office:value-type="string" calcext:value-type="string">
            <text:p/>
            <text:p>&lt;part&gt;&lt;level&gt;</text:p>
          </table:table-cell>
          <table:table-cell table:style-name="ce48" office:value-type="string" calcext:value-type="string">
            <text:p>&lt;extent unit="page"&gt;</text:p>
          </table:table-cell>
          <table:table-cell table:style-name="ce48" office:value-type="string" calcext:value-type="string">
            <text:p>&lt;date&gt;</text:p>
          </table:table-cell>
          <table:covered-table-cell table:number-columns-repeated="2" table:style-name="ce28"/>
          <table:table-cell table:style-name="ce54" table:number-columns-repeated="2"/>
          <table:table-cell table:number-columns-repeated="986"/>
        </table:table-row>
        <table:table-row table:style-name="ro2">
          <table:table-cell table:style-name="ce3" office:value-type="string" calcext:value-type="string">
            <text:p>Revista Amauta</text:p>
          </table:table-cell>
          <table:table-cell table:style-name="ce3" office:value-type="string" calcext:value-type="string">
            <text:p>José Carlos Mariátegui</text:p>
          </table:table-cell>
          <table:table-cell table:style-name="ce3" office:value-type="string" calcext:value-type="string">
            <text:p>Director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eriódica</text:p>
          </table:table-cell>
          <table:table-cell table:style-name="ce3" office:value-type="string" calcext:value-type="string">
            <text:p>Lima, PE</text:p>
          </table:table-cell>
          <table:table-cell table:style-name="ce17" office:value-type="string" calcext:value-type="string">
            <text:p>Sociedad Editora Amauta</text:p>
          </table:table-cell>
          <table:table-cell table:style-name="ce3" office:value-type="string" calcext:value-type="string">
            <text:p>seriada</text:p>
          </table:table-cell>
          <table:table-cell table:style-name="ce3" office:value-type="string" calcext:value-type="string">
            <text:p>1926-1930</text:p>
          </table:table-cell>
          <table:table-cell table:style-name="ce18" office:value-type="float" office:value="1926" calcext:value-type="float" table:number-columns-spanned="1" table:number-rows-spanned="8">
            <text:p>1926</text:p>
          </table:table-cell>
          <table:table-cell table:style-name="ce22" office:value-type="string" calcext:value-type="string" table:number-columns-spanned="1" table:number-rows-spanned="2">
            <text:p>Setiembre</text:p>
          </table:table-cell>
          <table:table-cell table:style-name="ce29" office:value-type="string" calcext:value-type="string" table:number-columns-spanned="1" table:number-rows-spanned="24">
            <text:p>I (*)</text:p>
          </table:table-cell>
          <table:table-cell table:style-name="ce26" office:value-type="string" calcext:value-type="string" table:number-columns-spanned="1" table:number-rows-spanned="2">
            <text:p>32 pág. : ill. ; 33.8 x 24.5 cm</text:p>
          </table:table-cell>
          <table:table-cell table:style-name="ce26" office:value-type="string" calcext:value-type="string" table:number-columns-spanned="1" table:number-rows-spanned="2">
            <text:p>Año 1, nro. 1</text:p>
          </table:table-cell>
          <table:table-cell table:style-name="ce26" office:value-type="string" calcext:value-type="string" table:number-columns-spanned="1" table:number-rows-spanned="2">
            <text:p>Presentación de Amauta / José Carlos Mariátegui -- Tempestas en los Andes / Luis E. Valcárcel -- La cultura frente a la universidad / Carlos Sánchez Viamonte -- Canción de noche /José M. Eguren -- El personaje y el conflicto dramático en el teatro / la novela y el cuento, Anternor Orrego -- Resistencia al psicianálisis / Sigmund Freud -- Ubicación de Lenin (poema de varios lados) / Alberto Hidalgo -- Gregorio Marañón / Carlos Roe -- Carta a los maestros del Perú / Guillermo Mercado -- Spilca, el monje / Parnait Istrati -- Poema: Vigilia / Armando Bazán -- Poema: Cristales del ande y el Indio Antonio / Alejandro Peralta -- Poema: La canción vigorosa / Alcides Spelucín -- Lo que ha significado la Pro-Indígena / Dora Mayer de Zulen -- El arte y la sociedad burguesa / George Groz -- La iglesia contra el estado en Mejico / Ramiro Pérez Reinoso -- Marañón, Asúa y la monarquía / César Falcón -- Noche de la selva / Fabio Camacho -- Mercado de artes y letras. El monumento a los españoles caídos en la Independencia.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38" office:value-type="string" calcext:value-type="string">
            <text:p>Poesía</text:p>
          </table:table-cell>
          <table:table-cell table:style-name="ce40" office:value-type="string" calcext:value-type="string">
            <text:p>Cuentos</text:p>
          </table:table-cell>
          <table:table-cell table:style-name="ce40" office:value-type="string" calcext:value-type="string">
            <text:p>Ensayo Literario</text:p>
          </table:table-cell>
          <table:table-cell table:style-name="ce38" office:value-type="string" calcext:value-type="string">
            <text:p>Teoría del Arte</text:p>
          </table:table-cell>
          <table:table-cell table:style-name="ce3" office:value-type="string" calcext:value-type="string">
            <text:p>Artes Visuales</text:p>
          </table:table-cell>
          <table:table-cell table:style-name="ce38" office:value-type="string" calcext:value-type="string">
            <text:p>Educación</text:p>
          </table:table-cell>
          <table:table-cell table:style-name="ce38" office:value-type="string" calcext:value-type="string">
            <text:p>Filosofía</text:p>
          </table:table-cell>
          <table:table-cell table:style-name="ce3" office:value-type="string" calcext:value-type="string">
            <text:p>Indigenismo</text:p>
          </table:table-cell>
          <table:table-cell table:style-name="ce44" office:value-type="string" calcext:value-type="string">
            <text:p>Libros y Revistas: bibliografía, crítica, noticias literarias, cientítificas y artísticas</text:p>
          </table:table-cell>
          <table:table-cell table:style-name="ce10" office:value-type="string" calcext:value-type="string">
            <text:p>Año 1, nro. 3</text:p>
          </table:table-cell>
          <table:table-cell table:style-name="ce10" office:value-type="string" calcext:value-type="string">
            <text:p>pp. 1-8 </text:p>
          </table:table-cell>
          <table:table-cell table:style-name="ce10" office:value-type="string" calcext:value-type="string">
            <text:p>setiembre, 1926</text:p>
          </table:table-cell>
          <table:table-cell table:style-name="ce10" office:value-type="string" calcext:value-type="string">
            <text:p>Interviews de Libros y Revistas: Con Manuel Beingolea / Armando Bazán -- Círculos violeta (De "El derecho de matar") / Magda Portal -- ¿Para qué? / Sor Folie -- El libro de la nave dorada: categoría estética / Antenor Orrego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 table:number-columns-repeated="6"/>
          <table:table-cell table:style-name="ce17"/>
          <table:table-cell table:style-name="ce3" table:number-columns-repeated="2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José Sabogal, Emilio Pettoruti, Carmen Saco, Grosz, Esquerriloff, Raygada</text:p>
          </table:table-cell>
          <table:table-cell table:style-name="ce38"/>
          <table:table-cell table:style-name="ce40" table:number-columns-repeated="2"/>
          <table:table-cell table:style-name="ce38"/>
          <table:table-cell table:style-name="ce3"/>
          <table:table-cell table:style-name="ce38" table:number-columns-repeated="2"/>
          <table:table-cell table:style-name="ce3"/>
          <table:table-cell table:style-name="ce44"/>
          <table:table-cell table:style-name="ce10" table:number-columns-repeated="3"/>
          <table:table-cell table:style-name="ce10" office:value-type="string" calcext:value-type="string">
            <text:p>Crónicas de Libros: L'agonie du Christianisme de Migue de Unamuno / José Carlos Mariátegui -- El libro de la nave dorada de Alcides Spelucin / José Carlos Mariátegui -- El nuevo absoluto de Mariano Iberico Rodríguez / Ramiro Pérez Reinoso -- Ande de Alejandro Peralta / Armando Bazán -- Sigmund Freud por Honorio Delgado / Albeto Guillén -- Tópicos de la nueva universidad: Los seminarios / Carlos Enrique Paz Soldán 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/>
          <table:table-cell table:style-name="ce10"/>
          <table:table-cell table:number-columns-repeated="5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Octubre</text:p>
          </table:table-cell>
          <table:covered-table-cell/>
          <table:table-cell table:style-name="ce26" office:value-type="string" calcext:value-type="string" table:number-columns-spanned="1" table:number-rows-spanned="2">
            <text:p>36 pág. : ill. ; 33.8 x 24.5 cm</text:p>
          </table:table-cell>
          <table:table-cell table:style-name="ce26" office:value-type="string" calcext:value-type="string" table:number-columns-spanned="1" table:number-rows-spanned="2">
            <text:p>Año 1, nro. 2</text:p>
          </table:table-cell>
          <table:table-cell table:style-name="ce26" office:value-type="string" calcext:value-type="string" table:number-columns-spanned="1" table:number-rows-spanned="2">
            <text:p>El canto del hombre / Antenor Orrego -- Bernard Shaw habla sobre los problemas de Inglaterra y del Socialismo -- <text:s/>Detrás de las montañas / Luis E. Valcárcel -- Marcha Unamuno / Juan Parra del Riego -- La música incaica / J. Uriel García -- Romain Rolland y la América Latina / Víctor Raúl Haya de la Torre -- Preludio / José M. Eguren -- La llega a Cuba / Xavier Abril -- La carretera, Lied XI d Alfonso de Silva / La noche; Lo que soñé / Blanca Luz Brum de Parra del Riego -- Terruño, patria, humanidad / José Ingenieros -- Aguja; Vidrios de amor / Magda Portal -- Emilio Pettoruti / B. Sanín Cano -- Poema del maniconomio / C. Oquendo de Amat -- La nueva educación / Carlos A. Velásquez -- Porque nos gustan los ojos / Honorio Delgado -- Poema: Mensajes de noche / Serafín del Mar -- La evolución de la economía peruana / José Carlos Mariátegui -- Mensaje de Alberto Ulloa a la juventud de Panamá / Alberto Ulloa -- Poemas III y IV / Alberto Guillén -- Spilca, El monje / Panait Istrati.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26" office:value-type="string" calcext:value-type="string" table:number-columns-spanned="1" table:number-rows-spanned="2">
            <text:p>Poesía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4</text:p>
          </table:table-cell>
          <table:table-cell table:style-name="ce26" office:value-type="string" calcext:value-type="string" table:number-columns-spanned="1" table:number-rows-spanned="2">
            <text:p>pp. 1-8 </text:p>
          </table:table-cell>
          <table:table-cell table:style-name="ce49" office:value-type="date" office:date-value="1926-10-01" calcext:value-type="date" table:number-columns-spanned="1" table:number-rows-spanned="2">
            <text:p>October, 1926</text:p>
          </table:table-cell>
          <table:table-cell table:style-name="ce10" office:value-type="string" calcext:value-type="string">
            <text:p>Interviews de Libros y Revistas: Con César A. Rodríguez / Carlos Manuel Cox -- San Francisco de Asis y nuestro siglo / María Wiesse -- Opiniones: Los estudios del Doctor Ángel Paredes sobre Sociología Americana.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José Sabogal, Emilio Pettoruti, Essquerriloff, Pantigoso, César Vallejo, Carlos Raygada, Casimiro Cuadros, Carmen Saco.</text:p>
          </table:table-cell>
          <table:covered-table-cell table:number-columns-repeated="12"/>
          <table:table-cell table:style-name="ce10" office:value-type="string" calcext:value-type="string">
            <text:p>Crónicas de Libros: La raza cósmica de José Vasconcelos / Luciano Castillo -- Ande de Alejandro Peralta / Alberto Guillén -- Glosas franciscanas de María Wiesse / Armando Bazán -- Resonancias efímeras de Ernesto Higueras / Armando Bazán -- El esquema de la historia de H. G. Wells / Carlos Manuel Cox -- El Dr. Honorio Delgado y la crítica extranjera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Noviembre</text:p>
          </table:table-cell>
          <table:covered-table-cell/>
          <table:table-cell table:style-name="ce26" office:value-type="string" calcext:value-type="string" table:number-columns-spanned="1" table:number-rows-spanned="2">
            <text:p>40 pág. : ill. ; 33.8 x 24.5 cm</text:p>
          </table:table-cell>
          <table:table-cell table:style-name="ce26" office:value-type="string" calcext:value-type="string" table:number-columns-spanned="1" table:number-rows-spanned="2">
            <text:p>Año 1, nro. 3</text:p>
          </table:table-cell>
          <table:table-cell table:style-name="ce26" office:value-type="string" calcext:value-type="string" table:number-columns-spanned="1" table:number-rows-spanned="2">
            <text:p>Arte, revolución y decadencia / José Carlos Mariátegui -- Los dos misticismos / Iberico Rodríguez -- Poema: Me estoy riendo / César Vallejo -- La batalla de nuestra generación / Edwin Elmore -- José M. Eguren y la nueva poesía / Jorge Basadre -- Poema: Atahualpa / César A. Rodríguez -- Definición del socialismo / Bernard Shaw -- Arina / Boris Pilniak -- Poemas: Sombra y Mediodía Insomnio / Armando Bazán -- Poesía Nueva / César Vallejo -- La literatura rusa de la revolución / Ilya Ehrenburg -- Arte peruano: Camilo Blas / J.A.S -- Poema: Nevada / Mario Chabes -- Poema: Polo Sur / Hugo Mayo Percy Bisshe Shelley. A una alondra / Traducido por Eduardo Dieste -- Spilca, el monje / Panait Istrati -- Cinemática mexicana / Dr. Atl -- Los horrores de la guerra: El mapuche / Miguel Ángel Urquieta -- Poema: Kolli / Emilio Armaza -- La pascua del sol: Inti Raymi / María Isabel Sánchez Concha de Pinilla -- Carta americana para americanos / Franz Tamayo -- La idea del castigo / Dora Mayer de Zulen -- Los poemas de la revolución / Esteban Pavletich -- La universidad y la vocación política del siglo / Carlos Sánchez Viramonte -- Los "Amautas" en la historia peruana: capítulo de una interpretación filológica de la cultura inkaika / J.. Eugenio Garro -- Poema de Oscar Cerruto 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5</text:p>
          </table:table-cell>
          <table:table-cell table:style-name="ce26" office:value-type="string" calcext:value-type="string" table:number-columns-spanned="1" table:number-rows-spanned="2">
            <text:p>pp. 1-4</text:p>
          </table:table-cell>
          <table:table-cell table:style-name="ce49" office:value-type="date" office:date-value="1926-11-01" calcext:value-type="date" table:number-columns-spanned="1" table:number-rows-spanned="2">
            <text:p>November, 1926</text:p>
          </table:table-cell>
          <table:table-cell table:style-name="ce10" office:value-type="string" calcext:value-type="string">
            <text:p>Mi montaña / Mario Chabes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Emilio Pettoruti, Norah Borges, Camilo Blas, Elena Izcue Suárez y Carmen Saco</text:p>
          </table:table-cell>
          <table:covered-table-cell table:number-columns-repeated="12"/>
          <table:table-cell table:style-name="ce10" office:value-type="string" calcext:value-type="string">
            <text:p>Crónicas de Libros: Les Haiducs de Panait Istrati / José Carlos Mariátegui -- Del taller universitario de C. Sánchez Viamonte / Manuel Vásquez Díaz -- El inca(Ccoca) de Mario Chabes / Armando Bazán -- Falo de Emilio Armaza / Armando Bazán -- La civilización contemporánea de Luis López de Meza / C.A -- Religión de amor y de belleza de María Lacerda de Morua / Ángela Ramos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Diciembre</text:p>
          </table:table-cell>
          <table:covered-table-cell/>
          <table:table-cell table:style-name="ce26" office:value-type="string" calcext:value-type="string" table:number-columns-spanned="1" table:number-rows-spanned="2">
            <text:p>40 pág. : ill. ; 33.8 x 24.5 cm</text:p>
          </table:table-cell>
          <table:table-cell table:style-name="ce26" office:value-type="string" calcext:value-type="string" table:number-columns-spanned="1" table:number-rows-spanned="2">
            <text:p>Año 1, nro. 4</text:p>
          </table:table-cell>
          <table:table-cell table:style-name="ce26" office:value-type="string" calcext:value-type="string" table:number-columns-spanned="1" table:number-rows-spanned="2">
            <text:p>Sobre la psicología del indio / Enrique López Albújar -- Nuestro frente intelectual / Haya de la Torre -- Biografìa sumaria / Diego Rivera -- Las bodas de la Martina / Alejandro Peralta -- Sobre la cultura hispano-americana / Luis Alberto Sánchez -- Señales de nuestro tiempo / María Wiesse -- El nacionalismo en la América Latina / José Vasconcelos -- Poema: Croquis de Atardecer / María Rosa González -- Apuntes para una filosofía o interpretación del pensamiento / Antenor Orrego -- Poema: El jugador / Roberto Latorre -- Se prohibe hablar al piloto / César Vallejo -- Poema: El miserere del silencio / Fidel A. Zárate -- Nacionalismo verdader y nacionalismo mentiroso / Manuel A. Seoane -- Poema: Oriente boceto y Zampoñas / Luis de Rodrigo -- Arte burgués y arte proletariado / Bela Uitz -- Film / Serafin Delmar -- Regionalsmo y centralismo / José Carlos Mariátegui -- Poema / Julian Petrovick -- Canción del marinero / Horacio Masis -- Destrucción, Alegría y Verdad, El caminante / Ildefonso Pereda Valdez -- El problema sexual y el pensamiento contemporáneo / Federico Chávez R. -- El poeta de los ojos dorados / Angela Ramos -- La revolución dekabrista / Hugo Pesce. 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number-columns-repeated="8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6</text:p>
          </table:table-cell>
          <table:table-cell table:style-name="ce26" office:value-type="string" calcext:value-type="string" table:number-columns-spanned="1" table:number-rows-spanned="2">
            <text:p>pp. 1-4</text:p>
          </table:table-cell>
          <table:table-cell table:style-name="ce49" office:value-type="date" office:date-value="1926-12-01" calcext:value-type="date" table:number-columns-spanned="1" table:number-rows-spanned="2">
            <text:p>December, 1926</text:p>
          </table:table-cell>
          <table:table-cell table:style-name="ce10" office:value-type="string" calcext:value-type="string">
            <text:p>Índice de la nueva poesía hispanoamericana. Prólogo de Alberto Hidalgo, Vicente Huidobro y Jorge Luis Borges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8"/>
          <table:covered-table-cell table:style-name="ce6"/>
          <table:covered-table-cell table:number-columns-repeated="4"/>
          <table:table-cell table:style-name="ce10" office:value-type="string" calcext:value-type="string">
            <text:p>- Dibujos de Maria Clemencia, Essquerriloff, Bullen, Carmen Saco,etc</text:p>
          </table:table-cell>
          <table:table-cell table:number-columns-repeated="8"/>
          <table:covered-table-cell table:number-columns-repeated="4"/>
          <table:table-cell table:style-name="ce10" office:value-type="string" calcext:value-type="string">
            <text:p>Crónicas de Libros: Levante de Blanca Luz Brum Parra del Riego / Armando Bazán -- La torre de la paradoja de César A. Rodríguez / Compilado por Miguel A. Urquieta -- Bosquejo de la historia económica del Perú de César A. Ugarte / Compilado por Carlos Manuel Cox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20" office:value-type="float" office:value="1927" calcext:value-type="float" table:number-columns-spanned="1" table:number-rows-spanned="20">
            <text:p>1927</text:p>
          </table:table-cell>
          <table:table-cell table:style-name="ce23" office:value-type="string" calcext:value-type="string" table:number-columns-spanned="1" table:number-rows-spanned="3">
            <text:p>Enero</text:p>
          </table:table-cell>
          <table:covered-table-cell/>
          <table:table-cell table:style-name="ce26" office:value-type="string" calcext:value-type="string" table:number-columns-spanned="1" table:number-rows-spanned="3">
            <text:p>36 pág. : ill. ; 33.8 x 24.5 cm</text:p>
          </table:table-cell>
          <table:table-cell table:style-name="ce26" office:value-type="string" calcext:value-type="string" table:number-columns-spanned="1" table:number-rows-spanned="3">
            <text:p>Año 2, nro. 5</text:p>
          </table:table-cell>
          <table:table-cell table:style-name="ce26" office:value-type="string" calcext:value-type="string" table:number-columns-spanned="1" table:number-rows-spanned="3">
            <text:p>Carta de Unamuno -- Poema: Témpera / José M. Eguren -- La Federación de Estudiantes y Amauta / Ricardo Palma y Carlos Alberto Izaguirre -- El conflicto minero / César Falcón -- Diego Rivera: el artitas de una clase -- La fórmula Kellogg / Dora Mayer de Zulen -- Caudillaje y acción directa / Jorge Basadre -- Andamios de vida / Magda Portal -- La hija de Cunca / Eugenio Garro -- Vladimiro Iliitch Lenin / Leon Trotsky -- La obra de arte no es espectacular / Xavier Abril -- El poema de la nube / Perci Bisshe Shelley -- Poema: Creo / Ildefonso Pereda Valdez -- El nacionalismo en América Latina / José Vasconcelos -- González Prada y Urquieta / Miguel Ángel Urquieta -- Poema / Carlos Oquendo de Amat -- Canción misteriosa de las aguas del mar / Nicolás Fusco Sansone -- El gamonal / Gamaliel Churata -- El nino y el sentido de lo maravilloso / Maria Wiesse -- Círculo y Mañana Limeña / Blanca Luz Brum Parra del Riego -- Mensaje al congreso obrero / José Carlos Mariátegui -- El charleston y nuestra época / V. Modesto Villavicencio </text:p>
          </table:table-cell>
          <table:table-cell table:style-name="ce10" office:value-type="string" calcext:value-type="string">
            <text:p>- Aparece por primera vez el Boletín de Defensa Indígena "El proceso del gamonalismo"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7</text:p>
          </table:table-cell>
          <table:table-cell table:style-name="ce26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1-01" calcext:value-type="date" table:number-columns-spanned="1" table:number-rows-spanned="3">
            <text:p>January, 1927</text:p>
          </table:table-cell>
          <table:table-cell table:style-name="ce10" office:value-type="string" calcext:value-type="string">
            <text:p>Joseph Conrad: rasgos de sus obra y su vida / Eugenio Garro -- Opiniones. Interesante carta de Ernesto Quesada a Dora Mayer de Zulen</text:p>
          </table:table-cell>
          <table:table-cell/>
          <table:table-cell table:style-name="ce31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31" office:value-type="string" calcext:value-type="string" table:number-columns-spanned="1" table:number-rows-spanned="3">
            <text:p>Año 1, nro. 1</text:p>
          </table:table-cell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covered-table-cell table:number-columns-repeated="4"/>
          <table:table-cell table:style-name="ce10" office:value-type="string" calcext:value-type="string">
            <text:p>Crónicas de Libros: Kyra Kyralina de Panait Istrati / Armando Bazán -- Tacna y Arica de Joaquín Edwards Bello / Alberto Guillén -- América Gleizer de Arturo Capdevilla / Alberto Guillén -- The dark mother de Waldo Frank / Eugenio Garro.</text:p>
          </table:table-cell>
          <table:table-cell/>
          <table:covered-table-cell table:number-columns-repeated="2"/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Sabogal, Goyburu, Suárez, Devéscovi, Bullen, Cúneo y Bonilla del Valle.</text:p>
          </table:table-cell>
          <table:table-cell table:number-columns-repeated="8"/>
          <table:covered-table-cell table:number-columns-repeated="4"/>
          <table:table-cell table:number-columns-repeated="2"/>
          <table:covered-table-cell table:number-columns-repeated="2"/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4">
            <text:p>Febrero</text:p>
          </table:table-cell>
          <table:covered-table-cell/>
          <table:table-cell table:style-name="ce26" office:value-type="string" calcext:value-type="string" table:number-columns-spanned="1" table:number-rows-spanned="4">
            <text:p>40 pág. : ill. ; 33.8 x 24.5 cm</text:p>
          </table:table-cell>
          <table:table-cell table:style-name="ce26" office:value-type="string" calcext:value-type="string" table:number-columns-spanned="1" table:number-rows-spanned="4">
            <text:p>Año 2, nro. 6</text:p>
          </table:table-cell>
          <table:table-cell table:style-name="ce26" office:value-type="string" calcext:value-type="string" table:number-columns-spanned="1" table:number-rows-spanned="4">
            <text:p>Racionalismo y revolución / Antenor Orrego -- Frente al imperialismo yanqui / Dora Mayer de Zulen -- Cuentos de la caballería roja: Lasal / J. Babel -- Mensaje de Romain Rolland / Romain Rolland -- ¿Qué hace nuestra universidad por la investigación científica? / Luis E. Galván -- Poema: Agosto / Nicanor A. de la Fuente -- Pequeña retórica personal / Alberto Hidalgo -- José Sabogal / José Carlos Mariátegui -- Poema: Pavila / José M. Eguren -- Poema: Orilla / Armando Bazán -- Poema: Eucaliptos y Puerta Sinfónica / Juan José Lora -- Los tests psicológicos y la nueva educación: la controversia entre aristócratas y democrátas de la inteligencia / Carlos Velásquez -- No se ha hecho nada y no hay un hombre / Xavier Abril -- Poemas: La hora de las Atalayas, En aquel dulce imperio y Signus / Alcides Spelucín -- EL gamonal / Gamiel Churata -- Poema XIV / Guillermo Mercado -- El ande / Eulogio Garrido -- Atado a mis manos / Jacobo Hurwitz -- Poema: Azahares / Alberto Guillén -- Polirritmo de la mujer vegetal / Juan Parra del Riego -- El capitán slukin / Juan Parra del Riego -- Poema: Nocturno y Mañana / Blanca Luz Brum de Parra del Riego -- El conflicto minero: César Falcón -- Poema: Ceño / Edil. Zuleta de Aliaga -- La hora de América: construyamos el futuro americano mirando el presente europeo / Félix del Valle -- Calendario / Ruben Azocar -- El poema del maestro / Alberto Espinoza Bravo -- La Fiesta de la Planta -- Noticias: Mensaje de la Asociación General de Profesores de Chile a los maestros de América.</text:p>
          </table:table-cell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table-cell table:style-name="ce26" office:value-type="string" calcext:value-type="string" table:number-columns-spanned="1" table:number-rows-spanned="4">
            <text:p>Libros y Revistas</text:p>
          </table:table-cell>
          <table:table-cell table:style-name="ce32" office:value-type="string" calcext:value-type="string">
            <text:p>Año 2, nro. 8</text:p>
          </table:table-cell>
          <table:table-cell table:style-name="ce26" office:value-type="string" calcext:value-type="string" table:number-columns-spanned="1" table:number-rows-spanned="4">
            <text:p>pp. 1-4</text:p>
          </table:table-cell>
          <table:table-cell table:style-name="ce49" office:value-type="date" office:date-value="1927-02-01" calcext:value-type="date" table:number-columns-spanned="1" table:number-rows-spanned="4">
            <text:p>February, 1927</text:p>
          </table:table-cell>
          <table:table-cell table:style-name="ce10" office:value-type="string" calcext:value-type="string">
            <text:p>Interviews de Libros y Revistas: Con Luis E. Valcárcel / Carlos Manuel Cox</text:p>
          </table:table-cell>
          <table:table-cell/>
          <table:table-cell table:style-name="ce26" office:value-type="string" calcext:value-type="string" table:number-columns-spanned="1" table:number-rows-spanned="4">
            <text:p>El proceso del Gamonalismo: Boletín de Defensa Indígena</text:p>
          </table:table-cell>
          <table:table-cell table:style-name="ce26" office:value-type="string" calcext:value-type="string" table:number-columns-spanned="1" table:number-rows-spanned="4">
            <text:p>Año 1, nro. 2</text:p>
          </table:table-cell>
          <table:table-cell table:style-name="ce26" office:value-type="string" calcext:value-type="string" table:number-columns-spanned="1" table:number-rows-spanned="4">
            <text:p>pp. 37-40</text:p>
          </table:table-cell>
          <table:table-cell table:style-name="ce49" office:value-type="date" office:date-value="1927-02-01" calcext:value-type="date" table:number-columns-spanned="1" table:number-rows-spanned="4">
            <text:p>February, 1927</text:p>
          </table:table-cell>
          <table:table-cell table:style-name="ce26" office:value-type="string" calcext:value-type="string" table:number-columns-spanned="1" table:number-rows-spanned="4">
            <text:p>Grupo Resurgimiento: La violenta situación de los indios en el Departamento del Cusco -- Carta a José Carlos Mariátegui de Casiano Rado -- Defensa Indígena: delegados indígenas atropellados -- Circular del Diputado Regional de Cajatambo, antiguo milite de la acción pro-indígena.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Se incluye una reseña de la Fiesta de la Planta en Vitarte y los ganadores del "Concurso Poético de Vanguardia"</text:p>
          </table:table-cell>
          <table:table-cell table:number-columns-repeated="8"/>
          <table:covered-table-cell/>
          <table:table-cell table:style-name="ce10"/>
          <table:covered-table-cell table:number-columns-repeated="2"/>
          <table:table-cell table:style-name="ce26" office:value-type="string" calcext:value-type="string" table:number-columns-spanned="1" table:number-rows-spanned="3">
            <text:p>Crónicas de Libros: La guitarra de los negro de Ildefonso Pereda Valdez / Armando Bazán -- Si Loti hubiese venido de Vertura García Calderón / Alberto Guillén -- Por los caminos del mundo de Rufino Blanco Fombona / Alberto Guillén -- Tiempos de la patria vieja de Angélica Palma / Alberto Guillén -- Anillos - Prosa de Pablo Neruda / Serafín Delmar -- El pescador de estrellas de Alejandro Gutiérrez y Luis E. Delano / Serafín Delmar -- La metáfora y el mundo de Pablo Rojas Paz / Horacio Masis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una Nota Polémica hecha por Mariátegui en respuesta al artículo de César Falcón sobre el Conflicto Minero </text:p>
          </table:table-cell>
          <table:table-cell table:number-columns-repeated="8"/>
          <table:covered-table-cell/>
          <table:table-cell table:style-name="ce10"/>
          <table:covered-table-cell table:number-columns-repeated="3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Essquerriloff, Quispez Asín, Emilio Pettoruti, Bonilla del Valle</text:p>
          </table:table-cell>
          <table:table-cell table:number-columns-repeated="8"/>
          <table:covered-table-cell/>
          <table:table-cell table:style-name="ce10"/>
          <table:covered-table-cell table:number-columns-repeated="3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Marzo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7</text:p>
          </table:table-cell>
          <table:table-cell table:style-name="ce26" office:value-type="string" calcext:value-type="string" table:number-columns-spanned="1" table:number-rows-spanned="3">
            <text:p>Voto en contra -- El problema indígena / Luis E. Valcárcel -- Maquiavelo y Mussolini / Carlos Sánchez Viamonte -- Polémica Finita / José Carlos Mariátegui -- La rehabilitiación de la interpretación de los sueños / Honorio F. Delgado -- Carta periodística de un indio / Francisco Chuquihuanca Ayulo -- Horizonte, Tarde, Lluvia, Sombra, Alba / Armando Bazán -- La Carta. Cuentos de la caballería roja / J. Babel -- La hora de América / Félix del Valle -- Noche de juerga / Guillermo Mercado -- Boulevard / Xavier Abril -- George Grosz / Italo Tavalato -- Arte Futurista -- Izquierdismo y seudoizquierdismo artísitico / Miguel Ángel Urquieta -- Réplica de Magda Portal --A toda velocidad / Luis de Rodrigo -- ¿Oportunismo, desorientación o reaccionismo estéticos? / Esteban Pavletich -- Concepto socialista de las asistencia sanitaria / Dr. Carlos Ricci -- El aventurero de un paisaje muerto / Serafín Delmar -- Regreso del Trabajo / Blanca Luz Brum de Parra del Riego -- Biografía de la palabra revolución / Alberto Hidalgo -- Votos americanistas de las juventudes del Perú y Chile / Javier Fermandois y Eduardo J. Goicochea -- El orgullo inglés/ César Falcón -- Poema / Julian Petrovick -- Tarde de Aldea / Hugo Mayo -- Poema / César Alfredo Miró Quesada </text:p>
          </table:table-cell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table-cell table:style-name="ce31" office:value-type="string" calcext:value-type="string" table:number-columns-spanned="1" table:number-rows-spanned="3">
            <text:p>Libros y Revistas</text:p>
          </table:table-cell>
          <table:table-cell table:style-name="ce31" office:value-type="string" calcext:value-type="string" table:number-columns-spanned="1" table:number-rows-spanned="3">
            <text:p>Año 2, nro. 9</text:p>
          </table:table-cell>
          <table:table-cell table:style-name="ce31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3-01" calcext:value-type="date" table:number-columns-spanned="1" table:number-rows-spanned="3">
            <text:p>March, 1927</text:p>
          </table:table-cell>
          <table:table-cell table:style-name="ce10" office:value-type="string" calcext:value-type="string">
            <text:p>Interviews de Libros y Revistas: Lo que nos dijo Joaquín Edwards Bello / Carlos Manuel Cox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31" office:value-type="string" calcext:value-type="string" table:number-columns-spanned="1" table:number-rows-spanned="3">
            <text:p>Año 1, nro. 3</text:p>
          </table:table-cell>
          <table:table-cell table:style-name="ce31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7-03-01" calcext:value-type="date" table:number-columns-spanned="1" table:number-rows-spanned="3">
            <text:p>March, 1927</text:p>
          </table:table-cell>
          <table:table-cell table:style-name="ce31" office:value-type="string" calcext:value-type="string" table:number-columns-spanned="1" table:number-rows-spanned="3">
            <text:p>Grupo Resurgimiento: Indigenismo y socialismo. Intermezzo polémico -- Réplica a Luis Alberto Sánchez / José Carlos Mariátegui -- Persecusiones y exacciones en Andahuaylas -- Organización indígena: Centro "Unión de las provincias de Apurímac"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la respuesta que hiciera Mariátegui con respecto a los comentarios realizados por Luis A. Sánchez sobre la revista Amauta y el problema indígena</text:p>
          </table:table-cell>
          <table:table-cell table:number-columns-repeated="8"/>
          <table:covered-table-cell table:number-columns-repeated="4"/>
          <table:table-cell table:style-name="ce26" office:value-type="string" calcext:value-type="string" table:number-columns-spanned="1" table:number-rows-spanned="2">
            <text:p>Crónicas de Libros: Roma o Moscú de Alfonso Paquet / Carlos Manuel Cox -- Bajo la mirada de Lenin de Adolfo Agorio / Carlos Manuel Cox -- Treinta poemas de mi tierra de Jorge Reyes / Serafín Delmar -- Fuerza de Enrique Barbusse / C. A. M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Sabogal, Camilo Blas, George Grosz y Juan Devescovi</text:p>
          </table:table-cell>
          <table:table-cell table:number-columns-repeated="8"/>
          <table:covered-table-cell table:number-columns-repeated="5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Abril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8</text:p>
          </table:table-cell>
          <table:table-cell table:style-name="ce26" office:value-type="string" calcext:value-type="string" table:number-columns-spanned="1" table:number-rows-spanned="3">
            <text:p>Sociedad Editora Amauta -- Panorama de la revolución / Marcel Fourrier -- Véspera / José M. Eguren -- Cable / Armando Bazán -- El presente y el porvenir / Henri Barbusse -- Escalas / Maria Wiesse -- La sierra trágica / Luis E. Valcárcel -- Sabiduría / César Vallejo -- El nuevo indio / J. Uriel García -- Arte Chino: figuras de la china / José Ortega y Gasset -- Travesía andinista / Alejandro Peralta -- Revolución y peruanidad / Carlos Manuel Cox -- Sierra / Enrique Bustamente y Ballivian -- Nubes / Enrique Bustamente y Ballivian -- Sombra / Enrique Bustamente y Ballivian -- Canción Mural / Óscar Cerruto -- Poema / Esteban Pavletich -- Economía de Sud-Perú / Emilio Romero -- Concepto socialista de la asistencia sanitaria / Carlos Ricci -- Palabra amiga / Nicanor A. de la Fuente -- El rabulismo y el indígena / Francisco Pastor -- Mensaje de Alfredo Palacios -- Maniefiesto de Manuel Ugarte a la juventud latino-americana -- Sentido de la lucha anti-imperialista / Víctor Raúll Haya de la Torre </text:p>
          </table:table-cell>
          <table:table-cell table:style-name="ce10" office:value-type="string" calcext:value-type="string">
            <text:p>- Carátula con "India Ccolla" madera de José Sabogal.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10 </text:p>
          </table:table-cell>
          <table:table-cell table:style-name="ce26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4-01" calcext:value-type="date" table:number-columns-spanned="1" table:number-rows-spanned="3">
            <text:p>April, 1927</text:p>
          </table:table-cell>
          <table:table-cell table:style-name="ce10" office:value-type="string" calcext:value-type="string">
            <text:p>Crónicas de Libros: Antipoema de Enrique Bustamante y Ballivian / Armando Bazán -- Jardín / Oquendo de Amat -- La justicia del Inca de Tristán Marof / Carlos Manuel Cox -- Mágnávoz de Javier Icaza / Ricardo M. de la Torre -- Vientos contrarios de Vicente Huidrobo / Serafín Delmar -- La reforma universitaria / Gabriel del Mazo </text:p>
          </table:table-cell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un análisis de la situación económica de la Sociedad Editora Amauta y su repercusión sobre la continuidad de la revista Amauta.</text:p>
          </table:table-cell>
          <table:table-cell table:number-columns-repeated="8"/>
          <table:covered-table-cell table:number-columns-repeated="4"/>
          <table:table-cell table:style-name="ce26" office:value-type="string" calcext:value-type="string" table:number-columns-spanned="1" table:number-rows-spanned="2">
            <text:p>Crónicas de Revistas: Nosotros / C. M. C -- La Gaceta Literaria / A. B</text:p>
          </table:table-cell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Aparece una ERRATA sobre los antipoemas de Ballivian, en donde se le atribuyó el poema "Sombra" al poeta Óscar Cerruto de manera errónea (p. 26-27).</text:p>
          </table:table-cell>
          <table:table-cell table:number-columns-repeated="8"/>
          <table:covered-table-cell table:number-columns-repeated="5"/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Mayo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9</text:p>
          </table:table-cell>
          <table:table-cell table:style-name="ce31" office:value-type="string" calcext:value-type="string" table:number-columns-spanned="1" table:number-rows-spanned="3">
            <text:p>Sociedad Editora Amauta -- Los nuevos indios / Luis E. Valcárcel -- Americanismo y peruanismo / Antenor Orrego --Sobre el papel de las clases medias en la lucha por la indenpendencia económica de América Latina / Víctor Raúl Haya de la Torre -- Nuestro nacionalismo / Jorge Núñez -- Las exposiciones: la exposición Pantigoso -- Mientras ellos se extienden. Cronología sintética de la reciente yankee al Norte de Panamá / Jorge Basadre -- De "La epopeya de la ciudad" / Emilio Frugoni -- El canto de los rascacielos / Emilio Frugoni -- América para la humanidad -- Dora Mayer de Zulen -- Política y economía bolivianas / Tristán Maroff -- Una noche terrible / Miguel Zoschenko -- Poema / Blanca Luz Brum de Parra del Riego -- De tentativa del hombre infinito / Pablo Neruda -- La poesía de Pablo Neruda / Armando Bazán -- Arte Peruano: Cerámica de Chan Chan -- Lecheras del ande / Alejandro Peralta -- Kechua / Xavier Abril -- La altura elemento estético: La Torre Eiffel / Carmen Saco -- Lenin y Sorel / Georges Sorel -- 1º de Mayo / Nicanor de la Fuente -- La Unión Latinoamericana de Buenos Aires y Amauta -- La Posada / Juan M. Merino Vigil -- Mutatis Mutandis / César A. Rodríguez -- Estados Unidos en la Historia del Derecho / M. Castro Morales -- Cartón Morado. De Una esperanza y el mar / Magda Portal -- El Mandato. De Una esperanza y el mar / Magda Portal -- Las Miradas Ausentes. De Una esperanza y el mar / Magda Portal -- Ausencia. De Una esperanza y el mar / Magda Portal -- La libertad individual contemporánea / Carlos Sánchez Viamonte -- Ellos y nosotros / Ricardo Martínez de la Torre -- El poema de la madre / Carlos Albertos Espinoza Bravo -- Mahuare / César Alfredo Miro Quesada</text:p>
          </table:table-cell>
          <table:table-cell table:style-name="ce26" office:value-type="string" calcext:value-type="string" table:number-columns-spanned="1" table:number-rows-spanned="3">
            <text:p>- Carátula con "Cholita Cusqueña" madera de José Sabogal.</text:p>
          </table:table-cell>
          <table:table-cell table:number-columns-repeated="8"/>
          <table:table-cell table:style-name="ce31" office:value-type="string" calcext:value-type="string" table:number-columns-spanned="1" table:number-rows-spanned="3">
            <text:p>Libros y Revistas</text:p>
          </table:table-cell>
          <table:table-cell table:style-name="ce31" office:value-type="string" calcext:value-type="string" table:number-columns-spanned="1" table:number-rows-spanned="3">
            <text:p>Año 2, nro. 11</text:p>
          </table:table-cell>
          <table:table-cell table:style-name="ce31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5-01" calcext:value-type="date" table:number-columns-spanned="1" table:number-rows-spanned="3">
            <text:p>May, 1927</text:p>
          </table:table-cell>
          <table:table-cell table:style-name="ce10" office:value-type="string" calcext:value-type="string">
            <text:p>Interviews de Libros y Revistas: Con motivo del libro "Radiogramas del Pacífico" de Serafín Delmar / Guillermo Mercado 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</text:p>
          </table:table-cell>
          <table:table-cell table:style-name="ce26" office:value-type="string" calcext:value-type="string" table:number-columns-spanned="1" table:number-rows-spanned="3">
            <text:p>Año 1, nro 4</text:p>
          </table:table-cell>
          <table:table-cell table:style-name="ce26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7-05-01" calcext:value-type="date" table:number-columns-spanned="1" table:number-rows-spanned="3">
            <text:p>May, 1927</text:p>
          </table:table-cell>
          <table:table-cell table:style-name="ce26" office:value-type="string" calcext:value-type="string" table:number-columns-spanned="1" table:number-rows-spanned="3">
            <text:p>Carta al grupo resurgimiento / Manuel Seoane -- Defensa indígena: las responsabilidades de la masacre de Huancané -- Votos de adhesión a "Amauta": Los campesinos de Huacho 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5"/>
          <table:table-cell table:number-columns-repeated="8"/>
          <table:covered-table-cell table:number-columns-repeated="4"/>
          <table:table-cell table:style-name="ce32" office:value-type="string" calcext:value-type="string">
            <text:p>Crónicas de Libros: La reforma universitaria de Julio V. González / Luciano Castillo -- Indología de José Vasconcelos / C. A. M. -- Ante la muralla de Jericó de Enrique Cordaco / Miguel A. Urquieta -- Lenin de León Trotzki / Carlos Manuel Cox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5"/>
          <table:table-cell table:number-columns-repeated="8"/>
          <table:covered-table-cell table:number-columns-repeated="4"/>
          <table:table-cell table:style-name="ce10" office:value-type="string" calcext:value-type="string">
            <text:p>Crónicas de Revistas: La Defensa. Quincenario de los Empleados Lima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5" office:value-type="string" calcext:value-type="string" table:number-columns-spanned="1" table:number-rows-spanned="4">
            <text:p>Diciembre</text:p>
          </table:table-cell>
          <table:table-cell table:style-name="ce3" office:value-type="string" calcext:value-type="string">
            <text:p>II</text:p>
          </table:table-cell>
          <table:table-cell table:style-name="ce31" office:value-type="string" calcext:value-type="string" table:number-columns-spanned="1" table:number-rows-spanned="4">
            <text:p>80 pág. : ill. ; 33.8 x 24.5 cm</text:p>
          </table:table-cell>
          <table:table-cell table:style-name="ce31" office:value-type="string" calcext:value-type="string" table:number-columns-spanned="1" table:number-rows-spanned="4">
            <text:p>Año 2, nro. 10</text:p>
          </table:table-cell>
          <table:table-cell table:style-name="ce26" office:value-type="string" calcext:value-type="string" table:number-columns-spanned="1" table:number-rows-spanned="4">
            <text:p>Sociedad Editora Amauta -- Editorial: Segundo Acto / José Carlos Mariátegui -- La escuela nueva en nuestra América: carta de Gabriela Mistral a Julio R. Barcos / Gabriela Mistral -- Viñeta obscura / José María Eguren -- Libertad y propiedad en el nuevo derecho / Carlos Sánchez Viamonte -- El esfuerzo / Rafael Barret -- El problema de la tierra en el Perú. Requisitoria contra el gamonalismo o feudalidad / José Carlos Mariátegui -- La casa de cartón / Martín Adán -- Arte peruano: 4 maderas de José Sabogal -- Viaje / Armando Bazán -- Panorama de la política mexicana. El movimiento reaccionario Gómez Serrano De la Huerta / Jacobo Hurwitz y Nicolás Terreros -- De "Crimen en San Francisco" / Luc Durtain -- Movimiento futurista / F. T. Marinetti -- El fin de un redentor / Enrique López Albújar -- Moscú, la ciudad mística / Carmen Saco -- Dos hombres / María Wiesse -- Envergadura del anarquista / Alberto Hidalgo -- La vida económica. Finanzas - Comercio - Agricultura y Ganadería - Minería - Industria - Transportes - Seguros - Estadística -- El sentido del ridículo en la educación / Guillermo Mercado -- Taquicardia. Del sueño a la creación / Xavier Abril -- Desarrollo de las ideas socialistas y sindicalitas argentinas / Óscar Herrera -- Navidad / Martín Adán -- New York / Oquendo de Amat -- Arte vital / Antenor Orrego -- Madrugada / Estuardo M. Núñez -- Campanarios. A Xavier Abril / José Rivas Panedas -- Los crímenes del invierno / Felix del Valle -- Júbilo del amigo nuevo / Óscar Cerruto -- Bases para reformar la Universidad del Cuzco. Ante proyecto de un Nuevo Estatuto Universitario -- El Cuzco católico / Emilio Romero -- El problema indígena / Luis Carranza -- La actual etapa del capitalismo / Eudocio Ravine -- Alabanza por los instantes puros / Blanca Luz Brum -- Grito / Graciela Garbalosa -- El problema religioso en Hispano América / Dora Mayer de Zulen -- Las ideas, los motes, los hechos / Sanin Cano -- Escorzo de Romain Rolland / Fernando Marquez Miranda -- Una noche terrible / Miguel Zoschenko -- La capital proletaria / Ricardo Martínez de la Torre </text:p>
          </table:table-cell>
          <table:table-cell table:style-name="ce10" office:value-type="string" calcext:value-type="string">
            <text:p>- Amauta fue suspendida por un periodo de seis meses por el Gobierno debido a que se vinculó a Mariátegui en un "complot comunista". </text:p>
          </table:table-cell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26" office:value-type="string" calcext:value-type="string" table:number-columns-spanned="1" table:number-rows-spanned="4">
            <text:p>Libros y Revistas</text:p>
          </table:table-cell>
          <table:table-cell table:style-name="ce26" office:value-type="string" calcext:value-type="string" table:number-columns-spanned="1" table:number-rows-spanned="4">
            <text:p>Año 2, nro. 12</text:p>
          </table:table-cell>
          <table:table-cell table:style-name="ce26" office:value-type="string" calcext:value-type="string" table:number-columns-spanned="1" table:number-rows-spanned="4">
            <text:p>pp. 77-80</text:p>
          </table:table-cell>
          <table:table-cell table:style-name="ce49" office:value-type="date" office:date-value="1927-12-01" calcext:value-type="date" table:number-columns-spanned="1" table:number-rows-spanned="4">
            <text:p>December, 1927</text:p>
          </table:table-cell>
          <table:table-cell table:style-name="ce26" office:value-type="string" calcext:value-type="string" table:number-columns-spanned="1" table:number-rows-spanned="2">
            <text:p>En el dominio de Güiraldes. A Oliverio Girondo poeta-transeúnte / Adalberto Varallanos -- Interviews uruguayas. Acabo de ver a Jaime L. Morenza / Alfredo Mario Ferreiro</text:p>
          </table:table-cell>
          <table:table-cell table:style-name="ce26" office:value-type="string" calcext:value-type="string" table:number-columns-spanned="1" table:number-rows-spanned="4">
            <text:p>- Deja de tener paginación independiente y se integra a Amauta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Carátula con dibujo de José Sabogal</text:p>
          </table:table-cell>
          <table:covered-table-cell table:number-columns-repeated="14"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Aparece la sección de Vida Ecónomica, que tenía como objetivo darle una base estadística a los ensayos de interpretación económica.</text:p>
          </table:table-cell>
          <table:covered-table-cell table:number-columns-repeated="12"/>
          <table:table-cell table:style-name="ce31" office:value-type="string" calcext:value-type="string" table:number-columns-spanned="1" table:number-rows-spanned="2">
            <text:p>Crónicas de Libros: La psicoanalisi de E. Morselli / Hugo Pesce -- Cómo educa el Estado a tu hijo de Julio R. Barcos / L. C.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Interiormente fechado: X, XI, XII</text:p>
          </table:table-cell>
          <table:covered-table-cell table:number-columns-repeated="14"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28" calcext:value-type="float">
            <text:p>1928</text:p>
          </table:table-cell>
          <table:table-cell table:style-name="ce26" office:value-type="string" calcext:value-type="string" table:number-columns-spanned="1" table:number-rows-spanned="3">
            <text:p>Enero</text:p>
          </table:table-cell>
          <table:table-cell table:style-name="ce26" table:number-columns-spanned="1" table:number-rows-spanned="3"/>
          <table:table-cell table:style-name="ce32" office:value-type="string" calcext:value-type="string">
            <text:p>44 pág. : ill. ; 33.8 x 24.5 cm</text:p>
          </table:table-cell>
          <table:table-cell table:style-name="ce32" office:value-type="string" calcext:value-type="string">
            <text:p>Año 2, nro. 11</text:p>
          </table:table-cell>
          <table:table-cell table:style-name="ce10" office:value-type="string" calcext:value-type="string">
            <text:p>El redescubrimiento de América y los últimos días de Europa / Waldo Frank -- Mensaje a la convención internacional de maestros de Buenos Aires / Miguel Ángel Urquieta -- Paseo de noche / Martín Adán -- El problema de la tierra. Requisitoria contra el gamonalismo o feudalid <text:s/>de los pueblos de la América Latina / Ricardo Martínez de la Torre -- La esquina / Estuardo Núñez -- Arte Peruano: Julio Codesido - Arte Español -- La niña de la garza / José M. Eguren -- Tarde / Armando Bazán -- Dios encadenado / Antenor Orrego -- Blanca Arnaudt / Martín Adán -- El último amor / Herwarth Walden -- Por la unión de los pueblos de la América Latina -- Poema / Blanca Luz Brum -- tinerario de viaje / Serafín del Mar -- Génesis y proyecciones de Tempestad en los Andes / Luis E. Valcárcel -- Mi pleito personal / Miguel de Unamuno -- Lenin / Óscar Cerruto -- El hebraismo y la bases psíquicasde la historia / Rómulo Meneses -- Naturaleza muerta / Nicanor A. de la Fuente -- La enseñanza de la psicología en la Universidad de San Marcos / Carlos A. Velásquez -- El puerto / Juan M. Merino vigil -- Contra la naturaleza muerta / Xavier Abril -- Amor de indio / Antero Peralta V. -- De "Los de abajo" / Mariano Azuela -- Moscú, la ciudad mística / Carmen Saco -- Refugio / Julia del Prado -- El perro negro (cuento serrano) / Serafín Delmar -- Kantutas / Luis de Rodrigo -- La Unión Latino-Americana -- Y va para la costurera / Nicanor A. de la Fuente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Carátula con dibujo de José Sabogal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13</text:p>
          </table:table-cell>
          <table:table-cell table:style-name="ce26" office:value-type="string" calcext:value-type="string" table:number-columns-spanned="1" table:number-rows-spanned="3">
            <text:p>pp. 41-44</text:p>
          </table:table-cell>
          <table:table-cell table:style-name="ce50" office:value-type="date" office:date-value="1928-01-01" calcext:value-type="date" table:number-columns-spanned="1" table:number-rows-spanned="3">
            <text:p>January,1928</text:p>
          </table:table-cell>
          <table:table-cell table:style-name="ce10" office:value-type="string" calcext:value-type="string">
            <text:p>Los libros de la revolución mexicana. Lecturas populares de Esperanza Velásquez Bringas / Magda Portal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2"/>
          <table:table-cell/>
          <table:table-cell table:style-name="ce10"/>
          <table:table-cell table:number-columns-repeated="10"/>
          <table:covered-table-cell table:number-columns-repeated="4"/>
          <table:table-cell table:style-name="ce10" office:value-type="string" calcext:value-type="string">
            <text:p>Crónicas de Libros: Una mujer que sabe mirar de Graziella Garbalosa / Martín Adán -- La epopeya de la ciudad de Emilio Frugoni / A. B -- Lejos de Maria Elena Muñoz / A. B. -- Las ciudades y los años de Constantino Fedin / Ricardo M. de la Torre -- Rafael Barret, su obra, su prédica, su moral de Jorge R. Forteza / Ricardo M. de la Torre -- La mitra en la mano de R. Blanco Fombona / Ricardo M. de la Torre -- La conciencia social de Ángel M. Paredes / F. L. Chávez León -- El habeas corpus de Carlos Sánchez Viamonte / Luciano Castillo -- Elegía del gran amor de Nydia Lamarque -- Ricardo M. de la Torre -- Palacio Salvo de Juvenal O. Saralegui / Ricardo M. de la Torre -- Esquinita de mi barrio de Juan C. Welker / Ricardo M. de la Torre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2"/>
          <table:table-cell/>
          <table:table-cell table:style-name="ce10"/>
          <table:table-cell table:number-columns-repeated="10"/>
          <table:covered-table-cell table:number-columns-repeated="4"/>
          <table:table-cell table:style-name="ce10" office:value-type="string" calcext:value-type="string">
            <text:p>Crónicas de Revistas: Cuadernos literarios de oriente y occidente / E. M. N -- Sagitario / Ricardo M. de la Torre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Febrero</text:p>
          </table:table-cell>
          <table:table-cell table:style-name="ce26" table:number-columns-spanned="1" table:number-rows-spanned="4"/>
          <table:table-cell table:style-name="ce26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2, nro. 12</text:p>
          </table:table-cell>
          <table:table-cell table:style-name="ce26" office:value-type="string" calcext:value-type="string" table:number-columns-spanned="1" table:number-rows-spanned="4">
            <text:p>La reforma universitaria / José Carlos Mariátegui -- La Convención Internacional de maestros de Buenos Aires / Julio R. Barcos -- Arquitectura Peruana -- Cholita / Guillermo Mercado -- <text:s/>José de la Solana / Carmen Saco -- El gran destino de América (Qués es América) / Antenor Orrego -- Los cinco / Estuardo M. Núñez -- El re-descubrimiento de América / Waldo Frank -- Melodía Civil / Cristobal Meza -- Las olas, Las nubes / Néstor S. Martos -- La Fiesta de la Planta en Vitarte -- El problema histórico de nuestra América / Víctor Raúl Haya de la Torre -- Madre / C. Oquendo de Amat <text:s/>-- Puerto / Fernán Cisneros -- Los problemas del cinema / María Wiesse -- Poema / César Miró -- Muñeco / María Monvel -- La revolución mexicana y el clero / Ricardo M. de la Torre -- Canto de la ciudad y del hombre moderno / Xavier Abril -- El conocimiento paidológico del niño peruano / Luis E. Galván -- La universidad reaccionaria / Luis Aníbal Fernandez <text:s/>-- Poema al lado del sueño / C. Oquendo de Amat -- Arte de decadencia y arte revolucionario / Marti Casanova -- Derechos del niño / Gabriela Mistral -- Declaración de los derechos del niño / Enrique Rodríguez Fabrecat -- Revolución / Fernán Cisneros -- La revolución mexicana frente a yanquilandia / Rafael Ramos Pedrueza </text:p>
          </table:table-cell>
          <table:table-cell table:style-name="ce10" office:value-type="string" calcext:value-type="string">
            <text:p>- Carátula con "Cholita Arequipeña" dibujo de José Sabogal</text:p>
          </table:table-cell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26" table:number-columns-spanned="1" table:number-rows-spanned="4"/>
          <table:table-cell table:number-columns-repeated="5"/>
          <table:table-cell table:style-name="ce10" office:value-type="string" calcext:value-type="string">
            <text:p>Libros y Revistas</text:p>
          </table:table-cell>
          <table:table-cell table:style-name="ce10" office:value-type="string" calcext:value-type="string">
            <text:p>Año 3, nro. 14</text:p>
          </table:table-cell>
          <table:table-cell table:style-name="ce10" office:value-type="string" calcext:value-type="string">
            <text:p>pp. 41-44</text:p>
          </table:table-cell>
          <table:table-cell table:style-name="ce51" office:value-type="date" office:date-value="1928-02-01" calcext:value-type="date">
            <text:p>February, 1928</text:p>
          </table:table-cell>
          <table:table-cell table:style-name="ce10" office:value-type="string" calcext:value-type="string">
            <text:p>Emilio Oribe / Estuardo Nuñez 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</text:p>
          </table:table-cell>
          <table:table-cell table:style-name="ce26" office:value-type="string" calcext:value-type="string" table:number-columns-spanned="1" table:number-rows-spanned="3">
            <text:p>Año 1, nro 5</text:p>
          </table:table-cell>
          <table:table-cell table:style-name="ce31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8-02-01" calcext:value-type="date" table:number-columns-spanned="1" table:number-rows-spanned="3">
            <text:p>February, 1928</text:p>
          </table:table-cell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Se incluye por segundo año la reseña sobre la Fiesta de la Planta en Vitarte.</text:p>
          </table:table-cell>
          <table:covered-table-cell table:number-columns-repeated="3"/>
          <table:table-cell table:number-columns-repeated="9"/>
          <table:table-cell table:style-name="ce10" office:value-type="string" calcext:value-type="string">
            <text:p>Interviews de Libros y Revistas: Con Armando Donoso / J.D.C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Aparece en Libros y Revistas diversas críticas sobre la revista Amauta hechas por escritores e intelectuales extranjeros.</text:p>
          </table:table-cell>
          <table:covered-table-cell table:number-columns-repeated="3"/>
          <table:table-cell table:number-columns-repeated="9"/>
          <table:table-cell table:style-name="ce10" office:value-type="string" calcext:value-type="string">
            <text:p>Crónica de Libros: Los de abajo de Mariano Azuela / José Carlos Mariátegui -- Heine, el poeta de nuestra intimidad de Alberto Gerchunoff / J.E.G -- España virgen de Waldo Frank / Ricardo M. de la Torre -- Testimonios para la Revista Amauta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Se reanuda la publicación "El proceso del Gamonalismo"</text:p>
          </table:table-cell>
          <table:covered-table-cell table:number-columns-repeated="3"/>
          <table:table-cell table:number-columns-repeated="100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Marzo</text:p>
          </table:table-cell>
          <table:table-cell table:style-name="ce3"/>
          <table:table-cell table:style-name="ce31" office:value-type="string" calcext:value-type="string" table:number-columns-spanned="1" table:number-rows-spanned="3">
            <text:p>44 pág. : ill. ; 33.8 x 24.5 cm</text:p>
          </table:table-cell>
          <table:table-cell table:style-name="ce31" office:value-type="string" calcext:value-type="string" table:number-columns-spanned="1" table:number-rows-spanned="3">
            <text:p>Año 2, nro. 13</text:p>
          </table:table-cell>
          <table:table-cell table:style-name="ce26" office:value-type="string" calcext:value-type="string" table:number-columns-spanned="1" table:number-rows-spanned="3">
            <text:p>Resumen de la junta general de accionistas verificada el 12 de marzo de 1928 / Sociedad Editora Amauta -- Carta de Romain Rolland a Constantino Balmonte Iván Bunin -- El re-descubrimiento de América / Waldo Frank -- Los delitos político-sociales / Luis Jiménez de Asua -- Arte Peruano: Teresa Carvallo -- Arte Peruano: Coello -- Arte Peruano: Laymito -- Gira / Martín Adán -- Defensa del disparate puro / José Carlos Mariátegui -- La reforma universitaria / José Carlos Mariátegui -- Nocturno / Nicanor A. de la Fuente -- El poema de Xavier Abril / J. Castillo Báltico -- Cuatro años de dictadura / Miguel de Unamuno -- Unidad anti-imperialista. Resolución del Consejo General de la Liga contra el Imperialismo sobre la cuestión de la América Latina -- S.S.S.S.S.S.S / Julio del Prado -- Nicaragua / Blanca Luz Brum -- Poema de Siberia / Xavier Abril -- Poema Quichua y Ella Campesina / José Varallanos -- Proceso literario histórico del Perú / Cristóbal Meza -- Norte / Serafín Delmar -- Elogio a Missbacket / Enrique Peña Barrenechea -- Contra Josefina Backer / Martín Adán -- El malecón / Estuardo M. Núñez -- El nuevo derecho / Carlos Sánchez Viamonte -- Poe, precursor de Einstein / Hugo Pesce -- La inmoralidad de la inteligencia pura / Marti Casanovas -- La multitud / Ricardo Martínez de la Torre -- La llegada a Moscú / Carmen Saco -- Sumario del Tawantinsuyo / Luis E. Valcárcel -- Poema / Alejandro Peralta -- Spengler y el derecho / Carlos Manuel Cox -- Borde / Armando Bazán -- Tengamos fe en nuestra raza / José Bejarano -- Peregrino / Samuel Ramírez Castilla -- Prefacio. Escrito para la Exposición de dibujos de Devéscovi y poema de Xavier Abril / Jean Cassou -- Visiones de Chan Chan / Eulogio Garrido -- Darsena / Armando Bazán -- Tristán Marof y su labor en Bolivia / Abraham Valdez -- No existen nacionalidades en nuestra América / Gerardo Gallegos -- Cardiograma / Alberto Espinoza Bravo -- La vida económica. Finanzas-Comercio-Agricultura y Ganadería-Minería-Industria-Transportes-Seguros-Estadística</text:p>
          </table:table-cell>
          <table:table-cell table:style-name="ce26" office:value-type="string" calcext:value-type="string" table:number-columns-spanned="1" table:number-rows-spanned="3">
            <text:p>- Carátula con dibujo de Indigena de Julia Codesido</text:p>
          </table:table-cell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office:value-type="string" calcext:value-type="string" table:number-columns-spanned="1" table:number-rows-spanned="3">
            <text:p>Libros y Revistas</text:p>
          </table:table-cell>
          <table:table-cell table:style-name="ce39" office:value-type="string" calcext:value-type="string" table:number-columns-spanned="1" table:number-rows-spanned="3">
            <text:p>Año 3, nro. 15</text:p>
          </table:table-cell>
          <table:table-cell table:style-name="ce39" office:value-type="string" calcext:value-type="string" table:number-columns-spanned="1" table:number-rows-spanned="3">
            <text:p>pp. 41-44</text:p>
          </table:table-cell>
          <table:table-cell table:style-name="ce51" office:value-type="date" office:date-value="1928-03-01" calcext:value-type="date">
            <text:p>March, 1928</text:p>
          </table:table-cell>
          <table:table-cell table:style-name="ce10" office:value-type="string" calcext:value-type="string">
            <text:p>Prólogo de Cansinos Assens a "El amor Limosnero" de Ricardo Martínez de la Torre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15"/>
          <table:table-cell/>
          <table:table-cell table:style-name="ce10" office:value-type="string" calcext:value-type="string">
            <text:p>Crónica de Libros: El roto de Joaquín Edwards Bello / Martín Adán -- Mi mensaje a la juventud de Santiago Arguello / Estuardo Núñez -- Entre los muertos de Elías Castelnuovo / M.W --Los sapos y otras personas de Alberto Hidalgo / C. Oquendo de Amat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15"/>
          <table:table-cell table:number-columns-repeated="997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Abril</text:p>
          </table:table-cell>
          <table:table-cell table:style-name="ce3"/>
          <table:table-cell table:style-name="ce31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3, nro. 14</text:p>
          </table:table-cell>
          <table:table-cell table:style-name="ce26" office:value-type="string" calcext:value-type="string" table:number-columns-spanned="1" table:number-rows-spanned="4">
            <text:p>¿Cuál es la cultura que creará América? / Antenor Orrego -- Carta de Máximo Gorky a Romain Rolland -- Canción del Titikaka / Alejandro Peralta -- El proceso de la instrucción pública en el Perú / José Carlos Mariátegui -- Afirmaciones / Miguel A. Urquieta -- Arquitectura Peruana <text:s/>-- Arte mexicano: Jacoba Rojas / Marti Casanova -- Arte mexicano: Carlos Mérida. Ensayo sobre el arte del trópico / Luis Cardoza Aragón -- La preocupación contemporánea por los problemas educativos / Juan Mantovani -- La hora cero / Alberto Hidalgo -- Matalaché / Enrique López Albújar -- Altiplano para uso de turistas / Oscar Cerruto -- El forastero / María Wiesse -- Romance / Pedro Garfias -- Suburbio / Alejandro Peralta -- Novísimo retrato de José Marti -- Defensa de la vida / Xavier Abril -- Franz Tamayo habla para Amauta / Gerardo Barrios -- Espartacus y Sandino / Tristán Maroff -- Instantánea telescópica / Javier Bueno -- La costumbre indígena y el derecho / Emilio Romero -- El profesor Tello y la reforma universitaria / Alberto Arca Parro -- Poemas de César Moro: Infancia, Oráculo / César Moro -- Sonido íntimo de marzo / José Varallanos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Presenta un error de impresión en el fechado de la revista. Por error se imprimió como Enero de 1928.</text:p>
          </table:table-cell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office:value-type="string" calcext:value-type="string" table:number-columns-spanned="1" table:number-rows-spanned="4">
            <text:p>Libros y Revistas</text:p>
          </table:table-cell>
          <table:table-cell table:style-name="ce10" office:value-type="string" calcext:value-type="string">
            <text:p>Año 3, nro.16</text:p>
          </table:table-cell>
          <table:table-cell table:style-name="ce10" office:value-type="string" calcext:value-type="string">
            <text:p>pp. 41-44</text:p>
          </table:table-cell>
          <table:table-cell table:style-name="ce51" office:value-type="date" office:date-value="1928-04-01" calcext:value-type="date">
            <text:p>April, 1928</text:p>
          </table:table-cell>
          <table:table-cell table:style-name="ce10" office:value-type="string" calcext:value-type="string">
            <text:p>Tucuipac Munascan, comedia quechua de Inocencio Mamani / José Gabriel Cossio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Aparece un aviso editorial sobre la demora en la publicación del número debido a la quebrantable saluda de José Carlos Mariátegui </text:p>
          </table:table-cell>
          <table:covered-table-cell table:number-columns-repeated="9"/>
          <table:table-cell table:number-columns-repeated="3"/>
          <table:table-cell table:style-name="ce10" office:value-type="string" calcext:value-type="string">
            <text:p>Crónica de Libros: La ley como el cuchillo de Carlos Sánchez Viamonte / Antenor Orrego -- El tirano Banderas de Ramón del Valle Inclán / M.W -- Panchito Chapopote de Xavier Icaza / Ricardo M. de la Torre -- Ejemplo de Manuel Altolaguirre / Xavier Abril -- Las ventanas de Tobías Bonesatti / E.P.B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Carátula con dibujo de un mate de Huanta</text:p>
          </table:table-cell>
          <table:covered-table-cell table:number-columns-repeated="9"/>
          <table:table-cell table:number-columns-repeated="3"/>
          <table:table-cell table:style-name="ce10" office:value-type="string" calcext:value-type="string">
            <text:p>Crónica de Revistas: La nouvelle revue Francaise / M.W.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En la sección de Vida Económica se incluye una crónica extranjera de Luis Heysen "La Argentina y la política económica de los EE.UU"</text:p>
          </table:table-cell>
          <table:covered-table-cell table:number-columns-repeated="9"/>
          <table:table-cell table:number-columns-repeated="99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May-Jun</text:p>
          </table:table-cell>
          <table:table-cell table:style-name="ce3"/>
          <table:table-cell table:style-name="ce26" office:value-type="string" calcext:value-type="string" table:number-columns-spanned="1" table:number-rows-spanned="3">
            <text:p>44 pág. : ill. ; 33.8 x 24.5 cm</text:p>
          </table:table-cell>
          <table:table-cell table:style-name="ce26" office:value-type="string" calcext:value-type="string" table:number-columns-spanned="1" table:number-rows-spanned="3">
            <text:p>Año 3, nro. 15</text:p>
          </table:table-cell>
          <table:table-cell table:style-name="ce10" office:value-type="string" calcext:value-type="string">
            <text:p>El proletario del espíritu / Luis Aragón -- La obra poética de Nicanor de la Puente / Antenor Orrego -- Música y Folclore -- Apunte para una comprensión espiritual de España -- Arte peruano: Ricardo Flores -- Arte peruano: Carmen Saco -- El proceso de la instrucción pública en el Perú / José Carlos Mariátegui -- Primer Aviso / Manuel A. Seoane -- El indio y la escuela en México / Carlos Manuel Cox -- México y la ciudadanía hispano-americana. Documentos de la ley votada por el parlamento mexicano, a propuesta del senador Álvarez -- Fuerza / Blanca Luz Brum -- Hacia la organización de literatura proletaria. Acuerdos del pleno de la Oficina Internacional / Bela Ileschi -- El pino / Edgarda Cadenazzi -- La Puna / Roberto Latorre -- El indio no es panteista / Antero Peralta -- El ocaso de la dictadura venezolana / Abelardo Solis -- Poema / César Miro Quesada -- Poemas Titikaka / Luis de Rodrigo -- Ramón Gómez de la Serna / Carmen Saco -- Contraseña / Nicanor de la Fuente -- Puntos / Estuardo Nuñez -- Rodaja / Nicanor de la Puente -- Pequeñas prosas / María Wiesse -- Sonata / Juan M. Merino Vigil -- Pogrom / Ricardo M. de la Torre -- Canto dionisica sobre la tumba de un amigo / José Antonio Fernández de Castro -- El imperialismo y la lucha de los pueblos coloniales / Juan Andrade -- Entusiasmo a manera de elogio / José Vara Llanos -- La vida económica. Finanzas-Comercio-Agricultura y Ganadería-Minería-Industria-Transportes-Seguros-Estadística -- Index. Elogio a Bidet / E. Gimenez Caballero</text:p>
          </table:table-cell>
          <table:table-cell table:style-name="ce10" office:value-type="string" calcext:value-type="string">
            <text:p>- Carátula de "Marinera" mate de Huanta.</text:p>
          </table:table-cell>
          <table:table-cell table:number-columns-repeated="8"/>
          <table:table-cell table:style-name="ce10" office:value-type="string" calcext:value-type="string">
            <text:p>Libros y Revistas</text:p>
          </table:table-cell>
          <table:table-cell table:style-name="ce10" office:value-type="string" calcext:value-type="string">
            <text:p>Año 3, nro, 17</text:p>
          </table:table-cell>
          <table:table-cell table:style-name="ce10" office:value-type="string" calcext:value-type="string">
            <text:p>pp.41-44</text:p>
          </table:table-cell>
          <table:table-cell table:style-name="ce10" office:value-type="string" calcext:value-type="string">
            <text:p>mayo-junio, 1928</text:p>
          </table:table-cell>
          <table:table-cell table:style-name="ce10" office:value-type="string" calcext:value-type="string">
            <text:p>La casa de cartón de Martín Adán / José Carlos Mariátegui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26" office:value-type="string" calcext:value-type="string" table:number-columns-spanned="1" table:number-rows-spanned="3">
            <text:p>Año 1, nro 6</text:p>
          </table:table-cell>
          <table:table-cell table:style-name="ce26" office:value-type="string" calcext:value-type="string" table:number-columns-spanned="1" table:number-rows-spanned="3">
            <text:p>pp.36</text:p>
          </table:table-cell>
          <table:table-cell table:style-name="ce26" office:value-type="string" calcext:value-type="string" table:number-columns-spanned="1" table:number-rows-spanned="3">
            <text:p>mayo-junio, 1928</text:p>
          </table:table-cell>
          <table:table-cell table:style-name="ce10" office:value-type="string" calcext:value-type="string">
            <text:p>Defensa Indígena: Las tierras de la comunidad "De todos los santos", denuncia de Julián Torres y Andrés Valero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En la sección de Vida Económica se incluye parte de un capítulo del libro de Emilio Romero "Monografía del Perú".</text:p>
          </table:table-cell>
          <table:table-cell table:number-columns-repeated="12"/>
          <table:table-cell table:style-name="ce10" office:value-type="string" calcext:value-type="string">
            <text:p>Crónica de Libros: La senda roja de J. Álvarez de Vayo / Ricardo Martínez de la Torre -- La cultura frente a la universidad de Carlos Sánchez Viamonte / Luciano Castillo -- La Sema de Lebedinsky / H.P</text:p>
          </table:table-cell>
          <table:table-cell/>
          <table:covered-table-cell table:number-columns-repeated="4"/>
          <table:table-cell table:style-name="ce10" office:value-type="string" calcext:value-type="string">
            <text:p>Exacciones contra los indígenas de PampaHermosa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Balance de la Sociedad Editora Amauta al 31 de mayo de 1928</text:p>
          </table:table-cell>
          <table:table-cell table:number-columns-repeated="12"/>
          <table:table-cell table:style-name="ce10" office:value-type="string" calcext:value-type="string">
            <text:p>Crónica de Revistas: Mensajero de la literatura extranjera / A. Lunacharsky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Jul</text:p>
          </table:table-cell>
          <table:table-cell table:style-name="ce3"/>
          <table:table-cell table:style-name="ce31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3, nro. 16</text:p>
          </table:table-cell>
          <table:table-cell table:style-name="ce26" office:value-type="string" calcext:value-type="string" table:number-columns-spanned="1" table:number-rows-spanned="4">
            <text:p>Prada, hito de juvenilidad en el Perú / Antenor Orrego -- Sobre la obra poética de González Prada / Eugenio Garro -- El sentido vital de la obra de Gonzáles Prada / Luciano Castillo -- Nuestros indios / Manuel González Prada -- González Prada / José Carlos Mariátegui -- Arte Peruano: Exposición de José Sabogal -- Soledad y perfil del hombre único que llegó al dolor / José Varallanos -- Henri Barbusse / I. V. Ansimov -- La nueva reforma / Julio Navarro Monzo -- Himno Escolar González Prada / Fidel A. Zarate -- Imperativo de creación / Emilio Oribe -- El proceso de la instrucción pública / José Carlos Mariátegui -- Velero / Julio J. Casal -- Poema sin fronteras / César Alfredo Miro Quesada -- América, universidad / Carlos Sánchez Viamonte -- El nocturno de los cuerpos anhelados / Nicolás Fusco Sansone -- Bailes de barcos / Alfredo Mario Ferreiro -- Poema / Blanca Luz Brum -- Infancia / María Wiesse -- La etapa del monopolio en la economía capitalista / Eudocio Ravines -- Esqueleto de la torre / María Elena Muñoz -- Lamparero de la noche / María Elena Muñoz -- Polémica y acción / Ricardo Martínez de la Torre -- Documentos: Unión Latino Americana / alfredo Palacios y Manuel A. Seoane -- Manifiesto de Manuel Ugarte y los estudiantes latinoamericanos de París / Manuel Ugarte -- Conferencias: Cultura universitaria y cultura popular. Conferencia de Antenor Orrego en el Ateneo Universitario de Trujillo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Número dedicado a Manuel González Prad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Carátula de Indi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Último número en formato grande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Mensaje de Sandino para la revista 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5">
            <text:p>Setiembre</text:p>
          </table:table-cell>
          <table:table-cell table:style-name="ce3"/>
          <table:table-cell table:style-name="ce26" office:value-type="string" calcext:value-type="string" table:number-columns-spanned="1" table:number-rows-spanned="5">
            <text:p>104 pág. : ill. ; 16.9 x 23.1 cm</text:p>
          </table:table-cell>
          <table:table-cell table:style-name="ce26" office:value-type="string" calcext:value-type="string" table:number-columns-spanned="1" table:number-rows-spanned="5">
            <text:p>Año 3, nro. 17</text:p>
          </table:table-cell>
          <table:table-cell/>
          <table:table-cell table:style-name="ce10" office:value-type="string" calcext:value-type="string">
            <text:p>- Aparece Defensa del Marxismo de JCM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Cambia de fomato de grande a pequeñ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Se incluye una nota conmemoratica de Leon Tolstoy en la sección Panorama Movil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Libros y Revistas pierde identidad y se incluye como una sección más en 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Carátula con Mate de Huancay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Octubre</text:p>
          </table:table-cell>
          <table:table-cell table:style-name="ce3"/>
          <table:table-cell table:style-name="ce26" office:value-type="string" calcext:value-type="string" table:number-columns-spanned="1" table:number-rows-spanned="3">
            <text:p>104 pág. : ill. ; 16.9 x 23.1 cm</text:p>
          </table:table-cell>
          <table:table-cell table:style-name="ce26" office:value-type="string" calcext:value-type="string" table:number-columns-spanned="1" table:number-rows-spanned="3">
            <text:p>Año 3, nro. 18</text:p>
          </table:table-cell>
          <table:table-cell/>
          <table:table-cell table:style-name="ce10" office:value-type="string" calcext:value-type="string">
            <text:p>- Primera carátula con dibujo de Julia Codesido.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Aparece nuevamente Defensa del Gamonalismo pero incluido como una sección de Panorama Móvil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Noviembre-Diciembre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29" calcext:value-type="float">
            <text:p>1929</text:p>
          </table:table-cell>
          <table:table-cell table:style-name="ce26" office:value-type="string" calcext:value-type="string" table:number-columns-spanned="1" table:number-rows-spanned="4">
            <text:p>Enero</text:p>
          </table:table-cell>
          <table:table-cell table:style-name="ce3"/>
          <table:table-cell table:style-name="ce26" office:value-type="string" calcext:value-type="string" table:number-columns-spanned="1" table:number-rows-spanned="4">
            <text:p>104 pág. : ill. ; 16.9 x 23.1 cm</text:p>
          </table:table-cell>
          <table:table-cell table:style-name="ce26" office:value-type="string" calcext:value-type="string" table:number-columns-spanned="1" table:number-rows-spanned="4">
            <text:p>nro. 20</text:p>
          </table:table-cell>
          <table:table-cell table:style-name="ce26" table:number-columns-spanned="1" table:number-rows-spanned="4"/>
          <table:table-cell table:style-name="ce10" office:value-type="string" calcext:value-type="string">
            <text:p>- Carátula blanca y negr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Pierde año de periodicidad.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En la contracarátula aparece la Portada de los Siete Ensayos de Interpretación de la REalidad Peruan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Aparece anuncio de Quincena Pro-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Febrero-Marzo</text:p>
          </table:table-cell>
          <table:table-cell table:style-name="ce3"/>
          <table:table-cell table:style-name="ce33" office:value-type="string" calcext:value-type="string" table:number-columns-spanned="1" table:number-rows-spanned="3">
            <text:p>104 pág. : ill. ; 16.9 x 23.1 cm</text:p>
          </table:table-cell>
          <table:table-cell table:style-name="ce26" office:value-type="string" calcext:value-type="string" table:number-columns-spanned="1" table:number-rows-spanned="3">
            <text:p>nro. 21</text:p>
          </table:table-cell>
          <table:table-cell/>
          <table:table-cell table:style-name="ce10" office:value-type="string" calcext:value-type="string">
            <text:p>- Carátula de la lámpara en llamas diseñada por Julia Codesid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número dedicado a José María Eguren 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Incluye ilustraciones y fotografías <text:s/>de José María Eguren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Abril</text:p>
          </table:table-cell>
          <table:table-cell table:style-name="ce3"/>
          <table:table-cell table:style-name="ce34" office:value-type="string" calcext:value-type="string">
            <text:p>104 pág. : ill. ; 16.9 x 23.1 cm</text:p>
          </table:table-cell>
          <table:table-cell table:style-name="ce10"/>
          <table:table-cell table:number-columns-repeated="1010"/>
        </table:table-row>
        <table:table-row table:style-name="ro2" table:number-rows-repeated="2">
          <table:table-cell table:style-name="ce3"/>
          <table:table-cell table:number-columns-repeated="7"/>
          <table:table-cell table:style-name="ce3" table:number-columns-repeated="2"/>
          <table:table-cell table:style-name="ce10"/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May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ni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lio-Agost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Setiembre-Octubre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Noviembre-Diciembre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30" calcext:value-type="float">
            <text:p>1930</text:p>
          </table:table-cell>
          <table:table-cell table:style-name="ce10" office:value-type="string" calcext:value-type="string">
            <text:p>Ener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Febrero Marzo</text:p>
          </table:table-cell>
          <table:table-cell table:style-name="ce3" office:value-type="string" calcext:value-type="string">
            <text:p>III</text:p>
          </table:table-cell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Abril-May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nio-Juli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number-columns-repeated="9"/>
          <table:table-cell table:style-name="ce3"/>
          <table:table-cell table:style-name="ce10" office:value-type="string" calcext:value-type="string">
            <text:p>Agosto-Setiembre</text:p>
          </table:table-cell>
          <table:table-cell table:number-columns-repeated="1013"/>
        </table:table-row>
        <table:table-row table:style-name="ro2">
          <table:table-cell table:style-name="ce4" table:number-columns-repeated="38"/>
          <table:table-cell table:number-columns-repeated="986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xtos e Imágenes" table:style-name="ta2">
        <office:forms form:automatic-focus="false" form:apply-design-mode="false"/>
        <table:table-column table:style-name="co14" table:default-cell-style-name="ce7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5" table:number-columns-repeated="998" table:default-cell-style-name="Default"/>
        <table:table-row table:style-name="ro4">
          <table:table-cell table:style-name="ce55" office:value-type="string" calcext:value-type="string">
            <text:p>Nro.</text:p>
          </table:table-cell>
          <table:table-cell table:style-name="ce72"/>
          <table:table-cell table:style-name="ce84" office:value-type="string" calcext:value-type="string">
            <text:p>Fecha</text:p>
          </table:table-cell>
          <table:table-cell table:style-name="ce85" table:content-validation-name="val1" office:value-type="string" calcext:value-type="string">
            <text:p>Amauta/Libro y Revitas</text:p>
          </table:table-cell>
          <table:table-cell table:style-name="ce85" office:value-type="string" calcext:value-type="string">
            <text:p>Nombre de Sección</text:p>
          </table:table-cell>
          <table:table-cell table:style-name="ce72" office:value-type="string" calcext:value-type="string">
            <text:p>Tipología General</text:p>
          </table:table-cell>
          <table:table-cell table:style-name="ce85" office:value-type="string" calcext:value-type="string">
            <text:p>Tipología Particular</text:p>
          </table:table-cell>
          <table:table-cell table:style-name="ce158" office:value-type="string" calcext:value-type="string">
            <text:p>Autor</text:p>
          </table:table-cell>
          <table:table-cell table:style-name="ce158" office:value-type="string" calcext:value-type="string">
            <text:p>Sexo</text:p>
          </table:table-cell>
          <table:table-cell table:style-name="ce179" office:value-type="string" calcext:value-type="string">
            <text:p>Título</text:p>
          </table:table-cell>
          <table:table-cell table:style-name="ce179" office:value-type="string" calcext:value-type="string">
            <text:p>Acompañado Texto y/o Imagen</text:p>
          </table:table-cell>
          <table:table-cell table:style-name="ce158" office:value-type="string" calcext:value-type="string">
            <text:p>Pág.</text:p>
          </table:table-cell>
          <table:table-cell table:style-name="ce158" office:value-type="string" calcext:value-type="string">
            <text:p>Ciudad</text:p>
          </table:table-cell>
          <table:table-cell table:style-name="ce158" office:value-type="string" calcext:value-type="string">
            <text:p>País</text:p>
          </table:table-cell>
          <table:table-cell table:style-name="ce158" office:value-type="string" calcext:value-type="string">
            <text:p>Región</text:p>
          </table:table-cell>
          <table:table-cell table:style-name="ce224" office:value-type="string" calcext:value-type="string">
            <text:p>Técnica</text:p>
          </table:table-cell>
          <table:table-cell table:style-name="ce228" office:value-type="string" calcext:value-type="string">
            <text:p>Nombre de Imagen </text:p>
          </table:table-cell>
          <table:table-cell table:style-name="ce224" office:value-type="string" calcext:value-type="string">
            <text:p>Nombre de Artista</text:p>
          </table:table-cell>
          <table:table-cell table:style-name="ce224" office:value-type="string" calcext:value-type="string">
            <text:p>Pág</text:p>
          </table:table-cell>
          <table:table-cell table:style-name="ce224" office:value-type="string" calcext:value-type="string">
            <text:p>País</text:p>
          </table:table-cell>
          <table:table-cell table:style-name="ce235" office:value-type="string" calcext:value-type="string">
            <text:p>Tipología</text:p>
          </table:table-cell>
          <table:table-cell table:style-name="ce243" office:value-type="string" calcext:value-type="string">
            <text:p>Nombre del Anuncio</text:p>
          </table:table-cell>
          <table:table-cell table:style-name="ce235" office:value-type="string" calcext:value-type="string">
            <text:p>A cargo de:</text:p>
          </table:table-cell>
          <table:table-cell table:style-name="ce235" office:value-type="string" calcext:value-type="string">
            <text:p>Domicilio</text:p>
          </table:table-cell>
          <table:table-cell table:style-name="ce235" office:value-type="string" calcext:value-type="string">
            <text:p>Ciudad</text:p>
          </table:table-cell>
          <table:table-cell table:style-name="ce235" office:value-type="string" calcext:value-type="string">
            <text:p>País</text:p>
          </table:table-cell>
          <table:table-cell table:style-name="ce3" office:value-type="string" calcext:value-type="string">
            <text:p>OBS.</text:p>
          </table:table-cell>
          <table:table-cell table:style-name="ce3" table:number-columns-repeated="4"/>
          <table:table-cell table:number-columns-repeated="993"/>
        </table:table-row>
        <table:table-row table:style-name="ro5">
          <table:table-cell table:style-name="ce56"/>
          <table:table-cell table:style-name="ce73"/>
          <table:table-cell table:style-name="ce85" table:number-columns-repeated="3"/>
          <table:table-cell table:style-name="ce72"/>
          <table:table-cell table:style-name="ce85"/>
          <table:table-cell table:style-name="ce159" office:value-type="string" calcext:value-type="string" table:number-columns-spanned="8" table:number-rows-spanned="1">
            <text:p>Artículos de la Revista</text:p>
          </table:table-cell>
          <table:covered-table-cell table:number-columns-repeated="7" table:style-name="ce46"/>
          <table:table-cell table:style-name="ce224" office:value-type="string" calcext:value-type="string" table:number-columns-spanned="5" table:number-rows-spanned="1">
            <text:p>Imágenes</text:p>
          </table:table-cell>
          <table:covered-table-cell table:number-columns-repeated="3" table:style-name="ce46"/>
          <table:covered-table-cell table:style-name="ce21"/>
          <table:table-cell table:style-name="ce236" office:value-type="string" calcext:value-type="string" table:number-columns-spanned="6" table:number-rows-spanned="1">
            <text:p>Publicidad</text:p>
          </table:table-cell>
          <table:covered-table-cell table:number-columns-repeated="4" table:style-name="ce46"/>
          <table:covered-table-cell table:style-name="ce21"/>
          <table:table-cell table:number-columns-repeated="998"/>
        </table:table-row>
        <table:table-row table:style-name="ro6">
          <table:table-cell table:style-name="ce57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37" table:content-validation-name="val19" office:value-type="string" calcext:value-type="string">
            <text:p>Bien y/o Servicio</text:p>
          </table:table-cell>
          <table:table-cell table:style-name="ce244" office:value-type="string" calcext:value-type="string">
            <text:p>Banco Internacional del Perú</text:p>
          </table:table-cell>
          <table:table-cell table:number-columns-repeated="2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8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style-name="ce244" office:value-type="string" calcext:value-type="string">
            <text:p>The ideal shoes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Ca. Jesús Nazareno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/>
          <table:table-cell table:style-name="ce244" office:value-type="string" calcext:value-type="string">
            <text:p>Banco Alemán Transaytlántico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Calle de la Coca</text:p>
          </table:table-cell>
          <table:table-cell table:number-columns-repeated="1000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" calcext:value-type="float">
            <text:p>1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/>
          <table:table-cell table:style-name="ce244" office:value-type="string" calcext:value-type="string">
            <text:p>CIA de Seguros Rímac</text:p>
          </table:table-cell>
          <table:table-cell table:style-name="ce207" office:value-type="string" calcext:value-type="string">
            <text:p>Gallagher, Pedro D. (Presidente de la Cámara de Comercio de Lima)</text:p>
          </table:table-cell>
          <table:table-cell table:style-name="ce207" office:value-type="string" calcext:value-type="string">
            <text:p>Calle de la Coca 489-473</text:p>
          </table:table-cell>
          <table:table-cell table:number-columns-repeated="1000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" calcext:value-type="float">
            <text:p>1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38" table:content-validation-name="val19"/>
          <table:table-cell table:style-name="ce244" office:value-type="string" calcext:value-type="string">
            <text:p>Compañía Noruega de Comercio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Filipinas 587</text:p>
          </table:table-cell>
          <table:table-cell table:style-name="ce246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Publicidad</text:p>
          </table:table-cell>
          <table:table-cell table:style-name="ce12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" calcext:value-type="float">
            <text:p>2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38" table:content-validation-name="val19"/>
          <table:table-cell table:style-name="ce244" office:value-type="string" calcext:value-type="string">
            <text:p>Compañía Internacional de Seguros del Perú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Calle de San José 327</text:p>
          </table:table-cell>
          <table:table-cell table:style-name="ce246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Texto</text:p>
          </table:table-cell>
          <table:table-cell table:style-name="ce123" table:content-validation-name="val9" office:value-type="string" calcext:value-type="string">
            <text:p>Editorial</text:p>
          </table:table-cell>
          <table:table-cell table:style-name="ce127" office:value-type="string" calcext:value-type="string">
            <text:p>Mariátegui, José Carlos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resentación de Amauta 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39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Xilografía</text:p>
          </table:table-cell>
          <table:table-cell table:style-name="ce123" office:value-type="string" calcext:value-type="string">
            <text:p>Sabogal, José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Xilografía: India Ccoll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NM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205"/>
          <table:table-cell table:style-name="ce207"/>
          <table:table-cell table:style-name="ce240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92" office:value-type="string" calcext:value-type="string">
            <text:p>Valcárcel, Luis E.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Tempestad en los Andes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98" office:value-type="date" office:date-value="2018-06-04" calcext:value-type="date">
            <text:p>4-6</text:p>
          </table:table-cell>
          <table:table-cell table:style-name="ce178" office:value-type="string" calcext:value-type="string">
            <text:p>Cusc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5"/>
          <table:table-cell table:style-name="ce207" office:value-type="string" calcext:value-type="string">
            <text:p>India Ccolla</text:p>
          </table:table-cell>
          <table:table-cell table:style-name="ce207" office:value-type="string" calcext:value-type="string">
            <text:p>José Sabogal </text:p>
          </table:table-cell>
          <table:table-cell table:style-name="ce205" office:value-type="float" office:value="4" calcext:value-type="float">
            <text:p>4</text:p>
          </table:table-cell>
          <table:table-cell table:style-name="ce207" office:value-type="string" calcext:value-type="string">
            <text:p>Perú</text:p>
          </table:table-cell>
          <table:table-cell table:style-name="ce126" table:content-validation-name="val19"/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Sánchez Viamonte, Carlos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cultura frente a la universidad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8-07" calcext:value-type="date">
            <text:p>7-8</text:p>
          </table:table-cell>
          <table:table-cell table:style-name="ce178" office:value-type="string" calcext:value-type="string">
            <text:p>La Plata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7" office:value-type="string" calcext:value-type="string">
            <text:p>Anónimo</text:p>
          </table:table-cell>
          <table:table-cell table:style-name="ce127" table:content-validation-name="val12" office:value-type="string" calcext:value-type="string">
            <text:p>NM</text:p>
          </table:table-cell>
          <table:table-cell table:style-name="ce161" office:value-type="string" calcext:value-type="string">
            <text:p>Dzerchinsky. Protagonista de la revolución rusa fallecido recientement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NM</text:p>
          </table:table-cell>
          <table:table-cell table:style-name="ce206" office:value-type="string" calcext:value-type="string">
            <text:p>Rus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178"/>
          <table:table-cell table:style-name="ce126"/>
          <table:table-cell/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Eguren, José M.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Canción de noche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5"/>
          <table:table-cell table:style-name="ce123" office:value-type="string" calcext:value-type="string">
            <text:p>Dzerchinsky. Protagonista de la revolución rusa fallecido recientemente</text:p>
          </table:table-cell>
          <table:table-cell table:style-name="ce123"/>
          <table:table-cell table:style-name="ce178" office:value-type="float" office:value="8" calcext:value-type="float">
            <text:p>8</text:p>
          </table:table-cell>
          <table:table-cell table:style-name="ce126" office:value-type="string" calcext:value-type="string">
            <text:p>Rusia</text:p>
          </table:table-cell>
          <table:table-cell/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Orrego, Anternor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El personaje y el conflicto dramático en el teatro la novela y el cuento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98" office:value-type="date" office:date-value="2018-10-09" calcext:value-type="date">
            <text:p>9-10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5"/>
          <table:table-cell table:style-name="ce123" office:value-type="string" calcext:value-type="string">
            <text:p>Antenor Orrego</text:p>
          </table:table-cell>
          <table:table-cell table:style-name="ce124" office:value-type="string" calcext:value-type="string">
            <text:p>Essquerriloff</text:p>
          </table:table-cell>
          <table:table-cell table:style-name="ce178" office:value-type="float" office:value="9" calcext:value-type="float">
            <text:p>9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Xilografía</text:p>
          </table:table-cell>
          <table:table-cell table:style-name="ce124" office:value-type="string" calcext:value-type="string">
            <text:p>Essquerriloff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Dibujo de Antenor Orreg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Buenos Aires</text:p>
          </table:table-cell>
          <table:table-cell table:style-name="ce205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Martín Fierro. Periódico quincenal de Arte y Crítica Libre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Victoria 3441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La Coruña</text:p>
          </table:table-cell>
          <table:table-cell table:style-name="ce205" office:value-type="string" calcext:value-type="string">
            <text:p>Españ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Alfar. Revista de Arte y Letras</text:p>
          </table:table-cell>
          <table:table-cell table:style-name="ce207" office:value-type="string" calcext:value-type="string">
            <text:p>Julio J. Casal. Director de la Revista</text:p>
          </table:table-cell>
          <table:table-cell table:style-name="ce207" office:value-type="string" calcext:value-type="string">
            <text:p>Canton Pequeño 23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La Plata</text:p>
          </table:table-cell>
          <table:table-cell table:style-name="ce205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Sagitario. Revista de humanidades</text:p>
          </table:table-cell>
          <table:table-cell table:style-name="ce207" office:value-type="string" calcext:value-type="string">
            <text:p>Carlos A.Amaya, Julio V. González y C.Sánchez Viamonte</text:p>
          </table:table-cell>
          <table:table-cell table:style-name="ce207" table:number-columns-repeated="3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Poliedro. Revista quincenal de poesía</text:p>
          </table:table-cell>
          <table:table-cell table:style-name="ce207" office:value-type="string" calcext:value-type="string">
            <text:p>Armando Bazán. Director</text:p>
          </table:table-cell>
          <table:table-cell table:style-name="ce207" office:value-type="string" calcext:value-type="string">
            <text:p>Apartado 2107</text:p>
          </table:table-cell>
          <table:table-cell table:style-name="ce207" table:number-columns-repeated="2"/>
          <table:table-cell table:number-columns-repeated="998"/>
        </table:table-row>
        <table:table-row table:style-name="ro9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Buenos Aires</text:p>
          </table:table-cell>
          <table:table-cell table:style-name="ce205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Revista de Oriente: asociación amigos de Rusia. Lo más completo <text:s/>y moderno para información y estudio de la realidad soviética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Sarmiento 2616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Buenos Aires</text:p>
          </table:table-cell>
          <table:table-cell table:style-name="ce205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El estudiante: revista de la juventud española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Marqués de Cubas 8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San José de Costa Rica</text:p>
          </table:table-cell>
          <table:table-cell table:style-name="ce205" office:value-type="string" calcext:value-type="string">
            <text:p>Costa Ric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Repertorio Americano: semanario de cultura hispánica</text:p>
          </table:table-cell>
          <table:table-cell table:style-name="ce207" office:value-type="string" calcext:value-type="string">
            <text:p>Joaquín García Monge. Director</text:p>
          </table:table-cell>
          <table:table-cell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number-columns-repeated="3"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0" calcext:value-type="float">
            <text:p>10</text:p>
          </table:table-cell>
          <table:table-cell table:style-name="ce205" office:value-type="string" calcext:value-type="string">
            <text:p>Roma</text:p>
          </table:table-cell>
          <table:table-cell table:style-name="ce205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Index: periódico mensile</text:p>
          </table:table-cell>
          <table:table-cell table:style-name="ce207" office:value-type="string" calcext:value-type="string">
            <text:p>Bragaglia</text:p>
          </table:table-cell>
          <table:table-cell table:style-name="ce207" office:value-type="string" calcext:value-type="string">
            <text:p>Via vignonesi 8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Freud, Sigmund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Resistencia al psicianálisis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11-13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Austr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style-name="ce225" office:value-type="string" calcext:value-type="string">
            <text:p>El profesor Freud</text:p>
          </table:table-cell>
          <table:table-cell table:style-name="ce123" office:value-type="string" calcext:value-type="string">
            <text:p>Carlos Raygada</text:p>
          </table:table-cell>
          <table:table-cell table:style-name="ce178" office:value-type="float" office:value="11" calcext:value-type="float">
            <text:p>11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Raygada, Carlos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61" office:value-type="string" calcext:value-type="string">
            <text:p>El profesor Freud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1" calcext:value-type="float">
            <text:p>11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Freud, Sigmund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Resistencia al psicianálisis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11-13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Austr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style-name="ce225" office:value-type="string" calcext:value-type="string">
            <text:p>Imagen sin nombre</text:p>
          </table:table-cell>
          <table:table-cell table:style-name="ce123" office:value-type="string" calcext:value-type="string">
            <text:p>Sin autor</text:p>
          </table:table-cell>
          <table:table-cell table:style-name="ce178" office:value-type="float" office:value="13" calcext:value-type="float">
            <text:p>13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7" office:value-type="string" calcext:value-type="string">
            <text:p>Anónimo</text:p>
          </table:table-cell>
          <table:table-cell table:style-name="ce127" table:content-validation-name="val12" office:value-type="string" calcext:value-type="string">
            <text:p>NM</text:p>
          </table:table-cell>
          <table:table-cell table:style-name="ce161" office:value-type="string" calcext:value-type="string">
            <text:p>Imagen sin nombr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3" calcext:value-type="float">
            <text:p>13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Hidalgo, Albert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Ubicación de Lenin (poema de varios lados)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4" calcext:value-type="float">
            <text:p>1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Roe, Carlos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Gregorio Marañón 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5" calcext:value-type="float">
            <text:p>15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Mercado, Guillerm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Carta a los maestros del Perú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23" table:content-validation-name="val9" office:value-type="string" calcext:value-type="string">
            <text:p>Cuento</text:p>
          </table:table-cell>
          <table:table-cell table:style-name="ce123" office:value-type="string" calcext:value-type="string">
            <text:p>Istrati, Parnait </text:p>
          </table:table-cell>
          <table:table-cell table:style-name="ce123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Spilca, el monj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23" office:value-type="string" calcext:value-type="string">
            <text:p>17-19</text:p>
          </table:table-cell>
          <table:table-cell table:style-name="ce206" office:value-type="string" calcext:value-type="string">
            <text:p>Bucarest</text:p>
          </table:table-cell>
          <table:table-cell table:style-name="ce206" office:value-type="string" calcext:value-type="string">
            <text:p>Rumania</text:p>
          </table:table-cell>
          <table:table-cell table:style-name="ce12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Carboncillo sobre papel</text:p>
          </table:table-cell>
          <table:table-cell table:style-name="ce123" office:value-type="string" calcext:value-type="string">
            <text:p>Pettoruti, Emilio </text:p>
          </table:table-cell>
          <table:table-cell table:style-name="ce133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Autorretrato de Emiliano Pettoruti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9" calcext:value-type="float">
            <text:p>19</text:p>
          </table:table-cell>
          <table:table-cell table:style-name="ce178" office:value-type="string" calcext:value-type="string">
            <text:p>NM</text:p>
          </table:table-cell>
          <table:table-cell table:style-name="ce206"/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7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60" office:value-type="string" calcext:value-type="string">
            <text:p>Bazán, Armand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Vigili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9" calcext:value-type="float">
            <text:p>19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25"/>
          <table:table-cell table:style-name="ce126" office:value-type="string" calcext:value-type="string">
            <text:p>Autorretrato de Emiliano Pettoruti</text:p>
          </table:table-cell>
          <table:table-cell table:style-name="ce123" office:value-type="string" calcext:value-type="string">
            <text:p>Emilio Pettoruti</text:p>
          </table:table-cell>
          <table:table-cell table:style-name="ce178" office:value-type="float" office:value="19" calcext:value-type="float">
            <text:p>19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Xilografía</text:p>
          </table:table-cell>
          <table:table-cell table:style-name="ce123" office:value-type="string" calcext:value-type="string">
            <text:p>Pantigoso, Manuel Doming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Dibujo de Alejandro Peralt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4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60" office:value-type="string" calcext:value-type="string">
            <text:p>Peralta, Alejandr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Cristales del and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style-name="ce123" office:value-type="string" calcext:value-type="string">
            <text:p>Dibujo de Alejandro Peralta</text:p>
          </table:table-cell>
          <table:table-cell table:style-name="ce123" office:value-type="string" calcext:value-type="string">
            <text:p>Manuel Domingo Pantigoso</text:p>
          </table:table-cell>
          <table:table-cell table:style-name="ce178" office:value-type="float" office:value="20" calcext:value-type="float">
            <text:p>20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60" office:value-type="string" calcext:value-type="string">
            <text:p>Peralta, Alejandr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El Indio Antoni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style-name="ce123" office:value-type="string" calcext:value-type="string">
            <text:p>Dibujo de Alejandro Peralta</text:p>
          </table:table-cell>
          <table:table-cell table:style-name="ce123" office:value-type="string" calcext:value-type="string">
            <text:p>Manuel Domingo Pantigoso</text:p>
          </table:table-cell>
          <table:table-cell table:style-name="ce178" office:value-type="float" office:value="20" calcext:value-type="float">
            <text:p>20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60" office:value-type="string" calcext:value-type="string">
            <text:p>Spelucín, Alcides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La canción vigorosa. A Víctor Raúl Haya de la Torr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La Libertad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style-name="ce123" office:value-type="string" calcext:value-type="string">
            <text:p>Alcides Spelución</text:p>
          </table:table-cell>
          <table:table-cell table:style-name="ce123" office:value-type="string" calcext:value-type="string">
            <text:p>Essquerriloff</text:p>
          </table:table-cell>
          <table:table-cell table:style-name="ce178" office:value-type="float" office:value="21" calcext:value-type="float">
            <text:p>21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Essquerriloff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Alcides Spelución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126"/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6">
          <table:table-cell table:style-name="ce59" office:value-type="float" office:value="1" calcext:value-type="float">
            <text:p>1</text:p>
          </table:table-cell>
          <table:table-cell table:style-name="ce75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Xilografía</text:p>
          </table:table-cell>
          <table:table-cell table:style-name="ce127" office:value-type="string" calcext:value-type="string">
            <text:p>Anónimo</text:p>
          </table:table-cell>
          <table:table-cell table:style-name="ce127" table:content-validation-name="val12" office:value-type="string" calcext:value-type="string">
            <text:p>NM</text:p>
          </table:table-cell>
          <table:table-cell table:style-name="ce143" office:value-type="string" calcext:value-type="string">
            <text:p>Imagen sin nombr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206" table:number-columns-repeated="2"/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Mayer de Zulen, Dora 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43" office:value-type="string" calcext:value-type="string">
            <text:p>Lo que ha significado la Pro-Indíge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22-2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El arte y la sociedad burgues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5-28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style-name="ce123" office:value-type="string" calcext:value-type="string">
            <text:p>Rendez Vous</text:p>
          </table:table-cell>
          <table:table-cell table:style-name="ce123" office:value-type="string" calcext:value-type="string">
            <text:p>Grosz, George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string" calcext:value-type="string">
            <text:p>Alemania</text:p>
          </table:table-cell>
          <table:table-cell table:style-name="ce10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Rendez Vous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 table:number-columns-repeated="2"/>
          <table:table-cell table:style-name="ce207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El arte y la sociedad burgues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5-28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style-name="ce123" office:value-type="string" calcext:value-type="string">
            <text:p>Despertar de primavera</text:p>
          </table:table-cell>
          <table:table-cell table:style-name="ce123" office:value-type="string" calcext:value-type="string">
            <text:p>Grosz, George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Alemani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Despertar de primaver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 table:number-columns-repeated="2"/>
          <table:table-cell table:style-name="ce207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3" table:content-validation-name="val8" office:value-type="string" calcext:value-type="string">
            <text:p>Imagen</text:p>
          </table:table-cell>
          <table:table-cell table:style-name="ce123" table:content-validation-name="val9" office:value-type="string" calcext:value-type="string">
            <text:p>Dibuj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El ejército imperial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 table:number-columns-repeated="2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Grosz, George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El arte y la sociedad burguesa</text:p>
          </table:table-cell>
          <table:table-cell table:style-name="ce178" table:content-validation-name="val15" office:value-type="string" calcext:value-type="string">
            <text:p>Individual</text:p>
          </table:table-cell>
          <table:table-cell table:style-name="ce178" office:value-type="string" calcext:value-type="string">
            <text:p>25-28</text:p>
          </table:table-cell>
          <table:table-cell table:style-name="ce178" office:value-type="string" calcext:value-type="string">
            <text:p>Berlín </text:p>
          </table:table-cell>
          <table:table-cell table:style-name="ce178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style-name="ce123" office:value-type="string" calcext:value-type="string">
            <text:p>El ejército imperi</text:p>
          </table:table-cell>
          <table:table-cell table:style-name="ce123" office:value-type="string" calcext:value-type="string">
            <text:p>Grosz, George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string" calcext:value-type="string">
            <text:p>Alemani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Pérez Reinoso, Ramir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iglesia contra el estado en Mejico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Falcón, César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Marañón, Asúa y la monarquí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30-31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Españ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R.P.R</text:p>
          </table:table-cell>
          <table:table-cell table:style-name="ce127" table:content-validation-name="val12" office:value-type="string" calcext:value-type="string">
            <text:p>NM</text:p>
          </table:table-cell>
          <table:table-cell table:style-name="ce143" office:value-type="string" calcext:value-type="string">
            <text:p>Las exposiciones: Exposición Vinatea-Reinoso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1" calcext:value-type="float">
            <text:p>31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No mencio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Camacho, Fabi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Noche de la selva 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92" office:value-type="string" calcext:value-type="string">
            <text:p>Anónimo</text:p>
          </table:table-cell>
          <table:table-cell table:style-name="ce92" table:content-validation-name="val12" office:value-type="string" calcext:value-type="string">
            <text:p>NA</text:p>
          </table:table-cell>
          <table:table-cell table:style-name="ce161" office:value-type="string" calcext:value-type="string">
            <text:p>Mercado de artes y letras. El monumento a los españoles caídos en la independenci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No mencio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9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207" office:value-type="string" calcext:value-type="string">
            <text:p>Leonidas Hurtado Povea</text:p>
          </table:table-cell>
          <table:table-cell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style-name="ce205" office:value-type="string" calcext:value-type="string">
            <text:p>Roma</text:p>
          </table:table-cell>
          <table:table-cell table:style-name="ce205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Futurismo</text:p>
          </table:table-cell>
          <table:table-cell table:style-name="ce207" office:value-type="string" calcext:value-type="string">
            <text:p>F.T. <text:s/>Marinetti</text:p>
          </table:table-cell>
          <table:table-cell table:style-name="ce207" office:value-type="string" calcext:value-type="string">
            <text:p>Piezza Adriana 30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style-name="ce205" office:value-type="string" calcext:value-type="string">
            <text:p>La Plata</text:p>
          </table:table-cell>
          <table:table-cell table:style-name="ce205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Valoraciones: revista de humanidades crítica y polémica</text:p>
          </table:table-cell>
          <table:table-cell table:number-columns-repeated="2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style-name="ce205" office:value-type="string" calcext:value-type="string">
            <text:p>Berlín</text:p>
          </table:table-cell>
          <table:table-cell table:style-name="ce205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Der Sturm</text:p>
          </table:table-cell>
          <table:table-cell table:style-name="ce207" office:value-type="string" calcext:value-type="string">
            <text:p>H. Walden</text:p>
          </table:table-cell>
          <table:table-cell table:style-name="ce207" office:value-type="string" calcext:value-type="string">
            <text:p>Potsdamerstrassen 134 A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M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Compañía de Seguros Italia. Fundada en 1896</text:p>
          </table:table-cell>
          <table:table-cell table:style-name="ce207" office:value-type="string" calcext:value-type="string">
            <text:p>Propiedad de la Compañía y su Casa Matriz</text:p>
          </table:table-cell>
          <table:table-cell table:style-name="ce207" office:value-type="string" calcext:value-type="string">
            <text:p>Calle Jesús Nazareno 169-175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M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Callao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Sociedad de Beneficiencia del Callao. Caja de Ahorros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Av. Saenz Peña no.10 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/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Abogado</text:p>
          </table:table-cell>
          <table:table-cell table:style-name="ce207" office:value-type="string" calcext:value-type="string">
            <text:p>Dr. A. Gustavo Cornejo</text:p>
          </table:table-cell>
          <table:table-cell table:style-name="ce207" office:value-type="string" calcext:value-type="string">
            <text:p>Mantas 171 (altos)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/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Abogado</text:p>
          </table:table-cell>
          <table:table-cell table:style-name="ce207" office:value-type="string" calcext:value-type="string">
            <text:p>Alejandro F. Barrios</text:p>
          </table:table-cell>
          <table:table-cell table:style-name="ce207" office:value-type="string" calcext:value-type="string">
            <text:p>Estudio Corcovado 465, reja derecha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M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Cirujía y Partos</text:p>
          </table:table-cell>
          <table:table-cell table:style-name="ce207" office:value-type="string" calcext:value-type="string">
            <text:p>Dr. Carlos E. Roe</text:p>
          </table:table-cell>
          <table:table-cell table:style-name="ce207" office:value-type="string" calcext:value-type="string">
            <text:p>Amargura 979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/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Médico y Cirujano</text:p>
          </table:table-cell>
          <table:table-cell table:style-name="ce207" office:value-type="string" calcext:value-type="string">
            <text:p>Marcelino González García</text:p>
          </table:table-cell>
          <table:table-cell table:style-name="ce207" office:value-type="string" calcext:value-type="string">
            <text:p>Negreiros 549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Amauta</text:p>
          </table:table-cell>
          <table:table-cell table:style-name="ce101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Bien y/o Servicio</text:p>
          </table:table-cell>
          <table:table-cell table:style-name="ce127" office:value-type="string" calcext:value-type="string">
            <text:p>NA</text:p>
          </table:table-cell>
          <table:table-cell table:style-name="ce92" table:content-validation-name="val12" office:value-type="string" calcext:value-type="string">
            <text:p>NM</text:p>
          </table:table-cell>
          <table:table-cell table:style-name="ce127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ontracarátula</text:p>
          </table:table-cell>
          <table:table-cell table:style-name="ce205" office:value-type="string" calcext:value-type="string">
            <text:p>Lima</text:p>
          </table:table-cell>
          <table:table-cell table:style-name="ce205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44" office:value-type="string" calcext:value-type="string">
            <text:p>Banco Italiano. Fundado en 1889</text:p>
          </table:table-cell>
          <table:table-cell table:number-columns-repeated="2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34" office:value-type="string" calcext:value-type="string">
            <text:p>Bazán, Armando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Con Manuel Beingole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style-name="ce244" office:value-type="string" calcext:value-type="string">
            <text:p>Librería Francesa Científica. </text:p>
          </table:table-cell>
          <table:table-cell table:style-name="ce207" office:value-type="string" calcext:value-type="string">
            <text:p>F. y E. Rosay. Gerente</text:p>
          </table:table-cell>
          <table:table-cell table:style-name="ce207" office:value-type="string" calcext:value-type="string">
            <text:p>Calle de la Merced 636-634</text:p>
          </table:table-cell>
          <table:table-cell table:style-name="ce207" table:number-columns-repeated="2"/>
          <table:table-cell table:number-columns-repeated="998"/>
        </table:table-row>
        <table:table-row table:style-name="ro9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34" office:value-type="string" calcext:value-type="string">
            <text:p>Portal, Magda </text:p>
          </table:table-cell>
          <table:table-cell table:style-name="ce92" table:content-validation-name="val12" office:value-type="string" calcext:value-type="string">
            <text:p>Mujer</text:p>
          </table:table-cell>
          <table:table-cell table:style-name="ce34" office:value-type="string" calcext:value-type="string">
            <text:p>Círculos violeta (De "El derecho de matar")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2-01" calcext:value-type="date">
            <text:p>1-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style-name="ce244" office:value-type="string" calcext:value-type="string">
            <text:p>La Enciclopedia: Librería y centro de suscripciones. Antiguos agentes de la renombrada Enciclopedia Universal ESPASA </text:p>
          </table:table-cell>
          <table:table-cell table:style-name="ce207" office:value-type="string" calcext:value-type="string">
            <text:p>J. Iglesias &amp; Co. Gerente</text:p>
          </table:table-cell>
          <table:table-cell table:style-name="ce207" office:value-type="string" calcext:value-type="string">
            <text:p>Veracruz 255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32" office:value-type="string" calcext:value-type="string">
            <text:p>Sor Folie</text:p>
          </table:table-cell>
          <table:table-cell table:style-name="ce92" table:content-validation-name="val12" office:value-type="string" calcext:value-type="string">
            <text:p>Mujer</text:p>
          </table:table-cell>
          <table:table-cell table:style-name="ce34" office:value-type="string" calcext:value-type="string">
            <text:p>¿Para qué?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style-name="ce244" office:value-type="string" calcext:value-type="string">
            <text:p>El Inca. Librería e Imprenta</text:p>
          </table:table-cell>
          <table:table-cell table:style-name="ce207"/>
          <table:table-cell table:style-name="ce207" office:value-type="string" calcext:value-type="string">
            <text:p>Plaza San Martín 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Orrego, Antenor 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4" office:value-type="string" calcext:value-type="string">
            <text:p>El libro de la nave dorada. Palabras prologales de Antenor Orrego. Categoría Estétic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2-3/6-8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style-name="ce244" office:value-type="string" calcext:value-type="string">
            <text:p>Amauta. Revista mensual de cultura</text:p>
          </table:table-cell>
          <table:table-cell table:style-name="ce207" office:value-type="string" calcext:value-type="string">
            <text:p>José Carlos Mariátegui. Director</text:p>
          </table:table-cell>
          <table:table-cell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Mariátegui, José Carlos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4" office:value-type="string" calcext:value-type="string">
            <text:p>L'agonie du Christianisme de Miguel de Unamuno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Libro</text:p>
          </table:table-cell>
          <table:table-cell table:style-name="ce244" office:value-type="string" calcext:value-type="string">
            <text:p>El nuevo absoluto. Segundo volumen de la Biblioteca Moderna de Minerva</text:p>
          </table:table-cell>
          <table:table-cell table:style-name="ce207" office:value-type="string" calcext:value-type="string">
            <text:p>Mariano Iberico Rodríguez</text:p>
          </table:table-cell>
          <table:table-cell table:style-name="ce207" office:value-type="string" calcext:value-type="string">
            <text:p>Sagástegui 699</text:p>
          </table:table-cell>
          <table:table-cell table:style-name="ce207" table:number-columns-repeated="2"/>
          <table:table-cell table:style-name="ce10" office:value-type="string" calcext:value-type="string">
            <text:p>Precio: $1.80</text:p>
          </table:table-cell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Mariátegui, José Carlos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El libro de la nave dorada de Alcides Spelucin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5-04" calcext:value-type="date">
            <text:p>4-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Pérez Reinoso, Ramiro 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El nuevo absoluto de Mariano Iberico Rodríguez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Bazán, Armando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Ande de Alejandro Peralt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6-05" calcext:value-type="date">
            <text:p>5-6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Guillén, Albeto 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Sigmund Freud por Honorio Delgado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Septiembre</text:p>
          </table:table-cell>
          <table:table-cell table:style-name="ce93" table:content-validation-name="val2" office:value-type="string" calcext:value-type="string">
            <text:p>Libros y Revistas</text:p>
          </table:table-cell>
          <table:table-cell table:style-name="ce101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<text:s/>Paz Soldán, Carlos Enrique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Tópicos de la nueva universidad: Los seminario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0"/>
          <table:table-cell table:style-name="ce76"/>
          <table:table-cell table:style-name="ce16" table:number-columns-repeated="24"/>
          <table:table-cell table:number-columns-repeated="998"/>
        </table:table-row>
        <table:table-row table:style-name="ro8">
          <table:table-cell table:style-name="ce61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Libr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7" office:value-type="string" calcext:value-type="string">
            <text:p>Lima</text:p>
          </table:table-cell>
          <table:table-cell table:style-name="ce207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44" office:value-type="string" calcext:value-type="string">
            <text:p>El nuevo absoluto. Segundo volumen de la Biblioteca Moderna de Minerva</text:p>
          </table:table-cell>
          <table:table-cell table:style-name="ce126" office:value-type="string" calcext:value-type="string">
            <text:p>Mariano Iberico Rodríguez. Autor</text:p>
          </table:table-cell>
          <table:table-cell table:style-name="ce207" office:value-type="string" calcext:value-type="string">
            <text:p>Sagástegui 699</text:p>
          </table:table-cell>
          <table:table-cell table:style-name="ce207" office:value-type="string" calcext:value-type="string">
            <text:p>Lima</text:p>
          </table:table-cell>
          <table:table-cell table:style-name="ce207" office:value-type="string" calcext:value-type="string">
            <text:p>Perú</text:p>
          </table:table-cell>
          <table:table-cell table:style-name="ce10" office:value-type="string" calcext:value-type="string">
            <text:p>Precio: $1.80</text:p>
          </table:table-cell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Bien y/o Servici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The ideal shoe</text:p>
          </table:table-cell>
          <table:table-cell table:style-name="ce207" office:value-type="string" calcext:value-type="string">
            <text:p>Luis. R. Elias</text:p>
          </table:table-cell>
          <table:table-cell table:style-name="ce207" office:value-type="string" calcext:value-type="string">
            <text:p>Ca. Jesús Nazareno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Bien y/o Servici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In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Banco Alemán Transaytlántico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Calle de la Coca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Bien y/o Servici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203" office:value-type="float" office:value="1" calcext:value-type="float">
            <text:p>1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Ford Motor Company</text:p>
          </table:table-cell>
          <table:table-cell table:style-name="ce207" office:value-type="string" calcext:value-type="string">
            <text:p>A. C. Shumway &amp; C.S.C</text:p>
          </table:table-cell>
          <table:table-cell table:style-name="ce207" office:value-type="string" calcext:value-type="string">
            <text:p>Edificio Mineria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Bien y/o Servici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203" office:value-type="float" office:value="2" calcext:value-type="float">
            <text:p>2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Estudio Goyzueta: Arte y Perfección Técnica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Mantas 180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Bien y/o Servici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203" office:value-type="float" office:value="2" calcext:value-type="float">
            <text:p>2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Banco Internacional del Perú</text:p>
          </table:table-cell>
          <table:table-cell table:number-columns-repeated="2" table:style-name="ce207" office:value-type="string" calcext:value-type="string">
            <text:p>NM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4" table:content-validation-name="val2" office:value-type="string" calcext:value-type="string">
            <text:p>Amauta</text:p>
          </table:table-cell>
          <table:table-cell table:style-name="ce102" table:content-validation-name="val4" office:value-type="string" calcext:value-type="string">
            <text:p>General</text:p>
          </table:table-cell>
          <table:table-cell table:style-name="ce125" table:content-validation-name="val8" office:value-type="string" calcext:value-type="string">
            <text:p>Publicidad</text:p>
          </table:table-cell>
          <table:table-cell table:style-name="ce144" table:content-validation-name="val9" office:value-type="string" calcext:value-type="string">
            <text:p>Libro</text:p>
          </table:table-cell>
          <table:table-cell table:style-name="ce94" office:value-type="string" calcext:value-type="string">
            <text:p>NA</text:p>
          </table:table-cell>
          <table:table-cell table:style-name="ce94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203" office:value-type="float" office:value="2" calcext:value-type="float">
            <text:p>2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4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241" table:content-validation-name="val19"/>
          <table:table-cell table:style-name="ce207" office:value-type="string" calcext:value-type="string">
            <text:p>La Escena Contemporánea</text:p>
          </table:table-cell>
          <table:table-cell table:style-name="ce207" office:value-type="string" calcext:value-type="string">
            <text:p>José Carlos Mariátegui. Autor</text:p>
          </table:table-cell>
          <table:table-cell table:style-name="ce207" office:value-type="string" calcext:value-type="string">
            <text:p>Sagastegui 669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10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92" office:value-type="string" calcext:value-type="string">
            <text:p>Orrego, Antenor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El canto del hombr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4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Libr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92" office:value-type="string" calcext:value-type="string">
            <text:p>Shaw, Bernard; Juan Portal (traducción)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Bernard Shaw habla sobre los problemas de Inglaterra y del Socialism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98" office:value-type="date" office:date-value="2018-07-04" calcext:value-type="date">
            <text:p>4-7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Reino Unido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 office:value-type="string" calcext:value-type="string">
            <text:p>Dibujo</text:p>
          </table:table-cell>
          <table:table-cell table:style-name="ce161" office:value-type="string" calcext:value-type="string">
            <text:p>Dibujo de Bernard Shaw</text:p>
          </table:table-cell>
          <table:table-cell table:style-name="ce123" office:value-type="string" calcext:value-type="string">
            <text:p>Anónimo</text:p>
          </table:table-cell>
          <table:table-cell table:style-name="ce178" office:value-type="float" office:value="5" calcext:value-type="float">
            <text:p>5</text:p>
          </table:table-cell>
          <table:table-cell table:style-name="ce126" office:value-type="string" calcext:value-type="string">
            <text:p>NM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style-name="ce246"/>
          <table:table-cell table:number-columns-repeated="997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61" office:value-type="string" calcext:value-type="string">
            <text:p>Dibujo de Bernard Shaw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Anónim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9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7" calcext:value-type="float">
            <text:p>7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94"/>
          <table:table-cell table:number-columns-repeated="4" table:style-name="ce94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Renovación (organo de estudiantes de Farmacio y Química: Farmacio, Medicina, Ciencias Sociels, Arte, Literatura, Reforma Universitaria)</text:p>
          </table:table-cell>
          <table:table-cell table:style-name="ce207" office:value-type="string" calcext:value-type="string">
            <text:p>Leonidas Hurtado Povea. Director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9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7" calcext:value-type="float">
            <text:p>7</text:p>
          </table:table-cell>
          <table:table-cell table:style-name="ce207" office:value-type="string" calcext:value-type="string">
            <text:p>Roma</text:p>
          </table:table-cell>
          <table:table-cell table:style-name="ce212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94"/>
          <table:table-cell table:number-columns-repeated="4" table:style-name="ce94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Futurismo</text:p>
          </table:table-cell>
          <table:table-cell table:style-name="ce207" office:value-type="string" calcext:value-type="string">
            <text:p>F.T. <text:s/>Marinetti. Director</text:p>
          </table:table-cell>
          <table:table-cell table:style-name="ce207" office:value-type="string" calcext:value-type="string">
            <text:p>Piezza Adriana 30</text:p>
          </table:table-cell>
          <table:table-cell table:style-name="ce207" office:value-type="string" calcext:value-type="string">
            <text:p>Roma</text:p>
          </table:table-cell>
          <table:table-cell table:style-name="ce212" office:value-type="string" calcext:value-type="string">
            <text:p>Italia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Valcárcel, Luis E.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Detrás de las montaña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9-08" calcext:value-type="date">
            <text:p>8-9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Parra del Riego, Jua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Marcha Unamun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0" calcext:value-type="float">
            <text:p>10</text:p>
          </table:table-cell>
          <table:table-cell table:style-name="ce178" office:value-type="string" calcext:value-type="string">
            <text:p>Montevideo</text:p>
          </table:table-cell>
          <table:table-cell table:style-name="ce178" office:value-type="string" calcext:value-type="string">
            <text:p>Uruguay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61" office:value-type="string" calcext:value-type="string">
            <text:p>Dibujo de Juan Parra del Riego</text:p>
          </table:table-cell>
          <table:table-cell table:style-name="ce123" office:value-type="string" calcext:value-type="string">
            <text:p>Vallejo, César</text:p>
          </table:table-cell>
          <table:table-cell table:style-name="ce178" office:value-type="float" office:value="10" calcext:value-type="float">
            <text:p>10</text:p>
          </table:table-cell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6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Vallejo, César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Juan Parra del Rieg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0" calcext:value-type="float">
            <text:p>10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García, J. Uriel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música incaic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12-11" calcext:value-type="date">
            <text:p>11-12</text:p>
          </table:table-cell>
          <table:table-cell table:style-name="ce178" office:value-type="string" calcext:value-type="string">
            <text:p>Cusco 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Libr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Haya de la Torre, Víctor Raúl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Romain Rolland y la América Latin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12-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Romain Rolland</text:p>
          </table:table-cell>
          <table:table-cell table:style-name="ce123" office:value-type="string" calcext:value-type="string">
            <text:p>Essquerriloff</text:p>
          </table:table-cell>
          <table:table-cell table:style-name="ce178" office:value-type="float" office:value="12" calcext:value-type="float">
            <text:p>12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/>
          <table:table-cell table:style-name="ce246" office:value-type="string" calcext:value-type="string">
            <text:p>El artículo de Haya apareció en francés en el número especial delicado por la revista "Europe" a Romain Rolland, con motivo de su 60 aniversario.</text:p>
          </table:table-cell>
          <table:table-cell table:number-columns-repeated="996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Xilografía</text:p>
          </table:table-cell>
          <table:table-cell table:style-name="ce123" office:value-type="string" calcext:value-type="string">
            <text:p>Essquerriloff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Romain Rolland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2" calcext:value-type="float">
            <text:p>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style-name="ce123" office:value-type="string" calcext:value-type="string">
            <text:p>idem </text:p>
          </table:table-cell>
          <table:table-cell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Eguren, José M.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reludio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3" calcext:value-type="float">
            <text:p>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Abril, Xavier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llegada a Cub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13" calcext:value-type="float">
            <text:p>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Ruzo, Daniel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carretera, Lied XI de Alfonso de Silv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14-1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Brum, Blanca Luz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43" office:value-type="string" calcext:value-type="string">
            <text:p>La noch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Uruguay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Blanca Luz Brum</text:p>
          </table:table-cell>
          <table:table-cell table:style-name="ce123" office:value-type="string" calcext:value-type="string">
            <text:p>Vallejo, César</text:p>
          </table:table-cell>
          <table:table-cell table:style-name="ce178" office:value-type="float" office:value="16" calcext:value-type="float">
            <text:p>16</text:p>
          </table:table-cell>
          <table:table-cell table:style-name="ce126" office:value-type="string" calcext:value-type="string">
            <text:p>Perú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Vallejo, César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Blanca Luz Brum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Brum, Blanca Luz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43" office:value-type="string" calcext:value-type="string">
            <text:p>Lo que soñé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Uruguay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 sin nombre</text:p>
          </table:table-cell>
          <table:table-cell table:style-name="ce123" office:value-type="string" calcext:value-type="string">
            <text:p>Matisse, Henri</text:p>
          </table:table-cell>
          <table:table-cell table:style-name="ce178" office:value-type="float" office:value="16" calcext:value-type="float">
            <text:p>16</text:p>
          </table:table-cell>
          <table:table-cell table:style-name="ce126" office:value-type="string" calcext:value-type="string">
            <text:p>Franci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Matisse, Henri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Dibujo sin nombre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NM</text:p>
          </table:table-cell>
          <table:table-cell table:style-name="ce178" office:value-type="string" calcext:value-type="string">
            <text:p>Franc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Ingenieros, José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Terruño, patria, humanidad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17-19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Magda Portal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43" office:value-type="string" calcext:value-type="string">
            <text:p>Aguj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Magda Portal</text:p>
          </table:table-cell>
          <table:table-cell table:style-name="ce123" office:value-type="string" calcext:value-type="string">
            <text:p>Pantigoso</text:p>
          </table:table-cell>
          <table:table-cell table:style-name="ce178"/>
          <table:table-cell table:style-name="ce126" office:value-type="string" calcext:value-type="string">
            <text:p>Perú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Pantigos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Magda Portal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Magda Portal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43" office:value-type="string" calcext:value-type="string">
            <text:p>Vidrios de amor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Magda Portal</text:p>
          </table:table-cell>
          <table:table-cell table:style-name="ce123" office:value-type="string" calcext:value-type="string">
            <text:p>Pantigoso</text:p>
          </table:table-cell>
          <table:table-cell table:style-name="ce178"/>
          <table:table-cell table:style-name="ce126" office:value-type="string" calcext:value-type="string">
            <text:p>Perú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Pantigos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Magda Portal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Pettoruti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1" calcext:value-type="float">
            <text:p>21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Fotografía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[Fotografía del rostro] de Pettoruti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Acuarela</text:p>
          </table:table-cell>
          <table:table-cell table:style-name="ce123" office:value-type="string" calcext:value-type="string">
            <text:p>Vieja Puerta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1" calcext:value-type="float">
            <text:p>21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Acuarela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Vieja Puert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NA</text:p>
          </table:table-cell>
          <table:table-cell table:style-name="ce123" office:value-type="string" calcext:value-type="string">
            <text:p>Mosaico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1" calcext:value-type="float">
            <text:p>21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Mosaico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Mosaic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Carboncillo</text:p>
          </table:table-cell>
          <table:table-cell table:style-name="ce123" office:value-type="string" calcext:value-type="string">
            <text:p>Desnudo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2" calcext:value-type="float">
            <text:p>22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Carboncillo sobre papel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Desnud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Mosaico</text:p>
          </table:table-cell>
          <table:table-cell table:style-name="ce123" office:value-type="string" calcext:value-type="string">
            <text:p>Meditación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2" calcext:value-type="float">
            <text:p>22</text:p>
          </table:table-cell>
          <table:table-cell table:style-name="ce126" office:value-type="string" calcext:value-type="string">
            <text:p>Argenti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Mosaico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Meditación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Carboncillo</text:p>
          </table:table-cell>
          <table:table-cell table:style-name="ce123" office:value-type="string" calcext:value-type="string">
            <text:p>Autorretrato de Emiliano Pettoruti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2" calcext:value-type="float">
            <text:p>22</text:p>
          </table:table-cell>
          <table:table-cell table:style-name="ce126" office:value-type="string" calcext:value-type="string">
            <text:p>Argenti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Carboncillo sobre papel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Autorretrato de Emiliano Pettoruti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Cano, B. Sanín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Retrato de Xul Xolar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3" calcext:value-type="float">
            <text:p>23</text:p>
          </table:table-cell>
          <table:table-cell table:style-name="ce126" office:value-type="string" calcext:value-type="string">
            <text:p>Argenti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Imagen</text:p>
          </table:table-cell>
          <table:table-cell table:style-name="ce145" table:content-validation-name="val9" office:value-type="string" calcext:value-type="string">
            <text:p>Óleo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Retrato de Xul Xolar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7" table:content-validation-name="val8" office:value-type="string" calcext:value-type="string">
            <text:p>Texto</text:p>
          </table:table-cell>
          <table:table-cell table:style-name="ce145" table:content-validation-name="val9" office:value-type="string" calcext:value-type="string">
            <text:p>Crítica de Arte</text:p>
          </table:table-cell>
          <table:table-cell table:style-name="ce127" office:value-type="string" calcext:value-type="string">
            <text:p>B. Sanín Can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5" office:value-type="string" calcext:value-type="string">
            <text:p>Emilio Pettoruti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1-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Acuarela</text:p>
          </table:table-cell>
          <table:table-cell table:style-name="ce123" office:value-type="string" calcext:value-type="string">
            <text:p>El Garda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3" calcext:value-type="float">
            <text:p>23</text:p>
          </table:table-cell>
          <table:table-cell table:style-name="ce126" office:value-type="string" calcext:value-type="string">
            <text:p>Argenti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Acuarela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El Garda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Oquendo de Amat, C.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 del maniconomi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Retrato del pintor Pieroo Marussig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24" calcext:value-type="float">
            <text:p>24</text:p>
          </table:table-cell>
          <table:table-cell table:style-name="ce126" office:value-type="string" calcext:value-type="string">
            <text:p>Argenti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59" office:value-type="float" office:value="1" calcext:value-type="float">
            <text:p>1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Americano</text:p>
          </table:table-cell>
          <table:table-cell table:style-name="ce128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Óleo</text:p>
          </table:table-cell>
          <table:table-cell table:style-name="ce123" office:value-type="string" calcext:value-type="string">
            <text:p>Pettoruti, Emil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Retrato del pintor Pieroo Marussig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Europeo</text:p>
          </table:table-cell>
          <table:table-cell table:style-name="ce128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Óleo</text:p>
          </table:table-cell>
          <table:table-cell table:style-name="ce128" office:value-type="string" calcext:value-type="string">
            <text:p>XI Exposición internacional de Venecia</text:p>
          </table:table-cell>
          <table:table-cell table:style-name="ce178" table:content-validation-name="val12" office:value-type="string" calcext:value-type="string">
            <text:p>NM</text:p>
          </table:table-cell>
          <table:table-cell table:style-name="ce128" office:value-type="string" calcext:value-type="string">
            <text:p>XI Exposición internacional de Veneci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Venecia</text:p>
          </table:table-cell>
          <table:table-cell table:style-name="ce178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Jongleries</text:p>
          </table:table-cell>
          <table:table-cell table:style-name="ce123" office:value-type="string" calcext:value-type="string">
            <text:p>Paladini, Vinicio</text:p>
          </table:table-cell>
          <table:table-cell table:style-name="ce178" office:value-type="float" office:value="24" calcext:value-type="float">
            <text:p>24</text:p>
          </table:table-cell>
          <table:table-cell table:style-name="ce126" office:value-type="string" calcext:value-type="string">
            <text:p>Itali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Europeo</text:p>
          </table:table-cell>
          <table:table-cell table:style-name="ce128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Óleo</text:p>
          </table:table-cell>
          <table:table-cell table:style-name="ce123" office:value-type="string" calcext:value-type="string">
            <text:p>Paladini, Vinici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Jonglerie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Venecia</text:p>
          </table:table-cell>
          <table:table-cell table:style-name="ce178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Europeo</text:p>
          </table:table-cell>
          <table:table-cell table:style-name="ce128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Óleo</text:p>
          </table:table-cell>
          <table:table-cell table:style-name="ce128" office:value-type="string" calcext:value-type="string">
            <text:p>XI Exposición internacional de Venecia</text:p>
          </table:table-cell>
          <table:table-cell table:style-name="ce178" table:content-validation-name="val12" office:value-type="string" calcext:value-type="string">
            <text:p>NM</text:p>
          </table:table-cell>
          <table:table-cell table:style-name="ce128" office:value-type="string" calcext:value-type="string">
            <text:p>XI Exposición internacional de Veneci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Venecia</text:p>
          </table:table-cell>
          <table:table-cell table:style-name="ce178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ostrettore</text:p>
          </table:table-cell>
          <table:table-cell table:style-name="ce123" office:value-type="string" calcext:value-type="string">
            <text:p>Panaggi, Ivo</text:p>
          </table:table-cell>
          <table:table-cell table:style-name="ce178" office:value-type="float" office:value="24" calcext:value-type="float">
            <text:p>24</text:p>
          </table:table-cell>
          <table:table-cell table:style-name="ce126" office:value-type="string" calcext:value-type="string">
            <text:p>Itali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Arte Europeo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Óleo</text:p>
          </table:table-cell>
          <table:table-cell table:style-name="ce123" office:value-type="string" calcext:value-type="string">
            <text:p>Panaggi, Iv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Costrettor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Venecia</text:p>
          </table:table-cell>
          <table:table-cell table:style-name="ce178" office:value-type="string" calcext:value-type="string">
            <text:p>Ital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style-name="ce206"/>
          <table:table-cell table:number-columns-repeated="2" table:style-name="ce123" office:value-type="string" calcext:value-type="string">
            <text:p>idem</text:p>
          </table:table-cell>
          <table:table-cell table:style-name="ce178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Velásquez, Carlos A.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nueva educación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25-26</text:p>
          </table:table-cell>
          <table:table-cell table:style-name="ce178" office:value-type="string" calcext:value-type="string">
            <text:p>Moquegu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Delgado, Honori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rque nos gustan los ojos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string" calcext:value-type="string">
            <text:p>27-2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[Ojos]</text:p>
          </table:table-cell>
          <table:table-cell table:style-name="ce123" office:value-type="string" calcext:value-type="string">
            <text:p>Raygada, Carlos</text:p>
          </table:table-cell>
          <table:table-cell table:style-name="ce178" office:value-type="float" office:value="27" calcext:value-type="float">
            <text:p>27</text:p>
          </table:table-cell>
          <table:table-cell table:style-name="ce126" office:value-type="string" calcext:value-type="string">
            <text:p>Perú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Tinta sobre papel</text:p>
          </table:table-cell>
          <table:table-cell table:style-name="ce123" office:value-type="string" calcext:value-type="string">
            <text:p>Raygada, Carlos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3" office:value-type="string" calcext:value-type="string">
            <text:p>[Ojos]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6" office:value-type="string" calcext:value-type="string">
            <text:p>idem</text:p>
          </table:table-cell>
          <table:table-cell table:style-name="ce206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Mar, Serafín del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: Mensajes de noch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Mariátegui, José Carlos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evolución de la economía perua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29-32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5" table:style-name="ce207" office:value-type="string" calcext:value-type="string">
            <text:p>NM</text:p>
          </table:table-cell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orrespondencia</text:p>
          </table:table-cell>
          <table:table-cell table:style-name="ce92" office:value-type="string" calcext:value-type="string">
            <text:p>Ulloa, Alberto </text:p>
          </table:table-cell>
          <table:table-cell table:style-name="ce92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Mensaje de Alberto Ulloa a la juventud de Panamá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Poesía</text:p>
          </table:table-cell>
          <table:table-cell table:style-name="ce127" office:value-type="string" calcext:value-type="string">
            <text:p>Guillén, Albert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Poemas III y IV 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Sin nombre</text:p>
          </table:table-cell>
          <table:table-cell table:style-name="ce123" office:value-type="string" calcext:value-type="string">
            <text:p>C. Cuadros</text:p>
          </table:table-cell>
          <table:table-cell table:style-name="ce178" office:value-type="float" office:value="33" calcext:value-type="float">
            <text:p>33</text:p>
          </table:table-cell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Dibujo</text:p>
          </table:table-cell>
          <table:table-cell table:style-name="ce123" office:value-type="string" calcext:value-type="string">
            <text:p>C. Cuadros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[Paisajes]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33" calcext:value-type="float">
            <text:p>33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No menciona</text:p>
          </table:table-cell>
          <table:table-cell table:style-name="ce206"/>
          <table:table-cell table:number-columns-repeated="2" table:style-name="ce206" office:value-type="string" calcext:value-type="string">
            <text:p>idem</text:p>
          </table:table-cell>
          <table:table-cell table:style-name="ce206"/>
          <table:table-cell table:style-name="ce97"/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7" office:value-type="string" calcext:value-type="string">
            <text:p>Istrati, Panait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Spilca, El monj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34-36</text:p>
          </table:table-cell>
          <table:table-cell table:style-name="ce178" office:value-type="string" calcext:value-type="string">
            <text:p>Bucarest</text:p>
          </table:table-cell>
          <table:table-cell table:style-name="ce178" office:value-type="string" calcext:value-type="string">
            <text:p>Rumania</text:p>
          </table:table-cell>
          <table:table-cell table:style-name="ce213" table:content-validation-name="val17" office:value-type="string" calcext:value-type="string">
            <text:p>Europ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36" calcext:value-type="float">
            <text:p>36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Norteaméric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126" office:value-type="string" calcext:value-type="string">
            <text:p>Amauta. Revista Mensual de Cultura</text:p>
          </table:table-cell>
          <table:table-cell table:style-name="ce126" office:value-type="string" calcext:value-type="string">
            <text:p>José Carlos Mariátegui. Director</text:p>
          </table:table-cell>
          <table:table-cell table:style-name="ce207" office:value-type="string" calcext:value-type="string">
            <text:p>Sagastegui 669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trevista</text:p>
          </table:table-cell>
          <table:table-cell table:style-name="ce124" office:value-type="string" calcext:value-type="string">
            <text:p>Cox, Carlos Manuel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Con César A. Rodríguez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3-01" calcext:value-type="date">
            <text:p>1-3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Bien y/o Servicio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126"/>
          <table:table-cell table:style-name="ce23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6" table:content-validation-name="val9" office:value-type="string" calcext:value-type="string">
            <text:p>Bien y/o Servicio</text:p>
          </table:table-cell>
          <table:table-cell table:style-name="ce12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2" calcext:value-type="float">
            <text:p>2</text:p>
          </table:table-cell>
          <table:table-cell table:style-name="ce126" office:value-type="string" calcext:value-type="string">
            <text:p>Lima</text:p>
          </table:table-cell>
          <table:table-cell table:style-name="ce23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style-name="ce124"/>
          <table:table-cell table:style-name="ce206" table:number-columns-repeated="2"/>
          <table:table-cell table:style-name="ce126"/>
          <table:table-cell table:style-name="ce126" table:content-validation-name="val19"/>
          <table:table-cell table:style-name="ce126" office:value-type="string" calcext:value-type="string">
            <text:p>Librería e Imprenta El Inca</text:p>
          </table:table-cell>
          <table:table-cell table:style-name="ce207" office:value-type="string" calcext:value-type="string">
            <text:p>NM</text:p>
          </table:table-cell>
          <table:table-cell table:style-name="ce126" office:value-type="string" calcext:value-type="string">
            <text:p>Plaza San Martín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4" office:value-type="string" calcext:value-type="string">
            <text:p>Wiesse, María 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24" office:value-type="string" calcext:value-type="string">
            <text:p>San Francisco de Asis y nuestro siglo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 office:value-type="string" calcext:value-type="string">
            <text:p>madera</text:p>
          </table:table-cell>
          <table:table-cell table:style-name="ce124" office:value-type="string" calcext:value-type="string">
            <text:p>[San Francisco de Asís]</text:p>
          </table:table-cell>
          <table:table-cell table:style-name="ce206" office:value-type="string" calcext:value-type="string">
            <text:p>Sabogal, José</text:p>
          </table:table-cell>
          <table:table-cell table:style-name="ce206" office:value-type="float" office:value="3" calcext:value-type="float">
            <text:p>3</text:p>
          </table:table-cell>
          <table:table-cell table:style-name="ce126" office:value-type="string" calcext:value-type="string">
            <text:p>Perú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Imagen</text:p>
          </table:table-cell>
          <table:table-cell table:style-name="ce143" table:content-validation-name="val9" office:value-type="string" calcext:value-type="string">
            <text:p>Xilografía</text:p>
          </table:table-cell>
          <table:table-cell table:style-name="ce162" office:value-type="string" calcext:value-type="string">
            <text:p>Sabogal, José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[San Francisco de Asís]</text:p>
          </table:table-cell>
          <table:table-cell table:style-name="ce178" table:content-validation-name="val14" office:value-type="string" calcext:value-type="string">
            <text:p>Acompañado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style-name="ce206"/>
          <table:table-cell table:number-columns-repeated="2" table:style-name="ce206" office:value-type="string" calcext:value-type="string">
            <text:p>idem</text:p>
          </table:table-cell>
          <table:table-cell table:style-name="ce206"/>
          <table:table-cell table:style-name="ce97"/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orrespondencia</text:p>
          </table:table-cell>
          <table:table-cell table:style-name="ce162" office:value-type="string" calcext:value-type="string">
            <text:p>Paredes, Ángel M.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Los estudios del Doctor Ángel Paredes sobre Sociología Americana.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Quito</text:p>
          </table:table-cell>
          <table:table-cell table:style-name="ce178" office:value-type="string" calcext:value-type="string">
            <text:p>Ecuador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orrespondencia</text:p>
          </table:table-cell>
          <table:table-cell table:style-name="ce124" office:value-type="string" calcext:value-type="string">
            <text:p>Mayer de Zulen, Dora</text:p>
          </table:table-cell>
          <table:table-cell table:style-name="ce127" table:content-validation-name="val12" office:value-type="string" calcext:value-type="string">
            <text:p>Mujer</text:p>
          </table:table-cell>
          <table:table-cell table:style-name="ce124" office:value-type="string" calcext:value-type="string">
            <text:p>Los estudios del Doctor Ángel Paredes sobre Sociología Americana.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4" calcext:value-type="float">
            <text:p>4</text:p>
          </table:table-cell>
          <table:table-cell table:style-name="ce207" office:value-type="string" calcext:value-type="string">
            <text:p>La Plata</text:p>
          </table:table-cell>
          <table:table-cell table:style-name="ce212" office:value-type="string" calcext:value-type="string">
            <text:p>Argentin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Valoraciones: revista de humanidades crítica y polémica</text:p>
          </table:table-cell>
          <table:table-cell table:number-columns-repeated="2" table:style-name="ce207" office:value-type="string" calcext:value-type="string">
            <text:p>NM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Interview de Libros y Revistas</text:p>
          </table:table-cell>
          <table:table-cell table:style-name="ce124" table:content-validation-name="val8" office:value-type="string" calcext:value-type="string">
            <text:p>Publicidad</text:p>
          </table:table-cell>
          <table:table-cell table:style-name="ce143" table:content-validation-name="val9" office:value-type="string" calcext:value-type="string">
            <text:p>Revista</text:p>
          </table:table-cell>
          <table:table-cell table:style-name="ce124" office:value-type="string" calcext:value-type="string">
            <text:p>NA</text:p>
          </table:table-cell>
          <table:table-cell table:style-name="ce127" table:content-validation-name="val12" office:value-type="string" calcext:value-type="string">
            <text:p>NA</text:p>
          </table:table-cell>
          <table:table-cell table:style-name="ce124" office:value-type="string" calcext:value-type="string">
            <text:p>N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4" calcext:value-type="float">
            <text:p>4</text:p>
          </table:table-cell>
          <table:table-cell table:style-name="ce207" office:value-type="string" calcext:value-type="string">
            <text:p>Berlin</text:p>
          </table:table-cell>
          <table:table-cell table:style-name="ce212" office:value-type="string" calcext:value-type="string">
            <text:p>Alemania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/>
          <table:table-cell table:style-name="ce207" office:value-type="string" calcext:value-type="string">
            <text:p>Der Sturm</text:p>
          </table:table-cell>
          <table:table-cell table:style-name="ce207" office:value-type="string" calcext:value-type="string">
            <text:p>H. Walden. DIrector</text:p>
          </table:table-cell>
          <table:table-cell table:style-name="ce207" office:value-type="string" calcext:value-type="string">
            <text:p>Postdamestrasse 134</text:p>
          </table:table-cell>
          <table:table-cell table:style-name="ce207"/>
          <table:table-cell table:style-name="ce21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Castillo Colonna, Lucian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La raza cósmica de José Vasconcelo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Guillén, Albert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Ande de Alejandro Peralt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Guillén, Alberto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43" office:value-type="string" calcext:value-type="string">
            <text:p>La celestina y Don Juan de Ramiro de Maeztu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Bazán, Armand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Glosas franciscanas de María Wiesse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Bazán, Armando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Resonancias efímeras de Ernesto Higuera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Crítica Literaria</text:p>
          </table:table-cell>
          <table:table-cell table:style-name="ce124" office:value-type="string" calcext:value-type="string">
            <text:p>Cox, Carlos Manuel </text:p>
          </table:table-cell>
          <table:table-cell table:style-name="ce127" table:content-validation-name="val12" office:value-type="string" calcext:value-type="string">
            <text:p>Hombre</text:p>
          </table:table-cell>
          <table:table-cell table:style-name="ce124" office:value-type="string" calcext:value-type="string">
            <text:p>El esquema de la historia de H. G. Wells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3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6" table:content-validation-name="val19" office:value-type="string" calcext:value-type="string">
            <text:p>Revista</text:p>
          </table:table-cell>
          <table:table-cell table:number-columns-repeated="3" table:style-name="ce207" office:value-type="string" calcext:value-type="string">
            <text:p>NM</text:p>
          </table:table-cell>
          <table:table-cell table:number-columns-repeated="1000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Crónica de Libro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3" table:content-validation-name="val9" office:value-type="string" calcext:value-type="string">
            <text:p>Ensayo Literario</text:p>
          </table:table-cell>
          <table:table-cell table:style-name="ce124" office:value-type="string" calcext:value-type="string">
            <text:p>Anonimo</text:p>
          </table:table-cell>
          <table:table-cell table:style-name="ce127" table:content-validation-name="val12" office:value-type="string" calcext:value-type="string">
            <text:p>NM</text:p>
          </table:table-cell>
          <table:table-cell table:style-name="ce124" office:value-type="string" calcext:value-type="string">
            <text:p>El Dr. Honorio Delgado y la crítica extranjera</text:p>
          </table:table-cell>
          <table:table-cell table:style-name="ce178" table:content-validation-name="val14" office:value-type="string" calcext:value-type="string">
            <text:p>Individual</text:p>
          </table:table-cell>
          <table:table-cell table:style-name="ce198" office:value-type="date" office:date-value="2018-07-06" calcext:value-type="date">
            <text:p>6-7</text:p>
          </table:table-cell>
          <table:table-cell table:number-columns-repeated="2" table:style-name="ce178" office:value-type="string" calcext:value-type="string">
            <text:p>NM</text:p>
          </table:table-cell>
          <table:table-cell table:style-name="ce213" table:content-validation-name="val17" office:value-type="string" calcext:value-type="string">
            <text:p>No mencio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4" table:content-validation-name="val8" office:value-type="string" calcext:value-type="string">
            <text:p>Texto</text:p>
          </table:table-cell>
          <table:table-cell table:style-name="ce147" table:content-validation-name="val9" office:value-type="string" calcext:value-type="string">
            <text:p>Ensayo Literario</text:p>
          </table:table-cell>
          <table:table-cell table:style-name="ce131" office:value-type="string" calcext:value-type="string">
            <text:p>Anonimo</text:p>
          </table:table-cell>
          <table:table-cell table:style-name="ce136" table:content-validation-name="val12" office:value-type="string" calcext:value-type="string">
            <text:p>NM</text:p>
          </table:table-cell>
          <table:table-cell table:style-name="ce147" office:value-type="string" calcext:value-type="string">
            <text:p>Clarte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number-columns-repeated="2" table:style-name="ce196" office:value-type="string" calcext:value-type="string">
            <text:p>NM</text:p>
          </table:table-cell>
          <table:table-cell table:style-name="ce215" table:content-validation-name="val17" office:value-type="string" calcext:value-type="string">
            <text:p>No mencio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207" table:content-validation-name="val19" office:value-type="string" calcext:value-type="string">
            <text:p>NM</text:p>
          </table:table-cell>
          <table:table-cell table:number-columns-repeated="3" table:style-name="ce207" office:value-type="string" calcext:value-type="string">
            <text:p>NM</text:p>
          </table:table-cell>
          <table:table-cell table:style-name="ce207" table:number-columns-repeated="2"/>
          <table:table-cell table:number-columns-repeated="998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Buenos Aires</text:p>
          </table:table-cell>
          <table:table-cell table:style-name="ce212" office:value-type="string" calcext:value-type="string">
            <text:p>Argentina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Martin Fierro (periodido quincelna de Arte y Critica Libre)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Victoria 3441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La Coruña</text:p>
          </table:table-cell>
          <table:table-cell table:style-name="ce212" office:value-type="string" calcext:value-type="string">
            <text:p>España</text:p>
          </table:table-cell>
          <table:table-cell table:style-name="ce215" table:content-validation-name="val17" office:value-type="string" calcext:value-type="string">
            <text:p>Europ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Alfar (revista de arte y Letras)</text:p>
          </table:table-cell>
          <table:table-cell table:style-name="ce207" office:value-type="string" calcext:value-type="string">
            <text:p>Julio J. Casal. Director</text:p>
          </table:table-cell>
          <table:table-cell table:style-name="ce207" office:value-type="string" calcext:value-type="string">
            <text:p>Cantón Pequeño 23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La Plata</text:p>
          </table:table-cell>
          <table:table-cell table:style-name="ce212" office:value-type="string" calcext:value-type="string">
            <text:p>Argentina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Sagitario (Revista de Humanidades)</text:p>
          </table:table-cell>
          <table:table-cell table:style-name="ce207" office:value-type="string" calcext:value-type="string">
            <text:p>Carlos A. Amaya / Julio V. González, C. Sánchez Viamonte. Directores</text:p>
          </table:table-cell>
          <table:table-cell table:style-name="ce207"/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Poliedro (Revista quincenal de poesía)</text:p>
          </table:table-cell>
          <table:table-cell table:style-name="ce207" office:value-type="string" calcext:value-type="string">
            <text:p>Armando Bazán. Director</text:p>
          </table:table-cell>
          <table:table-cell table:style-name="ce207" office:value-type="string" calcext:value-type="string">
            <text:p>Apartado 2107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Buenos Aires</text:p>
          </table:table-cell>
          <table:table-cell table:style-name="ce212" office:value-type="string" calcext:value-type="string">
            <text:p>Argentina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Revista de Oriente (Asoaición Amigos de Rusia). Lo más completo y moderno para información y estudio de la realidad soviética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Sarmiento 2616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Madrid</text:p>
          </table:table-cell>
          <table:table-cell table:style-name="ce212" office:value-type="string" calcext:value-type="string">
            <text:p>España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El Estudiante (Revista de la Juventrau Española)</text:p>
          </table:table-cell>
          <table:table-cell table:style-name="ce207" office:value-type="string" calcext:value-type="string">
            <text:p>NM</text:p>
          </table:table-cell>
          <table:table-cell table:style-name="ce207" office:value-type="string" calcext:value-type="string">
            <text:p>Marqués de Cubas 8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San José de Costa Rica</text:p>
          </table:table-cell>
          <table:table-cell table:style-name="ce212" office:value-type="string" calcext:value-type="string">
            <text:p>Costa Rica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Repertorio Americano (Semanario de Cultura hispánica)</text:p>
          </table:table-cell>
          <table:table-cell table:style-name="ce207" office:value-type="string" calcext:value-type="string">
            <text:p>Joaquín García Monge. Director</text:p>
          </table:table-cell>
          <table:table-cell table:style-name="ce207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5" table:content-validation-name="val2" office:value-type="string" calcext:value-type="string">
            <text:p>Libros y Revistas</text:p>
          </table:table-cell>
          <table:table-cell table:style-name="ce104" table:content-validation-name="val4" office:value-type="string" calcext:value-type="string">
            <text:p>Crónica de Revistas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Revista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96" office:value-type="float" office:value="7" calcext:value-type="float">
            <text:p>7</text:p>
          </table:table-cell>
          <table:table-cell table:style-name="ce207" office:value-type="string" calcext:value-type="string">
            <text:p>Roma</text:p>
          </table:table-cell>
          <table:table-cell table:style-name="ce207" office:value-type="string" calcext:value-type="string">
            <text:p>Italia</text:p>
          </table:table-cell>
          <table:table-cell table:style-name="ce215" table:content-validation-name="val17" office:value-type="string" calcext:value-type="string">
            <text:p>Europ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Index (periódico mensile)</text:p>
          </table:table-cell>
          <table:table-cell table:style-name="ce207" office:value-type="string" calcext:value-type="string">
            <text:p>Bragaglia. Director</text:p>
          </table:table-cell>
          <table:table-cell table:style-name="ce207" office:value-type="string" calcext:value-type="string">
            <text:p>Via Vignonesi 8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Libros y Revistas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Editorial, Librería, Imprenta "Minerva"</text:p>
          </table:table-cell>
          <table:table-cell table:style-name="ce207" office:value-type="string" calcext:value-type="string">
            <text:p>Julio César Mariátegui</text:p>
          </table:table-cell>
          <table:table-cell table:style-name="ce207" office:value-type="string" calcext:value-type="string">
            <text:p>Sagástegui 669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Compañía de Seguros Rímac</text:p>
          </table:table-cell>
          <table:table-cell table:style-name="ce207" office:value-type="string" calcext:value-type="string">
            <text:p>Gallagher, Pedro</text:p>
          </table:table-cell>
          <table:table-cell table:style-name="ce207" office:value-type="string" calcext:value-type="string">
            <text:p>Calle de la Coca 489-473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Fábrica de Sombreros "La Moderna"</text:p>
          </table:table-cell>
          <table:table-cell table:style-name="ce207" office:value-type="string" calcext:value-type="string">
            <text:p>Luis Blejer</text:p>
          </table:table-cell>
          <table:table-cell table:style-name="ce207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Callao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Sociedad de Beneficiencia del Callao. Caja de Ahorros</text:p>
          </table:table-cell>
          <table:table-cell table:style-name="ce207"/>
          <table:table-cell table:style-name="ce207" office:value-type="string" calcext:value-type="string">
            <text:p>Av. Saenz Peña Nro. 16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NM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Abogado</text:p>
          </table:table-cell>
          <table:table-cell table:style-name="ce207" office:value-type="string" calcext:value-type="string">
            <text:p>Dr. A.Gustavo Cornejo</text:p>
          </table:table-cell>
          <table:table-cell table:style-name="ce207" office:value-type="string" calcext:value-type="string">
            <text:p>Mantas 171(altos)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Abogado</text:p>
          </table:table-cell>
          <table:table-cell table:style-name="ce207" office:value-type="string" calcext:value-type="string">
            <text:p>Alejandro F. Barrios</text:p>
          </table:table-cell>
          <table:table-cell table:style-name="ce207" office:value-type="string" calcext:value-type="string">
            <text:p>Corcovado 465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45" office:value-type="string" calcext:value-type="string">
            <text:p>Cirujía y Partos</text:p>
          </table:table-cell>
          <table:table-cell table:style-name="ce245" office:value-type="string" calcext:value-type="string">
            <text:p>Dr. Carlos E. Roe</text:p>
          </table:table-cell>
          <table:table-cell table:style-name="ce207" office:value-type="string" calcext:value-type="string">
            <text:p>Amargura 975 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Callao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45" office:value-type="string" calcext:value-type="string">
            <text:p>Cirujía y Partos</text:p>
          </table:table-cell>
          <table:table-cell table:style-name="ce245" office:value-type="string" calcext:value-type="string">
            <text:p>Dr. Carlos E. Roe</text:p>
          </table:table-cell>
          <table:table-cell table:style-name="ce207" office:value-type="string" calcext:value-type="string">
            <text:p>Av. Saenz Peña Nro. 3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2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78" office:value-type="string" calcext:value-type="string">
            <text:p>Cubierta Posterior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07" office:value-type="string" calcext:value-type="string">
            <text:p>Médico y Cirujano</text:p>
          </table:table-cell>
          <table:table-cell table:style-name="ce207" office:value-type="string" calcext:value-type="string">
            <text:p>Marcelino González García</text:p>
          </table:table-cell>
          <table:table-cell table:style-name="ce207" office:value-type="string" calcext:value-type="string">
            <text:p>Negreiros 549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3" office:value-type="float" office:value="2" calcext:value-type="float">
            <text:p>2</text:p>
          </table:table-cell>
          <table:table-cell table:style-name="ce76" office:value-type="float" office:value="1926" calcext:value-type="float">
            <text:p>1926</text:p>
          </table:table-cell>
          <table:table-cell table:style-name="ce28" office:value-type="string" calcext:value-type="string">
            <text:p>Octubre</text:p>
          </table:table-cell>
          <table:table-cell table:style-name="ce92" table:content-validation-name="val2" office:value-type="string" calcext:value-type="string">
            <text:p>Amauta</text:p>
          </table:table-cell>
          <table:table-cell table:style-name="ce103" table:content-validation-name="val4" office:value-type="string" calcext:value-type="string">
            <text:p>General</text:p>
          </table:table-cell>
          <table:table-cell table:style-name="ce129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29" office:value-type="string" calcext:value-type="string">
            <text:p>NA</text:p>
          </table:table-cell>
          <table:table-cell table:style-name="ce129" table:content-validation-name="val12" office:value-type="string" calcext:value-type="string">
            <text:p>NA</text:p>
          </table:table-cell>
          <table:table-cell table:style-name="ce129" office:value-type="string" calcext:value-type="string">
            <text:p>NA</text:p>
          </table:table-cell>
          <table:table-cell table:style-name="ce196" table:content-validation-name="val14" office:value-type="string" calcext:value-type="string">
            <text:p>Individual</text:p>
          </table:table-cell>
          <table:table-cell table:style-name="ce129" office:value-type="string" calcext:value-type="string">
            <text:p>Contracarátula</text:p>
          </table:table-cell>
          <table:table-cell table:style-name="ce207" office:value-type="string" calcext:value-type="string">
            <text:p>Lima</text:p>
          </table:table-cell>
          <table:table-cell table:style-name="ce212" office:value-type="string" calcext:value-type="string">
            <text:p>Perú</text:p>
          </table:table-cell>
          <table:table-cell table:style-name="ce215" table:content-validation-name="val17" office:value-type="string" calcext:value-type="string">
            <text:p>América Latina</text:p>
          </table:table-cell>
          <table:table-cell table:number-columns-repeated="5" table:style-name="ce206" office:value-type="string" calcext:value-type="string">
            <text:p>NA</text:p>
          </table:table-cell>
          <table:table-cell table:style-name="ce129"/>
          <table:table-cell table:style-name="ce244" office:value-type="string" calcext:value-type="string">
            <text:p>Banco Italiano. Fundado en 1889</text:p>
          </table:table-cell>
          <table:table-cell table:number-columns-repeated="2" table:style-name="ce207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7"/>
        </table:table-row>
        <table:table-row table:style-name="ro5">
          <table:table-cell table:style-name="ce64"/>
          <table:table-cell table:style-name="ce77" table:number-columns-repeated="4"/>
          <table:table-cell table:style-name="ce77" table:content-validation-name="val8"/>
          <table:table-cell table:style-name="ce77" table:content-validation-name="val9"/>
          <table:table-cell table:style-name="ce77"/>
          <table:table-cell table:style-name="ce77" table:content-validation-name="val12"/>
          <table:table-cell table:style-name="ce77" table:number-columns-repeated="3"/>
          <table:table-cell table:style-name="ce208" table:number-columns-repeated="2"/>
          <table:table-cell table:style-name="ce77" table:number-columns-repeated="13"/>
          <table:table-cell table:number-columns-repeated="997"/>
        </table:table-row>
        <table:table-row table:style-name="ro10">
          <table:table-cell table:style-name="ce65" office:value-type="float" office:value="3" calcext:value-type="float" table:number-columns-spanned="1" table:number-rows-spanned="33">
            <text:p>3</text:p>
          </table:table-cell>
          <table:table-cell table:style-name="ce78"/>
          <table:table-cell table:style-name="ce86" office:value-type="string" calcext:value-type="string" table:number-columns-spanned="1" table:number-rows-spanned="33">
            <text:p>Noviembre/1926</text:p>
          </table:table-cell>
          <table:table-cell table:style-name="ce96" table:content-validation-name="val2"/>
          <table:table-cell table:style-name="ce105" table:content-validation-name="val4"/>
          <table:table-cell table:style-name="ce130" table:content-validation-name="val8"/>
          <table:table-cell table:style-name="ce148" table:content-validation-name="val9"/>
          <table:table-cell table:style-name="ce163" office:value-type="string" calcext:value-type="string">
            <text:p>Mariátegui, José Carlos</text:p>
          </table:table-cell>
          <table:table-cell table:style-name="ce163" table:content-validation-name="val12"/>
          <table:table-cell table:style-name="ce148" office:value-type="string" calcext:value-type="string">
            <text:p>Arte, revolución y decadencia / </text:p>
          </table:table-cell>
          <table:table-cell table:style-name="ce197" table:content-validation-name="val14"/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Lima</text:p>
          </table:table-cell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Iberico Rodríguez</text:p>
          </table:table-cell>
          <table:table-cell table:style-name="ce127" table:content-validation-name="val12"/>
          <table:table-cell table:style-name="ce143" office:value-type="string" calcext:value-type="string">
            <text:p>Los dos misticismos / </text:p>
          </table:table-cell>
          <table:table-cell table:style-name="ce178" table:content-validation-name="val14"/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Vallejo</text:p>
          </table:table-cell>
          <table:table-cell table:style-name="ce127" table:content-validation-name="val12"/>
          <table:table-cell table:style-name="ce143" office:value-type="string" calcext:value-type="string">
            <text:p>Poema: Me estoy riendo / </text:p>
          </table:table-cell>
          <table:table-cell table:style-name="ce178" table:content-validation-name="val14"/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dwin Elmore</text:p>
          </table:table-cell>
          <table:table-cell table:style-name="ce127" table:content-validation-name="val12"/>
          <table:table-cell table:style-name="ce143" office:value-type="string" calcext:value-type="string">
            <text:p>La batalla de nuestra generación / </text:p>
          </table:table-cell>
          <table:table-cell table:style-name="ce198" table:content-validation-name="val14"/>
          <table:table-cell table:style-name="ce198" office:value-type="date" office:date-value="2018-06-05" calcext:value-type="date">
            <text:p>5-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dwin Elmore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5" calcext:value-type="float">
            <text:p>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rge Basadre</text:p>
          </table:table-cell>
          <table:table-cell table:style-name="ce127" table:content-validation-name="val12"/>
          <table:table-cell table:style-name="ce143" office:value-type="string" calcext:value-type="string">
            <text:p>José M. Eguren y la nueva poesía / </text:p>
          </table:table-cell>
          <table:table-cell table:style-name="ce198" table:content-validation-name="val14"/>
          <table:table-cell table:style-name="ce198" office:value-type="date" office:date-value="2018-08-07" calcext:value-type="date">
            <text:p>7-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A. Rodríguez</text:p>
          </table:table-cell>
          <table:table-cell table:style-name="ce127" table:content-validation-name="val12"/>
          <table:table-cell table:style-name="ce143" office:value-type="string" calcext:value-type="string">
            <text:p>Poema: Atahualpa / 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ernard Shaw</text:p>
          </table:table-cell>
          <table:table-cell table:style-name="ce127" table:content-validation-name="val12"/>
          <table:table-cell table:style-name="ce143" office:value-type="string" calcext:value-type="string">
            <text:p>Definición del socialismo / </text:p>
          </table:table-cell>
          <table:table-cell table:style-name="ce198" table:content-validation-name="val14"/>
          <table:table-cell table:style-name="ce198" office:value-type="date" office:date-value="2018-11-09" calcext:value-type="date">
            <text:p>9-11</text:p>
          </table:table-cell>
          <table:table-cell table:style-name="ce178" office:value-type="string" calcext:value-type="string">
            <text:p>Dublin</text:p>
          </table:table-cell>
          <table:table-cell table:style-name="ce178" office:value-type="string" calcext:value-type="string">
            <text:p>Irland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Bernard Shaw</text:p>
          </table:table-cell>
          <table:table-cell table:style-name="ce123" office:value-type="string" calcext:value-type="string">
            <text:p>Sin Autor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oris Pilniak</text:p>
          </table:table-cell>
          <table:table-cell table:style-name="ce127" table:content-validation-name="val12"/>
          <table:table-cell table:style-name="ce143" office:value-type="string" calcext:value-type="string">
            <text:p>Arina / </text:p>
          </table:table-cell>
          <table:table-cell table:style-name="ce178" table:content-validation-name="val14"/>
          <table:table-cell table:style-name="ce178" office:value-type="string" calcext:value-type="string">
            <text:p>12-15</text:p>
          </table:table-cell>
          <table:table-cell table:style-name="ce178"/>
          <table:table-cell table:style-name="ce178" office:value-type="string" calcext:value-type="string">
            <text:p>Rusi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dibujo</text:p>
          </table:table-cell>
          <table:table-cell table:style-name="ce123" office:value-type="string" calcext:value-type="string">
            <text:p>Marquet, Albert</text:p>
          </table:table-cell>
          <table:table-cell table:style-name="ce178" office:value-type="float" office:value="15" calcext:value-type="float">
            <text:p>1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6" table:content-validation-name="val2"/>
          <table:table-cell table:style-name="ce106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 table:number-columns-spanned="1" table:number-rows-spanned="3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Poemas: Sombra </text:p>
          </table:table-cell>
          <table:table-cell table:style-name="ce178" table:content-validation-name="val14"/>
          <table:table-cell table:style-name="ce178" office:value-type="float" office:value="16" calcext:value-type="float" table:number-columns-spanned="1" table:number-rows-spanned="3">
            <text:p>16</text:p>
          </table:table-cell>
          <table:table-cell table:style-name="ce178" office:value-type="string" calcext:value-type="string" table:number-columns-spanned="1" table:number-rows-spanned="3">
            <text:p>Lima</text:p>
          </table:table-cell>
          <table:table-cell table:style-name="ce178" office:value-type="string" calcext:value-type="string" table:number-columns-spanned="1" table:number-rows-spanned="3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arboncillo de Armando Bazán</text:p>
          </table:table-cell>
          <table:table-cell table:style-name="ce123" office:value-type="string" calcext:value-type="string">
            <text:p>Bazán, Armando</text:p>
          </table:table-cell>
          <table:table-cell table:style-name="ce178" office:value-type="float" office:value="16" calcext:value-type="float" table:number-columns-spanned="1" table:number-rows-spanned="3">
            <text:p>1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covered-table-cell table:style-name="ce28"/>
          <table:table-cell table:style-name="ce127" table:content-validation-name="val12"/>
          <table:table-cell table:style-name="ce143" office:value-type="string" calcext:value-type="string">
            <text:p>Mediodía </text:p>
          </table:table-cell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/>
          <table:table-cell table:style-name="ce123" table:number-columns-repeated="2"/>
          <table:covered-table-cell table:style-name="ce2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covered-table-cell table:style-name="ce2"/>
          <table:table-cell table:style-name="ce127" table:content-validation-name="val12"/>
          <table:table-cell table:style-name="ce143" office:value-type="string" calcext:value-type="string">
            <text:p>Insomnio</text:p>
          </table:table-cell>
          <table:table-cell table:style-name="ce178" table:content-validation-name="val14"/>
          <table:covered-table-cell table:number-columns-repeated="3" table:style-name="ce2"/>
          <table:table-cell table:style-name="ce217" table:content-validation-name="val17"/>
          <table:table-cell table:style-name="ce206"/>
          <table:table-cell table:style-name="ce123" table:number-columns-repeated="2"/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Vallejo</text:p>
          </table:table-cell>
          <table:table-cell table:style-name="ce127" table:content-validation-name="val12"/>
          <table:table-cell table:style-name="ce143" office:value-type="string" calcext:value-type="string">
            <text:p>Poesía Nueva / </text:p>
          </table:table-cell>
          <table:table-cell table:style-name="ce178" table:content-validation-name="val14"/>
          <table:table-cell table:style-name="ce178" office:value-type="float" office:value="17" calcext:value-type="float">
            <text:p>17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as dos hermanas</text:p>
          </table:table-cell>
          <table:table-cell table:style-name="ce123" office:value-type="string" calcext:value-type="string">
            <text:p>Borges, Norah</text:p>
          </table:table-cell>
          <table:table-cell table:style-name="ce178" office:value-type="float" office:value="17" calcext:value-type="float">
            <text:p>1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Ilya Ehrenburg</text:p>
          </table:table-cell>
          <table:table-cell table:style-name="ce127" table:content-validation-name="val12"/>
          <table:table-cell table:style-name="ce143" office:value-type="string" calcext:value-type="string">
            <text:p>La literatura rusa de la revolución /</text:p>
          </table:table-cell>
          <table:table-cell table:style-name="ce178" table:content-validation-name="val14"/>
          <table:table-cell table:style-name="ce178" office:value-type="string" calcext:value-type="string">
            <text:p>18-20/25</text:p>
          </table:table-cell>
          <table:table-cell table:style-name="ce178"/>
          <table:table-cell table:style-name="ce178" office:value-type="string" calcext:value-type="string">
            <text:p>Rusi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a colegiala</text:p>
          </table:table-cell>
          <table:table-cell table:style-name="ce123" office:value-type="string" calcext:value-type="string">
            <text:p>Borges, Norah</text:p>
          </table:table-cell>
          <table:table-cell table:style-name="ce178" office:value-type="float" office:value="19" calcext:value-type="float">
            <text:p>1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J.A.S</text:p>
          </table:table-cell>
          <table:table-cell table:style-name="ce127" table:content-validation-name="val12"/>
          <table:table-cell table:style-name="ce147" office:value-type="string" calcext:value-type="string">
            <text:p>Arte peruano: Camilo Blas / </text:p>
          </table:table-cell>
          <table:table-cell table:style-name="ce199" table:content-validation-name="val14"/>
          <table:table-cell table:style-name="ce199" office:value-type="string" calcext:value-type="string" table:number-columns-spanned="1" table:number-rows-spanned="4">
            <text:p>21-23</text:p>
          </table:table-cell>
          <table:table-cell table:style-name="ce178"/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Hogar</text:p>
          </table:table-cell>
          <table:table-cell table:style-name="ce123" office:value-type="string" calcext:value-type="string">
            <text:p>Blas, Camilo</text:p>
          </table:table-cell>
          <table:table-cell table:style-name="ce199" office:value-type="float" office:value="21" calcext:value-type="float" table:number-columns-spanned="1" table:number-rows-spanned="2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80"/>
          <table:table-cell table:style-name="ce199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hicha y Zapo</text:p>
          </table:table-cell>
          <table:table-cell table:style-name="ce123" office:value-type="string" calcext:value-type="string">
            <text:p>Blas, Camilo</text:p>
          </table:table-cell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80"/>
          <table:table-cell table:style-name="ce199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Lunes santo de Urquillos</text:p>
          </table:table-cell>
          <table:table-cell table:style-name="ce123" office:value-type="string" calcext:value-type="string">
            <text:p>Blas, Camilo</text:p>
          </table:table-cell>
          <table:table-cell table:style-name="ce199" office:value-type="float" office:value="22" calcext:value-type="float" table:number-columns-spanned="1" table:number-rows-spanned="2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8"/>
          <table:table-cell table:style-name="ce199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ruz-velacuy</text:p>
          </table:table-cell>
          <table:table-cell table:style-name="ce123" office:value-type="string" calcext:value-type="string">
            <text:p>Blas, Camilo</text:p>
          </table:table-cell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Mario Chabes </text:p>
          </table:table-cell>
          <table:table-cell table:style-name="ce127" table:content-validation-name="val12"/>
          <table:table-cell table:style-name="ce147" office:value-type="string" calcext:value-type="string">
            <text:p>Poema: Nevada / </text:p>
          </table:table-cell>
          <table:table-cell table:style-name="ce199" table:content-validation-name="val14"/>
          <table:table-cell table:style-name="ce199" office:value-type="float" office:value="22" calcext:value-type="float" table:number-columns-spanned="1" table:number-rows-spanned="2">
            <text:p>22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Lunes santo de Urquillos</text:p>
          </table:table-cell>
          <table:table-cell table:style-name="ce123" office:value-type="string" calcext:value-type="string">
            <text:p>Blas, Camilo</text:p>
          </table:table-cell>
          <table:table-cell table:style-name="ce199" office:value-type="float" office:value="22" calcext:value-type="float" table:number-columns-spanned="1" table:number-rows-spanned="2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8"/>
          <table:table-cell table:style-name="ce199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ruz-velacuy</text:p>
          </table:table-cell>
          <table:table-cell table:style-name="ce123" office:value-type="string" calcext:value-type="string">
            <text:p>Blas, Camilo</text:p>
          </table:table-cell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Hugo Mayo</text:p>
          </table:table-cell>
          <table:table-cell table:style-name="ce127" table:content-validation-name="val12"/>
          <table:table-cell table:style-name="ce143" office:value-type="string" calcext:value-type="string">
            <text:p>Poema: Polo Sur / </text:p>
          </table:table-cell>
          <table:table-cell table:style-name="ce178" table:content-validation-name="val14"/>
          <table:table-cell table:style-name="ce178" office:value-type="float" office:value="25" calcext:value-type="float">
            <text:p>25</text:p>
          </table:table-cell>
          <table:table-cell table:style-name="ce178" office:value-type="string" calcext:value-type="string">
            <text:p>Manta</text:p>
          </table:table-cell>
          <table:table-cell table:style-name="ce178" office:value-type="string" calcext:value-type="string">
            <text:p>Ecuador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Traducido por Eduardo Dieste</text:p>
          </table:table-cell>
          <table:table-cell table:style-name="ce127" table:content-validation-name="val12"/>
          <table:table-cell table:style-name="ce143" office:value-type="string" calcext:value-type="string">
            <text:p>Percy Bisshe Shelley: A una alondra / </text:p>
          </table:table-cell>
          <table:table-cell table:style-name="ce178" table:content-validation-name="val14"/>
          <table:table-cell table:style-name="ce178" office:value-type="float" office:value="25" calcext:value-type="float">
            <text:p>25</text:p>
          </table:table-cell>
          <table:table-cell table:style-name="ce178" office:value-type="string" calcext:value-type="string">
            <text:p>Montevideo</text:p>
          </table:table-cell>
          <table:table-cell table:style-name="ce178" office:value-type="string" calcext:value-type="string">
            <text:p>Uruguay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Panait Istrati</text:p>
          </table:table-cell>
          <table:table-cell table:style-name="ce127" table:content-validation-name="val12"/>
          <table:table-cell table:style-name="ce143" office:value-type="string" calcext:value-type="string">
            <text:p>Spilca, el monje /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Bucarest</text:p>
          </table:table-cell>
          <table:table-cell table:style-name="ce178" office:value-type="string" calcext:value-type="string">
            <text:p>Ruman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style-name="ce242" table:content-validation-name="val19" office:value-type="string" calcext:value-type="string">
            <text:p>Traducción de J. Eugenio Garro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r. Atl </text:p>
          </table:table-cell>
          <table:table-cell table:style-name="ce127" table:content-validation-name="val12"/>
          <table:table-cell table:style-name="ce143" office:value-type="string" calcext:value-type="string">
            <text:p>Cinemática mexicana /</text:p>
          </table:table-cell>
          <table:table-cell table:style-name="ce178" table:content-validation-name="val14"/>
          <table:table-cell table:style-name="ce178" office:value-type="float" office:value="27" calcext:value-type="float">
            <text:p>27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Ángel Urquieta</text:p>
          </table:table-cell>
          <table:table-cell table:style-name="ce127" table:content-validation-name="val12"/>
          <table:table-cell table:style-name="ce143" office:value-type="string" calcext:value-type="string">
            <text:p>Los horrores de la guerra: El mapuche / </text:p>
          </table:table-cell>
          <table:table-cell table:style-name="ce178" table:content-validation-name="val14"/>
          <table:table-cell table:style-name="ce178" office:value-type="string" calcext:value-type="string">
            <text:p>28-29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milio Armaza</text:p>
          </table:table-cell>
          <table:table-cell table:style-name="ce127" table:content-validation-name="val12"/>
          <table:table-cell table:style-name="ce143" office:value-type="string" calcext:value-type="string">
            <text:p>Poema: Kolli / </text:p>
          </table:table-cell>
          <table:table-cell table:style-name="ce178" table:content-validation-name="val14"/>
          <table:table-cell table:style-name="ce178" office:value-type="float" office:value="29" calcext:value-type="float">
            <text:p>29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ía Isabel Sánchez Concha de Pinilla</text:p>
          </table:table-cell>
          <table:table-cell table:style-name="ce127" table:content-validation-name="val12"/>
          <table:table-cell table:style-name="ce143" office:value-type="string" calcext:value-type="string">
            <text:p>La pascua del sol: Inti Raymi / </text:p>
          </table:table-cell>
          <table:table-cell table:style-name="ce178" table:content-validation-name="val14"/>
          <table:table-cell table:style-name="ce178" office:value-type="string" calcext:value-type="string">
            <text:p>30-31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Ilustraciones</text:p>
          </table:table-cell>
          <table:table-cell table:style-name="ce123" office:value-type="string" calcext:value-type="string">
            <text:p>Izcue, Elena</text:p>
          </table:table-cell>
          <table:table-cell table:style-name="ce178" office:value-type="float" office:value="30" calcext:value-type="float">
            <text:p>3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ranz Tamayo</text:p>
          </table:table-cell>
          <table:table-cell table:style-name="ce127" table:content-validation-name="val12"/>
          <table:table-cell table:style-name="ce143" office:value-type="string" calcext:value-type="string">
            <text:p>Carta americana para americanos / </text:p>
          </table:table-cell>
          <table:table-cell table:style-name="ce178" table:content-validation-name="val14"/>
          <table:table-cell table:style-name="ce178" office:value-type="string" calcext:value-type="string">
            <text:p>32-35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ora Mayer de Zulen</text:p>
          </table:table-cell>
          <table:table-cell table:style-name="ce127" table:content-validation-name="val12"/>
          <table:table-cell table:style-name="ce143" office:value-type="string" calcext:value-type="string">
            <text:p>La idea del castigo / </text:p>
          </table:table-cell>
          <table:table-cell table:style-name="ce178" table:content-validation-name="val14"/>
          <table:table-cell table:style-name="ce178" office:value-type="string" calcext:value-type="string">
            <text:p>35-3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127" office:value-type="string" calcext:value-type="string">
            <text:p>Esteban Pavletich</text:p>
          </table:table-cell>
          <table:table-cell table:style-name="ce127" table:content-validation-name="val12"/>
          <table:table-cell table:style-name="ce149" office:value-type="string" calcext:value-type="string">
            <text:p>Los poemas de la revolución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Sánchez Viamonte</text:p>
          </table:table-cell>
          <table:table-cell table:style-name="ce127" table:content-validation-name="val12"/>
          <table:table-cell table:style-name="ce143" office:value-type="string" calcext:value-type="string">
            <text:p>La universidad y la vocación política del siglo</text:p>
          </table:table-cell>
          <table:table-cell table:style-name="ce178" table:content-validation-name="val14"/>
          <table:table-cell table:style-name="ce178" office:value-type="float" office:value="37" calcext:value-type="float">
            <text:p>37</text:p>
          </table:table-cell>
          <table:table-cell table:style-name="ce178" office:value-type="string" calcext:value-type="string">
            <text:p>La Plata</text:p>
          </table:table-cell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. Eugenio Garro</text:p>
          </table:table-cell>
          <table:table-cell table:style-name="ce127" table:content-validation-name="val12"/>
          <table:table-cell table:style-name="ce143" office:value-type="string" calcext:value-type="string">
            <text:p>Los "Amautas" en la historia peruana: capítulo de una interpretación filológica de la cultura inkaika / </text:p>
          </table:table-cell>
          <table:table-cell table:style-name="ce178" table:content-validation-name="val14"/>
          <table:table-cell table:style-name="ce178" office:value-type="string" calcext:value-type="string">
            <text:p>38-39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 office:value-type="string" calcext:value-type="string">
            <text:p>Noticias: plataformas sostenidas por la juventud revolucionaria del Perú en la organización de la Federación de Estudiantes</text:p>
          </table:table-cell>
          <table:table-cell table:style-name="ce178" table:content-validation-name="val14"/>
          <table:table-cell table:style-name="ce178" office:value-type="float" office:value="40" calcext:value-type="float">
            <text:p>4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Oscar Cerruto</text:p>
          </table:table-cell>
          <table:table-cell table:style-name="ce136" table:content-validation-name="val12"/>
          <table:table-cell table:style-name="ce147" office:value-type="string" calcext:value-type="string">
            <text:p>Poema de Oscar Cerruto</text:p>
          </table:table-cell>
          <table:table-cell table:style-name="ce196" table:content-validation-name="val14"/>
          <table:table-cell table:style-name="ce196" office:value-type="float" office:value="40" calcext:value-type="float">
            <text:p>40</text:p>
          </table:table-cell>
          <table:table-cell table:style-name="ce196" office:value-type="string" calcext:value-type="string">
            <text:p>La Paz</text:p>
          </table:table-cell>
          <table:table-cell table:style-name="ce196" office:value-type="string" calcext:value-type="string">
            <text:p>Bolivia</text:p>
          </table:table-cell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4" calcext:value-type="float" table:number-columns-spanned="1" table:number-rows-spanned="34">
            <text:p>4</text:p>
          </table:table-cell>
          <table:table-cell table:style-name="ce78"/>
          <table:table-cell table:style-name="ce86" office:value-type="string" calcext:value-type="string" table:number-columns-spanned="1" table:number-rows-spanned="34">
            <text:p>Diciembre/1926</text:p>
          </table:table-cell>
          <table:table-cell table:style-name="ce2" table:content-validation-name="val2"/>
          <table:table-cell table:style-name="ce110" table:content-validation-name="val4"/>
          <table:table-cell table:style-name="ce96" table:content-validation-name="val8"/>
          <table:table-cell table:style-name="ce150" table:content-validation-name="val9"/>
          <table:table-cell table:style-name="ce165" office:value-type="string" calcext:value-type="string">
            <text:p>Enrique López Albújar</text:p>
          </table:table-cell>
          <table:table-cell table:style-name="ce165" table:content-validation-name="val12"/>
          <table:table-cell table:style-name="ce150" office:value-type="string" calcext:value-type="string">
            <text:p>Sobre la psicología del indio </text:p>
          </table:table-cell>
          <table:table-cell table:style-name="ce200" table:content-validation-name="val14"/>
          <table:table-cell table:style-name="ce200" office:value-type="date" office:date-value="2018-02-01" calcext:value-type="date">
            <text:p>1-2</text:p>
          </table:table-cell>
          <table:table-cell table:style-name="ce197" office:value-type="string" calcext:value-type="string">
            <text:p>Lambayeque</text:p>
          </table:table-cell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Haya de la Torre</text:p>
          </table:table-cell>
          <table:table-cell table:style-name="ce134" table:content-validation-name="val12"/>
          <table:table-cell table:style-name="ce151" office:value-type="string" calcext:value-type="string">
            <text:p>Nuestro frente intelectual</text:p>
          </table:table-cell>
          <table:table-cell table:style-name="ce178" table:content-validation-name="val14"/>
          <table:table-cell table:style-name="ce178" office:value-type="string" calcext:value-type="string">
            <text:p>3-4/7</text:p>
          </table:table-cell>
          <table:table-cell table:style-name="ce178" office:value-type="string" calcext:value-type="string">
            <text:p>Londrés</text:p>
          </table:table-cell>
          <table:table-cell table:style-name="ce178" office:value-type="string" calcext:value-type="string">
            <text:p>Reino Unid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6" office:value-type="string" calcext:value-type="string">
            <text:p>Diego Rivera</text:p>
          </table:table-cell>
          <table:table-cell table:style-name="ce134" table:content-validation-name="val12"/>
          <table:table-cell table:style-name="ce181" office:value-type="string" calcext:value-type="string">
            <text:p>Biografìa sumaria </text:p>
          </table:table-cell>
          <table:table-cell table:style-name="ce198" table:content-validation-name="val14"/>
          <table:table-cell table:style-name="ce198" office:value-type="date" office:date-value="2018-08-05" calcext:value-type="date" table:number-columns-spanned="1" table:number-rows-spanned="9">
            <text:p>5-8</text:p>
          </table:table-cell>
          <table:table-cell table:style-name="ce178"/>
          <table:table-cell table:style-name="ce178" office:value-type="string" calcext:value-type="string" table:number-columns-spanned="1" table:number-rows-spanned="9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ego Rivera</text:p>
          </table:table-cell>
          <table:table-cell table:style-name="ce123" office:value-type="string" calcext:value-type="string">
            <text:p>Bullén</text:p>
          </table:table-cell>
          <table:table-cell table:style-name="ce178" office:value-type="float" office:value="5" calcext:value-type="float">
            <text:p>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ego Rivera</text:p>
          </table:table-cell>
          <table:table-cell table:style-name="ce123" office:value-type="string" calcext:value-type="string">
            <text:p>Covarrubias</text:p>
          </table:table-cell>
          <table:table-cell table:style-name="ce178" office:value-type="float" office:value="5" calcext:value-type="float">
            <text:p>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 para un fresco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l herrero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La Hacienda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Otilio Montaño maestro primario de la revolución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7" calcext:value-type="float">
            <text:p>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La liberación del peón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7" calcext:value-type="float">
            <text:p>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7"/>
          <table:table-cell table:style-name="ce134" table:content-validation-name="val12"/>
          <table:table-cell table:style-name="ce182"/>
          <table:table-cell table:style-name="ce19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uahtemoc (el romance popular)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8" calcext:value-type="float">
            <text:p>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3" table:content-validation-name="val8"/>
          <table:table-cell table:style-name="ce152" table:content-validation-name="val9"/>
          <table:table-cell table:style-name="ce165"/>
          <table:table-cell table:style-name="ce134" table:content-validation-name="val12"/>
          <table:table-cell table:style-name="ce183"/>
          <table:table-cell table:style-name="ce198" table:content-validation-name="val14"/>
          <table:covered-table-cell table:style-name="ce2"/>
          <table:table-cell table:style-name="ce178"/>
          <table:covered-table-cell table:style-name="ce2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Xochtipilli en medio de la selva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8" calcext:value-type="float">
            <text:p>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Alejandro Peralta</text:p>
          </table:table-cell>
          <table:table-cell table:style-name="ce134" table:content-validation-name="val12"/>
          <table:table-cell table:style-name="ce151" office:value-type="string" calcext:value-type="string">
            <text:p>Las bodas de la Martina</text:p>
          </table:table-cell>
          <table:table-cell table:style-name="ce178" table:content-validation-name="val14"/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Luis Alberto Sánchez</text:p>
          </table:table-cell>
          <table:table-cell table:style-name="ce134" table:content-validation-name="val12"/>
          <table:table-cell table:style-name="ce151" office:value-type="string" calcext:value-type="string">
            <text:p>Sobre la cultura hispano-americana</text:p>
          </table:table-cell>
          <table:table-cell table:style-name="ce178" table:content-validation-name="val14"/>
          <table:table-cell table:style-name="ce178" office:value-type="float" office:value="10" calcext:value-type="float">
            <text:p>1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María Wiesse</text:p>
          </table:table-cell>
          <table:table-cell table:style-name="ce134" table:content-validation-name="val12"/>
          <table:table-cell table:style-name="ce151" office:value-type="string" calcext:value-type="string">
            <text:p>Señales de nuestro tiempo</text:p>
          </table:table-cell>
          <table:table-cell table:style-name="ce198" table:content-validation-name="val14"/>
          <table:table-cell table:style-name="ce198" office:value-type="date" office:date-value="2018-12-11" calcext:value-type="date">
            <text:p>11-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José Vasconcelos</text:p>
          </table:table-cell>
          <table:table-cell table:style-name="ce134" table:content-validation-name="val12"/>
          <table:table-cell table:style-name="ce151" office:value-type="string" calcext:value-type="string">
            <text:p>El nacionalismo en la América Latina</text:p>
          </table:table-cell>
          <table:table-cell table:style-name="ce178" table:content-validation-name="val14"/>
          <table:table-cell table:style-name="ce178" office:value-type="string" calcext:value-type="string">
            <text:p>13-16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José Vasconcelos</text:p>
          </table:table-cell>
          <table:table-cell table:style-name="ce123" office:value-type="string" calcext:value-type="string">
            <text:p>Esquerriloff</text:p>
          </table:table-cell>
          <table:table-cell table:style-name="ce178" office:value-type="float" office:value="13" calcext:value-type="float">
            <text:p>1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ía Rosa gonzález</text:p>
          </table:table-cell>
          <table:table-cell table:style-name="ce92" table:content-validation-name="val12"/>
          <table:table-cell table:style-name="ce149" office:value-type="string" calcext:value-type="string">
            <text:p>Poema:Croquis de atardecer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Concepción</text:p>
          </table:table-cell>
          <table:table-cell table:style-name="ce178" office:value-type="string" calcext:value-type="string">
            <text:p>Chile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Antenor Orrego</text:p>
          </table:table-cell>
          <table:table-cell table:style-name="ce134" table:content-validation-name="val12"/>
          <table:table-cell table:style-name="ce151" office:value-type="string" calcext:value-type="string">
            <text:p>Apuntes para una filosofía o interpretación del pensamiento</text:p>
          </table:table-cell>
          <table:table-cell table:style-name="ce178" table:content-validation-name="val14"/>
          <table:table-cell table:style-name="ce178" office:value-type="float" office:value="17" calcext:value-type="float">
            <text:p>17</text:p>
          </table:table-cell>
          <table:table-cell table:style-name="ce178"/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Roberto Latorre</text:p>
          </table:table-cell>
          <table:table-cell table:style-name="ce134" table:content-validation-name="val12"/>
          <table:table-cell table:style-name="ce151" office:value-type="string" calcext:value-type="string">
            <text:p>Poema: El jugador</text:p>
          </table:table-cell>
          <table:table-cell table:style-name="ce178" table:content-validation-name="val14"/>
          <table:table-cell table:style-name="ce178" office:value-type="float" office:value="17" calcext:value-type="float">
            <text:p>17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César Vallejo</text:p>
          </table:table-cell>
          <table:table-cell table:style-name="ce134" table:content-validation-name="val12"/>
          <table:table-cell table:style-name="ce151" office:value-type="string" calcext:value-type="string">
            <text:p>Se prohibe hablar al piloto</text:p>
          </table:table-cell>
          <table:table-cell table:style-name="ce178" table:content-validation-name="val14"/>
          <table:table-cell table:style-name="ce178" office:value-type="float" office:value="18" calcext:value-type="float">
            <text:p>18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Fidel A. Zárate</text:p>
          </table:table-cell>
          <table:table-cell table:style-name="ce134" table:content-validation-name="val12"/>
          <table:table-cell table:style-name="ce151" office:value-type="string" calcext:value-type="string">
            <text:p>Poema: El miserere del silencio</text:p>
          </table:table-cell>
          <table:table-cell table:style-name="ce178" table:content-validation-name="val14"/>
          <table:table-cell table:style-name="ce178" office:value-type="float" office:value="18" calcext:value-type="float">
            <text:p>1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Manuel A. Seoane</text:p>
          </table:table-cell>
          <table:table-cell table:style-name="ce134" table:content-validation-name="val12"/>
          <table:table-cell table:style-name="ce151" office:value-type="string" calcext:value-type="string">
            <text:p>Nacionalismo verdader y nacionalismo mentiroso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Luis de Rodrigo</text:p>
          </table:table-cell>
          <table:table-cell table:style-name="ce134" table:content-validation-name="val12"/>
          <table:table-cell table:style-name="ce151" office:value-type="string" calcext:value-type="string">
            <text:p>Poema: Oriente boceto y Zampoñas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4" table:content-validation-name="val8"/>
          <table:table-cell table:style-name="ce153" table:content-validation-name="val9"/>
          <table:table-cell table:style-name="ce166" office:value-type="string" calcext:value-type="string">
            <text:p>Bela Uitz</text:p>
          </table:table-cell>
          <table:table-cell table:style-name="ce134" table:content-validation-name="val12"/>
          <table:table-cell table:style-name="ce184" office:value-type="string" calcext:value-type="string">
            <text:p>Arte burgués y arte proletariado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21-24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Sakata-Desnuda</text:p>
          </table:table-cell>
          <table:table-cell table:style-name="ce123"/>
          <table:table-cell table:style-name="ce178" office:value-type="float" office:value="21" calcext:value-type="float">
            <text:p>21</text:p>
          </table:table-cell>
          <table:table-cell table:style-name="ce232"/>
          <table:table-cell table:style-name="ce242" table:content-validation-name="val19" office:value-type="string" calcext:value-type="string">
            <text:p>Traducido de Clarté de París 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4" table:content-validation-name="val8"/>
          <table:table-cell table:style-name="ce153" table:content-validation-name="val9"/>
          <table:table-cell table:style-name="ce167"/>
          <table:table-cell table:style-name="ce134" table:content-validation-name="val12"/>
          <table:table-cell table:style-name="ce185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Mujer y niños</text:p>
          </table:table-cell>
          <table:table-cell table:style-name="ce123" office:value-type="string" calcext:value-type="string">
            <text:p>Mela Muter</text:p>
          </table:table-cell>
          <table:table-cell table:style-name="ce178" office:value-type="float" office:value="22" calcext:value-type="float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4" table:content-validation-name="val8"/>
          <table:table-cell table:style-name="ce153" table:content-validation-name="val9"/>
          <table:table-cell table:style-name="ce167"/>
          <table:table-cell table:style-name="ce134" table:content-validation-name="val12"/>
          <table:table-cell table:style-name="ce185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El reloj</text:p>
          </table:table-cell>
          <table:table-cell table:style-name="ce123" office:value-type="string" calcext:value-type="string">
            <text:p>Murphy</text:p>
          </table:table-cell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4" table:content-validation-name="val8"/>
          <table:table-cell table:style-name="ce153" table:content-validation-name="val9"/>
          <table:table-cell table:style-name="ce165"/>
          <table:table-cell table:style-name="ce134" table:content-validation-name="val12"/>
          <table:table-cell table:style-name="ce186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Mujer desnuda</text:p>
          </table:table-cell>
          <table:table-cell table:style-name="ce123" office:value-type="string" calcext:value-type="string">
            <text:p>Bertrand</text:p>
          </table:table-cell>
          <table:table-cell table:style-name="ce178" office:value-type="float" office:value="24" calcext:value-type="float">
            <text:p>2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Serafin Delmar</text:p>
          </table:table-cell>
          <table:table-cell table:style-name="ce134" table:content-validation-name="val12"/>
          <table:table-cell table:style-name="ce151" office:value-type="string" calcext:value-type="string">
            <text:p>Film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José Carlos Mariátegui</text:p>
          </table:table-cell>
          <table:table-cell table:style-name="ce134" table:content-validation-name="val12"/>
          <table:table-cell table:style-name="ce151" office:value-type="string" calcext:value-type="string">
            <text:p>Regionalismo y centralismo</text:p>
          </table:table-cell>
          <table:table-cell table:style-name="ce178" table:content-validation-name="val14"/>
          <table:table-cell table:style-name="ce178" office:value-type="string" calcext:value-type="string">
            <text:p>25-3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Julian Petrovick</text:p>
          </table:table-cell>
          <table:table-cell table:style-name="ce134" table:content-validation-name="val12"/>
          <table:table-cell table:style-name="ce151" office:value-type="string" calcext:value-type="string">
            <text:p>Poema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Horacio Masis</text:p>
          </table:table-cell>
          <table:table-cell table:style-name="ce134" table:content-validation-name="val12"/>
          <table:table-cell table:style-name="ce151" office:value-type="string" calcext:value-type="string">
            <text:p>Canción del marinero</text:p>
          </table:table-cell>
          <table:table-cell table:style-name="ce178" table:content-validation-name="val14"/>
          <table:table-cell table:style-name="ce178" office:value-type="float" office:value="30" calcext:value-type="float">
            <text:p>3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Ildefonso Pereda Valdez</text:p>
          </table:table-cell>
          <table:table-cell table:style-name="ce134" table:content-validation-name="val12"/>
          <table:table-cell table:style-name="ce151" office:value-type="string" calcext:value-type="string">
            <text:p>Destrucción, Alegría y Verdad, El caminante </text:p>
          </table:table-cell>
          <table:table-cell table:style-name="ce178" table:content-validation-name="val14"/>
          <table:table-cell table:style-name="ce178" office:value-type="float" office:value="31" calcext:value-type="float">
            <text:p>31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grabados</text:p>
          </table:table-cell>
          <table:table-cell table:style-name="ce123" office:value-type="string" calcext:value-type="string">
            <text:p>Grabado</text:p>
          </table:table-cell>
          <table:table-cell table:style-name="ce123" office:value-type="string" calcext:value-type="string">
            <text:p>Maria Clemencia</text:p>
          </table:table-cell>
          <table:table-cell table:style-name="ce178" office:value-type="float" office:value="31" calcext:value-type="float">
            <text:p>3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2" table:content-validation-name="val8"/>
          <table:table-cell table:style-name="ce151" table:content-validation-name="val9"/>
          <table:table-cell table:style-name="ce134" office:value-type="string" calcext:value-type="string">
            <text:p>Federico Chávez R.</text:p>
          </table:table-cell>
          <table:table-cell table:style-name="ce134" table:content-validation-name="val12"/>
          <table:table-cell table:style-name="ce151" office:value-type="string" calcext:value-type="string">
            <text:p>El problema sexual y el pensamiento contemporáneo</text:p>
          </table:table-cell>
          <table:table-cell table:style-name="ce178" table:content-validation-name="val14"/>
          <table:table-cell table:style-name="ce178" office:value-type="float" office:value="32" calcext:value-type="float">
            <text:p>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gela Ramos</text:p>
          </table:table-cell>
          <table:table-cell table:style-name="ce92" table:content-validation-name="val12"/>
          <table:table-cell table:style-name="ce149" office:value-type="string" calcext:value-type="string">
            <text:p>El poeta de los ojos dorados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"/>
          <table:table-cell table:style-name="ce28" table:content-validation-name="val2"/>
          <table:table-cell table:style-name="ce108" table:content-validation-name="val4"/>
          <table:table-cell table:style-name="ce135" table:content-validation-name="val8"/>
          <table:table-cell table:style-name="ce154" table:content-validation-name="val9"/>
          <table:table-cell table:style-name="ce166" office:value-type="string" calcext:value-type="string">
            <text:p>Hugo Pesce.</text:p>
          </table:table-cell>
          <table:table-cell table:style-name="ce166" table:content-validation-name="val12"/>
          <table:table-cell table:style-name="ce154" office:value-type="string" calcext:value-type="string">
            <text:p>La revolución dekabrista</text:p>
          </table:table-cell>
          <table:table-cell table:style-name="ce196" table:content-validation-name="val14"/>
          <table:table-cell table:style-name="ce196" office:value-type="string" calcext:value-type="string">
            <text:p>34-36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5" calcext:value-type="float" table:number-columns-spanned="1" table:number-rows-spanned="29">
            <text:p>5</text:p>
          </table:table-cell>
          <table:table-cell table:style-name="ce78"/>
          <table:table-cell table:style-name="ce86" office:value-type="string" calcext:value-type="string" table:number-columns-spanned="1" table:number-rows-spanned="29">
            <text:p>Enero/1927</text:p>
          </table:table-cell>
          <table:table-cell table:style-name="ce2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8" office:value-type="string" calcext:value-type="string">
            <text:p>Miguel de Unamuno</text:p>
          </table:table-cell>
          <table:table-cell table:style-name="ce168" table:content-validation-name="val12"/>
          <table:table-cell table:style-name="ce148" office:value-type="string" calcext:value-type="string">
            <text:p>Carta de Unamuno para Amauta</text:p>
          </table:table-cell>
          <table:table-cell table:style-name="ce200" table:content-validation-name="val14"/>
          <table:table-cell table:style-name="ce200" office:value-type="date" office:date-value="2018-02-01" calcext:value-type="date">
            <text:p>1-2</text:p>
          </table:table-cell>
          <table:table-cell table:style-name="ce197" office:value-type="string" calcext:value-type="string">
            <text:p>Hendaya</text:p>
          </table:table-cell>
          <table:table-cell table:style-name="ce197" office:value-type="string" calcext:value-type="string">
            <text:p>Francia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M. Eguren</text:p>
          </table:table-cell>
          <table:table-cell table:style-name="ce127" table:content-validation-name="val12"/>
          <table:table-cell table:style-name="ce143" office:value-type="string" calcext:value-type="string">
            <text:p>Poema: Témpera / </text:p>
          </table:table-cell>
          <table:table-cell table:style-name="ce178" table:content-validation-name="val14"/>
          <table:table-cell table:style-name="ce178" office:value-type="float" office:value="2" calcext:value-type="float">
            <text:p>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icardo Palma y Carlos Alberto Izaguirre</text:p>
          </table:table-cell>
          <table:table-cell table:style-name="ce127" table:content-validation-name="val12"/>
          <table:table-cell table:style-name="ce143" office:value-type="string" calcext:value-type="string">
            <text:p>La Federación de Estudiantes y Amauta /</text:p>
          </table:table-cell>
          <table:table-cell table:style-name="ce178" table:content-validation-name="val14"/>
          <table:table-cell table:style-name="ce178" office:value-type="float" office:value="2" calcext:value-type="float">
            <text:p>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Falcón</text:p>
          </table:table-cell>
          <table:table-cell table:style-name="ce127" table:content-validation-name="val12"/>
          <table:table-cell table:style-name="ce143" office:value-type="string" calcext:value-type="string">
            <text:p>El conflicto minero /</text:p>
          </table:table-cell>
          <table:table-cell table:style-name="ce198" table:content-validation-name="val14"/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Diego Rivera: el artita de una clase</text:p>
          </table:table-cell>
          <table:table-cell table:style-name="ce198" table:content-validation-name="val14"/>
          <table:table-cell table:style-name="ce198" office:value-type="date" office:date-value="2018-09-05" calcext:value-type="date">
            <text:p>5-9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Fotografía y Autógrafa de Diego Rivera</text:p>
          </table:table-cell>
          <table:table-cell table:style-name="ce123"/>
          <table:table-cell table:style-name="ce178" office:value-type="float" office:value="5" calcext:value-type="float">
            <text:p>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98" table:content-validation-name="val14"/>
          <table:table-cell table:style-name="ce19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Funeral de las víctimas proletarias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5" calcext:value-type="float">
            <text:p>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98" table:content-validation-name="val14"/>
          <table:table-cell table:style-name="ce19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Peones pesando el grano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6" calcext:value-type="float">
            <text:p>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98" table:content-validation-name="val14"/>
          <table:table-cell table:style-name="ce19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Salida de los mineros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6" calcext:value-type="float">
            <text:p>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98" table:content-validation-name="val14"/>
          <table:table-cell table:style-name="ce19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resco</text:p>
          </table:table-cell>
          <table:table-cell table:style-name="ce123" office:value-type="string" calcext:value-type="string">
            <text:p>Mineros bajando a las labores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7" calcext:value-type="float">
            <text:p>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98" table:content-validation-name="val14"/>
          <table:table-cell table:style-name="ce19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 para el anfiteatro de la Escuela Nacional Preparatoria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8" calcext:value-type="float">
            <text:p>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ora Mayer de Zulen</text:p>
          </table:table-cell>
          <table:table-cell table:style-name="ce127" table:content-validation-name="val12"/>
          <table:table-cell table:style-name="ce143" office:value-type="string" calcext:value-type="string">
            <text:p>La fórmula Kellogg / </text:p>
          </table:table-cell>
          <table:table-cell table:style-name="ce198" table:content-validation-name="val14"/>
          <table:table-cell table:style-name="ce198" office:value-type="date" office:date-value="2018-10-09" calcext:value-type="date">
            <text:p>9-1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rge Basadre</text:p>
          </table:table-cell>
          <table:table-cell table:style-name="ce127" table:content-validation-name="val12"/>
          <table:table-cell table:style-name="ce143" office:value-type="string" calcext:value-type="string">
            <text:p>Caudillaje y acción directa / </text:p>
          </table:table-cell>
          <table:table-cell table:style-name="ce178" table:content-validation-name="val14"/>
          <table:table-cell table:style-name="ce178" office:value-type="float" office:value="11" calcext:value-type="float">
            <text:p>11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gda Portal</text:p>
          </table:table-cell>
          <table:table-cell table:style-name="ce127" table:content-validation-name="val12"/>
          <table:table-cell table:style-name="ce143" office:value-type="string" calcext:value-type="string">
            <text:p>Andamios de vida / </text:p>
          </table:table-cell>
          <table:table-cell table:style-name="ce178" table:content-validation-name="val14"/>
          <table:table-cell table:style-name="ce178" office:value-type="float" office:value="12" calcext:value-type="float">
            <text:p>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ugenio Garro</text:p>
          </table:table-cell>
          <table:table-cell table:style-name="ce127" table:content-validation-name="val12"/>
          <table:table-cell table:style-name="ce143" office:value-type="string" calcext:value-type="string">
            <text:p>La hija de Cunca / </text:p>
          </table:table-cell>
          <table:table-cell table:style-name="ce178" table:content-validation-name="val14"/>
          <table:table-cell table:style-name="ce178" office:value-type="string" calcext:value-type="string">
            <text:p>13-1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eon Trotsky</text:p>
          </table:table-cell>
          <table:table-cell table:style-name="ce127" table:content-validation-name="val12"/>
          <table:table-cell table:style-name="ce143" office:value-type="string" calcext:value-type="string">
            <text:p>Vladimiro Iliitch Lenin / </text:p>
          </table:table-cell>
          <table:table-cell table:style-name="ce178" table:content-validation-name="val14"/>
          <table:table-cell table:style-name="ce178" office:value-type="string" calcext:value-type="string">
            <text:p>15-20</text:p>
          </table:table-cell>
          <table:table-cell table:style-name="ce178"/>
          <table:table-cell table:style-name="ce178" office:value-type="string" calcext:value-type="string">
            <text:p>Rusia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[Dibujo de Lenin]</text:p>
          </table:table-cell>
          <table:table-cell table:style-name="ce123" office:value-type="string" calcext:value-type="string">
            <text:p>Sin Autor</text:p>
          </table:table-cell>
          <table:table-cell table:style-name="ce178" office:value-type="float" office:value="15" calcext:value-type="float">
            <text:p>1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enin</text:p>
          </table:table-cell>
          <table:table-cell table:style-name="ce123" office:value-type="string" calcext:value-type="string">
            <text:p>Devéscovi</text:p>
          </table:table-cell>
          <table:table-cell table:style-name="ce178" office:value-type="float" office:value="18" calcext:value-type="float">
            <text:p>1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enin</text:p>
          </table:table-cell>
          <table:table-cell table:style-name="ce123" office:value-type="string" calcext:value-type="string">
            <text:p>Bullet</text:p>
          </table:table-cell>
          <table:table-cell table:style-name="ce178" office:value-type="float" office:value="19" calcext:value-type="float">
            <text:p>1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La obra de arte no es espectacular / 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style-name="ce242" table:content-validation-name="val19" office:value-type="string" calcext:value-type="string">
            <text:p>TRaducido en prosa por Eduardo Dieste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Perci Bisshe Shelley -</text:p>
          </table:table-cell>
          <table:table-cell table:style-name="ce127" table:content-validation-name="val12"/>
          <table:table-cell table:style-name="ce143" office:value-type="string" calcext:value-type="string">
            <text:p>El poema de la nube / </text:p>
          </table:table-cell>
          <table:table-cell table:style-name="ce178" table:content-validation-name="val14"/>
          <table:table-cell table:style-name="ce178" office:value-type="float" office:value="21" calcext:value-type="float">
            <text:p>2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eda y el Cisne</text:p>
          </table:table-cell>
          <table:table-cell table:style-name="ce123" office:value-type="string" calcext:value-type="string">
            <text:p>Goyburu</text:p>
          </table:table-cell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Ildefonso Pereda Valdez</text:p>
          </table:table-cell>
          <table:table-cell table:style-name="ce127" table:content-validation-name="val12"/>
          <table:table-cell table:style-name="ce143" office:value-type="string" calcext:value-type="string">
            <text:p>Poema: Creo / </text:p>
          </table:table-cell>
          <table:table-cell table:style-name="ce178" table:content-validation-name="val14"/>
          <table:table-cell table:style-name="ce178" office:value-type="float" office:value="21" calcext:value-type="float">
            <text:p>2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Vasconcelos</text:p>
          </table:table-cell>
          <table:table-cell table:style-name="ce127" table:content-validation-name="val12"/>
          <table:table-cell table:style-name="ce143" office:value-type="string" calcext:value-type="string">
            <text:p>El nacionalismo en América Latina / </text:p>
          </table:table-cell>
          <table:table-cell table:style-name="ce178" table:content-validation-name="val14"/>
          <table:table-cell table:style-name="ce178" office:value-type="string" calcext:value-type="string">
            <text:p>22-24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Krassin</text:p>
          </table:table-cell>
          <table:table-cell table:style-name="ce123" office:value-type="string" calcext:value-type="string">
            <text:p>Sin Autor</text:p>
          </table:table-cell>
          <table:table-cell table:style-name="ce178" office:value-type="float" office:value="24" calcext:value-type="float">
            <text:p>2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Ángel Urquieta</text:p>
          </table:table-cell>
          <table:table-cell table:style-name="ce127" table:content-validation-name="val12"/>
          <table:table-cell table:style-name="ce143" office:value-type="string" calcext:value-type="string">
            <text:p>González Prada y Urquieta /</text:p>
          </table:table-cell>
          <table:table-cell table:style-name="ce178" table:content-validation-name="val14"/>
          <table:table-cell table:style-name="ce178" office:value-type="string" calcext:value-type="string">
            <text:p>25-29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Oquendo de Amat</text:p>
          </table:table-cell>
          <table:table-cell table:style-name="ce127" table:content-validation-name="val12"/>
          <table:table-cell table:style-name="ce143" office:value-type="string" calcext:value-type="string">
            <text:p>Poema /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olás Fusco Sansone</text:p>
          </table:table-cell>
          <table:table-cell table:style-name="ce127" table:content-validation-name="val12"/>
          <table:table-cell table:style-name="ce143" office:value-type="string" calcext:value-type="string">
            <text:p>Canción misteriosa de las aguas del mar / </text:p>
          </table:table-cell>
          <table:table-cell table:style-name="ce178" table:content-validation-name="val14"/>
          <table:table-cell table:style-name="ce178" office:value-type="float" office:value="29" calcext:value-type="float">
            <text:p>2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Fusco Sansone</text:p>
          </table:table-cell>
          <table:table-cell table:style-name="ce123" office:value-type="string" calcext:value-type="string">
            <text:p>Cúneo</text:p>
          </table:table-cell>
          <table:table-cell table:style-name="ce178" office:value-type="float" office:value="29" calcext:value-type="float">
            <text:p>2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amaliel Churata</text:p>
          </table:table-cell>
          <table:table-cell table:style-name="ce127" table:content-validation-name="val12"/>
          <table:table-cell table:style-name="ce143" office:value-type="string" calcext:value-type="string">
            <text:p>El gamonal / </text:p>
          </table:table-cell>
          <table:table-cell table:style-name="ce178" table:content-validation-name="val14"/>
          <table:table-cell table:style-name="ce178" office:value-type="string" calcext:value-type="string">
            <text:p>30-33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Dibujo</text:p>
          </table:table-cell>
          <table:table-cell table:style-name="ce123" office:value-type="string" calcext:value-type="string">
            <text:p>Bonilla del Valle</text:p>
          </table:table-cell>
          <table:table-cell table:style-name="ce178" office:value-type="float" office:value="31" calcext:value-type="float">
            <text:p>3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ia Wiesse</text:p>
          </table:table-cell>
          <table:table-cell table:style-name="ce127" table:content-validation-name="val12"/>
          <table:table-cell table:style-name="ce143" office:value-type="string" calcext:value-type="string">
            <text:p>El nino y el sentido de lo maravilloso / </text:p>
          </table:table-cell>
          <table:table-cell table:style-name="ce178" table:content-validation-name="val14"/>
          <table:table-cell table:style-name="ce178" office:value-type="string" calcext:value-type="string">
            <text:p>33-3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 Parra del Riego</text:p>
          </table:table-cell>
          <table:table-cell table:style-name="ce127" table:content-validation-name="val12"/>
          <table:table-cell table:style-name="ce143" office:value-type="string" calcext:value-type="string">
            <text:p>Círculo y Mañana Limeña / </text:p>
          </table:table-cell>
          <table:table-cell table:style-name="ce178" table:content-validation-name="val14"/>
          <table:table-cell table:style-name="ce178" office:value-type="float" office:value="34" calcext:value-type="float">
            <text:p>3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Blanca Luz</text:p>
          </table:table-cell>
          <table:table-cell table:style-name="ce123" office:value-type="string" calcext:value-type="string">
            <text:p>Suárez</text:p>
          </table:table-cell>
          <table:table-cell table:style-name="ce178" office:value-type="float" office:value="34" calcext:value-type="float">
            <text:p>3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Mensaje al congreso obrero / </text:p>
          </table:table-cell>
          <table:table-cell table:style-name="ce178" table:content-validation-name="val14"/>
          <table:table-cell table:style-name="ce178" office:value-type="string" calcext:value-type="string">
            <text:p>35-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V. Modesto Villavicencio</text:p>
          </table:table-cell>
          <table:table-cell table:style-name="ce136" table:content-validation-name="val12"/>
          <table:table-cell table:style-name="ce147" office:value-type="string" calcext:value-type="string">
            <text:p>El charleston y nuestra época / </text:p>
          </table:table-cell>
          <table:table-cell table:style-name="ce196" table:content-validation-name="val14"/>
          <table:table-cell table:style-name="ce196" office:value-type="float" office:value="36" calcext:value-type="float">
            <text:p>36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6" calcext:value-type="float" table:number-columns-spanned="1" table:number-rows-spanned="51">
            <text:p>6</text:p>
          </table:table-cell>
          <table:table-cell table:style-name="ce78"/>
          <table:table-cell table:style-name="ce86" office:value-type="string" calcext:value-type="string" table:number-columns-spanned="1" table:number-rows-spanned="51">
            <text:p>Febrero/1927</text:p>
          </table:table-cell>
          <table:table-cell table:style-name="ce2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3" office:value-type="string" calcext:value-type="string">
            <text:p>Antenor Orrego</text:p>
          </table:table-cell>
          <table:table-cell table:style-name="ce163" table:content-validation-name="val12"/>
          <table:table-cell table:style-name="ce148" office:value-type="string" calcext:value-type="string">
            <text:p>Racionalismo y revolución </text:p>
          </table:table-cell>
          <table:table-cell table:style-name="ce200" table:content-validation-name="val14"/>
          <table:table-cell table:style-name="ce200" office:value-type="date" office:date-value="2018-03-01" calcext:value-type="date">
            <text:p>1-3</text:p>
          </table:table-cell>
          <table:table-cell table:style-name="ce197"/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ora Mayer de Zulen</text:p>
          </table:table-cell>
          <table:table-cell table:style-name="ce127" table:content-validation-name="val12"/>
          <table:table-cell table:style-name="ce143" office:value-type="string" calcext:value-type="string">
            <text:p>Frente al imperialismo yanqui</text:p>
          </table:table-cell>
          <table:table-cell table:style-name="ce178" table:content-validation-name="val14"/>
          <table:table-cell table:style-name="ce178" office:value-type="float" office:value="2" calcext:value-type="float">
            <text:p>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. Babel</text:p>
          </table:table-cell>
          <table:table-cell table:style-name="ce127" table:content-validation-name="val12"/>
          <table:table-cell table:style-name="ce143" office:value-type="string" calcext:value-type="string">
            <text:p>Cuentos de la caballería roja: Lasal</text:p>
          </table:table-cell>
          <table:table-cell table:style-name="ce198" table:content-validation-name="val14"/>
          <table:table-cell table:style-name="ce198" office:value-type="date" office:date-value="2018-04-03" calcext:value-type="date">
            <text:p>3-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omain Rolland</text:p>
          </table:table-cell>
          <table:table-cell table:style-name="ce127" table:content-validation-name="val12"/>
          <table:table-cell table:style-name="ce143" office:value-type="string" calcext:value-type="string">
            <text:p>Mensaje de Romain Rolland</text:p>
          </table:table-cell>
          <table:table-cell table:style-name="ce178" table:content-validation-name="val14"/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Villeneuve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Galván</text:p>
          </table:table-cell>
          <table:table-cell table:style-name="ce127" table:content-validation-name="val12"/>
          <table:table-cell table:style-name="ce143" office:value-type="string" calcext:value-type="string">
            <text:p>¿Qué hace nuestra universidad por la investigación científica?</text:p>
          </table:table-cell>
          <table:table-cell table:style-name="ce198" table:content-validation-name="val14"/>
          <table:table-cell table:style-name="ce198" office:value-type="date" office:date-value="2018-08-05" calcext:value-type="date">
            <text:p>5-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A. de la Fuente</text:p>
          </table:table-cell>
          <table:table-cell table:style-name="ce127" table:content-validation-name="val12"/>
          <table:table-cell table:style-name="ce143" office:value-type="string" calcext:value-type="string">
            <text:p>Poema: Agosto</text:p>
          </table:table-cell>
          <table:table-cell table:style-name="ce178" table:content-validation-name="val14"/>
          <table:table-cell table:style-name="ce178" office:value-type="float" office:value="7" calcext:value-type="float">
            <text:p>7</text:p>
          </table:table-cell>
          <table:table-cell table:style-name="ce178" office:value-type="string" calcext:value-type="string">
            <text:p>Chiclay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berto Hidalgo</text:p>
          </table:table-cell>
          <table:table-cell table:style-name="ce127" table:content-validation-name="val12"/>
          <table:table-cell table:style-name="ce143" office:value-type="string" calcext:value-type="string">
            <text:p>Pequeña retórica personal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36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55" office:value-type="string" calcext:value-type="string">
            <text:p>José Sabogal </text:p>
          </table:table-cell>
          <table:table-cell table:style-name="ce198" table:content-validation-name="val14"/>
          <table:table-cell table:style-name="ce198" office:value-type="date" office:date-value="2018-12-09" calcext:value-type="date" table:number-columns-spanned="1" table:number-rows-spanned="8">
            <text:p>9-12</text:p>
          </table:table-cell>
          <table:table-cell table:style-name="ce178" office:value-type="string" calcext:value-type="string" table:number-columns-spanned="1" table:number-rows-spanned="8">
            <text:p>Lima</text:p>
          </table:table-cell>
          <table:table-cell table:style-name="ce178" office:value-type="string" calcext:value-type="string" table:number-columns-spanned="1" table:number-rows-spanned="8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Los pongos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Sacsayhuamán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Cholito cuzqueño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Balcón de Herodes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India Ccolla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Chutillo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4"/>
          <table:table-cell table:style-name="ce127" table:content-validation-name="val12"/>
          <table:table-cell table:style-name="ce187"/>
          <table:table-cell table:style-name="ce19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Varayoc de Chincheros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2" calcext:value-type="float">
            <text:p>1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3"/>
          <table:table-cell table:style-name="ce127" table:content-validation-name="val12"/>
          <table:table-cell table:style-name="ce188"/>
          <table:table-cell table:style-name="ce198" table:content-validation-name="val14"/>
          <table:covered-table-cell table:number-columns-repeated="3" table:style-name="ce2"/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Retrato de Juan José Lora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2" calcext:value-type="float">
            <text:p>1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M. Eguren</text:p>
          </table:table-cell>
          <table:table-cell table:style-name="ce127" table:content-validation-name="val12"/>
          <table:table-cell table:style-name="ce143" office:value-type="string" calcext:value-type="string">
            <text:p>Poema: Pavila</text:p>
          </table:table-cell>
          <table:table-cell table:style-name="ce178" table:content-validation-name="val14"/>
          <table:table-cell table:style-name="ce178" office:value-type="float" office:value="12" calcext:value-type="float">
            <text:p>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Poema: Orilla</text:p>
          </table:table-cell>
          <table:table-cell table:style-name="ce178" table:content-validation-name="val14"/>
          <table:table-cell table:style-name="ce178" office:value-type="float" office:value="12" calcext:value-type="float">
            <text:p>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 table:number-columns-spanned="1" table:number-rows-spanned="2">
            <text:p>Juan José Lora</text:p>
          </table:table-cell>
          <table:table-cell table:style-name="ce127" table:content-validation-name="val12"/>
          <table:table-cell table:style-name="ce143" office:value-type="string" calcext:value-type="string">
            <text:p>Poema: Eucaliptos</text:p>
          </table:table-cell>
          <table:table-cell table:style-name="ce178" table:content-validation-name="val14"/>
          <table:table-cell table:style-name="ce178" office:value-type="float" office:value="13" calcext:value-type="float">
            <text:p>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covered-table-cell table:style-name="ce2"/>
          <table:table-cell table:style-name="ce127" table:content-validation-name="val12"/>
          <table:table-cell table:style-name="ce143" office:value-type="string" calcext:value-type="string">
            <text:p>Puerta Sinfónica</text:p>
          </table:table-cell>
          <table:table-cell table:style-name="ce178" table:content-validation-name="val14"/>
          <table:table-cell table:style-name="ce178" office:value-type="float" office:value="13" calcext:value-type="float">
            <text:p>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Velásquez</text:p>
          </table:table-cell>
          <table:table-cell table:style-name="ce127" table:content-validation-name="val12"/>
          <table:table-cell table:style-name="ce143" office:value-type="string" calcext:value-type="string">
            <text:p>Los tests psicológicos y la nueva educación: la controversia entre aristócratas y democrátas de la inteligencia</text:p>
          </table:table-cell>
          <table:table-cell table:style-name="ce178" table:content-validation-name="val14"/>
          <table:table-cell table:style-name="ce178" office:value-type="string" calcext:value-type="string">
            <text:p>14-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No se ha hecho nada y no hay un hombre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cides Spelucín</text:p>
          </table:table-cell>
          <table:table-cell table:style-name="ce127" table:content-validation-name="val12"/>
          <table:table-cell table:style-name="ce143" office:value-type="string" calcext:value-type="string">
            <text:p>Poemas: La hora de las Atalayas, En aquel dulce imperio y Signus </text:p>
          </table:table-cell>
          <table:table-cell table:style-name="ce178" table:content-validation-name="val14"/>
          <table:table-cell table:style-name="ce178" office:value-type="float" office:value="17" calcext:value-type="float">
            <text:p>1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Dibujo 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17" calcext:value-type="float">
            <text:p>1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<text:s/>Gamiel Churata </text:p>
          </table:table-cell>
          <table:table-cell table:style-name="ce127" table:content-validation-name="val12"/>
          <table:table-cell table:style-name="ce147" office:value-type="string" calcext:value-type="string">
            <text:p>EL gamonal</text:p>
          </table:table-cell>
          <table:table-cell table:style-name="ce178" table:content-validation-name="val14"/>
          <table:table-cell table:style-name="ce178" office:value-type="string" calcext:value-type="string">
            <text:p>18-20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Dibujo</text:p>
          </table:table-cell>
          <table:table-cell table:style-name="ce123" office:value-type="string" calcext:value-type="string">
            <text:p>Quispez Asín </text:p>
          </table:table-cell>
          <table:table-cell table:style-name="ce178" office:value-type="float" office:value="18" calcext:value-type="float">
            <text:p>1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8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Dibujo</text:p>
          </table:table-cell>
          <table:table-cell table:style-name="ce123" office:value-type="string" calcext:value-type="string">
            <text:p>Bonilla del Valle</text:p>
          </table:table-cell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uillermo Mercado</text:p>
          </table:table-cell>
          <table:table-cell table:style-name="ce127" table:content-validation-name="val12"/>
          <table:table-cell table:style-name="ce143" office:value-type="string" calcext:value-type="string">
            <text:p>Poema XIV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Eulogio Garrido</text:p>
          </table:table-cell>
          <table:table-cell table:style-name="ce127" table:content-validation-name="val12"/>
          <table:table-cell table:style-name="ce147" office:value-type="string" calcext:value-type="string">
            <text:p>El ande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21-23</text:p>
          </table:table-cell>
          <table:table-cell table:style-name="ce178" office:value-type="string" calcext:value-type="string" table:number-columns-spanned="1" table:number-rows-spanned="2">
            <text:p>Chiclayo </text:p>
          </table:table-cell>
          <table:table-cell table:style-name="ce178" office:value-type="string" calcext:value-type="string" table:number-columns-spanned="1" table:number-rows-spanned="2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Indios haciendo una alfombra</text:p>
          </table:table-cell>
          <table:table-cell table:style-name="ce123" office:value-type="string" calcext:value-type="string">
            <text:p>Quispez Asín </text:p>
          </table:table-cell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8"/>
          <table:table-cell table:style-name="ce178" table:content-validation-name="val14"/>
          <table:covered-table-cell table:number-columns-repeated="3" table:style-name="ce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J. Eulogio Garrido</text:p>
          </table:table-cell>
          <table:table-cell table:style-name="ce123" office:value-type="string" calcext:value-type="string">
            <text:p>Essquerriloff</text:p>
          </table:table-cell>
          <table:table-cell table:style-name="ce178" office:value-type="float" office:value="22" calcext:value-type="float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acobo Hurwitz</text:p>
          </table:table-cell>
          <table:table-cell table:style-name="ce127" table:content-validation-name="val12"/>
          <table:table-cell table:style-name="ce143" office:value-type="string" calcext:value-type="string">
            <text:p>Atado a mis manos </text:p>
          </table:table-cell>
          <table:table-cell table:style-name="ce178" table:content-validation-name="val14"/>
          <table:table-cell table:style-name="ce178" office:value-type="string" calcext:value-type="string">
            <text:p>23-24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berto Guillén</text:p>
          </table:table-cell>
          <table:table-cell table:style-name="ce127" table:content-validation-name="val12"/>
          <table:table-cell table:style-name="ce143" office:value-type="string" calcext:value-type="string">
            <text:p>Poema: Azahares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an Parra del Riego</text:p>
          </table:table-cell>
          <table:table-cell table:style-name="ce127" table:content-validation-name="val12"/>
          <table:table-cell table:style-name="ce143" office:value-type="string" calcext:value-type="string">
            <text:p>Polirritmo de la mujer vegetal</text:p>
          </table:table-cell>
          <table:table-cell table:style-name="ce178" table:content-validation-name="val14"/>
          <table:table-cell table:style-name="ce178" office:value-type="float" office:value="25" calcext:value-type="float">
            <text:p>2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Víctor Raúl Haya de la Torre y Diego Rivera</text:p>
          </table:table-cell>
          <table:table-cell table:style-name="ce123"/>
          <table:table-cell table:style-name="ce178" office:value-type="float" office:value="25" calcext:value-type="float">
            <text:p>2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an Parra del Riego</text:p>
          </table:table-cell>
          <table:table-cell table:style-name="ce127" table:content-validation-name="val12"/>
          <table:table-cell table:style-name="ce143" office:value-type="string" calcext:value-type="string">
            <text:p>El capitán slukin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 de Parra del Riego</text:p>
          </table:table-cell>
          <table:table-cell table:style-name="ce127" table:content-validation-name="val12"/>
          <table:table-cell table:style-name="ce143" office:value-type="string" calcext:value-type="string">
            <text:p>Poema: Nocturno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 de Parra del Riego</text:p>
          </table:table-cell>
          <table:table-cell table:style-name="ce127" table:content-validation-name="val12"/>
          <table:table-cell table:style-name="ce143" office:value-type="string" calcext:value-type="string">
            <text:p>Mañana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Falcón</text:p>
          </table:table-cell>
          <table:table-cell table:style-name="ce127" table:content-validation-name="val12"/>
          <table:table-cell table:style-name="ce143" office:value-type="string" calcext:value-type="string">
            <text:p>El conflicto minero</text:p>
          </table:table-cell>
          <table:table-cell table:style-name="ce178" table:content-validation-name="val14"/>
          <table:table-cell table:style-name="ce178" office:value-type="string" calcext:value-type="string">
            <text:p>27-28</text:p>
          </table:table-cell>
          <table:table-cell table:style-name="ce178" office:value-type="string" calcext:value-type="string">
            <text:p>Londrés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Joseph Vissarionovich Stalin, líder del partido bolchevique</text:p>
          </table:table-cell>
          <table:table-cell table:style-name="ce123"/>
          <table:table-cell table:style-name="ce178" office:value-type="float" office:value="27" calcext:value-type="float">
            <text:p>2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dil. Zuleta de Aliaga</text:p>
          </table:table-cell>
          <table:table-cell table:style-name="ce127" table:content-validation-name="val12"/>
          <table:table-cell table:style-name="ce143" office:value-type="string" calcext:value-type="string">
            <text:p>Poema: Ceño 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Nota Polémica en respuesta al artículo de César Falcón</text:p>
          </table:table-cell>
          <table:table-cell table:style-name="ce178" table:content-validation-name="val14"/>
          <table:table-cell table:style-name="ce178" office:value-type="float" office:value="29" calcext:value-type="float">
            <text:p>29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office:value-type="string" calcext:value-type="string">
            <text:p>La procesión de los milagros </text:p>
          </table:table-cell>
          <table:table-cell table:style-name="ce123" office:value-type="string" calcext:value-type="string">
            <text:p>Quispez Asín</text:p>
          </table:table-cell>
          <table:table-cell table:style-name="ce178" office:value-type="float" office:value="29" calcext:value-type="float">
            <text:p>2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élix del Valle</text:p>
          </table:table-cell>
          <table:table-cell table:style-name="ce127" table:content-validation-name="val12"/>
          <table:table-cell table:style-name="ce143" office:value-type="string" calcext:value-type="string">
            <text:p>La hora de América: construyamos el futuro americano mirando el presente europeo </text:p>
          </table:table-cell>
          <table:table-cell table:style-name="ce178" table:content-validation-name="val14"/>
          <table:table-cell table:style-name="ce178" office:value-type="string" calcext:value-type="string">
            <text:p>30-31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uben Azocar</text:p>
          </table:table-cell>
          <table:table-cell table:style-name="ce127" table:content-validation-name="val12"/>
          <table:table-cell table:style-name="ce143" office:value-type="string" calcext:value-type="string">
            <text:p>Calendario</text:p>
          </table:table-cell>
          <table:table-cell table:style-name="ce178" table:content-validation-name="val14"/>
          <table:table-cell table:style-name="ce178" office:value-type="string" calcext:value-type="string">
            <text:p>31-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berto Espinoza Bravo</text:p>
          </table:table-cell>
          <table:table-cell table:style-name="ce127" table:content-validation-name="val12"/>
          <table:table-cell table:style-name="ce143" office:value-type="string" calcext:value-type="string">
            <text:p>El poema del maestro </text:p>
          </table:table-cell>
          <table:table-cell table:style-name="ce178" table:content-validation-name="val14"/>
          <table:table-cell table:style-name="ce178" office:value-type="float" office:value="32" calcext:value-type="float">
            <text:p>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55" office:value-type="string" calcext:value-type="string">
            <text:p>La Fiesta de la Planta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11">
            <text:p>33-36</text:p>
          </table:table-cell>
          <table:table-cell table:style-name="ce178" office:value-type="string" calcext:value-type="string" table:number-columns-spanned="1" table:number-rows-spanned="11">
            <text:p>Lima</text:p>
          </table:table-cell>
          <table:table-cell table:style-name="ce178" office:value-type="string" calcext:value-type="string" table:number-columns-spanned="1" table:number-rows-spanned="11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Blanca Luz recitando</text:p>
          </table:table-cell>
          <table:table-cell table:style-name="ce123"/>
          <table:table-cell table:style-name="ce178" office:value-type="float" office:value="33" calcext:value-type="float">
            <text:p>3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Magda Portal lee sus poemas</text:p>
          </table:table-cell>
          <table:table-cell table:style-name="ce123"/>
          <table:table-cell table:style-name="ce178" office:value-type="float" office:value="33" calcext:value-type="float">
            <text:p>3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Un aspecto de la fiesta deportiva</text:p>
          </table:table-cell>
          <table:table-cell table:style-name="ce123"/>
          <table:table-cell table:style-name="ce178" office:value-type="float" office:value="33" calcext:value-type="float">
            <text:p>3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Luciano Castillo en la tribuna</text:p>
          </table:table-cell>
          <table:table-cell table:style-name="ce123"/>
          <table:table-cell table:style-name="ce178" office:value-type="float" office:value="34" calcext:value-type="float">
            <text:p>3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El equipo de chaufferes</text:p>
          </table:table-cell>
          <table:table-cell table:style-name="ce123"/>
          <table:table-cell table:style-name="ce178" office:value-type="float" office:value="34" calcext:value-type="float">
            <text:p>3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El equipo de textiles</text:p>
          </table:table-cell>
          <table:table-cell table:style-name="ce123"/>
          <table:table-cell table:style-name="ce178" office:value-type="float" office:value="34" calcext:value-type="float">
            <text:p>3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Serafín Delmar en la tribuna</text:p>
          </table:table-cell>
          <table:table-cell table:style-name="ce123"/>
          <table:table-cell table:style-name="ce178" office:value-type="float" office:value="35" calcext:value-type="float">
            <text:p>3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El cuadro artístico de Vitarte</text:p>
          </table:table-cell>
          <table:table-cell table:style-name="ce123"/>
          <table:table-cell table:style-name="ce178" office:value-type="float" office:value="35" calcext:value-type="float">
            <text:p>3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Aspecto de la sala del cinema durante la velada</text:p>
          </table:table-cell>
          <table:table-cell table:style-name="ce123"/>
          <table:table-cell table:style-name="ce178" office:value-type="float" office:value="35" calcext:value-type="float">
            <text:p>3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7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El campo deportivo durante la partida de foot-ball</text:p>
          </table:table-cell>
          <table:table-cell table:style-name="ce123"/>
          <table:table-cell table:style-name="ce178" office:value-type="float" office:value="36" calcext:value-type="float">
            <text:p>3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2"/>
          <table:table-cell table:style-name="ce92" table:content-validation-name="val12"/>
          <table:table-cell table:style-name="ce188"/>
          <table:table-cell table:style-name="ce178" table:content-validation-name="val14"/>
          <table:covered-table-cell table:number-columns-repeated="3" table:style-name="ce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Una escena del drama representado por lo amteurs de Vitarte</text:p>
          </table:table-cell>
          <table:table-cell table:style-name="ce123"/>
          <table:table-cell table:style-name="ce178" office:value-type="float" office:value="36" calcext:value-type="float">
            <text:p>3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95" office:value-type="string" calcext:value-type="string">
            <text:p>Miguel Ruz y H. Díaz Casanueva</text:p>
          </table:table-cell>
          <table:table-cell table:style-name="ce95" table:content-validation-name="val12"/>
          <table:table-cell table:style-name="ce147" office:value-type="string" calcext:value-type="string">
            <text:p>Noticias: Mensaje de la Asociación General de Profesores de Chile a los maestros de América.</text:p>
          </table:table-cell>
          <table:table-cell table:style-name="ce196" table:content-validation-name="val14"/>
          <table:table-cell table:style-name="ce196" office:value-type="float" office:value="36" calcext:value-type="float">
            <text:p>36</text:p>
          </table:table-cell>
          <table:table-cell table:style-name="ce210" office:value-type="string" calcext:value-type="string">
            <text:p>Santiago de Chile</text:p>
          </table:table-cell>
          <table:table-cell table:style-name="ce196" office:value-type="string" calcext:value-type="string">
            <text:p>Chile</text:p>
          </table:table-cell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7" calcext:value-type="float" table:number-columns-spanned="1" table:number-rows-spanned="37">
            <text:p>7</text:p>
          </table:table-cell>
          <table:table-cell table:style-name="ce78"/>
          <table:table-cell table:style-name="ce87" office:value-type="string" calcext:value-type="string" table:number-columns-spanned="1" table:number-rows-spanned="37">
            <text:p>Marzo/1927</text:p>
          </table:table-cell>
          <table:table-cell table:style-name="ce28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8"/>
          <table:table-cell table:style-name="ce168" table:content-validation-name="val12"/>
          <table:table-cell table:style-name="ce148" office:value-type="string" calcext:value-type="string">
            <text:p>Voto en contra</text:p>
          </table:table-cell>
          <table:table-cell table:style-name="ce197" table:content-validation-name="val14"/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Lima</text:p>
          </table:table-cell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Valcárcel</text:p>
          </table:table-cell>
          <table:table-cell table:style-name="ce127" table:content-validation-name="val12"/>
          <table:table-cell table:style-name="ce143" office:value-type="string" calcext:value-type="string">
            <text:p>El problema indígena / </text:p>
          </table:table-cell>
          <table:table-cell table:style-name="ce198" table:content-validation-name="val14"/>
          <table:table-cell table:style-name="ce198" office:value-type="date" office:date-value="2018-04-02" calcext:value-type="date">
            <text:p>2-4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Procesión en la sierra</text:p>
          </table:table-cell>
          <table:table-cell table:style-name="ce123" office:value-type="string" calcext:value-type="string">
            <text:p>Camilo Blas</text:p>
          </table:table-cell>
          <table:table-cell table:style-name="ce178" office:value-type="float" office:value="3" calcext:value-type="float">
            <text:p>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Sánchez Viamonte</text:p>
          </table:table-cell>
          <table:table-cell table:style-name="ce127" table:content-validation-name="val12"/>
          <table:table-cell table:style-name="ce143" office:value-type="string" calcext:value-type="string">
            <text:p>Maquiavelo y Mussolini / </text:p>
          </table:table-cell>
          <table:table-cell table:style-name="ce198" table:content-validation-name="val14"/>
          <table:table-cell table:style-name="ce198" office:value-type="date" office:date-value="2018-06-05" calcext:value-type="date">
            <text:p>5-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Polémica Finita / </text:p>
          </table:table-cell>
          <table:table-cell table:style-name="ce178" table:content-validation-name="val14"/>
          <table:table-cell table:style-name="ce178" office:value-type="string" calcext:value-type="string">
            <text:p>6/2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Honorio F. Delgado</text:p>
          </table:table-cell>
          <table:table-cell table:style-name="ce127" table:content-validation-name="val12"/>
          <table:table-cell table:style-name="ce143" office:value-type="string" calcext:value-type="string">
            <text:p>La rehabilitiación de la interpretación de los sueños / </text:p>
          </table:table-cell>
          <table:table-cell table:style-name="ce198" table:content-validation-name="val14"/>
          <table:table-cell table:style-name="ce198" office:value-type="date" office:date-value="2018-12-07" calcext:value-type="date">
            <text:p>7-1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rancisco Chuquihuanca Ayulo</text:p>
          </table:table-cell>
          <table:table-cell table:style-name="ce127" table:content-validation-name="val12"/>
          <table:table-cell table:style-name="ce143" office:value-type="string" calcext:value-type="string">
            <text:p>Carta periodística de un indio /</text:p>
          </table:table-cell>
          <table:table-cell table:style-name="ce178" table:content-validation-name="val14"/>
          <table:table-cell table:style-name="ce178" office:value-type="string" calcext:value-type="string">
            <text:p>13-15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Horizonte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Armando Bazán</text:p>
          </table:table-cell>
          <table:table-cell table:style-name="ce123" office:value-type="string" calcext:value-type="string">
            <text:p>Juan Devéscovi</text:p>
          </table:table-cell>
          <table:table-cell table:style-name="ce178" office:value-type="float" office:value="16" calcext:value-type="float">
            <text:p>1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43" office:value-type="string" calcext:value-type="string">
            <text:p>Tarde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43" office:value-type="string" calcext:value-type="string">
            <text:p>Lluvia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43" office:value-type="string" calcext:value-type="string">
            <text:p>Sombra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3" office:value-type="string" calcext:value-type="string">
            <text:p>Alba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. Babel</text:p>
          </table:table-cell>
          <table:table-cell table:style-name="ce127" table:content-validation-name="val12"/>
          <table:table-cell table:style-name="ce143" office:value-type="string" calcext:value-type="string">
            <text:p>La Carta. Cuentos de la caballería roja / </text:p>
          </table:table-cell>
          <table:table-cell table:style-name="ce178" table:content-validation-name="val14"/>
          <table:table-cell table:style-name="ce178" office:value-type="string" calcext:value-type="string">
            <text:p>17-1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élix del Valle</text:p>
          </table:table-cell>
          <table:table-cell table:style-name="ce127" table:content-validation-name="val12"/>
          <table:table-cell table:style-name="ce143" office:value-type="string" calcext:value-type="string">
            <text:p>La hora de América / </text:p>
          </table:table-cell>
          <table:table-cell table:style-name="ce178" table:content-validation-name="val14"/>
          <table:table-cell table:style-name="ce178" office:value-type="string" calcext:value-type="string">
            <text:p>18-20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uillermo Mercado</text:p>
          </table:table-cell>
          <table:table-cell table:style-name="ce127" table:content-validation-name="val12"/>
          <table:table-cell table:style-name="ce143" office:value-type="string" calcext:value-type="string">
            <text:p>Noche de juerga / 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Boulevard / 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6" table:content-validation-name="val8"/>
          <table:table-cell table:style-name="ce155" table:content-validation-name="val9"/>
          <table:table-cell table:style-name="ce136" office:value-type="string" calcext:value-type="string">
            <text:p>Italo Tavalato</text:p>
          </table:table-cell>
          <table:table-cell table:style-name="ce136" table:content-validation-name="val12"/>
          <table:table-cell table:style-name="ce155" office:value-type="string" calcext:value-type="string">
            <text:p>George Grosz / </text:p>
          </table:table-cell>
          <table:table-cell table:style-name="ce196" table:content-validation-name="val14"/>
          <table:table-cell table:style-name="ce178" office:value-type="string" calcext:value-type="string" table:number-columns-spanned="1" table:number-rows-spanned="5">
            <text:p>21-23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Los subversivos caen</text:p>
          </table:table-cell>
          <table:table-cell table:style-name="ce123" office:value-type="string" calcext:value-type="string">
            <text:p>George Grosz</text:p>
          </table:table-cell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6" table:content-validation-name="val8"/>
          <table:table-cell table:style-name="ce155" table:content-validation-name="val9"/>
          <table:table-cell table:style-name="ce136" office:value-type="string" calcext:value-type="string">
            <text:p>Italo Tavalato</text:p>
          </table:table-cell>
          <table:table-cell table:style-name="ce136" table:content-validation-name="val12"/>
          <table:table-cell table:style-name="ce155" office:value-type="string" calcext:value-type="string">
            <text:p>George Grosz / </text:p>
          </table:table-cell>
          <table:table-cell table:style-name="ce196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Sala Reservada</text:p>
          </table:table-cell>
          <table:table-cell table:style-name="ce123" office:value-type="string" calcext:value-type="string">
            <text:p>George Grosz</text:p>
          </table:table-cell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6" table:content-validation-name="val8"/>
          <table:table-cell table:style-name="ce155" table:content-validation-name="val9"/>
          <table:table-cell table:style-name="ce136" office:value-type="string" calcext:value-type="string">
            <text:p>Italo Tavalato</text:p>
          </table:table-cell>
          <table:table-cell table:style-name="ce136" table:content-validation-name="val12"/>
          <table:table-cell table:style-name="ce155" office:value-type="string" calcext:value-type="string">
            <text:p>George Grosz / </text:p>
          </table:table-cell>
          <table:table-cell table:style-name="ce196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scena de género</text:p>
          </table:table-cell>
          <table:table-cell table:style-name="ce123" office:value-type="string" calcext:value-type="string">
            <text:p>George Grosz</text:p>
          </table:table-cell>
          <table:table-cell table:style-name="ce178" office:value-type="float" office:value="22" calcext:value-type="float" table:number-columns-spanned="1" table:number-rows-spanned="2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6" table:content-validation-name="val8"/>
          <table:table-cell table:style-name="ce155" table:content-validation-name="val9"/>
          <table:table-cell table:style-name="ce136" office:value-type="string" calcext:value-type="string">
            <text:p>Italo Tavalato</text:p>
          </table:table-cell>
          <table:table-cell table:style-name="ce136" table:content-validation-name="val12"/>
          <table:table-cell table:style-name="ce155" office:value-type="string" calcext:value-type="string">
            <text:p>George Grosz / </text:p>
          </table:table-cell>
          <table:table-cell table:style-name="ce196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La familia es la base del estado</text:p>
          </table:table-cell>
          <table:table-cell table:style-name="ce123" office:value-type="string" calcext:value-type="string">
            <text:p>George Grosz</text:p>
          </table:table-cell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6" table:content-validation-name="val8"/>
          <table:table-cell table:style-name="ce155" table:content-validation-name="val9"/>
          <table:table-cell table:style-name="ce136" office:value-type="string" calcext:value-type="string">
            <text:p>Italo Tavalato</text:p>
          </table:table-cell>
          <table:table-cell table:style-name="ce136" table:content-validation-name="val12"/>
          <table:table-cell table:style-name="ce155" office:value-type="string" calcext:value-type="string">
            <text:p>George Grosz / </text:p>
          </table:table-cell>
          <table:table-cell table:style-name="ce196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Rendez Vous</text:p>
          </table:table-cell>
          <table:table-cell table:style-name="ce123" office:value-type="string" calcext:value-type="string">
            <text:p>George Grosz</text:p>
          </table:table-cell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7" table:content-validation-name="val8"/>
          <table:table-cell table:style-name="ce137" table:content-validation-name="val9"/>
          <table:table-cell table:style-name="ce169" office:value-type="string" calcext:value-type="string">
            <text:p>Arte Futurista</text:p>
          </table:table-cell>
          <table:table-cell table:style-name="ce137" table:content-validation-name="val12"/>
          <table:table-cell table:style-name="ce189"/>
          <table:table-cell table:style-name="ce20" table:content-validation-name="val14"/>
          <table:table-cell table:style-name="ce178" office:value-type="float" office:value="24" calcext:value-type="float" table:number-columns-spanned="1" table:number-rows-spanned="4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El hombre de la cavina, traje para "La Angustia de las Máquinas" de Vasari</text:p>
          </table:table-cell>
          <table:table-cell table:style-name="ce123" office:value-type="string" calcext:value-type="string">
            <text:p>Ivo Pannaggi</text:p>
          </table:table-cell>
          <table:table-cell table:style-name="ce178" office:value-type="float" office:value="24" calcext:value-type="float" table:number-columns-spanned="1" table:number-rows-spanned="4">
            <text:p>2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69" office:value-type="string" calcext:value-type="string">
            <text:p>Arte Futurista</text:p>
          </table:table-cell>
          <table:table-cell table:style-name="ce138" table:content-validation-name="val12"/>
          <table:table-cell table:style-name="ce190"/>
          <table:table-cell table:style-name="ce201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ondenado 4 K , traje para el drama "La Angustia de las Máquinas"</text:p>
          </table:table-cell>
          <table:table-cell table:style-name="ce123" office:value-type="string" calcext:value-type="string">
            <text:p>Ivo Pannaggi</text:p>
          </table:table-cell>
          <table:covered-table-cell table:style-name="ce2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69" office:value-type="string" calcext:value-type="string">
            <text:p>Arte Futurista</text:p>
          </table:table-cell>
          <table:table-cell table:style-name="ce138" table:content-validation-name="val12"/>
          <table:table-cell table:style-name="ce190"/>
          <table:table-cell table:style-name="ce201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Mujer que trabaja</text:p>
          </table:table-cell>
          <table:table-cell table:style-name="ce123" office:value-type="string" calcext:value-type="string">
            <text:p>Ivo Pannaggi</text:p>
          </table:table-cell>
          <table:covered-table-cell table:style-name="ce2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69" office:value-type="string" calcext:value-type="string">
            <text:p>Arte Futurista</text:p>
          </table:table-cell>
          <table:table-cell table:style-name="ce138" table:content-validation-name="val12"/>
          <table:table-cell table:style-name="ce191"/>
          <table:table-cell table:style-name="ce1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Singar, traje para el drama "La angustia de las máquinas"</text:p>
          </table:table-cell>
          <table:table-cell table:style-name="ce123" office:value-type="string" calcext:value-type="string">
            <text:p>Ivo Pannaggi</text:p>
          </table:table-cell>
          <table:covered-table-cell table:style-name="ce2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Ángel Urquieta</text:p>
          </table:table-cell>
          <table:table-cell table:style-name="ce127" table:content-validation-name="val12"/>
          <table:table-cell table:style-name="ce143" office:value-type="string" calcext:value-type="string">
            <text:p>Izquierdismo y seudoizquierdismo artísitico / </text:p>
          </table:table-cell>
          <table:table-cell table:style-name="ce178" table:content-validation-name="val14"/>
          <table:table-cell table:style-name="ce178" office:value-type="string" calcext:value-type="string">
            <text:p>25-27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 office:value-type="string" calcext:value-type="string">
            <text:p>Magda Portal</text:p>
          </table:table-cell>
          <table:table-cell table:style-name="ce92" table:content-validation-name="val12"/>
          <table:table-cell table:style-name="ce143" office:value-type="string" calcext:value-type="string">
            <text:p>Réplica de Magda Portal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de Rodrigo</text:p>
          </table:table-cell>
          <table:table-cell table:style-name="ce127" table:content-validation-name="val12"/>
          <table:table-cell table:style-name="ce143" office:value-type="string" calcext:value-type="string">
            <text:p>A toda velocidad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office:value-type="string" calcext:value-type="string">
            <text:p>Juliac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eban Pavletich</text:p>
          </table:table-cell>
          <table:table-cell table:style-name="ce127" table:content-validation-name="val12"/>
          <table:table-cell table:style-name="ce143" office:value-type="string" calcext:value-type="string">
            <text:p>¿Oportunismo, desorientación o reaccionismo estéticos? </text:p>
          </table:table-cell>
          <table:table-cell table:style-name="ce178" table:content-validation-name="val14"/>
          <table:table-cell table:style-name="ce178" office:value-type="string" calcext:value-type="string">
            <text:p>29-3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Ricci</text:p>
          </table:table-cell>
          <table:table-cell table:style-name="ce127" table:content-validation-name="val12"/>
          <table:table-cell table:style-name="ce143" office:value-type="string" calcext:value-type="string">
            <text:p>Concepto socialista de las asistencia sanitaria </text:p>
          </table:table-cell>
          <table:table-cell table:style-name="ce178" table:content-validation-name="val14"/>
          <table:table-cell table:style-name="ce178" office:value-type="string" calcext:value-type="string">
            <text:p>30-3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erafín Delmar</text:p>
          </table:table-cell>
          <table:table-cell table:style-name="ce127" table:content-validation-name="val12"/>
          <table:table-cell table:style-name="ce143" office:value-type="string" calcext:value-type="string">
            <text:p>El aventurero de un paisaje muerto</text:p>
          </table:table-cell>
          <table:table-cell table:style-name="ce178" table:content-validation-name="val14"/>
          <table:table-cell table:style-name="ce178" office:value-type="float" office:value="32" calcext:value-type="float">
            <text:p>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 de Parra del Riego</text:p>
          </table:table-cell>
          <table:table-cell table:style-name="ce127" table:content-validation-name="val12"/>
          <table:table-cell table:style-name="ce143" office:value-type="string" calcext:value-type="string">
            <text:p>Regreso del Trabajo</text:p>
          </table:table-cell>
          <table:table-cell table:style-name="ce178" table:content-validation-name="val14"/>
          <table:table-cell table:style-name="ce178" office:value-type="float" office:value="32" calcext:value-type="float">
            <text:p>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 office:value-type="string" calcext:value-type="string">
            <text:p>Alberto Hidalgo</text:p>
          </table:table-cell>
          <table:table-cell table:style-name="ce92" table:content-validation-name="val12"/>
          <table:table-cell table:style-name="ce143" office:value-type="string" calcext:value-type="string">
            <text:p>Biografía de la palabra revolución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avier Fermandois y Eduardo J. Goicochea</text:p>
          </table:table-cell>
          <table:table-cell table:style-name="ce127" table:content-validation-name="val12"/>
          <table:table-cell table:style-name="ce143" office:value-type="string" calcext:value-type="string">
            <text:p>Votos americanistas de las juventudes del Perú y Chile </text:p>
          </table:table-cell>
          <table:table-cell table:style-name="ce178" table:content-validation-name="val14"/>
          <table:table-cell table:style-name="ce178" office:value-type="string" calcext:value-type="string">
            <text:p>34-3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Falcón</text:p>
          </table:table-cell>
          <table:table-cell table:style-name="ce127" table:content-validation-name="val12"/>
          <table:table-cell table:style-name="ce143" office:value-type="string" calcext:value-type="string">
            <text:p>El orgullo inglés</text:p>
          </table:table-cell>
          <table:table-cell table:style-name="ce178" table:content-validation-name="val14"/>
          <table:table-cell table:style-name="ce178" office:value-type="string" calcext:value-type="string">
            <text:p>35-36</text:p>
          </table:table-cell>
          <table:table-cell table:style-name="ce178" office:value-type="string" calcext:value-type="string">
            <text:p>Londres</text:p>
          </table:table-cell>
          <table:table-cell table:style-name="ce178" office:value-type="string" calcext:value-type="string">
            <text:p>Reino Unid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lian Petrovick</text:p>
          </table:table-cell>
          <table:table-cell table:style-name="ce127" table:content-validation-name="val12"/>
          <table:table-cell table:style-name="ce143" office:value-type="string" calcext:value-type="string">
            <text:p>Poema 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Hugo Mayo</text:p>
          </table:table-cell>
          <table:table-cell table:style-name="ce127" table:content-validation-name="val12"/>
          <table:table-cell table:style-name="ce143" office:value-type="string" calcext:value-type="string">
            <text:p>Tarde de Aldea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office:value-type="string" calcext:value-type="string">
            <text:p>Guayaquil</text:p>
          </table:table-cell>
          <table:table-cell table:style-name="ce178" office:value-type="string" calcext:value-type="string">
            <text:p>Ecuador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César Alfredo Miró Quesada</text:p>
          </table:table-cell>
          <table:table-cell table:style-name="ce136" table:content-validation-name="val12"/>
          <table:table-cell table:style-name="ce147" office:value-type="string" calcext:value-type="string">
            <text:p>Poema</text:p>
          </table:table-cell>
          <table:table-cell table:style-name="ce196" table:content-validation-name="val14"/>
          <table:table-cell table:style-name="ce196" office:value-type="float" office:value="36" calcext:value-type="float">
            <text:p>36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8" calcext:value-type="float" table:number-columns-spanned="1" table:number-rows-spanned="27">
            <text:p>8</text:p>
          </table:table-cell>
          <table:table-cell table:style-name="ce78"/>
          <table:table-cell table:style-name="ce86" office:value-type="string" calcext:value-type="string" table:number-columns-spanned="1" table:number-rows-spanned="27">
            <text:p>Abril/1927</text:p>
          </table:table-cell>
          <table:table-cell table:style-name="ce2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8"/>
          <table:table-cell table:style-name="ce168" table:content-validation-name="val12"/>
          <table:table-cell table:style-name="ce148" office:value-type="string" calcext:value-type="string">
            <text:p>Sociedad Editora Amauta</text:p>
          </table:table-cell>
          <table:table-cell table:style-name="ce197" table:content-validation-name="val14"/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Lima</text:p>
          </table:table-cell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cel Fourrier</text:p>
          </table:table-cell>
          <table:table-cell table:style-name="ce127" table:content-validation-name="val12"/>
          <table:table-cell table:style-name="ce143" office:value-type="string" calcext:value-type="string">
            <text:p>Panorama de la revolución </text:p>
          </table:table-cell>
          <table:table-cell table:style-name="ce178" table:content-validation-name="val14"/>
          <table:table-cell table:style-name="ce178" office:value-type="string" calcext:value-type="string">
            <text:p>3-8/4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M. Eguren</text:p>
          </table:table-cell>
          <table:table-cell table:style-name="ce127" table:content-validation-name="val12"/>
          <table:table-cell table:style-name="ce143" office:value-type="string" calcext:value-type="string">
            <text:p>Véspera</text:p>
          </table:table-cell>
          <table:table-cell table:style-name="ce178" table:content-validation-name="val14"/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Cable</text:p>
          </table:table-cell>
          <table:table-cell table:style-name="ce178" table:content-validation-name="val14"/>
          <table:table-cell table:style-name="ce178" office:value-type="float" office:value="7" calcext:value-type="float">
            <text:p>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Henri Barbusse</text:p>
          </table:table-cell>
          <table:table-cell table:style-name="ce127" table:content-validation-name="val12"/>
          <table:table-cell table:style-name="ce143" office:value-type="string" calcext:value-type="string">
            <text:p>El presente y el porvenir</text:p>
          </table:table-cell>
          <table:table-cell table:style-name="ce198" table:content-validation-name="val14"/>
          <table:table-cell table:style-name="ce198" office:value-type="date" office:date-value="2018-12-09" calcext:value-type="date">
            <text:p>9-1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ia Wiesse</text:p>
          </table:table-cell>
          <table:table-cell table:style-name="ce127" table:content-validation-name="val12"/>
          <table:table-cell table:style-name="ce143" office:value-type="string" calcext:value-type="string">
            <text:p>Escalas </text:p>
          </table:table-cell>
          <table:table-cell table:style-name="ce178" table:content-validation-name="val14"/>
          <table:table-cell table:style-name="ce178" office:value-type="string" calcext:value-type="string">
            <text:p>12/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Valcárcel</text:p>
          </table:table-cell>
          <table:table-cell table:style-name="ce127" table:content-validation-name="val12"/>
          <table:table-cell table:style-name="ce143" office:value-type="string" calcext:value-type="string">
            <text:p>La sierra trágica </text:p>
          </table:table-cell>
          <table:table-cell table:style-name="ce178" table:content-validation-name="val14"/>
          <table:table-cell table:style-name="ce178" office:value-type="string" calcext:value-type="string">
            <text:p>13-16/33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Vallejo</text:p>
          </table:table-cell>
          <table:table-cell table:style-name="ce127" table:content-validation-name="val12"/>
          <table:table-cell table:style-name="ce143" office:value-type="string" calcext:value-type="string">
            <text:p>Sabiduría </text:p>
          </table:table-cell>
          <table:table-cell table:style-name="ce178" table:content-validation-name="val14"/>
          <table:table-cell table:style-name="ce178" office:value-type="string" calcext:value-type="string">
            <text:p>17-1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. Uriel García</text:p>
          </table:table-cell>
          <table:table-cell table:style-name="ce127" table:content-validation-name="val12"/>
          <table:table-cell table:style-name="ce143" office:value-type="string" calcext:value-type="string">
            <text:p>El nuevo indio</text:p>
          </table:table-cell>
          <table:table-cell table:style-name="ce178" table:content-validation-name="val14"/>
          <table:table-cell table:style-name="ce178" office:value-type="string" calcext:value-type="string">
            <text:p>19-20/2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1" office:value-type="string" calcext:value-type="string">
            <text:p>José Ortega y Gasset</text:p>
          </table:table-cell>
          <table:table-cell table:style-name="ce124" table:content-validation-name="val12"/>
          <table:table-cell table:style-name="ce147" office:value-type="string" calcext:value-type="string">
            <text:p>Arte Chino: figuras de la china 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21-23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Los Lojan del Templo de </text:p>
          </table:table-cell>
          <table:table-cell table:style-name="ce124" office:value-type="string" calcext:value-type="string">
            <text:p>Ling - Yen - Si</text:p>
          </table:table-cell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70"/>
          <table:table-cell table:style-name="ce124" table:content-validation-name="val12"/>
          <table:table-cell table:style-name="ce18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Detalle del Lojan de la izquierda</text:p>
          </table:table-cell>
          <table:table-cell table:style-name="ce124" office:value-type="string" calcext:value-type="string">
            <text:p>Ling - Yen - Si</text:p>
          </table:table-cell>
          <table:table-cell table:style-name="ce178" office:value-type="float" office:value="22" calcext:value-type="float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70"/>
          <table:table-cell table:style-name="ce124" table:content-validation-name="val12"/>
          <table:table-cell table:style-name="ce18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Detalle del Lojan de la derecha</text:p>
          </table:table-cell>
          <table:table-cell table:style-name="ce124" office:value-type="string" calcext:value-type="string">
            <text:p>Ling - Yen - Si</text:p>
          </table:table-cell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0"/>
          <table:table-cell table:style-name="ce124" table:content-validation-name="val12"/>
          <table:table-cell table:style-name="ce148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Loján del Museo Metropolitano de New York</text:p>
          </table:table-cell>
          <table:table-cell table:style-name="ce124" office:value-type="string" calcext:value-type="string">
            <text:p>Ling - Yen - Si</text:p>
          </table:table-cell>
          <table:table-cell table:style-name="ce178" office:value-type="float" office:value="24" calcext:value-type="float">
            <text:p>2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ejandro Peralta</text:p>
          </table:table-cell>
          <table:table-cell table:style-name="ce127" table:content-validation-name="val12"/>
          <table:table-cell table:style-name="ce143" office:value-type="string" calcext:value-type="string">
            <text:p>Travesía andinista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Manuel Cox</text:p>
          </table:table-cell>
          <table:table-cell table:style-name="ce127" table:content-validation-name="val12"/>
          <table:table-cell table:style-name="ce143" office:value-type="string" calcext:value-type="string">
            <text:p>Revolución y peruanidad</text:p>
          </table:table-cell>
          <table:table-cell table:style-name="ce178" table:content-validation-name="val14"/>
          <table:table-cell table:style-name="ce178" office:value-type="string" calcext:value-type="string">
            <text:p>25-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Bustamente y Ballivian</text:p>
          </table:table-cell>
          <table:table-cell table:style-name="ce127" table:content-validation-name="val12"/>
          <table:table-cell table:style-name="ce143" office:value-type="string" calcext:value-type="string">
            <text:p>Sierra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Bustamente y Ballivian</text:p>
          </table:table-cell>
          <table:table-cell table:style-name="ce127" table:content-validation-name="val12"/>
          <table:table-cell table:style-name="ce143" office:value-type="string" calcext:value-type="string">
            <text:p>Nubes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Bustamente y Ballivian</text:p>
          </table:table-cell>
          <table:table-cell table:style-name="ce127" table:content-validation-name="val12"/>
          <table:table-cell table:style-name="ce143" office:value-type="string" calcext:value-type="string">
            <text:p>Sombra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Óscar Cerruto</text:p>
          </table:table-cell>
          <table:table-cell table:style-name="ce127" table:content-validation-name="val12"/>
          <table:table-cell table:style-name="ce143" office:value-type="string" calcext:value-type="string">
            <text:p>Canción Mural</text:p>
          </table:table-cell>
          <table:table-cell table:style-name="ce178" table:content-validation-name="val14"/>
          <table:table-cell table:style-name="ce178" office:value-type="float" office:value="27" calcext:value-type="float">
            <text:p>27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eban Pavletich</text:p>
          </table:table-cell>
          <table:table-cell table:style-name="ce127" table:content-validation-name="val12"/>
          <table:table-cell table:style-name="ce143" office:value-type="string" calcext:value-type="string">
            <text:p>Poema</text:p>
          </table:table-cell>
          <table:table-cell table:style-name="ce178" table:content-validation-name="val14"/>
          <table:table-cell table:style-name="ce178" office:value-type="float" office:value="27" calcext:value-type="float">
            <text:p>27</text:p>
          </table:table-cell>
          <table:table-cell table:number-columns-repeated="2"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milio Romero</text:p>
          </table:table-cell>
          <table:table-cell table:style-name="ce127" table:content-validation-name="val12"/>
          <table:table-cell table:style-name="ce143" office:value-type="string" calcext:value-type="string">
            <text:p>Economía de Sud-Perú</text:p>
          </table:table-cell>
          <table:table-cell table:style-name="ce178" table:content-validation-name="val14"/>
          <table:table-cell table:style-name="ce178" office:value-type="string" calcext:value-type="string">
            <text:p>28-2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Ricci</text:p>
          </table:table-cell>
          <table:table-cell table:style-name="ce127" table:content-validation-name="val12"/>
          <table:table-cell table:style-name="ce143" office:value-type="string" calcext:value-type="string">
            <text:p>Concepto socialista de la asistencia sanitaria</text:p>
          </table:table-cell>
          <table:table-cell table:style-name="ce178" table:content-validation-name="val14"/>
          <table:table-cell table:style-name="ce178" office:value-type="string" calcext:value-type="string">
            <text:p>30-3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A. de la Fuente</text:p>
          </table:table-cell>
          <table:table-cell table:style-name="ce127" table:content-validation-name="val12"/>
          <table:table-cell table:style-name="ce143" office:value-type="string" calcext:value-type="string">
            <text:p>Palabra amiga</text:p>
          </table:table-cell>
          <table:table-cell table:style-name="ce178" table:content-validation-name="val14"/>
          <table:table-cell table:style-name="ce178" office:value-type="float" office:value="31" calcext:value-type="float">
            <text:p>31</text:p>
          </table:table-cell>
          <table:table-cell table:style-name="ce178" office:value-type="string" calcext:value-type="string">
            <text:p>Chiclay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rancisco Pastor</text:p>
          </table:table-cell>
          <table:table-cell table:style-name="ce127" table:content-validation-name="val12"/>
          <table:table-cell table:style-name="ce143" office:value-type="string" calcext:value-type="string">
            <text:p>El rabulismo y el indígena</text:p>
          </table:table-cell>
          <table:table-cell table:style-name="ce178" table:content-validation-name="val14"/>
          <table:table-cell table:style-name="ce178" office:value-type="string" calcext:value-type="string">
            <text:p>32-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 office:value-type="string" calcext:value-type="string">
            <text:p>Alfredo Palacios</text:p>
          </table:table-cell>
          <table:table-cell table:style-name="ce92" table:content-validation-name="val12"/>
          <table:table-cell table:style-name="ce143" office:value-type="string" calcext:value-type="string">
            <text:p>Mensaje de Alfredo Palacios</text:p>
          </table:table-cell>
          <table:table-cell table:style-name="ce178" table:content-validation-name="val14"/>
          <table:table-cell table:style-name="ce178" office:value-type="string" calcext:value-type="string">
            <text:p>34-3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Maniefiesto de Manuel Ugarte a la juventud latino-americana</text:p>
          </table:table-cell>
          <table:table-cell table:style-name="ce178" table:content-validation-name="val14"/>
          <table:table-cell table:style-name="ce178" office:value-type="string" calcext:value-type="string">
            <text:p>37-39</text:p>
          </table:table-cell>
          <table:table-cell table:style-name="ce178" office:value-type="string" calcext:value-type="string">
            <text:p>Niza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Víctor Raúll Haya de la Torre</text:p>
          </table:table-cell>
          <table:table-cell table:style-name="ce136" table:content-validation-name="val12"/>
          <table:table-cell table:style-name="ce147" office:value-type="string" calcext:value-type="string">
            <text:p>Sentido de la lucha anti-imperialista</text:p>
          </table:table-cell>
          <table:table-cell table:style-name="ce196" table:content-validation-name="val14"/>
          <table:table-cell table:style-name="ce196" office:value-type="string" calcext:value-type="string">
            <text:p>39-40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9" calcext:value-type="float" table:number-columns-spanned="1" table:number-rows-spanned="39">
            <text:p>9</text:p>
          </table:table-cell>
          <table:table-cell table:style-name="ce78"/>
          <table:table-cell table:style-name="ce88" office:value-type="string" calcext:value-type="string" table:number-columns-spanned="1" table:number-rows-spanned="39">
            <text:p>Mayo/1927</text:p>
          </table:table-cell>
          <table:table-cell table:style-name="ce28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8"/>
          <table:table-cell table:style-name="ce168" table:content-validation-name="val12"/>
          <table:table-cell table:style-name="ce148" office:value-type="string" calcext:value-type="string">
            <text:p>Sociedad Editora Amauta</text:p>
          </table:table-cell>
          <table:table-cell table:style-name="ce197" table:content-validation-name="val14"/>
          <table:table-cell table:style-name="ce197" office:value-type="float" office:value="2" calcext:value-type="float">
            <text:p>2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Valcárcel</text:p>
          </table:table-cell>
          <table:table-cell table:style-name="ce127" table:content-validation-name="val12"/>
          <table:table-cell table:style-name="ce143" office:value-type="string" calcext:value-type="string">
            <text:p>Los nuevos indios</text:p>
          </table:table-cell>
          <table:table-cell table:style-name="ce198" table:content-validation-name="val14"/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Cuzco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ntenor Orrego</text:p>
          </table:table-cell>
          <table:table-cell table:style-name="ce127" table:content-validation-name="val12"/>
          <table:table-cell table:style-name="ce143" office:value-type="string" calcext:value-type="string">
            <text:p>Americanismo y peruanismo </text:p>
          </table:table-cell>
          <table:table-cell table:style-name="ce198" table:content-validation-name="val14"/>
          <table:table-cell table:style-name="ce198" office:value-type="date" office:date-value="2018-06-05" calcext:value-type="date">
            <text:p>5-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Víctor Raúl Haya de la Torre</text:p>
          </table:table-cell>
          <table:table-cell table:style-name="ce127" table:content-validation-name="val12"/>
          <table:table-cell table:style-name="ce143" office:value-type="string" calcext:value-type="string">
            <text:p>Sobre el papel de las clases medias en la lucha por la indenpendencia económica de América Latina </text:p>
          </table:table-cell>
          <table:table-cell table:style-name="ce198" table:content-validation-name="val14"/>
          <table:table-cell table:style-name="ce198" office:value-type="date" office:date-value="2018-07-06" calcext:value-type="date">
            <text:p>6-7</text:p>
          </table:table-cell>
          <table:table-cell table:style-name="ce178" office:value-type="string" calcext:value-type="string">
            <text:p>Londrés</text:p>
          </table:table-cell>
          <table:table-cell table:style-name="ce178" office:value-type="string" calcext:value-type="string">
            <text:p>Reino Unid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rge Núñez</text:p>
          </table:table-cell>
          <table:table-cell table:style-name="ce127" table:content-validation-name="val12"/>
          <table:table-cell table:style-name="ce143" office:value-type="string" calcext:value-type="string">
            <text:p>Nuestro nacionalismo </text:p>
          </table:table-cell>
          <table:table-cell table:style-name="ce198" table:content-validation-name="val14"/>
          <table:table-cell table:style-name="ce198" office:value-type="date" office:date-value="2018-08-07" calcext:value-type="date">
            <text:p>7-8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Las exposiciones: la exposición Pantigoso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rge Basadre</text:p>
          </table:table-cell>
          <table:table-cell table:style-name="ce127" table:content-validation-name="val12"/>
          <table:table-cell table:style-name="ce143" office:value-type="string" calcext:value-type="string">
            <text:p>Mientras ellos se extienden. Cronología sintética de la reciente yankee al Norte de Panamá</text:p>
          </table:table-cell>
          <table:table-cell table:style-name="ce178" table:content-validation-name="val14"/>
          <table:table-cell table:style-name="ce178" office:value-type="string" calcext:value-type="string">
            <text:p>9-1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Afiche</text:p>
          </table:table-cell>
          <table:table-cell table:style-name="ce123" office:value-type="string" calcext:value-type="string">
            <text:p>Afiche Mural del pintor mexicano Balmori</text:p>
          </table:table-cell>
          <table:table-cell table:style-name="ce123" office:value-type="string" calcext:value-type="string">
            <text:p>Balmori</text:p>
          </table:table-cell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milio Frugoni</text:p>
          </table:table-cell>
          <table:table-cell table:style-name="ce127" table:content-validation-name="val12"/>
          <table:table-cell table:style-name="ce143" office:value-type="string" calcext:value-type="string">
            <text:p>De "La epopeya de la ciudad". El Canto de la multitud</text:p>
          </table:table-cell>
          <table:table-cell table:style-name="ce178" table:content-validation-name="val14"/>
          <table:table-cell table:style-name="ce178" office:value-type="float" office:value="13" calcext:value-type="float">
            <text:p>1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127" office:value-type="string" calcext:value-type="string">
            <text:p>Emilio Frugoni</text:p>
          </table:table-cell>
          <table:table-cell table:style-name="ce127" table:content-validation-name="val12"/>
          <table:table-cell table:style-name="ce149" office:value-type="string" calcext:value-type="string">
            <text:p>El canto de los rascacielos </text:p>
          </table:table-cell>
          <table:table-cell table:style-name="ce178" table:content-validation-name="val14"/>
          <table:table-cell table:style-name="ce178" office:value-type="float" office:value="13" calcext:value-type="float">
            <text:p>1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ora Mayer de Zulen</text:p>
          </table:table-cell>
          <table:table-cell table:style-name="ce127" table:content-validation-name="val12"/>
          <table:table-cell table:style-name="ce143" office:value-type="string" calcext:value-type="string">
            <text:p>América para la humanidad</text:p>
          </table:table-cell>
          <table:table-cell table:style-name="ce178" table:content-validation-name="val14"/>
          <table:table-cell table:style-name="ce178" office:value-type="string" calcext:value-type="string">
            <text:p>14-1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Afiche</text:p>
          </table:table-cell>
          <table:table-cell table:style-name="ce123" office:value-type="string" calcext:value-type="string">
            <text:p>Afiche Mural del pintor mexicano Balmori</text:p>
          </table:table-cell>
          <table:table-cell table:style-name="ce123" office:value-type="string" calcext:value-type="string">
            <text:p>Balmori</text:p>
          </table:table-cell>
          <table:table-cell table:style-name="ce178" office:value-type="float" office:value="15" calcext:value-type="float">
            <text:p>1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Tristán Maroff</text:p>
          </table:table-cell>
          <table:table-cell table:style-name="ce127" table:content-validation-name="val12"/>
          <table:table-cell table:style-name="ce143" office:value-type="string" calcext:value-type="string">
            <text:p>Política y economía bolivianas</text:p>
          </table:table-cell>
          <table:table-cell table:style-name="ce178" table:content-validation-name="val14"/>
          <table:table-cell table:style-name="ce178" office:value-type="string" calcext:value-type="string">
            <text:p>16/29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Zoschenko</text:p>
          </table:table-cell>
          <table:table-cell table:style-name="ce127" table:content-validation-name="val12"/>
          <table:table-cell table:style-name="ce143" office:value-type="string" calcext:value-type="string">
            <text:p>Una noche terrible</text:p>
          </table:table-cell>
          <table:table-cell table:style-name="ce178" table:content-validation-name="val14"/>
          <table:table-cell table:style-name="ce178" office:value-type="string" calcext:value-type="string">
            <text:p>17-1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 de Parra del Riego</text:p>
          </table:table-cell>
          <table:table-cell table:style-name="ce127" table:content-validation-name="val12"/>
          <table:table-cell table:style-name="ce143" office:value-type="string" calcext:value-type="string">
            <text:p>Poema 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Pablo Neruda</text:p>
          </table:table-cell>
          <table:table-cell table:style-name="ce127" table:content-validation-name="val12"/>
          <table:table-cell table:style-name="ce143" office:value-type="string" calcext:value-type="string">
            <text:p>De tentativa del hombre infinito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La poesía de Pablo Neruda 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7" table:content-validation-name="val8"/>
          <table:table-cell table:style-name="ce137" table:content-validation-name="val9"/>
          <table:table-cell table:style-name="ce169" office:value-type="string" calcext:value-type="string">
            <text:p>Arte Peruano: Cerámica de Chan Chan</text:p>
          </table:table-cell>
          <table:table-cell table:style-name="ce137" table:content-validation-name="val12"/>
          <table:table-cell table:style-name="ce189"/>
          <table:table-cell table:style-name="ce178" table:content-validation-name="val14"/>
          <table:table-cell table:style-name="ce178" office:value-type="string" calcext:value-type="string" table:number-columns-spanned="1" table:number-rows-spanned="7">
            <text:p>21-23</text:p>
          </table:table-cell>
          <table:table-cell table:style-name="ce178" table:number-columns-repeated="2"/>
          <table:table-cell table:style-name="ce217" table:content-validation-name="val17"/>
          <table:table-cell table:style-name="ce178" office:value-type="string" calcext:value-type="string" table:number-columns-spanned="1" table:number-rows-spanned="7">
            <text:p>Fotografía</text:p>
          </table:table-cell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2" calcext:value-type="float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2" calcext:value-type="float">
            <text:p>2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9" table:content-validation-name="val8"/>
          <table:table-cell table:style-name="ce139" table:content-validation-name="val9"/>
          <table:table-cell table:style-name="ce172"/>
          <table:table-cell table:style-name="ce139" table:content-validation-name="val12"/>
          <table:table-cell table:style-name="ce191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covered-table-cell table:style-name="ce2"/>
          <table:table-cell table:style-name="ce123" office:value-type="string" calcext:value-type="string">
            <text:p>Foto de Cerámica Chanchan</text:p>
          </table:table-cell>
          <table:table-cell table:style-name="ce123"/>
          <table:table-cell table:style-name="ce178" office:value-type="float" office:value="23" calcext:value-type="float">
            <text:p>2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ejandro Peralta</text:p>
          </table:table-cell>
          <table:table-cell table:style-name="ce127" table:content-validation-name="val12"/>
          <table:table-cell table:style-name="ce143" office:value-type="string" calcext:value-type="string">
            <text:p>Lecheras del ande 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Kechua 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men Saco</text:p>
          </table:table-cell>
          <table:table-cell table:style-name="ce127" table:content-validation-name="val12"/>
          <table:table-cell table:style-name="ce143" office:value-type="string" calcext:value-type="string">
            <text:p>La altura elemento estético: La Torre Eiffel 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eorges Sorel</text:p>
          </table:table-cell>
          <table:table-cell table:style-name="ce127" table:content-validation-name="val12"/>
          <table:table-cell table:style-name="ce143" office:value-type="string" calcext:value-type="string">
            <text:p>Lenin y Sorel </text:p>
          </table:table-cell>
          <table:table-cell table:style-name="ce178" table:content-validation-name="val14"/>
          <table:table-cell table:style-name="ce178" office:value-type="string" calcext:value-type="string">
            <text:p>25-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de la Fuente</text:p>
          </table:table-cell>
          <table:table-cell table:style-name="ce127" table:content-validation-name="val12"/>
          <table:table-cell table:style-name="ce143" office:value-type="string" calcext:value-type="string">
            <text:p>1º de Mayo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Chiclay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La Unión Latinoamericana de Buenos Aires y Amauta</text:p>
          </table:table-cell>
          <table:table-cell table:style-name="ce178" table:content-validation-name="val14"/>
          <table:table-cell table:style-name="ce178" office:value-type="float" office:value="27" calcext:value-type="float">
            <text:p>2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an M. Merino Vigil</text:p>
          </table:table-cell>
          <table:table-cell table:style-name="ce127" table:content-validation-name="val12"/>
          <table:table-cell table:style-name="ce143" office:value-type="string" calcext:value-type="string">
            <text:p>La Posada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127" office:value-type="string" calcext:value-type="string">
            <text:p>César A. Rodríguez</text:p>
          </table:table-cell>
          <table:table-cell table:style-name="ce127" table:content-validation-name="val12"/>
          <table:table-cell table:style-name="ce149" office:value-type="string" calcext:value-type="string">
            <text:p>Mutatis Mutandis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. Castro Morales</text:p>
          </table:table-cell>
          <table:table-cell table:style-name="ce127" table:content-validation-name="val12"/>
          <table:table-cell table:style-name="ce143" office:value-type="string" calcext:value-type="string">
            <text:p>Estados Unidos en la Historia del Derecho</text:p>
          </table:table-cell>
          <table:table-cell table:style-name="ce178" table:content-validation-name="val14"/>
          <table:table-cell table:style-name="ce178" office:value-type="string" calcext:value-type="string">
            <text:p>29-3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36" office:value-type="string" calcext:value-type="string">
            <text:p>Magda Portal</text:p>
          </table:table-cell>
          <table:table-cell table:style-name="ce127" table:content-validation-name="val12"/>
          <table:table-cell table:style-name="ce143" office:value-type="string" calcext:value-type="string">
            <text:p>Cartón Morado. De Una esperanza y el mar 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43" office:value-type="string" calcext:value-type="string">
            <text:p>El Mandato. De Una esperanza y el mar 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4"/>
          <table:table-cell table:style-name="ce127" table:content-validation-name="val12"/>
          <table:table-cell table:style-name="ce143" office:value-type="string" calcext:value-type="string">
            <text:p>Las Miradas Ausentes. De Una esperanza y el mar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3"/>
          <table:table-cell table:style-name="ce127" table:content-validation-name="val12"/>
          <table:table-cell table:style-name="ce143" office:value-type="string" calcext:value-type="string">
            <text:p>Ausencia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Sánchez Viamonte</text:p>
          </table:table-cell>
          <table:table-cell table:style-name="ce127" table:content-validation-name="val12"/>
          <table:table-cell table:style-name="ce143" office:value-type="string" calcext:value-type="string">
            <text:p>La libertad individual contemporánea </text:p>
          </table:table-cell>
          <table:table-cell table:style-name="ce178" table:content-validation-name="val14"/>
          <table:table-cell table:style-name="ce178" office:value-type="float" office:value="34" calcext:value-type="float">
            <text:p>3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icardo Martínez de la Torre</text:p>
          </table:table-cell>
          <table:table-cell table:style-name="ce127" table:content-validation-name="val12"/>
          <table:table-cell table:style-name="ce143" office:value-type="string" calcext:value-type="string">
            <text:p>Ellos y nosotros </text:p>
          </table:table-cell>
          <table:table-cell table:style-name="ce178" table:content-validation-name="val14"/>
          <table:table-cell table:style-name="ce178" office:value-type="float" office:value="35" calcext:value-type="float">
            <text:p>3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l campesino revolucionario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35" calcext:value-type="float">
            <text:p>3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Alberto Espinoza Bravo</text:p>
          </table:table-cell>
          <table:table-cell table:style-name="ce127" table:content-validation-name="val12"/>
          <table:table-cell table:style-name="ce143" office:value-type="string" calcext:value-type="string">
            <text:p>El poema de la madre 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César Alfredo Miro Quesada</text:p>
          </table:table-cell>
          <table:table-cell table:style-name="ce136" table:content-validation-name="val12"/>
          <table:table-cell table:style-name="ce147" office:value-type="string" calcext:value-type="string">
            <text:p>Mahuare</text:p>
          </table:table-cell>
          <table:table-cell table:style-name="ce196" table:content-validation-name="val14"/>
          <table:table-cell table:style-name="ce196" office:value-type="float" office:value="36" calcext:value-type="float">
            <text:p>36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10" calcext:value-type="float" table:number-columns-spanned="1" table:number-rows-spanned="45">
            <text:p>10</text:p>
          </table:table-cell>
          <table:table-cell table:style-name="ce78"/>
          <table:table-cell table:style-name="ce87" office:value-type="string" calcext:value-type="string" table:number-columns-spanned="1" table:number-rows-spanned="45">
            <text:p>Diciembre/1927</text:p>
          </table:table-cell>
          <table:table-cell table:style-name="ce28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8"/>
          <table:table-cell table:style-name="ce168" table:content-validation-name="val12"/>
          <table:table-cell table:style-name="ce148" office:value-type="string" calcext:value-type="string">
            <text:p>Sociedad Editora Amauta</text:p>
          </table:table-cell>
          <table:table-cell table:style-name="ce197" table:content-validation-name="val14"/>
          <table:table-cell table:style-name="ce197" office:value-type="float" office:value="2" calcext:value-type="float">
            <text:p>2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Editorial: Segundo Acto / </text:p>
          </table:table-cell>
          <table:table-cell table:style-name="ce178" table:content-validation-name="val14"/>
          <table:table-cell table:style-name="ce178" office:value-type="float" office:value="3" calcext:value-type="float">
            <text:p>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abriela Mistral</text:p>
          </table:table-cell>
          <table:table-cell table:style-name="ce127" table:content-validation-name="val12"/>
          <table:table-cell table:style-name="ce143" office:value-type="string" calcext:value-type="string">
            <text:p>La escuela nueva en nuestra América: carta de Gabriela Mistral a Julio R. Barcos / </text:p>
          </table:table-cell>
          <table:table-cell table:style-name="ce198" table:content-validation-name="val14"/>
          <table:table-cell table:style-name="ce198" office:value-type="date" office:date-value="2018-06-04" calcext:value-type="date">
            <text:p>4-6</text:p>
          </table:table-cell>
          <table:table-cell table:style-name="ce178"/>
          <table:table-cell table:style-name="ce178" office:value-type="string" calcext:value-type="string">
            <text:p>Chile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María Eguren</text:p>
          </table:table-cell>
          <table:table-cell table:style-name="ce127" table:content-validation-name="val12"/>
          <table:table-cell table:style-name="ce143" office:value-type="string" calcext:value-type="string">
            <text:p>Viñeta obscura / </text:p>
          </table:table-cell>
          <table:table-cell table:style-name="ce178" table:content-validation-name="val14"/>
          <table:table-cell table:style-name="ce178" office:value-type="float" office:value="5" calcext:value-type="float">
            <text:p>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Sánchez Viamonte</text:p>
          </table:table-cell>
          <table:table-cell table:style-name="ce127" table:content-validation-name="val12"/>
          <table:table-cell table:style-name="ce143" office:value-type="string" calcext:value-type="string">
            <text:p>Libertad y propiedad en el nuevo derecho / </text:p>
          </table:table-cell>
          <table:table-cell table:style-name="ce198" table:content-validation-name="val14"/>
          <table:table-cell table:style-name="ce198" office:value-type="date" office:date-value="2018-08-07" calcext:value-type="date">
            <text:p>7-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afael Barret</text:p>
          </table:table-cell>
          <table:table-cell table:style-name="ce127" table:content-validation-name="val12"/>
          <table:table-cell table:style-name="ce143" office:value-type="string" calcext:value-type="string">
            <text:p>El esfuerzo / 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El problema de la tierra en el Perú. Requisitoria contra el gamonalismo o feudalidad / </text:p>
          </table:table-cell>
          <table:table-cell table:style-name="ce178" table:content-validation-name="val14"/>
          <table:table-cell table:style-name="ce178" office:value-type="string" calcext:value-type="string">
            <text:p>9-1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La casa de cartón /</text:p>
          </table:table-cell>
          <table:table-cell table:style-name="ce178" table:content-validation-name="val14"/>
          <table:table-cell table:style-name="ce178" office:value-type="string" calcext:value-type="string">
            <text:p>16/21-2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 table:number-columns-spanned="1" table:number-rows-spanned="4">
            <text:p>Arte peruano: 4 maderas de José Sabogal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17-20</text:p>
          </table:table-cell>
          <table:table-cell table:style-name="ce178" office:value-type="string" calcext:value-type="string" table:number-columns-spanned="1" table:number-rows-spanned="4">
            <text:p>Lima</text:p>
          </table:table-cell>
          <table:table-cell table:style-name="ce178" office:value-type="string" calcext:value-type="string" table:number-columns-spanned="1" table:number-rows-spanned="4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maderas</text:p>
          </table:table-cell>
          <table:table-cell table:style-name="ce123" office:value-type="string" calcext:value-type="string">
            <text:p>Viejas cusqueñas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7" calcext:value-type="float">
            <text:p>1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covered-table-cell table:style-name="ce28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maderas</text:p>
          </table:table-cell>
          <table:table-cell table:style-name="ce123" office:value-type="string" calcext:value-type="string">
            <text:p>El indio Sullca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8" calcext:value-type="float">
            <text:p>1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covered-table-cell table:style-name="ce28"/>
          <table:table-cell table:style-name="ce178" table:content-validation-name="val14"/>
          <table:covered-table-cell table:number-columns-repeated="3" table:style-name="ce28"/>
          <table:table-cell table:style-name="ce217" table:content-validation-name="val17"/>
          <table:table-cell table:style-name="ce206" office:value-type="string" calcext:value-type="string">
            <text:p>maderas</text:p>
          </table:table-cell>
          <table:table-cell table:style-name="ce123" office:value-type="string" calcext:value-type="string">
            <text:p>Tintorero de Puno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19" calcext:value-type="float">
            <text:p>1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covered-table-cell table:style-name="ce2"/>
          <table:table-cell table:style-name="ce178" table:content-validation-name="val14"/>
          <table:covered-table-cell table:number-columns-repeated="3" table:style-name="ce2"/>
          <table:table-cell table:style-name="ce217" table:content-validation-name="val17"/>
          <table:table-cell table:style-name="ce206" office:value-type="string" calcext:value-type="string">
            <text:p>maderas</text:p>
          </table:table-cell>
          <table:table-cell table:style-name="ce123" office:value-type="string" calcext:value-type="string">
            <text:p>Indios de Pucará</text:p>
          </table:table-cell>
          <table:table-cell table:style-name="ce123" office:value-type="string" calcext:value-type="string">
            <text:p>Sabogal, José</text:p>
          </table:table-cell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Viaje </text:p>
          </table:table-cell>
          <table:table-cell table:style-name="ce178" table:content-validation-name="val14"/>
          <table:table-cell table:style-name="ce178" office:value-type="float" office:value="22" calcext:value-type="float">
            <text:p>2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acobo Hurwitz y Nicolás Terreros</text:p>
          </table:table-cell>
          <table:table-cell table:style-name="ce127" table:content-validation-name="val12"/>
          <table:table-cell table:style-name="ce143" office:value-type="string" calcext:value-type="string">
            <text:p>Panorama de la política mexicana. El movimiento reaccionario Gómez Serrano De la Huerta</text:p>
          </table:table-cell>
          <table:table-cell table:style-name="ce178" table:content-validation-name="val14"/>
          <table:table-cell table:style-name="ce178" office:value-type="string" calcext:value-type="string">
            <text:p>23-2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4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c Durtain</text:p>
          </table:table-cell>
          <table:table-cell table:style-name="ce127" table:content-validation-name="val12"/>
          <table:table-cell table:style-name="ce143" office:value-type="string" calcext:value-type="string">
            <text:p>De "Crimen en San Francisco" </text:p>
          </table:table-cell>
          <table:table-cell table:style-name="ce202" table:content-validation-name="val14"/>
          <table:table-cell table:style-name="ce202" office:value-type="string" calcext:value-type="string">
            <text:p>25-28/74-7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. T. Marinetti</text:p>
          </table:table-cell>
          <table:table-cell table:style-name="ce127" table:content-validation-name="val12"/>
          <table:table-cell table:style-name="ce143" office:value-type="string" calcext:value-type="string">
            <text:p>Movimiento futurista </text:p>
          </table:table-cell>
          <table:table-cell table:style-name="ce178" table:content-validation-name="val14"/>
          <table:table-cell table:style-name="ce178" office:value-type="string" calcext:value-type="string">
            <text:p>29-30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Autógrafa para Amauta de F. T. Marinetti</text:p>
          </table:table-cell>
          <table:table-cell table:style-name="ce123" office:value-type="string" calcext:value-type="string">
            <text:p>F. T. Marinetti</text:p>
          </table:table-cell>
          <table:table-cell table:style-name="ce178" office:value-type="float" office:value="29" calcext:value-type="float">
            <text:p>2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López Albújar</text:p>
          </table:table-cell>
          <table:table-cell table:style-name="ce127" table:content-validation-name="val12"/>
          <table:table-cell table:style-name="ce143" office:value-type="string" calcext:value-type="string">
            <text:p>El fin de un redentor </text:p>
          </table:table-cell>
          <table:table-cell table:style-name="ce178" table:content-validation-name="val14"/>
          <table:table-cell table:style-name="ce178" office:value-type="string" calcext:value-type="string">
            <text:p>30-34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apunte</text:p>
          </table:table-cell>
          <table:table-cell table:style-name="ce123" office:value-type="string" calcext:value-type="string">
            <text:p>Las cúpulas de Moscú</text:p>
          </table:table-cell>
          <table:table-cell table:style-name="ce123" office:value-type="string" calcext:value-type="string">
            <text:p>Saco, Carmen</text:p>
          </table:table-cell>
          <table:table-cell table:style-name="ce178" office:value-type="float" office:value="34" calcext:value-type="float">
            <text:p>3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men Saco</text:p>
          </table:table-cell>
          <table:table-cell table:style-name="ce127" table:content-validation-name="val12"/>
          <table:table-cell table:style-name="ce143" office:value-type="string" calcext:value-type="string">
            <text:p>Moscú, la ciudad mística </text:p>
          </table:table-cell>
          <table:table-cell table:style-name="ce178" table:content-validation-name="val14"/>
          <table:table-cell table:style-name="ce178" office:value-type="string" calcext:value-type="string">
            <text:p>34-3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ía Wiesse</text:p>
          </table:table-cell>
          <table:table-cell table:style-name="ce127" table:content-validation-name="val12"/>
          <table:table-cell table:style-name="ce143" office:value-type="string" calcext:value-type="string">
            <text:p>Dos hombres </text:p>
          </table:table-cell>
          <table:table-cell table:style-name="ce178" table:content-validation-name="val14"/>
          <table:table-cell table:style-name="ce178" office:value-type="string" calcext:value-type="string">
            <text:p>35-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lberto Hidalgo</text:p>
          </table:table-cell>
          <table:table-cell table:style-name="ce127" table:content-validation-name="val12"/>
          <table:table-cell table:style-name="ce143" office:value-type="string" calcext:value-type="string">
            <text:p>Envergadura del anarquista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5"/>
          <table:table-cell table:style-name="ce92" table:content-validation-name="val12"/>
          <table:table-cell table:style-name="ce147" office:value-type="string" calcext:value-type="string">
            <text:p>La vida económica. Finanzas - Comercio - Agricultura y Ganadería - Minería - Industria - Transportes - Seguros - Estadística</text:p>
          </table:table-cell>
          <table:table-cell table:style-name="ce178" table:content-validation-name="val14"/>
          <table:table-cell table:style-name="ce178" office:value-type="string" calcext:value-type="string">
            <text:p>37-40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El indio Gañán</text:p>
          </table:table-cell>
          <table:table-cell table:style-name="ce123"/>
          <table:table-cell table:style-name="ce178" office:value-type="float" office:value="39" calcext:value-type="float">
            <text:p>3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68"/>
          <table:table-cell table:style-name="ce92" table:content-validation-name="val12"/>
          <table:table-cell table:style-name="ce148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La feria de Huancayo</text:p>
          </table:table-cell>
          <table:table-cell table:style-name="ce123"/>
          <table:table-cell table:style-name="ce178" office:value-type="float" office:value="39" calcext:value-type="float">
            <text:p>3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uillermo Mercado</text:p>
          </table:table-cell>
          <table:table-cell table:style-name="ce127" table:content-validation-name="val12"/>
          <table:table-cell table:style-name="ce143" office:value-type="string" calcext:value-type="string">
            <text:p>El sentido del ridículo en la educación </text:p>
          </table:table-cell>
          <table:table-cell table:style-name="ce178" table:content-validation-name="val14"/>
          <table:table-cell table:style-name="ce178" office:value-type="string" calcext:value-type="string">
            <text:p>41-4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Taquicardia. Del sueño a la creación </text:p>
          </table:table-cell>
          <table:table-cell table:style-name="ce178" table:content-validation-name="val14"/>
          <table:table-cell table:style-name="ce178" office:value-type="string" calcext:value-type="string">
            <text:p>43-4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Keswa</text:p>
          </table:table-cell>
          <table:table-cell table:style-name="ce178" table:content-validation-name="val14"/>
          <table:table-cell table:style-name="ce178" office:value-type="float" office:value="44" calcext:value-type="float">
            <text:p>4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Óscar Herrera</text:p>
          </table:table-cell>
          <table:table-cell table:style-name="ce127" table:content-validation-name="val12"/>
          <table:table-cell table:style-name="ce143" office:value-type="string" calcext:value-type="string">
            <text:p>Desarrollo de las ideas socialistas y sindicalitas argentinas</text:p>
          </table:table-cell>
          <table:table-cell table:style-name="ce178" table:content-validation-name="val14"/>
          <table:table-cell table:style-name="ce178" office:value-type="string" calcext:value-type="string">
            <text:p>45-4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Navidad</text:p>
          </table:table-cell>
          <table:table-cell table:style-name="ce178" table:content-validation-name="val14"/>
          <table:table-cell table:style-name="ce178" office:value-type="float" office:value="47" calcext:value-type="float">
            <text:p>4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Oquendo de Amat</text:p>
          </table:table-cell>
          <table:table-cell table:style-name="ce127" table:content-validation-name="val12"/>
          <table:table-cell table:style-name="ce143" office:value-type="string" calcext:value-type="string">
            <text:p>New York</text:p>
          </table:table-cell>
          <table:table-cell table:style-name="ce178" table:content-validation-name="val14"/>
          <table:table-cell table:style-name="ce178" office:value-type="float" office:value="48" calcext:value-type="float">
            <text:p>4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ntenor Orrego</text:p>
          </table:table-cell>
          <table:table-cell table:style-name="ce127" table:content-validation-name="val12"/>
          <table:table-cell table:style-name="ce143" office:value-type="string" calcext:value-type="string">
            <text:p>Arte vital </text:p>
          </table:table-cell>
          <table:table-cell table:style-name="ce178" table:content-validation-name="val14"/>
          <table:table-cell table:style-name="ce178" office:value-type="string" calcext:value-type="string">
            <text:p>49-5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uardo M. Núñez</text:p>
          </table:table-cell>
          <table:table-cell table:style-name="ce127" table:content-validation-name="val12"/>
          <table:table-cell table:style-name="ce143" office:value-type="string" calcext:value-type="string">
            <text:p>Madrugada</text:p>
          </table:table-cell>
          <table:table-cell table:style-name="ce178" table:content-validation-name="val14"/>
          <table:table-cell table:style-name="ce178" office:value-type="float" office:value="50" calcext:value-type="float">
            <text:p>5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Rivas Panedas</text:p>
          </table:table-cell>
          <table:table-cell table:style-name="ce127" table:content-validation-name="val12"/>
          <table:table-cell table:style-name="ce143" office:value-type="string" calcext:value-type="string">
            <text:p>Campanarios. A Xavier Abril </text:p>
          </table:table-cell>
          <table:table-cell table:style-name="ce178" table:content-validation-name="val14"/>
          <table:table-cell table:style-name="ce178" office:value-type="float" office:value="50" calcext:value-type="float">
            <text:p>50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elix del Valle</text:p>
          </table:table-cell>
          <table:table-cell table:style-name="ce127" table:content-validation-name="val12"/>
          <table:table-cell table:style-name="ce143" office:value-type="string" calcext:value-type="string">
            <text:p>Los crímenes del invierno</text:p>
          </table:table-cell>
          <table:table-cell table:style-name="ce178" table:content-validation-name="val14"/>
          <table:table-cell table:style-name="ce178" office:value-type="float" office:value="51" calcext:value-type="float">
            <text:p>51</text:p>
          </table:table-cell>
          <table:table-cell table:style-name="ce178" office:value-type="string" calcext:value-type="string">
            <text:p>Madrid</text:p>
          </table:table-cell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Óscar Cerruto</text:p>
          </table:table-cell>
          <table:table-cell table:style-name="ce127" table:content-validation-name="val12"/>
          <table:table-cell table:style-name="ce143" office:value-type="string" calcext:value-type="string">
            <text:p>Júbilo del amigo nuevo</text:p>
          </table:table-cell>
          <table:table-cell table:style-name="ce178" table:content-validation-name="val14"/>
          <table:table-cell table:style-name="ce178" office:value-type="float" office:value="51" calcext:value-type="float">
            <text:p>5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Bases para reformar la Universidad del Cuzco. Ante proyecto de un Nuevo Estatuto Universitario</text:p>
          </table:table-cell>
          <table:table-cell table:style-name="ce178" table:content-validation-name="val14"/>
          <table:table-cell table:style-name="ce178" office:value-type="string" calcext:value-type="string">
            <text:p>52-5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milio Romero</text:p>
          </table:table-cell>
          <table:table-cell table:style-name="ce127" table:content-validation-name="val12"/>
          <table:table-cell table:style-name="ce143" office:value-type="string" calcext:value-type="string">
            <text:p>El Cuzco católico </text:p>
          </table:table-cell>
          <table:table-cell table:style-name="ce178" table:content-validation-name="val14"/>
          <table:table-cell table:style-name="ce178" office:value-type="float" office:value="54" calcext:value-type="float">
            <text:p>5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Carranza</text:p>
          </table:table-cell>
          <table:table-cell table:style-name="ce127" table:content-validation-name="val12"/>
          <table:table-cell table:style-name="ce143" office:value-type="string" calcext:value-type="string">
            <text:p>El problema indígena </text:p>
          </table:table-cell>
          <table:table-cell table:style-name="ce178" table:content-validation-name="val14"/>
          <table:table-cell table:style-name="ce178" office:value-type="float" office:value="55" calcext:value-type="float">
            <text:p>5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udocio Ravines</text:p>
          </table:table-cell>
          <table:table-cell table:style-name="ce127" table:content-validation-name="val12"/>
          <table:table-cell table:style-name="ce143" office:value-type="string" calcext:value-type="string">
            <text:p>La actual etapa del capitalismo </text:p>
          </table:table-cell>
          <table:table-cell table:style-name="ce178" table:content-validation-name="val14"/>
          <table:table-cell table:style-name="ce178" office:value-type="string" calcext:value-type="string">
            <text:p>56-5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</text:p>
          </table:table-cell>
          <table:table-cell table:style-name="ce127" table:content-validation-name="val12"/>
          <table:table-cell table:style-name="ce143" office:value-type="string" calcext:value-type="string">
            <text:p>Alabanza por los instantes puros </text:p>
          </table:table-cell>
          <table:table-cell table:style-name="ce178" table:content-validation-name="val14"/>
          <table:table-cell table:style-name="ce178" office:value-type="float" office:value="58" calcext:value-type="float">
            <text:p>5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raciela Garbalosa</text:p>
          </table:table-cell>
          <table:table-cell table:style-name="ce127" table:content-validation-name="val12"/>
          <table:table-cell table:style-name="ce143" office:value-type="string" calcext:value-type="string">
            <text:p>Grito </text:p>
          </table:table-cell>
          <table:table-cell table:style-name="ce178" table:content-validation-name="val14"/>
          <table:table-cell table:style-name="ce178" office:value-type="float" office:value="58" calcext:value-type="float">
            <text:p>5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Dora Mayer de Zulen</text:p>
          </table:table-cell>
          <table:table-cell table:style-name="ce127" table:content-validation-name="val12"/>
          <table:table-cell table:style-name="ce143" office:value-type="string" calcext:value-type="string">
            <text:p>El problema religioso en Hispano América</text:p>
          </table:table-cell>
          <table:table-cell table:style-name="ce178" table:content-validation-name="val14"/>
          <table:table-cell table:style-name="ce178" office:value-type="string" calcext:value-type="string">
            <text:p>59-6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anin Cano</text:p>
          </table:table-cell>
          <table:table-cell table:style-name="ce127" table:content-validation-name="val12"/>
          <table:table-cell table:style-name="ce143" office:value-type="string" calcext:value-type="string">
            <text:p>Las ideas, los motes, los hechos</text:p>
          </table:table-cell>
          <table:table-cell table:style-name="ce178" table:content-validation-name="val14"/>
          <table:table-cell table:style-name="ce178" office:value-type="string" calcext:value-type="string">
            <text:p>62-64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 </text:p>
          </table:table-cell>
          <table:table-cell table:style-name="ce123" office:value-type="string" calcext:value-type="string">
            <text:p>De 900</text:p>
          </table:table-cell>
          <table:table-cell table:style-name="ce123" office:value-type="string" calcext:value-type="string">
            <text:p>Picasso</text:p>
          </table:table-cell>
          <table:table-cell table:style-name="ce178" office:value-type="float" office:value="64" calcext:value-type="float">
            <text:p>6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 table:number-columns-spanned="1" table:number-rows-spanned="2">
            <text:p>Fernando Marquez Miranda</text:p>
          </table:table-cell>
          <table:table-cell table:style-name="ce127" table:content-validation-name="val12"/>
          <table:table-cell table:style-name="ce143" office:value-type="string" calcext:value-type="string" table:number-columns-spanned="1" table:number-rows-spanned="2">
            <text:p>Escorzo de Romain Rolland 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65-70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agua fuerte</text:p>
          </table:table-cell>
          <table:table-cell table:style-name="ce123" office:value-type="string" calcext:value-type="string">
            <text:p>Romain Rolland</text:p>
          </table:table-cell>
          <table:table-cell table:style-name="ce123" office:value-type="string" calcext:value-type="string">
            <text:p>A. de Szekely</text:p>
          </table:table-cell>
          <table:table-cell table:style-name="ce178" office:value-type="float" office:value="65" calcext:value-type="float">
            <text:p>6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covered-table-cell table:style-name="ce2"/>
          <table:table-cell table:style-name="ce127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Retrato de Romain Rolland</text:p>
          </table:table-cell>
          <table:table-cell table:style-name="ce123" office:value-type="string" calcext:value-type="string">
            <text:p><text:s/>Masercel, Frans</text:p>
          </table:table-cell>
          <table:table-cell table:style-name="ce123"/>
          <table:table-cell table:style-name="ce178" office:value-type="float" office:value="67" calcext:value-type="float">
            <text:p>6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Zoschenko</text:p>
          </table:table-cell>
          <table:table-cell table:style-name="ce127" table:content-validation-name="val12"/>
          <table:table-cell table:style-name="ce143" office:value-type="string" calcext:value-type="string">
            <text:p>Una noche terrible</text:p>
          </table:table-cell>
          <table:table-cell table:style-name="ce178" table:content-validation-name="val14"/>
          <table:table-cell table:style-name="ce178" office:value-type="string" calcext:value-type="string">
            <text:p>71-7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Ricardo Martínez de la Torre</text:p>
          </table:table-cell>
          <table:table-cell table:style-name="ce136" table:content-validation-name="val12"/>
          <table:table-cell table:style-name="ce147" office:value-type="string" calcext:value-type="string">
            <text:p>La capital proletaria</text:p>
          </table:table-cell>
          <table:table-cell table:style-name="ce196" table:content-validation-name="val14"/>
          <table:table-cell table:style-name="ce196" office:value-type="float" office:value="76" calcext:value-type="float">
            <text:p>76</text:p>
          </table:table-cell>
          <table:table-cell table:style-name="ce196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11" calcext:value-type="float" table:number-columns-spanned="1" table:number-rows-spanned="40">
            <text:p>11</text:p>
          </table:table-cell>
          <table:table-cell table:style-name="ce78"/>
          <table:table-cell table:style-name="ce87" office:value-type="string" calcext:value-type="string" table:number-columns-spanned="1" table:number-rows-spanned="40">
            <text:p>Enero/1928</text:p>
          </table:table-cell>
          <table:table-cell table:style-name="ce28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3" office:value-type="string" calcext:value-type="string">
            <text:p>Waldo Frank</text:p>
          </table:table-cell>
          <table:table-cell table:style-name="ce163" table:content-validation-name="val12"/>
          <table:table-cell table:style-name="ce148" office:value-type="string" calcext:value-type="string">
            <text:p>El redescubrimiento de América y los últimos días de Europa </text:p>
          </table:table-cell>
          <table:table-cell table:style-name="ce200" table:content-validation-name="val14"/>
          <table:table-cell table:style-name="ce200" office:value-type="date" office:date-value="2018-03-01" calcext:value-type="date">
            <text:p>1-3</text:p>
          </table:table-cell>
          <table:table-cell table:style-name="ce197"/>
          <table:table-cell table:style-name="ce197" office:value-type="string" calcext:value-type="string">
            <text:p>EEUU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Ángel Urquieta</text:p>
          </table:table-cell>
          <table:table-cell table:style-name="ce127" table:content-validation-name="val12"/>
          <table:table-cell table:style-name="ce143" office:value-type="string" calcext:value-type="string">
            <text:p>Mensaje a la convención internacional de maestros de Buenos Aires </text:p>
          </table:table-cell>
          <table:table-cell table:style-name="ce198" table:content-validation-name="val14"/>
          <table:table-cell table:style-name="ce198" office:value-type="date" office:date-value="2018-04-03" calcext:value-type="date">
            <text:p>3-4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Paseo de noche </text:p>
          </table:table-cell>
          <table:table-cell table:style-name="ce178" table:content-validation-name="val14"/>
          <table:table-cell table:style-name="ce178" office:value-type="float" office:value="4" calcext:value-type="float">
            <text:p>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icardo Martínez de la Torre</text:p>
          </table:table-cell>
          <table:table-cell table:style-name="ce127" table:content-validation-name="val12"/>
          <table:table-cell table:style-name="ce143" office:value-type="string" calcext:value-type="string">
            <text:p>El problema de la tierra. Requisitoria contra el gamonalismo o feudalid de los pueblos de la América Latina </text:p>
          </table:table-cell>
          <table:table-cell table:style-name="ce178" table:content-validation-name="val14"/>
          <table:table-cell table:style-name="ce178" office:value-type="string" calcext:value-type="string">
            <text:p>5-8/13-1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uardo Núñez</text:p>
          </table:table-cell>
          <table:table-cell table:style-name="ce127" table:content-validation-name="val12"/>
          <table:table-cell table:style-name="ce143" office:value-type="string" calcext:value-type="string">
            <text:p>La esquina 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95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55" office:value-type="string" calcext:value-type="string">
            <text:p>Arte Peruano: Julio Codesido</text:p>
          </table:table-cell>
          <table:table-cell table:style-name="ce198" table:content-validation-name="val14"/>
          <table:table-cell table:style-name="ce198" office:value-type="date" office:date-value="2018-11-09" calcext:value-type="date" table:number-columns-spanned="1" table:number-rows-spanned="7">
            <text:p>9-11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 table:number-columns-spanned="1" table:number-rows-spanned="8">
            <text:p>óleo</text:p>
          </table:table-cell>
          <table:table-cell table:style-name="ce123" office:value-type="string" calcext:value-type="string">
            <text:p>Tapicera Indi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73"/>
          <table:table-cell table:style-name="ce92" table:content-validation-name="val12"/>
          <table:table-cell table:style-name="ce187"/>
          <table:table-cell table:style-name="ce19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Arcilla Quechu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73"/>
          <table:table-cell table:style-name="ce92" table:content-validation-name="val12"/>
          <table:table-cell table:style-name="ce187"/>
          <table:table-cell table:style-name="ce19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La Quen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73"/>
          <table:table-cell table:style-name="ce92" table:content-validation-name="val12"/>
          <table:table-cell table:style-name="ce187"/>
          <table:table-cell table:style-name="ce19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Indio Aimar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73"/>
          <table:table-cell table:style-name="ce92" table:content-validation-name="val12"/>
          <table:table-cell table:style-name="ce187"/>
          <table:table-cell table:style-name="ce19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La Huahu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73"/>
          <table:table-cell table:style-name="ce92" table:content-validation-name="val12"/>
          <table:table-cell table:style-name="ce187"/>
          <table:table-cell table:style-name="ce19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retrato del novelista Augusto Aguirre Morales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7" table:content-validation-name="val8"/>
          <table:table-cell table:style-name="ce145" table:content-validation-name="val9"/>
          <table:table-cell table:style-name="ce168"/>
          <table:table-cell table:style-name="ce92" table:content-validation-name="val12"/>
          <table:table-cell table:style-name="ce188"/>
          <table:table-cell table:style-name="ce19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covered-table-cell table:style-name="ce28"/>
          <table:table-cell table:style-name="ce123" office:value-type="string" calcext:value-type="string">
            <text:p>Chola cuzqueña</text:p>
          </table:table-cell>
          <table:table-cell table:style-name="ce123" office:value-type="string" calcext:value-type="string">
            <text:p>Codesido, Julia</text:p>
          </table:table-cell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0" table:content-validation-name="val8"/>
          <table:table-cell table:style-name="ce140" table:content-validation-name="val9"/>
          <table:table-cell table:style-name="ce174" office:value-type="string" calcext:value-type="string">
            <text:p>Arte Español</text:p>
          </table:table-cell>
          <table:table-cell table:style-name="ce140" table:content-validation-name="val12"/>
          <table:table-cell table:style-name="ce192"/>
          <table:table-cell table:style-name="ce178" table:content-validation-name="val14"/>
          <table:table-cell table:style-name="ce178" office:value-type="float" office:value="12" calcext:value-type="float">
            <text:p>12</text:p>
          </table:table-cell>
          <table:table-cell table:style-name="ce178" table:number-columns-repeated="2"/>
          <table:table-cell table:style-name="ce217" table:content-validation-name="val17"/>
          <table:covered-table-cell table:style-name="ce2"/>
          <table:table-cell table:style-name="ce123" office:value-type="string" calcext:value-type="string">
            <text:p>La procesión</text:p>
          </table:table-cell>
          <table:table-cell table:style-name="ce123" office:value-type="string" calcext:value-type="string">
            <text:p>Solana, José de la</text:p>
          </table:table-cell>
          <table:table-cell table:style-name="ce178" office:value-type="float" office:value="12" calcext:value-type="float">
            <text:p>1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M. Eguren</text:p>
          </table:table-cell>
          <table:table-cell table:style-name="ce127" table:content-validation-name="val12"/>
          <table:table-cell table:style-name="ce143" office:value-type="string" calcext:value-type="string">
            <text:p>La niña de la garza / </text:p>
          </table:table-cell>
          <table:table-cell table:style-name="ce178" table:content-validation-name="val14"/>
          <table:table-cell table:style-name="ce178" office:value-type="float" office:value="13" calcext:value-type="float">
            <text:p>1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rmando Bazán</text:p>
          </table:table-cell>
          <table:table-cell table:style-name="ce127" table:content-validation-name="val12"/>
          <table:table-cell table:style-name="ce143" office:value-type="string" calcext:value-type="string">
            <text:p>Tarde </text:p>
          </table:table-cell>
          <table:table-cell table:style-name="ce178" table:content-validation-name="val14"/>
          <table:table-cell table:style-name="ce178" office:value-type="float" office:value="15" calcext:value-type="float">
            <text:p>1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tinta</text:p>
          </table:table-cell>
          <table:table-cell table:style-name="ce123" office:value-type="string" calcext:value-type="string">
            <text:p>Rincón de San Francisco en el Cuzco</text:p>
          </table:table-cell>
          <table:table-cell table:style-name="ce123" office:value-type="string" calcext:value-type="string">
            <text:p>Medina, J.G.</text:p>
          </table:table-cell>
          <table:table-cell table:style-name="ce178" office:value-type="float" office:value="15" calcext:value-type="float">
            <text:p>1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ntenor Orrego</text:p>
          </table:table-cell>
          <table:table-cell table:style-name="ce127" table:content-validation-name="val12"/>
          <table:table-cell table:style-name="ce143" office:value-type="string" calcext:value-type="string">
            <text:p>Dios encadenado / 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Trujillo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Blanca Arnaudt / 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Blanca Arnaudt</text:p>
          </table:table-cell>
          <table:table-cell table:style-name="ce123" office:value-type="string" calcext:value-type="string">
            <text:p>Saco Carmen</text:p>
          </table:table-cell>
          <table:table-cell table:style-name="ce178" office:value-type="float" office:value="16" calcext:value-type="float">
            <text:p>1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Herwarth Walden</text:p>
          </table:table-cell>
          <table:table-cell table:style-name="ce127" table:content-validation-name="val12"/>
          <table:table-cell table:style-name="ce143" office:value-type="string" calcext:value-type="string">
            <text:p>El último amor / </text:p>
          </table:table-cell>
          <table:table-cell table:style-name="ce178" table:content-validation-name="val14"/>
          <table:table-cell table:style-name="ce178" office:value-type="string" calcext:value-type="string">
            <text:p>17-18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Herwarth Walden, director de la célebre revista alemana Dersturm frente a su busto</text:p>
          </table:table-cell>
          <table:table-cell table:style-name="ce123" office:value-type="string" calcext:value-type="string">
            <text:p>Wauer, William (busto)</text:p>
          </table:table-cell>
          <table:table-cell table:style-name="ce178" office:value-type="float" office:value="18" calcext:value-type="float">
            <text:p>1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Por la unión de los pueblos de la América Latina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</text:p>
          </table:table-cell>
          <table:table-cell table:style-name="ce127" table:content-validation-name="val12"/>
          <table:table-cell table:style-name="ce143" office:value-type="string" calcext:value-type="string">
            <text:p>Poema / 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erafín del Mar</text:p>
          </table:table-cell>
          <table:table-cell table:style-name="ce127" table:content-validation-name="val12"/>
          <table:table-cell table:style-name="ce143" office:value-type="string" calcext:value-type="string">
            <text:p>Itinerario de viaje / </text:p>
          </table:table-cell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office:value-type="string" calcext:value-type="string">
            <text:p>México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Valcárcel</text:p>
          </table:table-cell>
          <table:table-cell table:style-name="ce127" table:content-validation-name="val12"/>
          <table:table-cell table:style-name="ce143" office:value-type="string" calcext:value-type="string">
            <text:p>Génesis y proyecciones de Tempestad en los Andes / </text:p>
          </table:table-cell>
          <table:table-cell table:style-name="ce178" table:content-validation-name="val14"/>
          <table:table-cell table:style-name="ce178" office:value-type="float" office:value="21" calcext:value-type="float">
            <text:p>21</text:p>
          </table:table-cell>
          <table:table-cell table:style-name="ce178" office:value-type="string" calcext:value-type="string">
            <text:p>Cuzco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de Unamuno</text:p>
          </table:table-cell>
          <table:table-cell table:style-name="ce127" table:content-validation-name="val12"/>
          <table:table-cell table:style-name="ce143" office:value-type="string" calcext:value-type="string">
            <text:p>Mi pleito personal / </text:p>
          </table:table-cell>
          <table:table-cell table:style-name="ce178" table:content-validation-name="val14"/>
          <table:table-cell table:style-name="ce178" office:value-type="string" calcext:value-type="string">
            <text:p>22-24</text:p>
          </table:table-cell>
          <table:table-cell table:style-name="ce178"/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Óscar Cerruto</text:p>
          </table:table-cell>
          <table:table-cell table:style-name="ce127" table:content-validation-name="val12"/>
          <table:table-cell table:style-name="ce143" office:value-type="string" calcext:value-type="string">
            <text:p>Lenin / </text:p>
          </table:table-cell>
          <table:table-cell table:style-name="ce178" table:content-validation-name="val14"/>
          <table:table-cell table:style-name="ce178" office:value-type="float" office:value="24" calcext:value-type="float">
            <text:p>24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ómulo Meneses</text:p>
          </table:table-cell>
          <table:table-cell table:style-name="ce127" table:content-validation-name="val12"/>
          <table:table-cell table:style-name="ce143" office:value-type="string" calcext:value-type="string">
            <text:p>El hebraismo y la bases psíquicasde la historia / </text:p>
          </table:table-cell>
          <table:table-cell table:style-name="ce178" table:content-validation-name="val14"/>
          <table:table-cell table:style-name="ce178" office:value-type="string" calcext:value-type="string">
            <text:p>25-27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A. de la Fuente</text:p>
          </table:table-cell>
          <table:table-cell table:style-name="ce127" table:content-validation-name="val12"/>
          <table:table-cell table:style-name="ce143" office:value-type="string" calcext:value-type="string">
            <text:p>Naturaleza muerta / </text:p>
          </table:table-cell>
          <table:table-cell table:style-name="ce178" table:content-validation-name="val14"/>
          <table:table-cell table:style-name="ce178" office:value-type="float" office:value="26" calcext:value-type="float">
            <text:p>2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los A. Velásquez</text:p>
          </table:table-cell>
          <table:table-cell table:style-name="ce127" table:content-validation-name="val12"/>
          <table:table-cell table:style-name="ce143" office:value-type="string" calcext:value-type="string">
            <text:p>La enseñanza de la psicología en la Universidad de San Marcos / </text:p>
          </table:table-cell>
          <table:table-cell table:style-name="ce178" table:content-validation-name="val14"/>
          <table:table-cell table:style-name="ce178" office:value-type="string" calcext:value-type="string">
            <text:p>27-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an M. Merino Vigil</text:p>
          </table:table-cell>
          <table:table-cell table:style-name="ce127" table:content-validation-name="val12"/>
          <table:table-cell table:style-name="ce143" office:value-type="string" calcext:value-type="string">
            <text:p>El puerto / 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Contra la naturaleza muerta / </text:p>
          </table:table-cell>
          <table:table-cell table:style-name="ce178" table:content-validation-name="val14"/>
          <table:table-cell table:style-name="ce178" office:value-type="float" office:value="28" calcext:value-type="float">
            <text:p>28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ntero Peralta V.</text:p>
          </table:table-cell>
          <table:table-cell table:style-name="ce127" table:content-validation-name="val12"/>
          <table:table-cell table:style-name="ce143" office:value-type="string" calcext:value-type="string">
            <text:p>Amor de indio / </text:p>
          </table:table-cell>
          <table:table-cell table:style-name="ce178" table:content-validation-name="val14"/>
          <table:table-cell table:style-name="ce178" office:value-type="float" office:value="29" calcext:value-type="float">
            <text:p>2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iano Azuela</text:p>
          </table:table-cell>
          <table:table-cell table:style-name="ce127" table:content-validation-name="val12"/>
          <table:table-cell table:style-name="ce143" office:value-type="string" calcext:value-type="string">
            <text:p>De "Los de abajo" / </text:p>
          </table:table-cell>
          <table:table-cell table:style-name="ce178" table:content-validation-name="val14"/>
          <table:table-cell table:style-name="ce178" office:value-type="string" calcext:value-type="string">
            <text:p>30-31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l campesino revolucionario</text:p>
          </table:table-cell>
          <table:table-cell table:style-name="ce123" office:value-type="string" calcext:value-type="string">
            <text:p>Rivera, Diego</text:p>
          </table:table-cell>
          <table:table-cell table:style-name="ce178" office:value-type="float" office:value="31" calcext:value-type="float">
            <text:p>3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 table:number-columns-spanned="1" table:number-rows-spanned="2">
            <text:p>Carmen Saco</text:p>
          </table:table-cell>
          <table:table-cell table:style-name="ce127" table:content-validation-name="val12"/>
          <table:table-cell table:style-name="ce143" office:value-type="string" calcext:value-type="string" table:number-columns-spanned="1" table:number-rows-spanned="2">
            <text:p>Moscú, la ciudad mística</text:p>
          </table:table-cell>
          <table:table-cell table:style-name="ce178" table:content-validation-name="val14"/>
          <table:table-cell table:style-name="ce178" office:value-type="string" calcext:value-type="string">
            <text:p>32-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armen Saco</text:p>
          </table:table-cell>
          <table:table-cell table:style-name="ce123" office:value-type="string" calcext:value-type="string">
            <text:p>Solana, José de la</text:p>
          </table:table-cell>
          <table:table-cell table:style-name="ce178" office:value-type="float" office:value="32" calcext:value-type="float">
            <text:p>3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covered-table-cell table:style-name="ce2"/>
          <table:table-cell table:style-name="ce127" table:content-validation-name="val12"/>
          <table:covered-table-cell table:style-name="ce2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apunte</text:p>
          </table:table-cell>
          <table:table-cell table:style-name="ce123" office:value-type="string" calcext:value-type="string">
            <text:p>Mujer rusa</text:p>
          </table:table-cell>
          <table:table-cell table:style-name="ce123" office:value-type="string" calcext:value-type="string">
            <text:p>Saco Carmen</text:p>
          </table:table-cell>
          <table:table-cell table:style-name="ce178" office:value-type="float" office:value="33" calcext:value-type="float">
            <text:p>3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lia del Prado</text:p>
          </table:table-cell>
          <table:table-cell table:style-name="ce127" table:content-validation-name="val12"/>
          <table:table-cell table:style-name="ce143" office:value-type="string" calcext:value-type="string">
            <text:p>Refugio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erafín Delmar</text:p>
          </table:table-cell>
          <table:table-cell table:style-name="ce127" table:content-validation-name="val12"/>
          <table:table-cell table:style-name="ce143" office:value-type="string" calcext:value-type="string">
            <text:p>El perro negro (cuento serrano)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de Rodrigo -</text:p>
          </table:table-cell>
          <table:table-cell table:style-name="ce127" table:content-validation-name="val12"/>
          <table:table-cell table:style-name="ce143" office:value-type="string" calcext:value-type="string">
            <text:p>Kantutas</text:p>
          </table:table-cell>
          <table:table-cell table:style-name="ce178" table:content-validation-name="val14"/>
          <table:table-cell table:style-name="ce178" office:value-type="string" calcext:value-type="string">
            <text:p>34-3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La Unión Latino-Americana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A. de la Fuente</text:p>
          </table:table-cell>
          <table:table-cell table:style-name="ce127" table:content-validation-name="val12"/>
          <table:table-cell table:style-name="ce143" office:value-type="string" calcext:value-type="string">
            <text:p>Y va para la costurera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 office:value-type="string" calcext:value-type="string">
            <text:p>Chiclayo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31" table:content-validation-name="val8"/>
          <table:table-cell table:style-name="ce147" table:content-validation-name="val9"/>
          <table:table-cell table:style-name="ce92" table:number-columns-spanned="1" table:number-rows-spanned="2"/>
          <table:table-cell table:style-name="ce95" table:content-validation-name="val12"/>
          <table:table-cell table:style-name="ce147" office:value-type="string" calcext:value-type="string" table:number-columns-spanned="1" table:number-rows-spanned="2">
            <text:p>La vida económica. Finanzas-Comercio-Agricultura y Ganadería-Minería-Industria-Transportes-Seguros-Estadística</text:p>
          </table:table-cell>
          <table:table-cell table:style-name="ce196" table:content-validation-name="val14"/>
          <table:table-cell table:style-name="ce196" office:value-type="string" calcext:value-type="string" table:number-columns-spanned="1" table:number-rows-spanned="2">
            <text:p>37-39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 table:number-columns-spanned="1" table:number-rows-spanned="2">
            <text:p>fotografía </text:p>
          </table:table-cell>
          <table:table-cell table:style-name="ce123" office:value-type="string" calcext:value-type="string">
            <text:p>Selección de las hojas. El cultivo del tabaco en Tumbes</text:p>
          </table:table-cell>
          <table:table-cell table:style-name="ce123"/>
          <table:table-cell table:style-name="ce178" office:value-type="float" office:value="37" calcext:value-type="float">
            <text:p>3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covered-table-cell table:style-name="ce2"/>
          <table:table-cell table:style-name="ce95" table:content-validation-name="val12"/>
          <table:covered-table-cell table:style-name="ce28"/>
          <table:table-cell table:style-name="ce196" table:content-validation-name="val14"/>
          <table:covered-table-cell table:style-name="ce28"/>
          <table:table-cell table:style-name="ce196" table:number-columns-repeated="2"/>
          <table:table-cell table:style-name="ce218" table:content-validation-name="val17"/>
          <table:covered-table-cell table:style-name="ce2"/>
          <table:table-cell table:style-name="ce230" office:value-type="string" calcext:value-type="string">
            <text:p>Tres tractores en pleno trabajo en las tierras de la nueva irrigación de Huando. La máquina en la agricultura dela costa</text:p>
          </table:table-cell>
          <table:table-cell table:style-name="ce230"/>
          <table:table-cell table:style-name="ce196" office:value-type="float" office:value="39" calcext:value-type="float">
            <text:p>39</text:p>
          </table:table-cell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7" office:value-type="float" office:value="12" calcext:value-type="float" table:number-columns-spanned="1" table:number-rows-spanned="32">
            <text:p>12</text:p>
          </table:table-cell>
          <table:table-cell table:style-name="ce80"/>
          <table:table-cell table:style-name="ce86" office:value-type="string" calcext:value-type="string" table:number-columns-spanned="1" table:number-rows-spanned="32">
            <text:p>Febrero/1928</text:p>
          </table:table-cell>
          <table:table-cell table:style-name="ce2" table:content-validation-name="val2"/>
          <table:table-cell table:style-name="ce110" table:content-validation-name="val4"/>
          <table:table-cell table:style-name="ce130" table:content-validation-name="val8"/>
          <table:table-cell table:style-name="ce148" table:content-validation-name="val9"/>
          <table:table-cell table:style-name="ce163" office:value-type="string" calcext:value-type="string">
            <text:p>José Carlos Mariátegui</text:p>
          </table:table-cell>
          <table:table-cell table:style-name="ce163" table:content-validation-name="val12"/>
          <table:table-cell table:style-name="ce148" office:value-type="string" calcext:value-type="string">
            <text:p>La reforma universitaria / </text:p>
          </table:table-cell>
          <table:table-cell table:style-name="ce200" table:content-validation-name="val14"/>
          <table:table-cell table:style-name="ce200" office:value-type="date" office:date-value="2018-09-03" calcext:value-type="date">
            <text:p>3-9</text:p>
          </table:table-cell>
          <table:table-cell table:style-name="ce197" office:value-type="string" calcext:value-type="string">
            <text:p>Lima</text:p>
          </table:table-cell>
          <table:table-cell table:style-name="ce197" office:value-type="string" calcext:value-type="string">
            <text:p>Perú</text:p>
          </table:table-cell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lio R. Barcos</text:p>
          </table:table-cell>
          <table:table-cell table:style-name="ce127" table:content-validation-name="val12"/>
          <table:table-cell table:style-name="ce143" office:value-type="string" calcext:value-type="string">
            <text:p>La Convención Internacional de maestros de Buenos Aires / </text:p>
          </table:table-cell>
          <table:table-cell table:style-name="ce178" table:content-validation-name="val14"/>
          <table:table-cell table:style-name="ce178" office:value-type="float" office:value="8" calcext:value-type="float">
            <text:p>8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Arquitectura Peruana</text:p>
          </table:table-cell>
          <table:table-cell table:style-name="ce198" table:content-validation-name="val14"/>
          <table:table-cell table:style-name="ce198" office:value-type="date" office:date-value="2018-11-09" calcext:value-type="date">
            <text:p>9-11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Iglesia de Caila-Arequipa</text:p>
          </table:table-cell>
          <table:table-cell table:style-name="ce123"/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Fachada de una casa particular de Arequipa</text:p>
          </table:table-cell>
          <table:table-cell table:style-name="ce123" office:value-type="string" calcext:value-type="string">
            <text:p>M. Mansilla</text:p>
          </table:table-cell>
          <table:table-cell table:style-name="ce178" office:value-type="float" office:value="10" calcext:value-type="float">
            <text:p>1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/>
          <table:table-cell table:style-name="ce127" table:content-validation-name="val12"/>
          <table:table-cell table:style-name="ce143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Iglesia de Yanahuara - Arequipa</text:p>
          </table:table-cell>
          <table:table-cell table:style-name="ce123"/>
          <table:table-cell table:style-name="ce178" office:value-type="float" office:value="11" calcext:value-type="float">
            <text:p>1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uillermo Mercado</text:p>
          </table:table-cell>
          <table:table-cell table:style-name="ce127" table:content-validation-name="val12"/>
          <table:table-cell table:style-name="ce143" office:value-type="string" calcext:value-type="string">
            <text:p>Cholita / </text:p>
          </table:table-cell>
          <table:table-cell table:style-name="ce178" table:content-validation-name="val14"/>
          <table:table-cell table:style-name="ce178" office:value-type="float" office:value="11" calcext:value-type="float">
            <text:p>11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armen Saco</text:p>
          </table:table-cell>
          <table:table-cell table:style-name="ce127" table:content-validation-name="val12"/>
          <table:table-cell table:style-name="ce143" office:value-type="string" calcext:value-type="string">
            <text:p>José de la Solana / </text:p>
          </table:table-cell>
          <table:table-cell table:style-name="ce178" table:content-validation-name="val14"/>
          <table:table-cell table:style-name="ce178" office:value-type="float" office:value="12" calcext:value-type="float">
            <text:p>12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La visita del obispo</text:p>
          </table:table-cell>
          <table:table-cell table:style-name="ce123" office:value-type="string" calcext:value-type="string">
            <text:p>Solana, José dela</text:p>
          </table:table-cell>
          <table:table-cell table:style-name="ce178" office:value-type="float" office:value="12" calcext:value-type="float">
            <text:p>1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Antenor Orrego</text:p>
          </table:table-cell>
          <table:table-cell table:style-name="ce127" table:content-validation-name="val12"/>
          <table:table-cell table:style-name="ce143" office:value-type="string" calcext:value-type="string">
            <text:p>El gran destino de América (Qués es América) / </text:p>
          </table:table-cell>
          <table:table-cell table:style-name="ce178" table:content-validation-name="val14"/>
          <table:table-cell table:style-name="ce178" office:value-type="string" calcext:value-type="string">
            <text:p>13-14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uardo M. Núñez</text:p>
          </table:table-cell>
          <table:table-cell table:style-name="ce127" table:content-validation-name="val12"/>
          <table:table-cell table:style-name="ce143" office:value-type="string" calcext:value-type="string">
            <text:p>Los cinco / </text:p>
          </table:table-cell>
          <table:table-cell table:style-name="ce178" table:content-validation-name="val14"/>
          <table:table-cell table:style-name="ce178" office:value-type="float" office:value="15" calcext:value-type="float">
            <text:p>1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Waldo Frank</text:p>
          </table:table-cell>
          <table:table-cell table:style-name="ce127" table:content-validation-name="val12"/>
          <table:table-cell table:style-name="ce143" office:value-type="string" calcext:value-type="string">
            <text:p>El re-descubrimiento de América / </text:p>
          </table:table-cell>
          <table:table-cell table:style-name="ce178" table:content-validation-name="val14"/>
          <table:table-cell table:style-name="ce178" office:value-type="string" calcext:value-type="string">
            <text:p>16-18</text:p>
          </table:table-cell>
          <table:table-cell table:style-name="ce178"/>
          <table:table-cell table:style-name="ce178" office:value-type="string" calcext:value-type="string">
            <text:p>EEUU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 de Juan Devéscovi</text:p>
          </table:table-cell>
          <table:table-cell table:style-name="ce123"/>
          <table:table-cell table:style-name="ce178" office:value-type="float" office:value="18" calcext:value-type="float">
            <text:p>1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ristobal Meza</text:p>
          </table:table-cell>
          <table:table-cell table:style-name="ce127" table:content-validation-name="val12"/>
          <table:table-cell table:style-name="ce143" office:value-type="string" calcext:value-type="string">
            <text:p>Melodía Civil / </text:p>
          </table:table-cell>
          <table:table-cell table:style-name="ce178" table:content-validation-name="val14"/>
          <table:table-cell table:style-name="ce178" office:value-type="float" office:value="17" calcext:value-type="float">
            <text:p>1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éstor S. Martos</text:p>
          </table:table-cell>
          <table:table-cell table:style-name="ce127" table:content-validation-name="val12"/>
          <table:table-cell table:style-name="ce143" office:value-type="string" calcext:value-type="string">
            <text:p>Las olas, Las nubes / </text:p>
          </table:table-cell>
          <table:table-cell table:style-name="ce178" table:content-validation-name="val14"/>
          <table:table-cell table:style-name="ce178" office:value-type="float" office:value="19" calcext:value-type="float">
            <text:p>1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7" table:content-validation-name="val8"/>
          <table:table-cell table:style-name="ce137" table:content-validation-name="val9"/>
          <table:table-cell table:style-name="ce169" office:value-type="string" calcext:value-type="string">
            <text:p>La Fiesta de la Planta en Vitarte</text:p>
          </table:table-cell>
          <table:table-cell table:style-name="ce137" table:content-validation-name="val12"/>
          <table:table-cell table:style-name="ce189"/>
          <table:table-cell table:style-name="ce178" table:content-validation-name="val14"/>
          <table:table-cell table:style-name="ce178" office:value-type="float" office:value="20" calcext:value-type="float">
            <text:p>20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Sandro Mariátegui, hijo del director de Amauta a nombre de los intelectuales y artistas de vanguardia, planta otro árbol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R. Martínez de la Torre en la tribuna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8" table:content-validation-name="val8"/>
          <table:table-cell table:style-name="ce138" table:content-validation-name="val9"/>
          <table:table-cell table:style-name="ce171"/>
          <table:table-cell table:style-name="ce138" table:content-validation-name="val12"/>
          <table:table-cell table:style-name="ce190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La escultura Carmen Saco planta un árbol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39" table:content-validation-name="val8"/>
          <table:table-cell table:style-name="ce139" table:content-validation-name="val9"/>
          <table:table-cell table:style-name="ce172"/>
          <table:table-cell table:style-name="ce139" table:content-validation-name="val12"/>
          <table:table-cell table:style-name="ce191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José Carlos Mariátegui, rodeado por la multitud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Víctor Raúl Haya de la Torre</text:p>
          </table:table-cell>
          <table:table-cell table:style-name="ce127" table:content-validation-name="val12"/>
          <table:table-cell table:style-name="ce143" office:value-type="string" calcext:value-type="string">
            <text:p>El problema histórico de nuestra América / </text:p>
          </table:table-cell>
          <table:table-cell table:style-name="ce178" table:content-validation-name="val14"/>
          <table:table-cell table:style-name="ce178" office:value-type="string" calcext:value-type="string">
            <text:p>21-2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. Oquendo de Amat</text:p>
          </table:table-cell>
          <table:table-cell table:style-name="ce127" table:content-validation-name="val12"/>
          <table:table-cell table:style-name="ce143" office:value-type="string" calcext:value-type="string">
            <text:p>Madre / </text:p>
          </table:table-cell>
          <table:table-cell table:style-name="ce178" table:content-validation-name="val14"/>
          <table:table-cell table:style-name="ce178" office:value-type="float" office:value="22" calcext:value-type="float">
            <text:p>2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ernán Cisneros</text:p>
          </table:table-cell>
          <table:table-cell table:style-name="ce127" table:content-validation-name="val12"/>
          <table:table-cell table:style-name="ce143" office:value-type="string" calcext:value-type="string">
            <text:p>Puerto /</text:p>
          </table:table-cell>
          <table:table-cell table:style-name="ce178" table:content-validation-name="val14"/>
          <table:table-cell table:style-name="ce178" office:value-type="float" office:value="23" calcext:value-type="float">
            <text:p>2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ía Wiesse</text:p>
          </table:table-cell>
          <table:table-cell table:style-name="ce127" table:content-validation-name="val12"/>
          <table:table-cell table:style-name="ce143" office:value-type="string" calcext:value-type="string">
            <text:p>Los problemas del cinema / </text:p>
          </table:table-cell>
          <table:table-cell table:style-name="ce178" table:content-validation-name="val14"/>
          <table:table-cell table:style-name="ce178" office:value-type="string" calcext:value-type="string">
            <text:p>24-2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ésar Miró</text:p>
          </table:table-cell>
          <table:table-cell table:style-name="ce127" table:content-validation-name="val12"/>
          <table:table-cell table:style-name="ce143" office:value-type="string" calcext:value-type="string">
            <text:p>Poema / </text:p>
          </table:table-cell>
          <table:table-cell table:style-name="ce178" table:content-validation-name="val14"/>
          <table:table-cell table:style-name="ce178" office:value-type="float" office:value="25" calcext:value-type="float">
            <text:p>25</text:p>
          </table:table-cell>
          <table:table-cell table:style-name="ce178" office:value-type="string" calcext:value-type="string">
            <text:p>Buenos Aires</text:p>
          </table:table-cell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ía Monvel</text:p>
          </table:table-cell>
          <table:table-cell table:style-name="ce127" table:content-validation-name="val12"/>
          <table:table-cell table:style-name="ce143" office:value-type="string" calcext:value-type="string">
            <text:p>Muñeco / </text:p>
          </table:table-cell>
          <table:table-cell table:style-name="ce178" table:content-validation-name="val14"/>
          <table:table-cell table:style-name="ce178" office:value-type="float" office:value="25" calcext:value-type="float">
            <text:p>2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icardo M. de la Torre</text:p>
          </table:table-cell>
          <table:table-cell table:style-name="ce127" table:content-validation-name="val12"/>
          <table:table-cell table:style-name="ce143" office:value-type="string" calcext:value-type="string">
            <text:p>La revolución mexicana y el clero</text:p>
          </table:table-cell>
          <table:table-cell table:style-name="ce178" table:content-validation-name="val14"/>
          <table:table-cell table:style-name="ce178" office:value-type="string" calcext:value-type="string">
            <text:p>26-28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Canto de la ciudad y del hombre moderno</text:p>
          </table:table-cell>
          <table:table-cell table:style-name="ce178" table:content-validation-name="val14"/>
          <table:table-cell table:style-name="ce178" office:value-type="float" office:value="27" calcext:value-type="float">
            <text:p>2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E. Galván</text:p>
          </table:table-cell>
          <table:table-cell table:style-name="ce127" table:content-validation-name="val12"/>
          <table:table-cell table:style-name="ce143" office:value-type="string" calcext:value-type="string">
            <text:p>El conocimiento paidológico del niño peruano </text:p>
          </table:table-cell>
          <table:table-cell table:style-name="ce178" table:content-validation-name="val14"/>
          <table:table-cell table:style-name="ce178" office:value-type="float" office:value="29" calcext:value-type="float">
            <text:p>2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Aníbal Fernandez</text:p>
          </table:table-cell>
          <table:table-cell table:style-name="ce127" table:content-validation-name="val12"/>
          <table:table-cell table:style-name="ce143" office:value-type="string" calcext:value-type="string">
            <text:p>La universidad reaccionaria / </text:p>
          </table:table-cell>
          <table:table-cell table:style-name="ce178" table:content-validation-name="val14"/>
          <table:table-cell table:style-name="ce178" office:value-type="float" office:value="30" calcext:value-type="float">
            <text:p>3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. Oquendo de Amat</text:p>
          </table:table-cell>
          <table:table-cell table:style-name="ce127" table:content-validation-name="val12"/>
          <table:table-cell table:style-name="ce143" office:value-type="string" calcext:value-type="string">
            <text:p>Poema al lado del sueño / </text:p>
          </table:table-cell>
          <table:table-cell table:style-name="ce178" table:content-validation-name="val14"/>
          <table:table-cell table:style-name="ce178" office:value-type="float" office:value="30" calcext:value-type="float">
            <text:p>3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i Casanova</text:p>
          </table:table-cell>
          <table:table-cell table:style-name="ce127" table:content-validation-name="val12"/>
          <table:table-cell table:style-name="ce143" office:value-type="string" calcext:value-type="string">
            <text:p>Arte de decadencia y arte revolucionario / </text:p>
          </table:table-cell>
          <table:table-cell table:style-name="ce178" table:content-validation-name="val14"/>
          <table:table-cell table:style-name="ce178" office:value-type="float" office:value="31" calcext:value-type="float">
            <text:p>31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Gabriela Mistral</text:p>
          </table:table-cell>
          <table:table-cell table:style-name="ce127" table:content-validation-name="val12"/>
          <table:table-cell table:style-name="ce143" office:value-type="string" calcext:value-type="string">
            <text:p>Derechos del niño / </text:p>
          </table:table-cell>
          <table:table-cell table:style-name="ce178" table:content-validation-name="val14"/>
          <table:table-cell table:style-name="ce178" office:value-type="float" office:value="32" calcext:value-type="float">
            <text:p>32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Rodríguez Fabrecat</text:p>
          </table:table-cell>
          <table:table-cell table:style-name="ce127" table:content-validation-name="val12"/>
          <table:table-cell table:style-name="ce143" office:value-type="string" calcext:value-type="string">
            <text:p>Declaración de los derechos del niño / 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/>
          <table:table-cell table:style-name="ce178" office:value-type="string" calcext:value-type="string">
            <text:p>Uruguay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Fernán Cisneros</text:p>
          </table:table-cell>
          <table:table-cell table:style-name="ce127" table:content-validation-name="val12"/>
          <table:table-cell table:style-name="ce143" office:value-type="string" calcext:value-type="string">
            <text:p>Revolución / </text:p>
          </table:table-cell>
          <table:table-cell table:style-name="ce178" table:content-validation-name="val14"/>
          <table:table-cell table:style-name="ce178" office:value-type="float" office:value="33" calcext:value-type="float">
            <text:p>3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3"/>
          <table:table-cell table:style-name="ce8"/>
          <table:covered-table-cell table:style-name="ce2"/>
          <table:table-cell table:style-name="ce2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Rafael Ramos Pedrueza</text:p>
          </table:table-cell>
          <table:table-cell table:style-name="ce127" table:content-validation-name="val12"/>
          <table:table-cell table:style-name="ce143" office:value-type="string" calcext:value-type="string">
            <text:p>La revolución mexicana frente a yanquilandia / </text:p>
          </table:table-cell>
          <table:table-cell table:style-name="ce178" table:content-validation-name="val14"/>
          <table:table-cell table:style-name="ce178" office:value-type="string" calcext:value-type="string">
            <text:p>34-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8"/>
          <table:table-cell table:style-name="ce81" table:number-columns-repeated="3"/>
          <table:table-cell table:style-name="ce111"/>
          <table:table-cell table:style-name="ce81" table:content-validation-name="val8"/>
          <table:table-cell table:style-name="ce81" table:content-validation-name="val9"/>
          <table:table-cell table:style-name="ce81"/>
          <table:table-cell table:style-name="ce81" table:content-validation-name="val12"/>
          <table:table-cell table:style-name="ce81" table:number-columns-repeated="3"/>
          <table:table-cell table:style-name="ce211" table:number-columns-repeated="2"/>
          <table:table-cell table:style-name="ce220"/>
          <table:table-cell table:style-name="ce81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9" office:value-type="float" office:value="13" calcext:value-type="float" table:number-columns-spanned="1" table:number-rows-spanned="22">
            <text:p>13</text:p>
          </table:table-cell>
          <table:table-cell table:style-name="ce82"/>
          <table:table-cell table:style-name="ce89" office:value-type="string" calcext:value-type="string" table:number-columns-spanned="1" table:number-rows-spanned="22">
            <text:p>Marzo/1928</text:p>
          </table:table-cell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ociedad Editora Amauta</text:p>
          </table:table-cell>
          <table:table-cell table:style-name="ce127" table:content-validation-name="val12"/>
          <table:table-cell table:style-name="ce143" office:value-type="string" calcext:value-type="string">
            <text:p>Resumen de la junta general de accionistas verificada el 12 de marzo de 1928 / </text:p>
          </table:table-cell>
          <table:table-cell table:style-name="ce178" table:content-validation-name="val14"/>
          <table:table-cell table:style-name="ce178" office:value-type="float" office:value="2" calcext:value-type="float">
            <text:p>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8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 office:value-type="string" calcext:value-type="string">
            <text:p>romain Rolland</text:p>
          </table:table-cell>
          <table:table-cell table:style-name="ce92" table:content-validation-name="val12"/>
          <table:table-cell table:style-name="ce143" office:value-type="string" calcext:value-type="string">
            <text:p>Carta de Romain Rolland a Constantino Balmonte Iván Bunin</text:p>
          </table:table-cell>
          <table:table-cell table:style-name="ce198" table:content-validation-name="val14"/>
          <table:table-cell table:style-name="ce198" office:value-type="date" office:date-value="2018-06-03" calcext:value-type="date">
            <text:p>3-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Waldo Frank</text:p>
          </table:table-cell>
          <table:table-cell table:style-name="ce127" table:content-validation-name="val12"/>
          <table:table-cell table:style-name="ce143" office:value-type="string" calcext:value-type="string">
            <text:p>El re-descubrimiento de América / </text:p>
          </table:table-cell>
          <table:table-cell table:style-name="ce198" table:content-validation-name="val14"/>
          <table:table-cell table:style-name="ce198" office:value-type="date" office:date-value="2018-08-05" calcext:value-type="date">
            <text:p>5-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Luis Jiménez de Asua</text:p>
          </table:table-cell>
          <table:table-cell table:style-name="ce127" table:content-validation-name="val12"/>
          <table:table-cell table:style-name="ce143" office:value-type="string" calcext:value-type="string">
            <text:p>Los delitos político-sociales / </text:p>
          </table:table-cell>
          <table:table-cell table:style-name="ce198" table:content-validation-name="val14"/>
          <table:table-cell table:style-name="ce198" office:value-type="date" office:date-value="2018-08-07" calcext:value-type="date">
            <text:p>7-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Arte Peruano y Español: Teresa Carvallo -- Arte Peruano: Coello -- Arte Peruano: Laymito -- José de la Solana</text:p>
          </table:table-cell>
          <table:table-cell table:style-name="ce198" table:content-validation-name="val14"/>
          <table:table-cell table:style-name="ce198" office:value-type="date" office:date-value="2018-12-09" calcext:value-type="date">
            <text:p>9-1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Gira / </text:p>
          </table:table-cell>
          <table:table-cell table:style-name="ce178" table:content-validation-name="val14"/>
          <table:table-cell table:style-name="ce178" office:value-type="float" office:value="11" calcext:value-type="float">
            <text:p>1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Defensa del disparate puro / </text:p>
          </table:table-cell>
          <table:table-cell table:style-name="ce178" table:content-validation-name="val14"/>
          <table:table-cell table:style-name="ce178" office:value-type="float" office:value="11" calcext:value-type="float">
            <text:p>1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Carlos Mariátegui</text:p>
          </table:table-cell>
          <table:table-cell table:style-name="ce127" table:content-validation-name="val12"/>
          <table:table-cell table:style-name="ce143" office:value-type="string" calcext:value-type="string">
            <text:p>La reforma universitaria / </text:p>
          </table:table-cell>
          <table:table-cell table:style-name="ce178" table:content-validation-name="val14"/>
          <table:table-cell table:style-name="ce178" office:value-type="string" calcext:value-type="string">
            <text:p>13-1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Nicanor A. de la Fuente</text:p>
          </table:table-cell>
          <table:table-cell table:style-name="ce127" table:content-validation-name="val12"/>
          <table:table-cell table:style-name="ce143" office:value-type="string" calcext:value-type="string">
            <text:p>Nocturno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. Castillo Báltico</text:p>
          </table:table-cell>
          <table:table-cell table:style-name="ce127" table:content-validation-name="val12"/>
          <table:table-cell table:style-name="ce143" office:value-type="string" calcext:value-type="string">
            <text:p>El poema de Xavier Abril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iguel de Unamuno</text:p>
          </table:table-cell>
          <table:table-cell table:style-name="ce127" table:content-validation-name="val12"/>
          <table:table-cell table:style-name="ce143" office:value-type="string" calcext:value-type="string">
            <text:p>Cuatro años de dictadura /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9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92"/>
          <table:table-cell table:style-name="ce92" table:content-validation-name="val12"/>
          <table:table-cell table:style-name="ce143" office:value-type="string" calcext:value-type="string">
            <text:p>Unidad anti-imperialista. Resolución del Consejo General de la Liga contra el Imperialismo sobre la cuestión de la América Latina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ulio del Prado</text:p>
          </table:table-cell>
          <table:table-cell table:style-name="ce127" table:content-validation-name="val12"/>
          <table:table-cell table:style-name="ce143" office:value-type="string" calcext:value-type="string">
            <text:p>S.S.S.S.S.S.S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Blanca Luz Brum</text:p>
          </table:table-cell>
          <table:table-cell table:style-name="ce127" table:content-validation-name="val12"/>
          <table:table-cell table:style-name="ce143" office:value-type="string" calcext:value-type="string">
            <text:p>Nicaragua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Xavier Abril</text:p>
          </table:table-cell>
          <table:table-cell table:style-name="ce127" table:content-validation-name="val12"/>
          <table:table-cell table:style-name="ce143" office:value-type="string" calcext:value-type="string">
            <text:p>Poema de Siberia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José Varallanos</text:p>
          </table:table-cell>
          <table:table-cell table:style-name="ce127" table:content-validation-name="val12"/>
          <table:table-cell table:style-name="ce143" office:value-type="string" calcext:value-type="string">
            <text:p>Poema Quichua y Ella Campesina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Cristóbal Meza</text:p>
          </table:table-cell>
          <table:table-cell table:style-name="ce127" table:content-validation-name="val12"/>
          <table:table-cell table:style-name="ce143" office:value-type="string" calcext:value-type="string">
            <text:p>Proceso literario histórico del Perú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Serafín Delmar</text:p>
          </table:table-cell>
          <table:table-cell table:style-name="ce127" table:content-validation-name="val12"/>
          <table:table-cell table:style-name="ce143" office:value-type="string" calcext:value-type="string">
            <text:p>Norte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nrique Peña Barrenechea</text:p>
          </table:table-cell>
          <table:table-cell table:style-name="ce127" table:content-validation-name="val12"/>
          <table:table-cell table:style-name="ce143" office:value-type="string" calcext:value-type="string">
            <text:p>Elogio a Missbacket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Martín Adán</text:p>
          </table:table-cell>
          <table:table-cell table:style-name="ce127" table:content-validation-name="val12"/>
          <table:table-cell table:style-name="ce143" office:value-type="string" calcext:value-type="string">
            <text:p>Contra Josefina Backer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7" table:content-validation-name="val2"/>
          <table:table-cell table:style-name="ce107" table:content-validation-name="val4"/>
          <table:table-cell table:style-name="ce124" table:content-validation-name="val8"/>
          <table:table-cell table:style-name="ce143" table:content-validation-name="val9"/>
          <table:table-cell table:style-name="ce127" office:value-type="string" calcext:value-type="string">
            <text:p>Estuardo M. Núñez</text:p>
          </table:table-cell>
          <table:table-cell table:style-name="ce127" table:content-validation-name="val12"/>
          <table:table-cell table:style-name="ce143" office:value-type="string" calcext:value-type="string">
            <text:p>El malecón / 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"/>
          <table:table-cell table:style-name="ce98" table:content-validation-name="val2"/>
          <table:table-cell table:style-name="ce108" table:content-validation-name="val4"/>
          <table:table-cell table:style-name="ce131" table:content-validation-name="val8"/>
          <table:table-cell table:style-name="ce147" table:content-validation-name="val9"/>
          <table:table-cell table:style-name="ce136" office:value-type="string" calcext:value-type="string">
            <text:p>Carlos Sánchez Viamonte</text:p>
          </table:table-cell>
          <table:table-cell table:style-name="ce136" table:content-validation-name="val12"/>
          <table:table-cell table:style-name="ce147" office:value-type="string" calcext:value-type="string">
            <text:p>-- El nuevo derecho / </text:p>
          </table:table-cell>
          <table:table-cell table:style-name="ce196" table:content-validation-name="val14"/>
          <table:table-cell table:style-name="ce196" table:number-columns-repeated="3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9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9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9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9" office:value-type="float" office:value="17" calcext:value-type="float" table:number-columns-spanned="1" table:number-rows-spanned="37">
            <text:p>17</text:p>
          </table:table-cell>
          <table:table-cell table:style-name="ce82"/>
          <table:table-cell table:style-name="ce91" office:value-type="string" calcext:value-type="string" table:number-columns-spanned="1" table:number-rows-spanned="37">
            <text:p>Setiembre/1928</text:p>
          </table:table-cell>
          <table:table-cell table:style-name="ce28" table:content-validation-name="val2"/>
          <table:table-cell table:style-name="ce110" table:content-validation-name="val4"/>
          <table:table-cell table:style-name="ce96" table:content-validation-name="val8"/>
          <table:table-cell table:style-name="ce150" table:content-validation-name="val9"/>
          <table:table-cell table:style-name="ce168"/>
          <table:table-cell table:style-name="ce168" table:content-validation-name="val12"/>
          <table:table-cell table:style-name="ce150" office:value-type="string" calcext:value-type="string">
            <text:p>Editorial: Aniversario y Balance</text:p>
          </table:table-cell>
          <table:table-cell table:style-name="ce200" table:content-validation-name="val14"/>
          <table:table-cell table:style-name="ce200" office:value-type="date" office:date-value="2018-03-01" calcext:value-type="date">
            <text:p>1-3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Defensa del marxismo </text:p>
          </table:table-cell>
          <table:table-cell table:style-name="ce178" table:content-validation-name="val14"/>
          <table:table-cell table:style-name="ce178" office:value-type="string" calcext:value-type="string">
            <text:p>4-14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tenor Orrego</text:p>
          </table:table-cell>
          <table:table-cell table:style-name="ce92" table:content-validation-name="val12"/>
          <table:table-cell table:style-name="ce149" office:value-type="string" calcext:value-type="string">
            <text:p>¿Cuál es la cultura que creará América?</text:p>
          </table:table-cell>
          <table:table-cell table:style-name="ce178" table:content-validation-name="val14"/>
          <table:table-cell table:style-name="ce178" office:value-type="string" calcext:value-type="string">
            <text:p>14-16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La Libertad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Poema turista del Mar Atlántico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verificar</text:p>
          </table:table-cell>
          <table:table-cell table:style-name="ce178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an Andrade</text:p>
          </table:table-cell>
          <table:table-cell table:style-name="ce92" table:content-validation-name="val12"/>
          <table:table-cell table:style-name="ce149" office:value-type="string" calcext:value-type="string">
            <text:p>El nuevo curso de la revolución china</text:p>
          </table:table-cell>
          <table:table-cell table:style-name="ce178" table:content-validation-name="val14"/>
          <table:table-cell table:style-name="ce178" office:value-type="string" calcext:value-type="string">
            <text:p>21-3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A. Velásquez</text:p>
          </table:table-cell>
          <table:table-cell table:style-name="ce92" table:content-validation-name="val12"/>
          <table:table-cell table:style-name="ce149" office:value-type="string" calcext:value-type="string">
            <text:p>El problema de la nueva educación</text:p>
          </table:table-cell>
          <table:table-cell table:style-name="ce178" table:content-validation-name="val14"/>
          <table:table-cell table:style-name="ce178" office:value-type="string" calcext:value-type="string">
            <text:p>31-3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nrique López Albújar</text:p>
          </table:table-cell>
          <table:table-cell table:style-name="ce92" table:content-validation-name="val12"/>
          <table:table-cell table:style-name="ce149" office:value-type="string" calcext:value-type="string">
            <text:p>Matalache</text:p>
          </table:table-cell>
          <table:table-cell table:style-name="ce178" table:content-validation-name="val14"/>
          <table:table-cell table:style-name="ce178" office:value-type="string" calcext:value-type="string">
            <text:p>39-5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stuardo M. Núñez</text:p>
          </table:table-cell>
          <table:table-cell table:style-name="ce92" table:content-validation-name="val12"/>
          <table:table-cell table:style-name="ce149" office:value-type="string" calcext:value-type="string">
            <text:p>Meditación del Circo</text:p>
          </table:table-cell>
          <table:table-cell table:style-name="ce178" table:content-validation-name="val14"/>
          <table:table-cell table:style-name="ce178" office:value-type="string" calcext:value-type="string">
            <text:p>58-59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 </text:p>
          </table:table-cell>
          <table:table-cell table:style-name="ce123" office:value-type="string" calcext:value-type="string">
            <text:p>Devéscovi, Juan </text:p>
          </table:table-cell>
          <table:table-cell table:style-name="ce178" office:value-type="float" office:value="58" calcext:value-type="float">
            <text:p>58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icardo Martínez de la Torre</text:p>
          </table:table-cell>
          <table:table-cell table:style-name="ce92" table:content-validation-name="val12"/>
          <table:table-cell table:style-name="ce149" office:value-type="string" calcext:value-type="string">
            <text:p>El movimiento obrero en 1919</text:p>
          </table:table-cell>
          <table:table-cell table:style-name="ce178" table:content-validation-name="val14"/>
          <table:table-cell table:style-name="ce178" office:value-type="string" calcext:value-type="string">
            <text:p>60-6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4">
            <text:p>Enrique Peña Barrenechea / Comentario de José Vara Llanos</text:p>
          </table:table-cell>
          <table:table-cell table:style-name="ce92" table:content-validation-name="val12"/>
          <table:table-cell table:style-name="ce149" office:value-type="string" calcext:value-type="string" table:number-columns-spanned="1" table:number-rows-spanned="4">
            <text:p>Cinema de los sentidos puros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69-73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Alberto Hidalgo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69" calcext:value-type="float">
            <text:p>6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Teotihuacana</text:p>
          </table:table-cell>
          <table:table-cell table:style-name="ce123" office:value-type="string" calcext:value-type="string">
            <text:p>Mérida, Carlos</text:p>
          </table:table-cell>
          <table:table-cell table:style-name="ce178" office:value-type="float" office:value="70" calcext:value-type="float">
            <text:p>7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Mujer y Paisaje</text:p>
          </table:table-cell>
          <table:table-cell table:style-name="ce123" office:value-type="string" calcext:value-type="string">
            <text:p>Mérida, Carlos</text:p>
          </table:table-cell>
          <table:table-cell table:style-name="ce178" office:value-type="float" office:value="71" calcext:value-type="float">
            <text:p>7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sueño</text:p>
          </table:table-cell>
          <table:table-cell table:style-name="ce123" office:value-type="string" calcext:value-type="string">
            <text:p>Devéscovi</text:p>
          </table:table-cell>
          <table:table-cell table:style-name="ce178" office:value-type="float" office:value="72" calcext:value-type="float">
            <text:p>72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tín Adán</text:p>
          </table:table-cell>
          <table:table-cell table:style-name="ce92" table:content-validation-name="val12"/>
          <table:table-cell table:style-name="ce149" office:value-type="string" calcext:value-type="string">
            <text:p>Itinerario de primavera</text:p>
          </table:table-cell>
          <table:table-cell table:style-name="ce178" table:content-validation-name="val14"/>
          <table:table-cell table:style-name="ce178" office:value-type="string" calcext:value-type="string">
            <text:p>73-7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El anti-soneto</text:p>
          </table:table-cell>
          <table:table-cell table:style-name="ce178" table:content-validation-name="val14"/>
          <table:table-cell table:style-name="ce178" office:value-type="float" office:value="76" calcext:value-type="float">
            <text:p>7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drés Avelino</text:p>
          </table:table-cell>
          <table:table-cell table:style-name="ce92" table:content-validation-name="val12"/>
          <table:table-cell table:style-name="ce149" office:value-type="string" calcext:value-type="string">
            <text:p>Hombres de 35 grados, 41 minutos, 56 segundos</text:p>
          </table:table-cell>
          <table:table-cell table:style-name="ce178" table:content-validation-name="val14"/>
          <table:table-cell table:style-name="ce178" office:value-type="string" calcext:value-type="string">
            <text:p>77-7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nuel A. Seoane</text:p>
          </table:table-cell>
          <table:table-cell table:style-name="ce92" table:content-validation-name="val12"/>
          <table:table-cell table:style-name="ce149" office:value-type="string" calcext:value-type="string">
            <text:p>Contra los sufragistas</text:p>
          </table:table-cell>
          <table:table-cell table:style-name="ce178" table:content-validation-name="val14"/>
          <table:table-cell table:style-name="ce178" office:value-type="string" calcext:value-type="string">
            <text:p>78-8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La racionalización capitalista del trabajo</text:p>
          </table:table-cell>
          <table:table-cell table:style-name="ce178" table:content-validation-name="val14"/>
          <table:table-cell table:style-name="ce178" office:value-type="string" calcext:value-type="string">
            <text:p>81-8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Blanca Luz Brum</text:p>
          </table:table-cell>
          <table:table-cell table:style-name="ce92" table:content-validation-name="val12"/>
          <table:table-cell table:style-name="ce149" office:value-type="string" calcext:value-type="string">
            <text:p>Pequeña antología de la revolución</text:p>
          </table:table-cell>
          <table:table-cell table:style-name="ce178" table:content-validation-name="val14"/>
          <table:table-cell table:style-name="ce178" office:value-type="string" calcext:value-type="string">
            <text:p>83-8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án Petrovick</text:p>
          </table:table-cell>
          <table:table-cell table:style-name="ce92" table:content-validation-name="val12"/>
          <table:table-cell table:style-name="ce149" office:value-type="string" calcext:value-type="string">
            <text:p>El poema de las catástrofes</text:p>
          </table:table-cell>
          <table:table-cell table:style-name="ce178" table:content-validation-name="val14"/>
          <table:table-cell table:style-name="ce178" office:value-type="string" calcext:value-type="string">
            <text:p>84-8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èsar Alfredo Miro Quesada</text:p>
          </table:table-cell>
          <table:table-cell table:style-name="ce92" table:content-validation-name="val12"/>
          <table:table-cell table:style-name="ce149" office:value-type="string" calcext:value-type="string">
            <text:p>Kipukamayo</text:p>
          </table:table-cell>
          <table:table-cell table:style-name="ce178" table:content-validation-name="val14"/>
          <table:table-cell table:style-name="ce178" office:value-type="float" office:value="85" calcext:value-type="float">
            <text:p>8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8">
            <text:p>Panorama Móvil</text:p>
          </table:table-cell>
          <table:table-cell table:style-name="ce92" table:content-validation-name="val12"/>
          <table:table-cell table:style-name="ce149" office:value-type="string" calcext:value-type="string">
            <text:p>Polémica: Autoctonismo y europeismo. Cartas de Franz Tamayo y Martí Casanovas</text:p>
          </table:table-cell>
          <table:table-cell table:style-name="ce178" table:content-validation-name="val14"/>
          <table:table-cell table:style-name="ce178" office:value-type="string" calcext:value-type="string">
            <text:p>86-9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Notas: 1928 y la oda al Bidet</text:p>
          </table:table-cell>
          <table:table-cell table:style-name="ce178" table:content-validation-name="val14"/>
          <table:table-cell table:style-name="ce178" office:value-type="float" office:value="91" calcext:value-type="float">
            <text:p>9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Estudios, especimen de mediocridad reaccionaria </text:p>
          </table:table-cell>
          <table:table-cell table:style-name="ce178" table:content-validation-name="val14"/>
          <table:table-cell table:style-name="ce178" office:value-type="string" calcext:value-type="string">
            <text:p>91-9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Amauta en el Uruguay</text:p>
          </table:table-cell>
          <table:table-cell table:style-name="ce178" table:content-validation-name="val14"/>
          <table:table-cell table:style-name="ce178" office:value-type="float" office:value="92" calcext:value-type="float">
            <text:p>9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El derecho de opinión y de crítica de los estudiantes</text:p>
          </table:table-cell>
          <table:table-cell table:style-name="ce178" table:content-validation-name="val14"/>
          <table:table-cell table:style-name="ce178" office:value-type="float" office:value="93" calcext:value-type="float">
            <text:p>9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Calendario: Centenerario de Tolstoy</text:p>
          </table:table-cell>
          <table:table-cell table:style-name="ce178" table:content-validation-name="val14"/>
          <table:table-cell table:style-name="ce178" office:value-type="float" office:value="93" calcext:value-type="float">
            <text:p>93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León Tolstoy</text:p>
          </table:table-cell>
          <table:table-cell table:style-name="ce123"/>
          <table:table-cell table:style-name="ce178" office:value-type="float" office:value="93" calcext:value-type="float">
            <text:p>9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table-cell table:style-name="ce149" office:value-type="string" calcext:value-type="string">
            <text:p>1 aniversario de Sacco y Vanzetti</text:p>
          </table:table-cell>
          <table:table-cell table:style-name="ce178" table:content-validation-name="val14"/>
          <table:table-cell table:style-name="ce178" office:value-type="string" calcext:value-type="string">
            <text:p>94-9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Sacco</text:p>
          </table:table-cell>
          <table:table-cell table:style-name="ce123"/>
          <table:table-cell table:style-name="ce178" office:value-type="float" office:value="94" calcext:value-type="float">
            <text:p>9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table-cell table:style-name="ce149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dibujo Vanzetti</text:p>
          </table:table-cell>
          <table:table-cell table:style-name="ce123" table:number-columns-repeated="2"/>
          <table:table-cell table:style-name="ce178" office:value-type="float" office:value="94" calcext:value-type="float">
            <text:p>9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áximo Gorky</text:p>
          </table:table-cell>
          <table:table-cell table:style-name="ce92" table:content-validation-name="val12"/>
          <table:table-cell table:style-name="ce149" office:value-type="string" calcext:value-type="string">
            <text:p>Documentos: una carta de Máximo Gorky</text:p>
          </table:table-cell>
          <table:table-cell table:style-name="ce178" table:content-validation-name="val14"/>
          <table:table-cell table:style-name="ce178" office:value-type="float" office:value="95" calcext:value-type="float">
            <text:p>9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dré Breton</text:p>
          </table:table-cell>
          <table:table-cell table:style-name="ce92" table:content-validation-name="val12"/>
          <table:table-cell table:style-name="ce149" office:value-type="string" calcext:value-type="string">
            <text:p>Mensajes: Texto surrealiste. En el libro de Xavier Abril</text:p>
          </table:table-cell>
          <table:table-cell table:style-name="ce178" table:content-validation-name="val14"/>
          <table:table-cell table:style-name="ce178" office:value-type="float" office:value="96" calcext:value-type="float">
            <text:p>96</text:p>
          </table:table-cell>
          <table:table-cell table:style-name="ce178"/>
          <table:table-cell table:style-name="ce178" office:value-type="string" calcext:value-type="string">
            <text:p>París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Alberto Espinoza Bravo</text:p>
          </table:table-cell>
          <table:table-cell table:style-name="ce92" table:content-validation-name="val12"/>
          <table:table-cell table:style-name="ce149" office:value-type="string" calcext:value-type="string">
            <text:p>Conferencias: La cultura artística en el proletariado</text:p>
          </table:table-cell>
          <table:table-cell table:style-name="ce178" table:content-validation-name="val14"/>
          <table:table-cell table:style-name="ce178" office:value-type="string" calcext:value-type="string">
            <text:p>96-10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4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stuardo Núñez</text:p>
          </table:table-cell>
          <table:table-cell table:style-name="ce92" table:content-validation-name="val12"/>
          <table:table-cell table:style-name="ce149" office:value-type="string" calcext:value-type="string">
            <text:p>Crónicas de Libros: <text:s/>El hombre del Ande que asesinó su esperanza. Poemas unilaterales de José Varallanos</text:p>
          </table:table-cell>
          <table:table-cell table:style-name="ce178" table:content-validation-name="val14"/>
          <table:table-cell table:style-name="ce178" office:value-type="float" office:value="101" calcext:value-type="float">
            <text:p>10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stuardo Núñez</text:p>
          </table:table-cell>
          <table:table-cell table:style-name="ce92" table:content-validation-name="val12"/>
          <table:table-cell table:style-name="ce149" office:value-type="string" calcext:value-type="string">
            <text:p>La cruz del sur de Juan filartigas</text:p>
          </table:table-cell>
          <table:table-cell table:style-name="ce178" table:content-validation-name="val14"/>
          <table:table-cell table:style-name="ce178" office:value-type="float" office:value="101" calcext:value-type="float">
            <text:p>10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Otoño de Germán Campos</text:p>
          </table:table-cell>
          <table:table-cell table:style-name="ce178" table:content-validation-name="val14"/>
          <table:table-cell table:style-name="ce178" office:value-type="float" office:value="102" calcext:value-type="float">
            <text:p>10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.V</text:p>
          </table:table-cell>
          <table:table-cell table:style-name="ce92" table:content-validation-name="val12"/>
          <table:table-cell table:style-name="ce149" office:value-type="string" calcext:value-type="string">
            <text:p>Un chullo de poemas de Guillermo Mercado</text:p>
          </table:table-cell>
          <table:table-cell table:style-name="ce178" table:content-validation-name="val14"/>
          <table:table-cell table:style-name="ce178" office:value-type="string" calcext:value-type="string">
            <text:p>102-10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8" table:content-validation-name="val4"/>
          <table:table-cell table:style-name="ce99" table:content-validation-name="val8"/>
          <table:table-cell table:style-name="ce157" table:content-validation-name="val9"/>
          <table:table-cell table:style-name="ce95"/>
          <table:table-cell table:style-name="ce95" table:content-validation-name="val12"/>
          <table:table-cell table:style-name="ce157" office:value-type="string" calcext:value-type="string">
            <text:p>Memoranda: Protesta de Luis Velasco Aragón</text:p>
          </table:table-cell>
          <table:table-cell table:style-name="ce196" table:content-validation-name="val14"/>
          <table:table-cell table:style-name="ce196" office:value-type="string" calcext:value-type="string">
            <text:p>103-104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9" office:value-type="float" office:value="18" calcext:value-type="float" table:number-columns-spanned="1" table:number-rows-spanned="51">
            <text:p>18</text:p>
          </table:table-cell>
          <table:table-cell table:style-name="ce82"/>
          <table:table-cell table:style-name="ce91" office:value-type="string" calcext:value-type="string" table:number-columns-spanned="1" table:number-rows-spanned="51">
            <text:p>Octubre/1928</text:p>
          </table:table-cell>
          <table:table-cell table:style-name="ce28" table:content-validation-name="val2"/>
          <table:table-cell table:style-name="ce110" table:content-validation-name="val4"/>
          <table:table-cell table:style-name="ce96" table:content-validation-name="val8"/>
          <table:table-cell table:style-name="ce150" table:content-validation-name="val9"/>
          <table:table-cell table:style-name="ce168" office:value-type="string" calcext:value-type="string">
            <text:p>André Bretón</text:p>
          </table:table-cell>
          <table:table-cell table:style-name="ce168" table:content-validation-name="val12"/>
          <table:table-cell table:style-name="ce150" office:value-type="string" calcext:value-type="string" table:number-columns-spanned="1" table:number-rows-spanned="8">
            <text:p>¿Existe una literatura proletaria?. Opiniones</text:p>
          </table:table-cell>
          <table:table-cell table:style-name="ce200" table:content-validation-name="val14"/>
          <table:table-cell table:style-name="ce200" office:value-type="date" office:date-value="2018-08-01" calcext:value-type="date" table:number-columns-spanned="1" table:number-rows-spanned="8">
            <text:p>1-8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Jean Cocteau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Luc Durtain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Leon Werth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Francis André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Emile Vandervelde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Waldo Frank </text:p>
          </table:table-cell>
          <table:table-cell table:style-name="ce168" table:content-validation-name="val12"/>
          <table:covered-table-cell table:style-name="ce28"/>
          <table:table-cell table:style-name="ce200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96" table:content-validation-name="val8"/>
          <table:table-cell table:style-name="ce150" table:content-validation-name="val9"/>
          <table:table-cell table:style-name="ce92" office:value-type="string" calcext:value-type="string">
            <text:p>Miguel de Unamuno</text:p>
          </table:table-cell>
          <table:table-cell table:style-name="ce168" table:content-validation-name="val12"/>
          <table:covered-table-cell table:style-name="ce2"/>
          <table:table-cell table:style-name="ce200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tenor Orrego</text:p>
          </table:table-cell>
          <table:table-cell table:style-name="ce92" table:content-validation-name="val12"/>
          <table:table-cell table:style-name="ce149" office:value-type="string" calcext:value-type="string">
            <text:p>¿Cuál es la cultura que creará América?</text:p>
          </table:table-cell>
          <table:table-cell table:style-name="ce198" table:content-validation-name="val14"/>
          <table:table-cell table:style-name="ce198" office:value-type="date" office:date-value="2018-09-08" calcext:value-type="date">
            <text:p>8-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Defensa del Marxismo. A proposito del libro de Henri de Man</text:p>
          </table:table-cell>
          <table:table-cell table:style-name="ce178" table:content-validation-name="val14"/>
          <table:table-cell table:style-name="ce178" office:value-type="string" calcext:value-type="string">
            <text:p>10-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steban Pavletich</text:p>
          </table:table-cell>
          <table:table-cell table:style-name="ce92" table:content-validation-name="val12"/>
          <table:table-cell table:style-name="ce149" office:value-type="string" calcext:value-type="string">
            <text:p>Huelga General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 table:number-columns-spanned="1" table:number-rows-spanned="2">
            <text:p>Arte Mexicano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17-18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Pintura mexicana. De la escuela de la Villa de Guadalupe Hidalgo</text:p>
          </table:table-cell>
          <table:table-cell table:style-name="ce123" office:value-type="string" calcext:value-type="string">
            <text:p>Fermín Revueltas (dir.)</text:p>
          </table:table-cell>
          <table:table-cell table:style-name="ce178" office:value-type="float" office:value="17" calcext:value-type="float">
            <text:p>1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Pintura</text:p>
          </table:table-cell>
          <table:table-cell table:style-name="ce123" office:value-type="string" calcext:value-type="string">
            <text:p>Pintura mexicana. De la escuela de la Villa de Guadalupe Hidalgo</text:p>
          </table:table-cell>
          <table:table-cell table:style-name="ce123" office:value-type="string" calcext:value-type="string">
            <text:p>Fermín Revueltas (dir.)</text:p>
          </table:table-cell>
          <table:table-cell table:style-name="ce178" office:value-type="float" office:value="18" calcext:value-type="float">
            <text:p>1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2">
            <text:p>José Varallanos</text:p>
          </table:table-cell>
          <table:table-cell table:style-name="ce92" table:content-validation-name="val12"/>
          <table:table-cell table:style-name="ce149" office:value-type="string" calcext:value-type="string" table:number-columns-spanned="1" table:number-rows-spanned="2">
            <text:p>Meridianos de una alegría inusitada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19-21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arolita</text:p>
          </table:table-cell>
          <table:table-cell table:style-name="ce123" office:value-type="string" calcext:value-type="string">
            <text:p>Pettoruti, Emilio</text:p>
          </table:table-cell>
          <table:table-cell table:style-name="ce178" office:value-type="float" office:value="19" calcext:value-type="float">
            <text:p>19</text:p>
          </table:table-cell>
          <table:table-cell table:style-name="ce23" office:value-type="string" calcext:value-type="string">
            <text:p>Argentina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Ayar-Kachi</text:p>
          </table:table-cell>
          <table:table-cell table:style-name="ce123" office:value-type="string" calcext:value-type="string">
            <text:p>Muelle, J.C</text:p>
          </table:table-cell>
          <table:table-cell table:style-name="ce178" office:value-type="float" office:value="20" calcext:value-type="float">
            <text:p>20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Gamaliel Churata</text:p>
          </table:table-cell>
          <table:table-cell table:style-name="ce92" table:content-validation-name="val12"/>
          <table:table-cell table:style-name="ce149" office:value-type="string" calcext:value-type="string">
            <text:p>Tojjras</text:p>
          </table:table-cell>
          <table:table-cell table:style-name="ce178" table:content-validation-name="val14"/>
          <table:table-cell table:style-name="ce178" office:value-type="string" calcext:value-type="string">
            <text:p>21-29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o del Prado</text:p>
          </table:table-cell>
          <table:table-cell table:style-name="ce92" table:content-validation-name="val12"/>
          <table:table-cell table:style-name="ce149" office:value-type="string" calcext:value-type="string">
            <text:p>Biografía del niño Julio</text:p>
          </table:table-cell>
          <table:table-cell table:style-name="ce178" table:content-validation-name="val14"/>
          <table:table-cell table:style-name="ce178" office:value-type="string" calcext:value-type="string">
            <text:p>29-3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ómulo Meneses</text:p>
          </table:table-cell>
          <table:table-cell table:style-name="ce92" table:content-validation-name="val12"/>
          <table:table-cell table:style-name="ce149" office:value-type="string" calcext:value-type="string">
            <text:p>Interpretación geográfica del anhelo portuario</text:p>
          </table:table-cell>
          <table:table-cell table:style-name="ce178" table:content-validation-name="val14"/>
          <table:table-cell table:style-name="ce178" office:value-type="string" calcext:value-type="string">
            <text:p>31-36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rmando Bazán</text:p>
          </table:table-cell>
          <table:table-cell table:style-name="ce92" table:content-validation-name="val12"/>
          <table:table-cell table:style-name="ce149" office:value-type="string" calcext:value-type="string">
            <text:p>Jardín de Luxemburgo</text:p>
          </table:table-cell>
          <table:table-cell table:style-name="ce178" table:content-validation-name="val14"/>
          <table:table-cell table:style-name="ce178" office:value-type="float" office:value="37" calcext:value-type="float">
            <text:p>37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 office:value-type="string" calcext:value-type="string">
            <text:p>linóleum</text:p>
          </table:table-cell>
          <table:table-cell table:style-name="ce123" office:value-type="string" calcext:value-type="string">
            <text:p>Partiendo Leña</text:p>
          </table:table-cell>
          <table:table-cell table:style-name="ce123" office:value-type="string" calcext:value-type="string">
            <text:p>Renée Magariños</text:p>
          </table:table-cell>
          <table:table-cell table:style-name="ce178" office:value-type="float" office:value="37" calcext:value-type="float">
            <text:p>3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rmando Bazán</text:p>
          </table:table-cell>
          <table:table-cell table:style-name="ce92" table:content-validation-name="val12"/>
          <table:table-cell table:style-name="ce149" office:value-type="string" calcext:value-type="string">
            <text:p>Metro</text:p>
          </table:table-cell>
          <table:table-cell table:style-name="ce178" table:content-validation-name="val14"/>
          <table:table-cell table:style-name="ce178" office:value-type="float" office:value="38" calcext:value-type="float">
            <text:p>38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icardo Martínez de la Torre</text:p>
          </table:table-cell>
          <table:table-cell table:style-name="ce92" table:content-validation-name="val12"/>
          <table:table-cell table:style-name="ce149" office:value-type="string" calcext:value-type="string">
            <text:p>El movimiento obrero en 1919</text:p>
          </table:table-cell>
          <table:table-cell table:style-name="ce178" table:content-validation-name="val14"/>
          <table:table-cell table:style-name="ce178" office:value-type="string" calcext:value-type="string">
            <text:p>39-5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Dibujo</text:p>
          </table:table-cell>
          <table:table-cell table:style-name="ce123" office:value-type="string" calcext:value-type="string">
            <text:p>Devéscovi,Juan </text:p>
          </table:table-cell>
          <table:table-cell table:style-name="ce178" office:value-type="float" office:value="52" calcext:value-type="float">
            <text:p>52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 table:number-columns-spanned="1" table:number-rows-spanned="3">
            <text:p>Sección de Arte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3">
            <text:p>53-56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[sin nombre]</text:p>
          </table:table-cell>
          <table:table-cell table:style-name="ce123" office:value-type="string" calcext:value-type="string">
            <text:p>Lazo, Agustín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uadro</text:p>
          </table:table-cell>
          <table:table-cell table:style-name="ce123" office:value-type="string" calcext:value-type="string">
            <text:p>Devéscovi,Jua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uadro</text:p>
          </table:table-cell>
          <table:table-cell table:style-name="ce123" office:value-type="string" calcext:value-type="string">
            <text:p>Devéscovi,Jua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2">
            <text:p>Roberto Latorres</text:p>
          </table:table-cell>
          <table:table-cell table:style-name="ce92" table:content-validation-name="val12"/>
          <table:table-cell table:style-name="ce149" office:value-type="string" calcext:value-type="string" table:number-columns-spanned="1" table:number-rows-spanned="2">
            <text:p>Los nuevos indios de América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55-59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Patio Viejo</text:p>
          </table:table-cell>
          <table:table-cell table:style-name="ce123" office:value-type="string" calcext:value-type="string">
            <text:p>Malanca José</text:p>
          </table:table-cell>
          <table:table-cell table:style-name="ce178" office:value-type="float" office:value="55" calcext:value-type="float">
            <text:p>5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Santo Domingo</text:p>
          </table:table-cell>
          <table:table-cell table:style-name="ce123" office:value-type="string" calcext:value-type="string">
            <text:p>Malanca José</text:p>
          </table:table-cell>
          <table:table-cell table:style-name="ce178" office:value-type="float" office:value="56" calcext:value-type="float">
            <text:p>5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Galván</text:p>
          </table:table-cell>
          <table:table-cell table:style-name="ce92" table:content-validation-name="val12"/>
          <table:table-cell table:style-name="ce149" office:value-type="string" calcext:value-type="string">
            <text:p>El plan de la reforma educacional en Chile</text:p>
          </table:table-cell>
          <table:table-cell table:style-name="ce178" table:content-validation-name="val14"/>
          <table:table-cell table:style-name="ce178" office:value-type="string" calcext:value-type="string">
            <text:p>59-6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Esquema de una explicación de Chaplin</text:p>
          </table:table-cell>
          <table:table-cell table:style-name="ce178" table:content-validation-name="val14"/>
          <table:table-cell table:style-name="ce178" office:value-type="string" calcext:value-type="string">
            <text:p>66-71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Charles Chaplin</text:p>
          </table:table-cell>
          <table:table-cell table:style-name="ce123"/>
          <table:table-cell table:style-name="ce178" office:value-type="float" office:value="71" calcext:value-type="float">
            <text:p>7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Harrogate</text:p>
          </table:table-cell>
          <table:table-cell table:style-name="ce178" table:content-validation-name="val14"/>
          <table:table-cell table:style-name="ce178" office:value-type="string" calcext:value-type="string">
            <text:p>71-7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teo Jaika</text:p>
          </table:table-cell>
          <table:table-cell table:style-name="ce92" table:content-validation-name="val12"/>
          <table:table-cell table:style-name="ce149" office:value-type="string" calcext:value-type="string">
            <text:p>Relatos aymaras</text:p>
          </table:table-cell>
          <table:table-cell table:style-name="ce178" table:content-validation-name="val14"/>
          <table:table-cell table:style-name="ce178" office:value-type="string" calcext:value-type="string">
            <text:p>73-76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Blanca Luz Brum</text:p>
          </table:table-cell>
          <table:table-cell table:style-name="ce92" table:content-validation-name="val12"/>
          <table:table-cell table:style-name="ce149" office:value-type="string" calcext:value-type="string">
            <text:p>Himno de las fuerzas</text:p>
          </table:table-cell>
          <table:table-cell table:style-name="ce178" table:content-validation-name="val14"/>
          <table:table-cell table:style-name="ce178" office:value-type="float" office:value="76" calcext:value-type="float">
            <text:p>7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table-cell table:style-name="ce113" table:content-validation-name="val4" office:value-type="string" calcext:value-type="string" table:number-columns-spanned="1" table:number-rows-spanned="12">
            <text:p>Panorama Móvil</text:p>
          </table:table-cell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Polémica: Autoctonismo y europeismo. Réplica de Martín Casanovas</text:p>
          </table:table-cell>
          <table:table-cell table:style-name="ce178" table:content-validation-name="val14"/>
          <table:table-cell table:style-name="ce178" office:value-type="string" calcext:value-type="string">
            <text:p>77-83</text:p>
          </table:table-cell>
          <table:table-cell table:number-columns-repeated="2"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Testimonios. Carta de César A. Rodríguez a José Varallanos</text:p>
          </table:table-cell>
          <table:table-cell table:style-name="ce178" table:content-validation-name="val14"/>
          <table:table-cell table:style-name="ce178" office:value-type="float" office:value="83" calcext:value-type="float">
            <text:p>8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Presentaciones: Ingeniero Diplomado por Óscar Galván</text:p>
          </table:table-cell>
          <table:table-cell table:style-name="ce178" table:content-validation-name="val14"/>
          <table:table-cell table:style-name="ce178" office:value-type="float" office:value="84" calcext:value-type="float">
            <text:p>8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4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El proceso del gamonalismo. Defensa indígena. Reclamación de los pequeños agricultores de Santa María</text:p>
          </table:table-cell>
          <table:table-cell table:style-name="ce178" table:content-validation-name="val14"/>
          <table:table-cell table:style-name="ce178" office:value-type="float" office:value="85" calcext:value-type="float">
            <text:p>8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4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Heysen y Eudocio Ravines</text:p>
          </table:table-cell>
          <table:table-cell table:style-name="ce92" table:content-validation-name="val12"/>
          <table:table-cell table:style-name="ce149" office:value-type="string" calcext:value-type="string">
            <text:p>Documentos. La ciudadanía continental. A los trabajadores manuales e intelectuales de América Latina y a los americanos de Europa</text:p>
          </table:table-cell>
          <table:table-cell table:style-name="ce178" table:content-validation-name="val14"/>
          <table:table-cell table:style-name="ce178" office:value-type="float" office:value="86" calcext:value-type="float">
            <text:p>8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. Óscar Cosco Montaldo</text:p>
          </table:table-cell>
          <table:table-cell table:style-name="ce92" table:content-validation-name="val12"/>
          <table:table-cell table:style-name="ce149" office:value-type="string" calcext:value-type="string">
            <text:p>Política Américana. México y Vasconcelos. Defensa de la revolución</text:p>
          </table:table-cell>
          <table:table-cell table:style-name="ce178" table:content-validation-name="val14"/>
          <table:table-cell table:style-name="ce178" office:value-type="string" calcext:value-type="string">
            <text:p>87-9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otas. La reforma de la universidad de Arequipa</text:p>
          </table:table-cell>
          <table:table-cell table:style-name="ce178" table:content-validation-name="val14"/>
          <table:table-cell table:style-name="ce178" office:value-type="string" calcext:value-type="string">
            <text:p>92-9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otas. Mensaje a Sabogal desde Buenos Aires</text:p>
          </table:table-cell>
          <table:table-cell table:style-name="ce178" table:content-validation-name="val14"/>
          <table:table-cell table:style-name="ce178" office:value-type="string" calcext:value-type="string">
            <text:p>93-9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cas Carranza</text:p>
          </table:table-cell>
          <table:table-cell table:style-name="ce92" table:content-validation-name="val12"/>
          <table:table-cell table:style-name="ce149" office:value-type="string" calcext:value-type="string">
            <text:p>Mensajes. Indo-Hispanismo</text:p>
          </table:table-cell>
          <table:table-cell table:style-name="ce178" table:content-validation-name="val14"/>
          <table:table-cell table:style-name="ce178" office:value-type="string" calcext:value-type="string">
            <text:p>94-95</text:p>
          </table:table-cell>
          <table:table-cell table:style-name="ce178" office:value-type="string" calcext:value-type="string">
            <text:p>Piur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Cinema. Notas sobre algunos films</text:p>
          </table:table-cell>
          <table:table-cell table:style-name="ce178" table:content-validation-name="val14"/>
          <table:table-cell table:style-name="ce178" office:value-type="string" calcext:value-type="string">
            <text:p>95-9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o del Prado</text:p>
          </table:table-cell>
          <table:table-cell table:style-name="ce92" table:content-validation-name="val12"/>
          <table:table-cell table:style-name="ce149" office:value-type="string" calcext:value-type="string">
            <text:p>Música. Héctor Ruíz Díaz</text:p>
          </table:table-cell>
          <table:table-cell table:style-name="ce178" table:content-validation-name="val14"/>
          <table:table-cell table:style-name="ce178" office:value-type="float" office:value="96" calcext:value-type="float">
            <text:p>9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5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Movimiento Sindical. 1er Congreso Sindical LatinoAmericano</text:p>
          </table:table-cell>
          <table:table-cell table:style-name="ce178" table:content-validation-name="val14"/>
          <table:table-cell table:style-name="ce178" office:value-type="string" calcext:value-type="string">
            <text:p>96-9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table-cell table:style-name="ce116" table:content-validation-name="val4" office:value-type="string" calcext:value-type="string" table:number-columns-spanned="1" table:number-rows-spanned="8">
            <text:p>Libros y Revistas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Arielou la via de shelley de André Maurois</text:p>
          </table:table-cell>
          <table:table-cell table:style-name="ce178" table:content-validation-name="val14"/>
          <table:table-cell table:style-name="ce178" office:value-type="float" office:value="98" calcext:value-type="float">
            <text:p>9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Le pays qui n'est a personne de Jean Cassou</text:p>
          </table:table-cell>
          <table:table-cell table:style-name="ce178" table:content-validation-name="val14"/>
          <table:table-cell table:style-name="ce178" office:value-type="string" calcext:value-type="string">
            <text:p>98-9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Ahora de Ernestina de Champourein</text:p>
          </table:table-cell>
          <table:table-cell table:style-name="ce178" table:content-validation-name="val14"/>
          <table:table-cell table:style-name="ce178" office:value-type="float" office:value="99" calcext:value-type="float">
            <text:p>9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ésar Aldredo Miró Quesada</text:p>
          </table:table-cell>
          <table:table-cell table:style-name="ce92" table:content-validation-name="val12"/>
          <table:table-cell table:style-name="ce149" office:value-type="string" calcext:value-type="string">
            <text:p>La poesía de hoy de Jean Epstein</text:p>
          </table:table-cell>
          <table:table-cell table:style-name="ce178" table:content-validation-name="val14"/>
          <table:table-cell table:style-name="ce178" office:value-type="string" calcext:value-type="string">
            <text:p>99-10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án Petrovick</text:p>
          </table:table-cell>
          <table:table-cell table:style-name="ce92" table:content-validation-name="val12"/>
          <table:table-cell table:style-name="ce149" office:value-type="string" calcext:value-type="string">
            <text:p>Pulso. Revista de ahora</text:p>
          </table:table-cell>
          <table:table-cell table:style-name="ce178" table:content-validation-name="val14"/>
          <table:table-cell table:style-name="ce178" office:value-type="string" calcext:value-type="string">
            <text:p>102-10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án Petrovick</text:p>
          </table:table-cell>
          <table:table-cell table:style-name="ce92" table:content-validation-name="val12"/>
          <table:table-cell table:style-name="ce149" office:value-type="string" calcext:value-type="string">
            <text:p>La Pluma. Revista</text:p>
          </table:table-cell>
          <table:table-cell table:style-name="ce178" table:content-validation-name="val14"/>
          <table:table-cell table:style-name="ce178" office:value-type="float" office:value="103" calcext:value-type="float">
            <text:p>10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Circunvalación. Revista Cosmopolita</text:p>
          </table:table-cell>
          <table:table-cell table:style-name="ce178" table:content-validation-name="val14"/>
          <table:table-cell table:style-name="ce178" office:value-type="string" calcext:value-type="string">
            <text:p>103-10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99" table:content-validation-name="val8"/>
          <table:table-cell table:style-name="ce157" table:content-validation-name="val9"/>
          <table:table-cell table:style-name="ce95"/>
          <table:table-cell table:style-name="ce95" table:content-validation-name="val12"/>
          <table:table-cell table:style-name="ce157" office:value-type="string" calcext:value-type="string">
            <text:p>Las Librerías. Librería e Imprenta "Central"</text:p>
          </table:table-cell>
          <table:table-cell table:style-name="ce196" table:content-validation-name="val14"/>
          <table:table-cell table:style-name="ce196" office:value-type="float" office:value="104" calcext:value-type="float">
            <text:p>104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table-cell table:style-name="ce66"/>
          <table:table-cell table:style-name="ce79" table:number-columns-repeated="3"/>
          <table:table-cell table:style-name="ce109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table:number-columns-repeated="3"/>
          <table:table-cell table:style-name="ce209" table:number-columns-repeated="2"/>
          <table:table-cell table:style-name="ce219"/>
          <table:table-cell table:style-name="ce79" table:number-columns-repeated="5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9" office:value-type="float" office:value="19" calcext:value-type="float" table:number-columns-spanned="1" table:number-rows-spanned="40">
            <text:p>19</text:p>
          </table:table-cell>
          <table:table-cell table:style-name="ce82"/>
          <table:table-cell table:style-name="ce91" office:value-type="string" calcext:value-type="string" table:number-columns-spanned="1" table:number-rows-spanned="40">
            <text:p>Noviembre-Diciembre/1928</text:p>
          </table:table-cell>
          <table:table-cell table:style-name="ce28" table:content-validation-name="val2"/>
          <table:table-cell table:style-name="ce110" table:content-validation-name="val4"/>
          <table:table-cell table:style-name="ce96" table:content-validation-name="val8"/>
          <table:table-cell table:style-name="ce150" table:content-validation-name="val9"/>
          <table:table-cell table:style-name="ce168" office:value-type="string" calcext:value-type="string">
            <text:p>Luc Durtain</text:p>
          </table:table-cell>
          <table:table-cell table:style-name="ce168" table:content-validation-name="val12"/>
          <table:table-cell table:style-name="ce150" office:value-type="string" calcext:value-type="string">
            <text:p>La otra Europa</text:p>
          </table:table-cell>
          <table:table-cell table:style-name="ce200" table:content-validation-name="val14"/>
          <table:table-cell table:style-name="ce200" office:value-type="date" office:date-value="2018-09-01" calcext:value-type="date">
            <text:p>1-9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Defensa del Marxismo </text:p>
          </table:table-cell>
          <table:table-cell table:style-name="ce178" table:content-validation-name="val14"/>
          <table:table-cell table:style-name="ce178" office:value-type="string" calcext:value-type="string">
            <text:p>10-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Nicanor de la Fuente</text:p>
          </table:table-cell>
          <table:table-cell table:style-name="ce92" table:content-validation-name="val12"/>
          <table:table-cell table:style-name="ce149" office:value-type="string" calcext:value-type="string">
            <text:p>El puerto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 table:number-columns-spanned="1" table:number-rows-spanned="4">
            <text:p>Arte Americano.El esculto argentino Agustín Riganelli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17-20</text:p>
          </table:table-cell>
          <table:table-cell table:style-name="ce178"/>
          <table:table-cell table:style-name="ce178" office:value-type="string" calcext:value-type="string">
            <text:p>Argentina</text:p>
          </table:table-cell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El chico de la calle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17" calcext:value-type="float">
            <text:p>17</text:p>
          </table:table-cell>
          <table:table-cell table:style-name="ce23" office:value-type="string" calcext:value-type="string" table:number-columns-spanned="1" table:number-rows-spanned="4">
            <text:p>Argentina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Madre de Pueblo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18" calcext:value-type="float">
            <text:p>18</text:p>
          </table:table-cell>
          <table:covered-table-cell table:style-name="ce24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Florencio Sánchez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19" calcext:value-type="float">
            <text:p>19</text:p>
          </table:table-cell>
          <table:covered-table-cell table:style-name="ce24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[retrato de Agustín Riganelli]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20" calcext:value-type="float">
            <text:p>20</text:p>
          </table:table-cell>
          <table:covered-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udocio Rabines</text:p>
          </table:table-cell>
          <table:table-cell table:style-name="ce92" table:content-validation-name="val12"/>
          <table:table-cell table:style-name="ce149" office:value-type="string" calcext:value-type="string">
            <text:p>El capital financiero</text:p>
          </table:table-cell>
          <table:table-cell table:style-name="ce178" table:content-validation-name="val14"/>
          <table:table-cell table:style-name="ce178" office:value-type="string" calcext:value-type="string">
            <text:p>21-31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. Eugenio Garrido</text:p>
          </table:table-cell>
          <table:table-cell table:style-name="ce92" table:content-validation-name="val12"/>
          <table:table-cell table:style-name="ce149" office:value-type="string" calcext:value-type="string">
            <text:p>La iglesia y el estado</text:p>
          </table:table-cell>
          <table:table-cell table:style-name="ce178" table:content-validation-name="val14"/>
          <table:table-cell table:style-name="ce178" office:value-type="string" calcext:value-type="string">
            <text:p>31-3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tí Casanova</text:p>
          </table:table-cell>
          <table:table-cell table:style-name="ce92" table:content-validation-name="val12"/>
          <table:table-cell table:style-name="ce149" office:value-type="string" calcext:value-type="string">
            <text:p>Cuadro de la pintura mexicana</text:p>
          </table:table-cell>
          <table:table-cell table:style-name="ce178" table:content-validation-name="val14"/>
          <table:table-cell table:style-name="ce178" office:value-type="string" calcext:value-type="string">
            <text:p>37-50</text:p>
          </table:table-cell>
          <table:table-cell table:number-columns-repeated="2"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 office:value-type="string" calcext:value-type="string">
            <text:p>fotografia</text:p>
          </table:table-cell>
          <table:table-cell table:style-name="ce123" office:value-type="string" calcext:value-type="string">
            <text:p>André Bretón</text:p>
          </table:table-cell>
          <table:table-cell table:style-name="ce123"/>
          <table:table-cell table:style-name="ce178" office:value-type="float" office:value="37" calcext:value-type="float">
            <text:p>3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Batch, Fritz</text:p>
          </table:table-cell>
          <table:table-cell table:style-name="ce92" table:content-validation-name="val12"/>
          <table:table-cell table:style-name="ce149" office:value-type="string" calcext:value-type="string">
            <text:p>El imperialismo, un fenómeno económico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 table:number-columns-spanned="1" table:number-rows-spanned="3">
            <text:p>El esculto argentino Agustín Riganelli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3">
            <text:p>53-55</text:p>
          </table:table-cell>
          <table:table-cell table:style-name="ce178"/>
          <table:table-cell table:style-name="ce178" office:value-type="string" calcext:value-type="string" table:number-columns-spanned="1" table:number-rows-spanned="3">
            <text:p>Argentina</text:p>
          </table:table-cell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Mujer de Pueblo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 table:number-columns-spanned="1" table:number-rows-spanned="2">
            <text:p>Argentina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/>
          <table:covered-table-cell table:style-name="ce28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El buey viejo</text:p>
          </table:table-cell>
          <table:table-cell table:style-name="ce123" office:value-type="string" calcext:value-type="string">
            <text:p>Riganelli, Agustín </text:p>
          </table:table-cell>
          <table:table-cell table:style-name="ce178" office:value-type="float" office:value="54" calcext:value-type="float">
            <text:p>54</text:p>
          </table:table-cell>
          <table:covered-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/>
          <table:covered-table-cell table:style-name="ce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Orientación de la aguja lírica</text:p>
          </table:table-cell>
          <table:table-cell table:style-name="ce178" table:content-validation-name="val14"/>
          <table:table-cell table:style-name="ce178" office:value-type="string" calcext:value-type="string">
            <text:p>56/73-74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escultura</text:p>
          </table:table-cell>
          <table:table-cell table:style-name="ce123" office:value-type="string" calcext:value-type="string">
            <text:p>Cabeza de Beethoven</text:p>
          </table:table-cell>
          <table:table-cell table:style-name="ce123" office:value-type="string" calcext:value-type="string">
            <text:p>Bourdelle</text:p>
          </table:table-cell>
          <table:table-cell table:style-name="ce178" office:value-type="float" office:value="56" calcext:value-type="float">
            <text:p>5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icardo Martínez de la Torre</text:p>
          </table:table-cell>
          <table:table-cell table:style-name="ce92" table:content-validation-name="val12"/>
          <table:table-cell table:style-name="ce149" office:value-type="string" calcext:value-type="string">
            <text:p>El movimiento obrero en 1919</text:p>
          </table:table-cell>
          <table:table-cell table:style-name="ce178" table:content-validation-name="val14"/>
          <table:table-cell table:style-name="ce178" office:value-type="string" calcext:value-type="string">
            <text:p>57-72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óleo</text:p>
          </table:table-cell>
          <table:table-cell table:style-name="ce123" office:value-type="string" calcext:value-type="string">
            <text:p>Cuadro </text:p>
          </table:table-cell>
          <table:table-cell table:style-name="ce123" office:value-type="string" calcext:value-type="string">
            <text:p>Agustín Lazo</text:p>
          </table:table-cell>
          <table:table-cell table:style-name="ce178" office:value-type="float" office:value="57" calcext:value-type="float">
            <text:p>5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ia Wiesse</text:p>
          </table:table-cell>
          <table:table-cell table:style-name="ce92" table:content-validation-name="val12"/>
          <table:table-cell table:style-name="ce149" office:value-type="string" calcext:value-type="string">
            <text:p>Momentos cerca de Schubert</text:p>
          </table:table-cell>
          <table:table-cell table:style-name="ce178" table:content-validation-name="val14"/>
          <table:table-cell table:style-name="ce178" office:value-type="string" calcext:value-type="string">
            <text:p>74-7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nrique Peña Barrenechea</text:p>
          </table:table-cell>
          <table:table-cell table:style-name="ce92" table:content-validation-name="val12"/>
          <table:table-cell table:style-name="ce149" office:value-type="string" calcext:value-type="string">
            <text:p>3 poemas</text:p>
          </table:table-cell>
          <table:table-cell table:style-name="ce178" table:content-validation-name="val14"/>
          <table:table-cell table:style-name="ce178" office:value-type="string" calcext:value-type="string">
            <text:p>76-7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Óscar Cerruto</text:p>
          </table:table-cell>
          <table:table-cell table:style-name="ce92" table:content-validation-name="val12"/>
          <table:table-cell table:style-name="ce149" office:value-type="string" calcext:value-type="string">
            <text:p>Cinema</text:p>
          </table:table-cell>
          <table:table-cell table:style-name="ce178" table:content-validation-name="val14"/>
          <table:table-cell table:style-name="ce178" office:value-type="float" office:value="77" calcext:value-type="float">
            <text:p>7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Galván</text:p>
          </table:table-cell>
          <table:table-cell table:style-name="ce92" table:content-validation-name="val12"/>
          <table:table-cell table:style-name="ce149" office:value-type="string" calcext:value-type="string">
            <text:p>El plan de la reforma educacional en Chile</text:p>
          </table:table-cell>
          <table:table-cell table:style-name="ce178" table:content-validation-name="val14"/>
          <table:table-cell table:style-name="ce178" office:value-type="string" calcext:value-type="string">
            <text:p>77-8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Arbulú Miranda</text:p>
          </table:table-cell>
          <table:table-cell table:style-name="ce92" table:content-validation-name="val12"/>
          <table:table-cell table:style-name="ce149" office:value-type="string" calcext:value-type="string">
            <text:p>Cartel</text:p>
          </table:table-cell>
          <table:table-cell table:style-name="ce178" table:content-validation-name="val14"/>
          <table:table-cell table:style-name="ce178" office:value-type="float" office:value="83" calcext:value-type="float">
            <text:p>83</text:p>
          </table:table-cell>
          <table:table-cell table:style-name="ce178" office:value-type="string" calcext:value-type="string">
            <text:p>Chiclayo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table-cell table:style-name="ce117" table:content-validation-name="val4" office:value-type="string" calcext:value-type="string" table:number-columns-spanned="1" table:number-rows-spanned="16">
            <text:p>Panorama Móvil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hn Galsworthy</text:p>
          </table:table-cell>
          <table:table-cell table:style-name="ce92" table:content-validation-name="val12"/>
          <table:table-cell table:style-name="ce149" office:value-type="string" calcext:value-type="string">
            <text:p>Ex Catedra: Tolstoi novelista</text:p>
          </table:table-cell>
          <table:table-cell table:style-name="ce178" table:content-validation-name="val14"/>
          <table:table-cell table:style-name="ce178" office:value-type="string" calcext:value-type="string">
            <text:p>84-8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style-name="ce10" table:content-validation-name="val19" office:value-type="string" calcext:value-type="string">
            <text:p>Traducido por Juan Portal. 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Humberto Tejera</text:p>
          </table:table-cell>
          <table:table-cell table:style-name="ce92" table:content-validation-name="val12"/>
          <table:table-cell table:style-name="ce149" office:value-type="string" calcext:value-type="string">
            <text:p>Política Americana. La crisis venezolana</text:p>
          </table:table-cell>
          <table:table-cell table:style-name="ce178" table:content-validation-name="val14"/>
          <table:table-cell table:style-name="ce178" office:value-type="string" calcext:value-type="string">
            <text:p>86-8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Gonzalo Carnaveli, Raúl Leoni O., Tomás Jiménez Arráiz, Gustavo Ponte R., Guillermo Prince Lara, Rómulo Betancourt</text:p>
          </table:table-cell>
          <table:table-cell table:style-name="ce92" table:content-validation-name="val12"/>
          <table:table-cell table:style-name="ce149" office:value-type="string" calcext:value-type="string">
            <text:p>Mensaje de los estudiantes venezolanos exilados a las juventudes universitarias de América</text:p>
          </table:table-cell>
          <table:table-cell table:style-name="ce178" table:content-validation-name="val14"/>
          <table:table-cell table:style-name="ce178" office:value-type="float" office:value="89" calcext:value-type="float">
            <text:p>8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Gamaliel Churata</text:p>
          </table:table-cell>
          <table:table-cell table:style-name="ce92" table:content-validation-name="val12"/>
          <table:table-cell table:style-name="ce149" office:value-type="string" calcext:value-type="string">
            <text:p>Posibilidad vernacular en la pintura de José Malanca</text:p>
          </table:table-cell>
          <table:table-cell table:style-name="ce178" table:content-validation-name="val14"/>
          <table:table-cell table:style-name="ce178" office:value-type="string" calcext:value-type="string">
            <text:p>89-92</text:p>
          </table:table-cell>
          <table:table-cell table:style-name="ce178" office:value-type="string" calcext:value-type="string">
            <text:p>Pun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Malanca en Lima</text:p>
          </table:table-cell>
          <table:table-cell table:style-name="ce178" table:content-validation-name="val14"/>
          <table:table-cell table:style-name="ce178" office:value-type="float" office:value="92" calcext:value-type="float">
            <text:p>92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José Malanca</text:p>
          </table:table-cell>
          <table:table-cell table:style-name="ce123"/>
          <table:table-cell table:style-name="ce178" office:value-type="float" office:value="92" calcext:value-type="float">
            <text:p>92</text:p>
          </table:table-cell>
          <table:table-cell table:style-name="ce23" office:value-type="string" calcext:value-type="string">
            <text:p>Argentina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Henri Barbusse</text:p>
          </table:table-cell>
          <table:table-cell table:style-name="ce92" table:content-validation-name="val12"/>
          <table:table-cell table:style-name="ce149" office:value-type="string" calcext:value-type="string">
            <text:p>Mensajes. De Barbusse a Sandino</text:p>
          </table:table-cell>
          <table:table-cell table:style-name="ce178" table:content-validation-name="val14"/>
          <table:table-cell table:style-name="ce178" office:value-type="string" calcext:value-type="string">
            <text:p>92-93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Documentos. Protesta y llamamiento de la I.M.A</text:p>
          </table:table-cell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otas. Las responsabilidades por la catástrofe de Morococha</text:p>
          </table:table-cell>
          <table:table-cell table:style-name="ce178" table:content-validation-name="val14"/>
          <table:table-cell table:style-name="ce178" office:value-type="string" calcext:value-type="string">
            <text:p>94-9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otas. La visita del señor Hoover</text:p>
          </table:table-cell>
          <table:table-cell table:style-name="ce178" table:content-validation-name="val14"/>
          <table:table-cell table:style-name="ce178" office:value-type="float" office:value="95" calcext:value-type="float">
            <text:p>9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Homenajes. José Sabogal y la juventud</text:p>
          </table:table-cell>
          <table:table-cell table:style-name="ce178" table:content-validation-name="val14"/>
          <table:table-cell table:style-name="ce178" office:value-type="string" calcext:value-type="string">
            <text:p>95-9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Imagen hecha para la exposición de José SAbogal </text:p>
          </table:table-cell>
          <table:table-cell table:style-name="ce123"/>
          <table:table-cell table:style-name="ce178" office:value-type="float" office:value="96" calcext:value-type="float">
            <text:p>9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126" office:value-type="string" calcext:value-type="string">
            <text:p>Testimonios. Dos cartas sobre el movimiento obrero de 1919 </text:p>
          </table:table-cell>
          <table:table-cell table:style-name="ce126" table:content-validation-name="val12"/>
          <table:table-cell table:style-name="ce149" office:value-type="string" calcext:value-type="string">
            <text:p>Carta de Bertha Ríos a José Carlos Mariátegui, 21/11/1928</text:p>
          </table:table-cell>
          <table:table-cell table:style-name="ce178" table:content-validation-name="val14"/>
          <table:table-cell table:style-name="ce178" office:value-type="string" calcext:value-type="string">
            <text:p>96-97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Carta de José Cristóbal Castro y otros testigos</text:p>
          </table:table-cell>
          <table:table-cell table:style-name="ce178" table:content-validation-name="val14"/>
          <table:table-cell table:style-name="ce178" office:value-type="string" calcext:value-type="string">
            <text:p>97-9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4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Cinema. Notas sobre algunos films: el camino de la carne, El loro chino, EL nudo corredizo, Beau Geste</text:p>
          </table:table-cell>
          <table:table-cell table:style-name="ce178" table:content-validation-name="val14"/>
          <table:table-cell table:style-name="ce178" office:value-type="float" office:value="98" calcext:value-type="float">
            <text:p>9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Movimiento Sindical. Proyecto de estatutos de la confederación sindical latino-americana</text:p>
          </table:table-cell>
          <table:table-cell table:style-name="ce178" table:content-validation-name="val14"/>
          <table:table-cell table:style-name="ce178" office:value-type="string" calcext:value-type="string">
            <text:p>98-10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ecrología. D. German Leguía Martínez, D. Joaquín Capelo, D. Federico Elguera</text:p>
          </table:table-cell>
          <table:table-cell table:style-name="ce178" table:content-validation-name="val14"/>
          <table:table-cell table:style-name="ce178" office:value-type="string" calcext:value-type="string">
            <text:p>100-10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5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. C. Welker</text:p>
          </table:table-cell>
          <table:table-cell table:style-name="ce92" table:content-validation-name="val12"/>
          <table:table-cell table:style-name="ce149" office:value-type="string" calcext:value-type="string">
            <text:p>Impresiones. Blanca Luz</text:p>
          </table:table-cell>
          <table:table-cell table:style-name="ce178" table:content-validation-name="val14"/>
          <table:table-cell table:style-name="ce178" office:value-type="string" calcext:value-type="string">
            <text:p>101-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table-cell table:style-name="ce118" table:content-validation-name="val4" office:value-type="string" calcext:value-type="string" table:number-columns-spanned="1" table:number-rows-spanned="3">
            <text:p>Libro y Revistas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 W</text:p>
          </table:table-cell>
          <table:table-cell table:style-name="ce92" table:content-validation-name="val12"/>
          <table:table-cell table:style-name="ce149" office:value-type="string" calcext:value-type="string">
            <text:p>Dos poetas: Charles Vildrac y Guy Charles Cros</text:p>
          </table:table-cell>
          <table:table-cell table:style-name="ce178" table:content-validation-name="val14"/>
          <table:table-cell table:style-name="ce178" office:value-type="float" office:value="102" calcext:value-type="float">
            <text:p>10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e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El chileno en Madrid de Joaquón Edwards Bello</text:p>
          </table:table-cell>
          <table:table-cell table:style-name="ce178" table:content-validation-name="val14"/>
          <table:table-cell table:style-name="ce178" office:value-type="string" calcext:value-type="string">
            <text:p>103-10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99" table:content-validation-name="val2"/>
          <table:covered-table-cell table:style-name="ce115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men Saco</text:p>
          </table:table-cell>
          <table:table-cell table:style-name="ce92" table:content-validation-name="val12"/>
          <table:table-cell table:style-name="ce149" office:value-type="string" calcext:value-type="string">
            <text:p>Revista Monde</text:p>
          </table:table-cell>
          <table:table-cell table:style-name="ce178" table:content-validation-name="val14"/>
          <table:table-cell table:style-name="ce178" office:value-type="float" office:value="104" calcext:value-type="float">
            <text:p>104</text:p>
          </table:table-cell>
          <table:table-cell table:style-name="ce178" office:value-type="string" calcext:value-type="string">
            <text:p>París 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71"/>
          <table:table-cell table:style-name="ce83" table:number-columns-repeated="3"/>
          <table:table-cell table:style-name="ce119"/>
          <table:table-cell table:style-name="ce83" table:content-validation-name="val8"/>
          <table:table-cell table:style-name="ce83" table:content-validation-name="val9"/>
          <table:table-cell table:style-name="ce83"/>
          <table:table-cell table:style-name="ce83" table:content-validation-name="val12"/>
          <table:table-cell table:style-name="ce83" table:number-columns-repeated="5"/>
          <table:table-cell table:style-name="ce222"/>
          <table:table-cell table:style-name="ce83" table:number-columns-repeated="4"/>
          <table:table-cell table:style-name="ce234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20" calcext:value-type="float" table:number-columns-spanned="1" table:number-rows-spanned="49">
            <text:p>20</text:p>
          </table:table-cell>
          <table:table-cell table:style-name="ce78"/>
          <table:table-cell table:style-name="ce87" office:value-type="string" calcext:value-type="string" table:number-columns-spanned="1" table:number-rows-spanned="49">
            <text:p>Enero/1929</text:p>
          </table:table-cell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ésar A. Ugarte</text:p>
          </table:table-cell>
          <table:table-cell table:style-name="ce92" table:content-validation-name="val12"/>
          <table:table-cell table:style-name="ce149" office:value-type="string" calcext:value-type="string">
            <text:p>El gobierno socialista de Rusia</text:p>
          </table:table-cell>
          <table:table-cell table:style-name="ce198" table:content-validation-name="val14"/>
          <table:table-cell table:style-name="ce198" office:value-type="date" office:date-value="2018-12-01" calcext:value-type="date">
            <text:p>1-1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Defensa del Marxismo </text:p>
          </table:table-cell>
          <table:table-cell table:style-name="ce178" table:content-validation-name="val14"/>
          <table:table-cell table:style-name="ce178" office:value-type="string" calcext:value-type="string">
            <text:p>13-15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Sociedad Editora Amauta</text:p>
          </table:table-cell>
          <table:table-cell table:style-name="ce92" table:content-validation-name="val12"/>
          <table:table-cell table:style-name="ce149" office:value-type="string" calcext:value-type="string">
            <text:p>Pro-Amauta. LLamamiento a nuestros amigos y simpatizantes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100" table:content-validation-name="val2"/>
          <table:table-cell table:style-name="ce106" table:content-validation-name="val4" office:value-type="string" calcext:value-type="string">
            <text:p>Arte</text:p>
          </table:table-cell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 table:number-columns-spanned="1" table:number-rows-spanned="3">
            <text:p>Arte Americano.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3">
            <text:p>17-19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Viejo pordiosero</text:p>
          </table:table-cell>
          <table:table-cell table:style-name="ce123" office:value-type="string" calcext:value-type="string">
            <text:p>Magaña, Mardonio</text:p>
          </table:table-cell>
          <table:table-cell table:style-name="ce178" office:value-type="float" office:value="17" calcext:value-type="float">
            <text:p>17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madera</text:p>
          </table:table-cell>
          <table:table-cell table:style-name="ce123" office:value-type="string" calcext:value-type="string">
            <text:p>Puerta tallada</text:p>
          </table:table-cell>
          <table:table-cell table:style-name="ce123" office:value-type="string" calcext:value-type="string">
            <text:p>Escuela de Escultura y talla. Proyecto de Fernádez Ledesma</text:p>
          </table:table-cell>
          <table:table-cell table:style-name="ce178" office:value-type="float" office:value="18" calcext:value-type="float">
            <text:p>1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ilustración</text:p>
          </table:table-cell>
          <table:table-cell table:style-name="ce123" office:value-type="string" calcext:value-type="string">
            <text:p>Idilio Salvaje</text:p>
          </table:table-cell>
          <table:table-cell table:style-name="ce123" office:value-type="string" calcext:value-type="string">
            <text:p>Bellocq, Adolfo</text:p>
          </table:table-cell>
          <table:table-cell table:style-name="ce178" office:value-type="float" office:value="19" calcext:value-type="float">
            <text:p>19</text:p>
          </table:table-cell>
          <table:table-cell table:style-name="ce232"/>
          <table:table-cell table:style-name="ce10" table:content-validation-name="val19" office:value-type="string" calcext:value-type="string">
            <text:p>Ilustración de Airampu, libro de Juan C. Dávalos.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4">
            <text:p>Anatolio Lunatcharsky</text:p>
          </table:table-cell>
          <table:table-cell table:style-name="ce92" table:content-validation-name="val12"/>
          <table:table-cell table:style-name="ce149" office:value-type="string" calcext:value-type="string" table:number-columns-spanned="1" table:number-rows-spanned="4">
            <text:p>El desarrollo de la literatura soviética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4">
            <text:p>20-2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Retrato de Zostchenko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style-name="ce10" table:content-validation-name="val19" office:value-type="string" calcext:value-type="string">
            <text:p>Traducido del alemán de Das Neue Russland, por Miguel Adler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Contatin Fedin</text:p>
          </table:table-cell>
          <table:table-cell table:style-name="ce123"/>
          <table:table-cell table:style-name="ce178" office:value-type="float" office:value="20" calcext:value-type="float">
            <text:p>20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8"/>
          <table:table-cell table:style-name="ce92" table:content-validation-name="val12"/>
          <table:covered-table-cell table:style-name="ce28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Retrato de Leonid Leonov</text:p>
          </table:table-cell>
          <table:table-cell table:style-name="ce123"/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Retrato de Fedor Gladkov</text:p>
          </table:table-cell>
          <table:table-cell table:style-name="ce123"/>
          <table:table-cell table:style-name="ce178" office:value-type="float" office:value="21" calcext:value-type="float">
            <text:p>21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ntenor Orrego</text:p>
          </table:table-cell>
          <table:table-cell table:style-name="ce92" table:content-validation-name="val12"/>
          <table:table-cell table:style-name="ce149" office:value-type="string" calcext:value-type="string">
            <text:p>Algunas notas de andar y ver</text:p>
          </table:table-cell>
          <table:table-cell table:style-name="ce178" table:content-validation-name="val14"/>
          <table:table-cell table:style-name="ce178" office:value-type="string" calcext:value-type="string">
            <text:p>23-28</text:p>
          </table:table-cell>
          <table:table-cell table:style-name="ce178" office:value-type="string" calcext:value-type="string">
            <text:p>Trujill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Sebastián Gash</text:p>
          </table:table-cell>
          <table:table-cell table:style-name="ce92" table:content-validation-name="val12"/>
          <table:table-cell table:style-name="ce149" office:value-type="string" calcext:value-type="string">
            <text:p>Panorama de la moderna pintura</text:p>
          </table:table-cell>
          <table:table-cell table:style-name="ce178" table:content-validation-name="val14"/>
          <table:table-cell table:style-name="ce178" office:value-type="string" calcext:value-type="string">
            <text:p>28-32</text:p>
          </table:table-cell>
          <table:table-cell table:style-name="ce178" office:value-type="string" calcext:value-type="string">
            <text:p>Barcelona</text:p>
          </table:table-cell>
          <table:table-cell table:style-name="ce178" office:value-type="string" calcext:value-type="string">
            <text:p>Españ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esús Silva Herzog</text:p>
          </table:table-cell>
          <table:table-cell table:style-name="ce92" table:content-validation-name="val12"/>
          <table:table-cell table:style-name="ce149" office:value-type="string" calcext:value-type="string">
            <text:p>El problema agrario de México y la revolución </text:p>
          </table:table-cell>
          <table:table-cell table:style-name="ce178" table:content-validation-name="val14"/>
          <table:table-cell table:style-name="ce178" office:value-type="string" calcext:value-type="string">
            <text:p>32-36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Pablo Neruda</text:p>
          </table:table-cell>
          <table:table-cell table:style-name="ce92" table:content-validation-name="val12"/>
          <table:table-cell table:style-name="ce149" office:value-type="string" calcext:value-type="string">
            <text:p>Sonata y destrucción</text:p>
          </table:table-cell>
          <table:table-cell table:style-name="ce178" table:content-validation-name="val14"/>
          <table:table-cell table:style-name="ce178" office:value-type="float" office:value="36" calcext:value-type="float">
            <text:p>36</text:p>
          </table:table-cell>
          <table:table-cell table:style-name="ce178"/>
          <table:table-cell table:style-name="ce178" office:value-type="string" calcext:value-type="string">
            <text:p>Chile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 table:number-columns-spanned="1" table:number-rows-spanned="2">
            <text:p>Juana de Ibarbourou</text:p>
          </table:table-cell>
          <table:table-cell table:style-name="ce92" table:content-validation-name="val12"/>
          <table:table-cell table:style-name="ce149" office:value-type="string" calcext:value-type="string">
            <text:p>El afilador</text:p>
          </table:table-cell>
          <table:table-cell table:style-name="ce178" table:content-validation-name="val14"/>
          <table:table-cell table:style-name="ce178" office:value-type="float" office:value="37" calcext:value-type="float">
            <text:p>3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style-name="ce10" table:content-validation-name="val19" office:value-type="string" calcext:value-type="string">
            <text:p>Dedicado a José Carlos Mariátegui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covered-table-cell table:style-name="ce2"/>
          <table:table-cell table:style-name="ce92" table:content-validation-name="val12"/>
          <table:table-cell table:style-name="ce149" office:value-type="string" calcext:value-type="string">
            <text:p>Alegría de un día</text:p>
          </table:table-cell>
          <table:table-cell table:style-name="ce178" table:content-validation-name="val14"/>
          <table:table-cell table:style-name="ce178" office:value-type="float" office:value="37" calcext:value-type="float">
            <text:p>3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style-name="ce10" table:content-validation-name="val19" office:value-type="string" calcext:value-type="string">
            <text:p>Dedicado a Jaime L. Morenza, ALfredo Mario Ferreiro, Enrique Bustamente</text:p>
          </table:table-cell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Valcárcel </text:p>
          </table:table-cell>
          <table:table-cell table:style-name="ce92" table:content-validation-name="val12"/>
          <table:table-cell table:style-name="ce149" office:value-type="string" calcext:value-type="string">
            <text:p>Hay varias Américas</text:p>
          </table:table-cell>
          <table:table-cell table:style-name="ce178" table:content-validation-name="val14"/>
          <table:table-cell table:style-name="ce178" office:value-type="string" calcext:value-type="string">
            <text:p>38-40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Gutiérrez Noriega</text:p>
          </table:table-cell>
          <table:table-cell table:style-name="ce92" table:content-validation-name="val12"/>
          <table:table-cell table:style-name="ce149" office:value-type="string" calcext:value-type="string">
            <text:p>Hacia una concepción biológica</text:p>
          </table:table-cell>
          <table:table-cell table:style-name="ce178" table:content-validation-name="val14"/>
          <table:table-cell table:style-name="ce178" office:value-type="string" calcext:value-type="string">
            <text:p>40-5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ésar Alfredo Miró Quesada</text:p>
          </table:table-cell>
          <table:table-cell table:style-name="ce92" table:content-validation-name="val12"/>
          <table:table-cell table:style-name="ce149" office:value-type="string" calcext:value-type="string">
            <text:p>Perfil del marinero en la ciudad</text:p>
          </table:table-cell>
          <table:table-cell table:style-name="ce178" table:content-validation-name="val14"/>
          <table:table-cell table:style-name="ce178" office:value-type="float" office:value="52" calcext:value-type="float">
            <text:p>52</text:p>
          </table:table-cell>
          <table:table-cell table:style-name="ce178"/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Oquendo de Amat</text:p>
          </table:table-cell>
          <table:table-cell table:style-name="ce92" table:content-validation-name="val12"/>
          <table:table-cell table:style-name="ce149" office:value-type="string" calcext:value-type="string">
            <text:p>Poema surrealista del elefante y del canto</text:p>
          </table:table-cell>
          <table:table-cell table:style-name="ce178" table:content-validation-name="val14"/>
          <table:table-cell table:style-name="ce178" office:value-type="float" office:value="53" calcext:value-type="float">
            <text:p>5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office:value-type="string" calcext:value-type="string">
            <text:p>Una calle de Jujuy</text:p>
          </table:table-cell>
          <table:table-cell table:style-name="ce123" office:value-type="string" calcext:value-type="string">
            <text:p>Montero, Adolfo</text:p>
          </table:table-cell>
          <table:table-cell table:style-name="ce178" office:value-type="float" office:value="53" calcext:value-type="float">
            <text:p>53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97" table:content-validation-name="val9"/>
          <table:table-cell table:style-name="ce92"/>
          <table:table-cell table:style-name="ce92" table:content-validation-name="val12"/>
          <table:table-cell table:style-name="ce97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Obrero</text:p>
          </table:table-cell>
          <table:table-cell table:style-name="ce123" office:value-type="string" calcext:value-type="string" table:number-columns-spanned="1" table:number-rows-spanned="2">
            <text:p>Hebequer, Guillermo Facio</text:p>
          </table:table-cell>
          <table:table-cell table:style-name="ce178" office:value-type="float" office:value="54" calcext:value-type="float">
            <text:p>54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/>
          <table:table-cell table:style-name="ce178" table:content-validation-name="val14"/>
          <table:table-cell table:style-name="ce178" table:number-columns-repeated="3"/>
          <table:table-cell table:style-name="ce217" table:content-validation-name="val17"/>
          <table:table-cell table:style-name="ce206" office:value-type="string" calcext:value-type="string">
            <text:p>agua fuerte</text:p>
          </table:table-cell>
          <table:table-cell table:style-name="ce123" office:value-type="string" calcext:value-type="string">
            <text:p>La abuela</text:p>
          </table:table-cell>
          <table:covered-table-cell table:style-name="ce2"/>
          <table:table-cell table:style-name="ce178" office:value-type="float" office:value="55" calcext:value-type="float">
            <text:p>55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arlos Oquendo de Amat</text:p>
          </table:table-cell>
          <table:table-cell table:style-name="ce92" table:content-validation-name="val12"/>
          <table:table-cell table:style-name="ce149" office:value-type="string" calcext:value-type="string">
            <text:p>Poema de la niña y de la flor</text:p>
          </table:table-cell>
          <table:table-cell table:style-name="ce178" table:content-validation-name="val14"/>
          <table:table-cell table:style-name="ce178" office:value-type="float" office:value="56" calcext:value-type="float">
            <text:p>56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La morgue</text:p>
          </table:table-cell>
          <table:table-cell table:style-name="ce123" office:value-type="string" calcext:value-type="string">
            <text:p>Berdia, Norberto</text:p>
          </table:table-cell>
          <table:table-cell table:style-name="ce178" office:value-type="float" office:value="56" calcext:value-type="float">
            <text:p>56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Óscar Cerruto</text:p>
          </table:table-cell>
          <table:table-cell table:style-name="ce92" table:content-validation-name="val12"/>
          <table:table-cell table:style-name="ce149" office:value-type="string" calcext:value-type="string">
            <text:p>Versos para mi pequeña soledad</text:p>
          </table:table-cell>
          <table:table-cell table:style-name="ce178" table:content-validation-name="val14"/>
          <table:table-cell table:style-name="ce178" office:value-type="string" calcext:value-type="string">
            <text:p>57-5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Galván</text:p>
          </table:table-cell>
          <table:table-cell table:style-name="ce92" table:content-validation-name="val12"/>
          <table:table-cell table:style-name="ce149" office:value-type="string" calcext:value-type="string">
            <text:p>La psico-pedagogía de los exámenes</text:p>
          </table:table-cell>
          <table:table-cell table:style-name="ce178" table:content-validation-name="val14"/>
          <table:table-cell table:style-name="ce178" office:value-type="string" calcext:value-type="string">
            <text:p>58-6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manda Labarca Hubertson</text:p>
          </table:table-cell>
          <table:table-cell table:style-name="ce92" table:content-validation-name="val12"/>
          <table:table-cell table:style-name="ce149" office:value-type="string" calcext:value-type="string">
            <text:p>Indefensa</text:p>
          </table:table-cell>
          <table:table-cell table:style-name="ce178" table:content-validation-name="val14"/>
          <table:table-cell table:style-name="ce178" office:value-type="string" calcext:value-type="string">
            <text:p>63-72</text:p>
          </table:table-cell>
          <table:table-cell table:style-name="ce178"/>
          <table:table-cell table:style-name="ce178" office:value-type="string" calcext:value-type="string">
            <text:p>Chile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Radiografía de Chaplin</text:p>
          </table:table-cell>
          <table:table-cell table:style-name="ce178" table:content-validation-name="val14"/>
          <table:table-cell table:style-name="ce178" office:value-type="string" calcext:value-type="string">
            <text:p>73-7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rnst Toller</text:p>
          </table:table-cell>
          <table:table-cell table:style-name="ce92" table:content-validation-name="val12"/>
          <table:table-cell table:style-name="ce149" office:value-type="string" calcext:value-type="string">
            <text:p>El nido</text:p>
          </table:table-cell>
          <table:table-cell table:style-name="ce178" table:content-validation-name="val14"/>
          <table:table-cell table:style-name="ce178" office:value-type="string" calcext:value-type="string">
            <text:p>76-7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Vara Llanos</text:p>
          </table:table-cell>
          <table:table-cell table:style-name="ce92" table:content-validation-name="val12"/>
          <table:table-cell table:style-name="ce149" office:value-type="string" calcext:value-type="string">
            <text:p>Poema de la ciudad desde el campo y desde el hombre</text:p>
          </table:table-cell>
          <table:table-cell table:style-name="ce178" table:content-validation-name="val14"/>
          <table:table-cell table:style-name="ce178" office:value-type="float" office:value="78" calcext:value-type="float">
            <text:p>7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100" table:content-validation-name="val2"/>
          <table:table-cell table:style-name="ce106" table:content-validation-name="val4" office:value-type="string" calcext:value-type="string">
            <text:p>Panorama Móvil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Arasquistain</text:p>
          </table:table-cell>
          <table:table-cell table:style-name="ce92" table:content-validation-name="val12"/>
          <table:table-cell table:style-name="ce149" office:value-type="string" calcext:value-type="string">
            <text:p>El aspecto agrario ed la revolución mexicana</text:p>
          </table:table-cell>
          <table:table-cell table:style-name="ce178" table:content-validation-name="val14"/>
          <table:table-cell table:style-name="ce178" office:value-type="string" calcext:value-type="string">
            <text:p>79-8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rmando Bazán </text:p>
          </table:table-cell>
          <table:table-cell table:style-name="ce92" table:content-validation-name="val12"/>
          <table:table-cell table:style-name="ce149" office:value-type="string" calcext:value-type="string">
            <text:p>El espíritu guerrero</text:p>
          </table:table-cell>
          <table:table-cell table:style-name="ce178" table:content-validation-name="val14"/>
          <table:table-cell table:style-name="ce178" office:value-type="string" calcext:value-type="string">
            <text:p>82-8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.P.C.S.L.A</text:p>
          </table:table-cell>
          <table:table-cell table:style-name="ce92" table:content-validation-name="val12"/>
          <table:table-cell table:style-name="ce149" office:value-type="string" calcext:value-type="string">
            <text:p>Manifiesto del comité pro-confederación sindical latino-americana, contra la guerra</text:p>
          </table:table-cell>
          <table:table-cell table:style-name="ce178" table:content-validation-name="val14"/>
          <table:table-cell table:style-name="ce178" office:value-type="string" calcext:value-type="string">
            <text:p>83-8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Samuel Ramírez Castilla</text:p>
          </table:table-cell>
          <table:table-cell table:style-name="ce92" table:content-validation-name="val12"/>
          <table:table-cell table:style-name="ce149" office:value-type="string" calcext:value-type="string">
            <text:p>El sentido social de la reforma universitaria. A Gabriel del Mazo</text:p>
          </table:table-cell>
          <table:table-cell table:style-name="ce178" table:content-validation-name="val14"/>
          <table:table-cell table:style-name="ce178" office:value-type="string" calcext:value-type="string">
            <text:p>85-86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lberto Espinoza Bravo</text:p>
          </table:table-cell>
          <table:table-cell table:style-name="ce92" table:content-validation-name="val12"/>
          <table:table-cell table:style-name="ce149" office:value-type="string" calcext:value-type="string">
            <text:p>Nuestra misión ante los destinos de América</text:p>
          </table:table-cell>
          <table:table-cell table:style-name="ce178" table:content-validation-name="val14"/>
          <table:table-cell table:style-name="ce178" office:value-type="string" calcext:value-type="string">
            <text:p>86-9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icardo Martínez de la Torre</text:p>
          </table:table-cell>
          <table:table-cell table:style-name="ce92" table:content-validation-name="val12"/>
          <table:table-cell table:style-name="ce149" office:value-type="string" calcext:value-type="string">
            <text:p>Polémica. Contra la demagogía burguesa</text:p>
          </table:table-cell>
          <table:table-cell table:style-name="ce178" table:content-validation-name="val14"/>
          <table:table-cell table:style-name="ce178" office:value-type="string" calcext:value-type="string">
            <text:p>90-93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Cinema. Notas sobre algunos films: Tempestad, Las batallas de las Islas Coronel</text:p>
          </table:table-cell>
          <table:table-cell table:style-name="ce178" table:content-validation-name="val14"/>
          <table:table-cell table:style-name="ce178" office:value-type="string" calcext:value-type="string">
            <text:p>93-9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ugusto C. Sandino</text:p>
          </table:table-cell>
          <table:table-cell table:style-name="ce92" table:content-validation-name="val12"/>
          <table:table-cell table:style-name="ce149" office:value-type="string" calcext:value-type="string">
            <text:p>Mensajes. Sandino y la libertad de los pueblos. Carta de Sandino a Luis Araquistain</text:p>
          </table:table-cell>
          <table:table-cell table:style-name="ce178" table:content-validation-name="val14"/>
          <table:table-cell table:style-name="ce178" office:value-type="string" calcext:value-type="string">
            <text:p>94-95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ómulo Meneses, Mario Nerval, Manuel Zerpa, César L. Mendoza, Augusto Beltrán, Antonio Alencastre, Aníbal Estrada</text:p>
          </table:table-cell>
          <table:table-cell table:style-name="ce92" table:content-validation-name="val12"/>
          <table:table-cell table:style-name="ce149" office:value-type="string" calcext:value-type="string">
            <text:p>Saludo al proletariado manual e intelectual de Lima en la Fiesta de la Planta</text:p>
          </table:table-cell>
          <table:table-cell table:style-name="ce178" table:content-validation-name="val14"/>
          <table:table-cell table:style-name="ce178" office:value-type="string" calcext:value-type="string">
            <text:p>95-96</text:p>
          </table:table-cell>
          <table:table-cell table:style-name="ce178" office:value-type="string" calcext:value-type="string">
            <text:p>La Paz</text:p>
          </table:table-cell>
          <table:table-cell table:style-name="ce178" office:value-type="string" calcext:value-type="string">
            <text:p>Boliv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ecrología. Julio Antonio Mella</text:p>
          </table:table-cell>
          <table:table-cell table:style-name="ce178" table:content-validation-name="val14"/>
          <table:table-cell table:style-name="ce178" office:value-type="float" office:value="96" calcext:value-type="float">
            <text:p>9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Necrología. Don Luis Carranza</text:p>
          </table:table-cell>
          <table:table-cell table:style-name="ce178" table:content-validation-name="val14"/>
          <table:table-cell table:style-name="ce178" office:value-type="float" office:value="97" calcext:value-type="float">
            <text:p>97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100" table:content-validation-name="val2"/>
          <table:table-cell table:style-name="ce106" table:content-validation-name="val4" office:value-type="string" calcext:value-type="string">
            <text:p>Libros y Revistas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. Eugenio Garro</text:p>
          </table:table-cell>
          <table:table-cell table:style-name="ce92" table:content-validation-name="val12"/>
          <table:table-cell table:style-name="ce149" office:value-type="string" calcext:value-type="string">
            <text:p>La vie d'Attila de Marcel Brion </text:p>
          </table:table-cell>
          <table:table-cell table:style-name="ce178" table:content-validation-name="val14"/>
          <table:table-cell table:style-name="ce178" office:value-type="string" calcext:value-type="string">
            <text:p>98-9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Panorama de la musique contemporaire de André Coeroy</text:p>
          </table:table-cell>
          <table:table-cell table:style-name="ce178" table:content-validation-name="val14"/>
          <table:table-cell table:style-name="ce178" office:value-type="float" office:value="99" calcext:value-type="float">
            <text:p>9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.W</text:p>
          </table:table-cell>
          <table:table-cell table:style-name="ce92" table:content-validation-name="val12"/>
          <table:table-cell table:style-name="ce149" office:value-type="string" calcext:value-type="string">
            <text:p>El imaginero de Ricardo Molinari </text:p>
          </table:table-cell>
          <table:table-cell table:style-name="ce178" table:content-validation-name="val14"/>
          <table:table-cell table:style-name="ce178" office:value-type="string" calcext:value-type="string">
            <text:p>100-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Frente al problema agrario peruano de Abelardo Solis</text:p>
          </table:table-cell>
          <table:table-cell table:style-name="ce178" table:content-validation-name="val14"/>
          <table:table-cell table:style-name="ce178" office:value-type="string" calcext:value-type="string">
            <text:p>100-10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Nicanor de la Fuente</text:p>
          </table:table-cell>
          <table:table-cell table:style-name="ce92" table:content-validation-name="val12"/>
          <table:table-cell table:style-name="ce149" office:value-type="string" calcext:value-type="string">
            <text:p>Parábolas del Ande de Nazario Chávez</text:p>
          </table:table-cell>
          <table:table-cell table:style-name="ce178" table:content-validation-name="val14"/>
          <table:table-cell table:style-name="ce178" office:value-type="string" calcext:value-type="string">
            <text:p>102-10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.O</text:p>
          </table:table-cell>
          <table:table-cell table:style-name="ce92" table:content-validation-name="val12"/>
          <table:table-cell table:style-name="ce149" office:value-type="string" calcext:value-type="string">
            <text:p>La clara senda de Fernando Diez de Medina</text:p>
          </table:table-cell>
          <table:table-cell table:style-name="ce178" table:content-validation-name="val14"/>
          <table:table-cell table:style-name="ce178" office:value-type="float" office:value="103" calcext:value-type="float">
            <text:p>10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Ediciones. Documento de arte nuevo del Perú</text:p>
          </table:table-cell>
          <table:table-cell table:style-name="ce178" table:content-validation-name="val14"/>
          <table:table-cell table:style-name="ce178" office:value-type="float" office:value="104" calcext:value-type="float">
            <text:p>10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La revue nouvelle</text:p>
          </table:table-cell>
          <table:table-cell table:style-name="ce178" table:content-validation-name="val14"/>
          <table:table-cell table:style-name="ce178" office:value-type="float" office:value="104" calcext:value-type="float">
            <text:p>10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95" table:content-validation-name="val8"/>
          <table:table-cell table:style-name="ce95" table:content-validation-name="val9"/>
          <table:table-cell table:style-name="ce95"/>
          <table:table-cell table:style-name="ce95" table:content-validation-name="val12"/>
          <table:table-cell table:style-name="ce95" office:value-type="string" calcext:value-type="string">
            <text:p>Revistas de las Españas</text:p>
          </table:table-cell>
          <table:table-cell table:style-name="ce196" table:content-validation-name="val14"/>
          <table:table-cell table:style-name="ce196" office:value-type="float" office:value="104" calcext:value-type="float">
            <text:p>104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71"/>
          <table:table-cell table:style-name="ce83" table:number-columns-repeated="3"/>
          <table:table-cell table:style-name="ce119"/>
          <table:table-cell table:style-name="ce83" table:content-validation-name="val8"/>
          <table:table-cell table:style-name="ce83" table:content-validation-name="val9"/>
          <table:table-cell table:style-name="ce83"/>
          <table:table-cell table:style-name="ce83" table:content-validation-name="val12"/>
          <table:table-cell table:style-name="ce83" table:number-columns-repeated="5"/>
          <table:table-cell table:style-name="ce222"/>
          <table:table-cell table:style-name="ce83" table:number-columns-repeated="4"/>
          <table:table-cell table:style-name="ce234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65" office:value-type="float" office:value="21" calcext:value-type="float" table:number-columns-spanned="1" table:number-rows-spanned="48">
            <text:p>21</text:p>
          </table:table-cell>
          <table:table-cell table:style-name="ce78"/>
          <table:table-cell table:style-name="ce87" office:value-type="string" calcext:value-type="string" table:number-columns-spanned="1" table:number-rows-spanned="48">
            <text:p>Febrero-Marzo 1929</text:p>
          </table:table-cell>
          <table:table-cell table:style-name="ce28" table:content-validation-name="val2"/>
          <table:table-cell table:style-name="ce110" table:content-validation-name="val4"/>
          <table:table-cell table:style-name="ce96" table:content-validation-name="val8"/>
          <table:table-cell table:style-name="ce150" table:content-validation-name="val9"/>
          <table:table-cell table:style-name="ce168" office:value-type="string" calcext:value-type="string">
            <text:p>Eudocio Ravines </text:p>
          </table:table-cell>
          <table:table-cell table:style-name="ce168" table:content-validation-name="val12"/>
          <table:table-cell table:style-name="ce150" office:value-type="string" calcext:value-type="string">
            <text:p>Los instrumentos de capital financiero</text:p>
          </table:table-cell>
          <table:table-cell table:style-name="ce200" table:content-validation-name="val14"/>
          <table:table-cell table:style-name="ce200" office:value-type="date" office:date-value="2018-08-01" calcext:value-type="date">
            <text:p>1-8</text:p>
          </table:table-cell>
          <table:table-cell table:style-name="ce197" table:number-columns-repeated="2"/>
          <table:table-cell table:style-name="ce216" table:content-validation-name="val17"/>
          <table:table-cell table:style-name="ce226"/>
          <table:table-cell table:style-name="ce229" table:number-columns-repeated="2"/>
          <table:table-cell table:style-name="ce197"/>
          <table:table-cell table:style-name="ce6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María Eguren</text:p>
          </table:table-cell>
          <table:table-cell table:style-name="ce92" table:content-validation-name="val12"/>
          <table:table-cell table:style-name="ce149" office:value-type="string" calcext:value-type="string">
            <text:p>La noche de las alegorías</text:p>
          </table:table-cell>
          <table:table-cell table:style-name="ce178" table:content-validation-name="val14"/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retrato de José María Eguren </text:p>
          </table:table-cell>
          <table:table-cell table:style-name="ce123"/>
          <table:table-cell table:style-name="ce178" office:value-type="float" office:value="9" calcext:value-type="float">
            <text:p>9</text:p>
          </table:table-cell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92" table:content-validation-name="val8"/>
          <table:table-cell table:style-name="ce92" table:content-validation-name="val9"/>
          <table:table-cell table:style-name="ce126" office:value-type="string" calcext:value-type="string">
            <text:p>José María Eguren</text:p>
          </table:table-cell>
          <table:table-cell table:style-name="ce126" table:content-validation-name="val12"/>
          <table:table-cell table:style-name="ce92" office:value-type="string" calcext:value-type="string">
            <text:p>Hespérida</text:p>
          </table:table-cell>
          <table:table-cell table:style-name="ce178" table:content-validation-name="val14"/>
          <table:table-cell table:style-name="ce178" office:value-type="float" office:value="10" calcext:value-type="float">
            <text:p>10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Poesía y verdad. Preludio del renacimiento de José María Eguren </text:p>
          </table:table-cell>
          <table:table-cell table:style-name="ce198" table:content-validation-name="val14"/>
          <table:table-cell table:style-name="ce198" office:value-type="date" office:date-value="2018-12-11" calcext:value-type="date">
            <text:p>11-12</text:p>
          </table:table-cell>
          <table:table-cell table:style-name="ce178" office:value-type="string" calcext:value-type="string">
            <text:p>Lim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Xavier Abril</text:p>
          </table:table-cell>
          <table:table-cell table:style-name="ce92" table:content-validation-name="val12"/>
          <table:table-cell table:style-name="ce149" office:value-type="string" calcext:value-type="string">
            <text:p>Traducción estética de Eguren</text:p>
          </table:table-cell>
          <table:table-cell table:style-name="ce178" table:content-validation-name="val14"/>
          <table:table-cell table:style-name="ce178" office:value-type="string" calcext:value-type="string">
            <text:p>12-15</text:p>
          </table:table-cell>
          <table:table-cell table:style-name="ce178" office:value-type="string" calcext:value-type="string">
            <text:p>París</text:p>
          </table:table-cell>
          <table:table-cell table:style-name="ce178" office:value-type="string" calcext:value-type="string">
            <text:p>Francia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Peregrín cazador de figuras</text:p>
          </table:table-cell>
          <table:table-cell table:style-name="ce178" table:content-validation-name="val14"/>
          <table:table-cell table:style-name="ce178" office:value-type="float" office:value="16" calcext:value-type="float">
            <text:p>16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1" table:content-validation-name="val8"/>
          <table:table-cell table:style-name="ce141" table:content-validation-name="val9"/>
          <table:table-cell table:style-name="ce175" office:value-type="string" calcext:value-type="string">
            <text:p>Arte</text:p>
          </table:table-cell>
          <table:table-cell table:style-name="ce141" table:content-validation-name="val12"/>
          <table:table-cell table:style-name="ce193"/>
          <table:table-cell table:style-name="ce178" table:content-validation-name="val14"/>
          <table:table-cell table:style-name="ce178" office:value-type="string" calcext:value-type="string" table:number-columns-spanned="1" table:number-rows-spanned="5">
            <text:p>17-20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Un beso</text:p>
          </table:table-cell>
          <table:table-cell table:style-name="ce123" office:value-type="string" calcext:value-type="string">
            <text:p>José María Eguren</text:p>
          </table:table-cell>
          <table:table-cell table:style-name="ce178" office:value-type="float" office:value="17" calcext:value-type="float">
            <text:p>17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La niña de la foca</text:p>
          </table:table-cell>
          <table:table-cell table:style-name="ce123" office:value-type="string" calcext:value-type="string">
            <text:p>José María Eguren</text:p>
          </table:table-cell>
          <table:table-cell table:style-name="ce178" office:value-type="float" office:value="17" calcext:value-type="float">
            <text:p>17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Árboles de la noche</text:p>
          </table:table-cell>
          <table:table-cell table:style-name="ce123" office:value-type="string" calcext:value-type="string">
            <text:p>José María Eguren</text:p>
          </table:table-cell>
          <table:table-cell table:style-name="ce178" office:value-type="float" office:value="18" calcext:value-type="float">
            <text:p>18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Árbol</text:p>
          </table:table-cell>
          <table:table-cell table:style-name="ce123" office:value-type="string" calcext:value-type="string">
            <text:p>José María Eguren</text:p>
          </table:table-cell>
          <table:table-cell table:style-name="ce178" office:value-type="float" office:value="19" calcext:value-type="float">
            <text:p>19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94" table:content-validation-name="val8"/>
          <table:table-cell table:style-name="ce94" table:content-validation-name="val9"/>
          <table:table-cell table:style-name="ce177"/>
          <table:table-cell table:style-name="ce94" table:content-validation-name="val12"/>
          <table:table-cell table:style-name="ce195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Las torres de nacar</text:p>
          </table:table-cell>
          <table:table-cell table:style-name="ce123" office:value-type="string" calcext:value-type="string">
            <text:p>José María Eguren</text:p>
          </table:table-cell>
          <table:table-cell table:style-name="ce178" office:value-type="float" office:value="20" calcext:value-type="float">
            <text:p>20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rge Basadre</text:p>
          </table:table-cell>
          <table:table-cell table:style-name="ce92" table:content-validation-name="val12"/>
          <table:table-cell table:style-name="ce149" office:value-type="string" calcext:value-type="string">
            <text:p>Elogio y elegía de José María Eguren</text:p>
          </table:table-cell>
          <table:table-cell table:style-name="ce178" table:content-validation-name="val14"/>
          <table:table-cell table:style-name="ce178" office:value-type="string" calcext:value-type="string">
            <text:p>21-2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Alberto Sánchez</text:p>
          </table:table-cell>
          <table:table-cell table:style-name="ce92" table:content-validation-name="val12"/>
          <table:table-cell table:style-name="ce149" office:value-type="string" calcext:value-type="string">
            <text:p>Ramona, y José María Eguren</text:p>
          </table:table-cell>
          <table:table-cell table:style-name="ce178" table:content-validation-name="val14"/>
          <table:table-cell table:style-name="ce178" office:value-type="string" calcext:value-type="string">
            <text:p>29-31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Estuardo Núñez</text:p>
          </table:table-cell>
          <table:table-cell table:style-name="ce92" table:content-validation-name="val12"/>
          <table:table-cell table:style-name="ce149" office:value-type="string" calcext:value-type="string">
            <text:p>Ensayo sobre una estética del color en la poesía</text:p>
          </table:table-cell>
          <table:table-cell table:style-name="ce178" table:content-validation-name="val14"/>
          <table:table-cell table:style-name="ce178" office:value-type="string" calcext:value-type="string">
            <text:p>32-3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Contribución de la crítica de Eguren</text:p>
          </table:table-cell>
          <table:table-cell table:style-name="ce178" table:content-validation-name="val14"/>
          <table:table-cell table:style-name="ce178" office:value-type="string" calcext:value-type="string">
            <text:p>35-4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ía Wiesse</text:p>
          </table:table-cell>
          <table:table-cell table:style-name="ce92" table:content-validation-name="val12"/>
          <table:table-cell table:style-name="ce149" office:value-type="string" calcext:value-type="string">
            <text:p>Elementos de la poesía de Eguren</text:p>
          </table:table-cell>
          <table:table-cell table:style-name="ce178" table:content-validation-name="val14"/>
          <table:table-cell table:style-name="ce178" office:value-type="string" calcext:value-type="string">
            <text:p>41-4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Gamaliel Churata</text:p>
          </table:table-cell>
          <table:table-cell table:style-name="ce92" table:content-validation-name="val12"/>
          <table:table-cell table:style-name="ce149" office:value-type="string" calcext:value-type="string">
            <text:p>Valores vernáculos de la poesía de Eguren</text:p>
          </table:table-cell>
          <table:table-cell table:style-name="ce178" table:content-validation-name="val14"/>
          <table:table-cell table:style-name="ce178" office:value-type="float" office:value="43" calcext:value-type="float">
            <text:p>43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án Petrovick</text:p>
          </table:table-cell>
          <table:table-cell table:style-name="ce92" table:content-validation-name="val12"/>
          <table:table-cell table:style-name="ce149" office:value-type="string" calcext:value-type="string">
            <text:p>Prosa para José María Eguren</text:p>
          </table:table-cell>
          <table:table-cell table:style-name="ce178" table:content-validation-name="val14"/>
          <table:table-cell table:style-name="ce178" office:value-type="float" office:value="44" calcext:value-type="float">
            <text:p>4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a del Prado </text:p>
          </table:table-cell>
          <table:table-cell table:style-name="ce92" table:content-validation-name="val12"/>
          <table:table-cell table:style-name="ce149" office:value-type="string" calcext:value-type="string">
            <text:p>José María Eguren y el mar</text:p>
          </table:table-cell>
          <table:table-cell table:style-name="ce178" table:content-validation-name="val14"/>
          <table:table-cell table:style-name="ce178" office:value-type="float" office:value="44" calcext:value-type="float">
            <text:p>44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ésar A. Ugarte</text:p>
          </table:table-cell>
          <table:table-cell table:style-name="ce92" table:content-validation-name="val12"/>
          <table:table-cell table:style-name="ce149" office:value-type="string" calcext:value-type="string">
            <text:p>El gobierno socialista de Rusia</text:p>
          </table:table-cell>
          <table:table-cell table:style-name="ce178" table:content-validation-name="val14"/>
          <table:table-cell table:style-name="ce178" office:value-type="string" calcext:value-type="string">
            <text:p>45-52/57-6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1" table:content-validation-name="val8"/>
          <table:table-cell table:style-name="ce141" table:content-validation-name="val9"/>
          <table:table-cell table:style-name="ce175"/>
          <table:table-cell table:style-name="ce141" table:content-validation-name="val12"/>
          <table:table-cell table:style-name="ce193"/>
          <table:table-cell table:style-name="ce178" table:content-validation-name="val14"/>
          <table:table-cell table:style-name="ce178" office:value-type="string" calcext:value-type="string" table:number-columns-spanned="1" table:number-rows-spanned="11">
            <text:p>53-55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El conde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Martín Adán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María Koechlin_Eguren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César Moro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Últimos días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Berta Singermann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Jorge Basadre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Juana de Ibarbourou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Srta. Lala Eguren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42" table:content-validation-name="val8"/>
          <table:table-cell table:style-name="ce142" table:content-validation-name="val9"/>
          <table:table-cell table:style-name="ce176"/>
          <table:table-cell table:style-name="ce142" table:content-validation-name="val12"/>
          <table:table-cell table:style-name="ce194"/>
          <table:table-cell table:style-name="ce178" table:content-validation-name="val14"/>
          <table:covered-table-cell table:style-name="ce28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Nomi Millstein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94" table:content-validation-name="val8"/>
          <table:table-cell table:style-name="ce94" table:content-validation-name="val9"/>
          <table:table-cell table:style-name="ce177"/>
          <table:table-cell table:style-name="ce94" table:content-validation-name="val12"/>
          <table:table-cell table:style-name="ce195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fotografía</text:p>
          </table:table-cell>
          <table:table-cell table:style-name="ce123" office:value-type="string" calcext:value-type="string">
            <text:p>Blanca Luz Brum</text:p>
          </table:table-cell>
          <table:table-cell table:style-name="ce123" office:value-type="string" calcext:value-type="string">
            <text:p>José María Eguren </text:p>
          </table:table-cell>
          <table:table-cell table:style-name="ce178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92" table:content-validation-name="val8"/>
          <table:table-cell table:style-name="ce92" table:content-validation-name="val9"/>
          <table:table-cell table:style-name="ce92" office:value-type="string" calcext:value-type="string" table:number-columns-spanned="1" table:number-rows-spanned="2">
            <text:p>Carlos Oquendo de Amat</text:p>
          </table:table-cell>
          <table:table-cell table:style-name="ce92" table:content-validation-name="val12"/>
          <table:table-cell table:style-name="ce92" office:value-type="string" calcext:value-type="string" table:number-columns-spanned="1" table:number-rows-spanned="2">
            <text:p>El ángel y la rosa</text:p>
          </table:table-cell>
          <table:table-cell table:style-name="ce178" table:content-validation-name="val14"/>
          <table:table-cell table:style-name="ce178" office:value-type="string" calcext:value-type="string" table:number-columns-spanned="1" table:number-rows-spanned="2">
            <text:p>55-56</text:p>
          </table:table-cell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Frutera</text:p>
          </table:table-cell>
          <table:table-cell table:style-name="ce123" office:value-type="string" calcext:value-type="string">
            <text:p>Erasto Cortez</text:p>
          </table:table-cell>
          <table:table-cell table:style-name="ce178" office:value-type="float" office:value="55" calcext:value-type="float">
            <text:p>5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92" table:content-validation-name="val8"/>
          <table:table-cell table:style-name="ce92" table:content-validation-name="val9"/>
          <table:covered-table-cell table:style-name="ce2"/>
          <table:table-cell table:style-name="ce92" table:content-validation-name="val12"/>
          <table:covered-table-cell table:style-name="ce2"/>
          <table:table-cell table:style-name="ce178" table:content-validation-name="val14"/>
          <table:covered-table-cell table:style-name="ce2"/>
          <table:table-cell table:style-name="ce178" table:number-columns-repeated="2"/>
          <table:table-cell table:style-name="ce217" table:content-validation-name="val17"/>
          <table:table-cell table:style-name="ce206" office:value-type="string" calcext:value-type="string">
            <text:p>dibujo</text:p>
          </table:table-cell>
          <table:table-cell table:style-name="ce123" office:value-type="string" calcext:value-type="string">
            <text:p>Fábrica</text:p>
          </table:table-cell>
          <table:table-cell table:style-name="ce123" office:value-type="string" calcext:value-type="string">
            <text:p>Erasto Cortez</text:p>
          </table:table-cell>
          <table:table-cell table:style-name="ce178" office:value-type="float" office:value="56" calcext:value-type="float">
            <text:p>5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artín Adán</text:p>
          </table:table-cell>
          <table:table-cell table:style-name="ce92" table:content-validation-name="val12"/>
          <table:table-cell table:style-name="ce149" office:value-type="string" calcext:value-type="string">
            <text:p>Romance del verano inculto</text:p>
          </table:table-cell>
          <table:table-cell table:style-name="ce178" table:content-validation-name="val14"/>
          <table:table-cell table:style-name="ce178" office:value-type="string" calcext:value-type="string">
            <text:p>62-65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Ricardo Martínez de la Torre</text:p>
          </table:table-cell>
          <table:table-cell table:style-name="ce92" table:content-validation-name="val12"/>
          <table:table-cell table:style-name="ce149" office:value-type="string" calcext:value-type="string">
            <text:p>Aspectos de la estabilización capitalista</text:p>
          </table:table-cell>
          <table:table-cell table:style-name="ce178" table:content-validation-name="val14"/>
          <table:table-cell table:style-name="ce178" office:value-type="string" calcext:value-type="string">
            <text:p>65-71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C. Gutiérrez Cruz</text:p>
          </table:table-cell>
          <table:table-cell table:style-name="ce92" table:content-validation-name="val12"/>
          <table:table-cell table:style-name="ce149" office:value-type="string" calcext:value-type="string">
            <text:p>Quítales el sol...</text:p>
          </table:table-cell>
          <table:table-cell table:style-name="ce178" table:content-validation-name="val14"/>
          <table:table-cell table:style-name="ce178" office:value-type="float" office:value="72" calcext:value-type="float">
            <text:p>72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Defensa del Marxismo</text:p>
          </table:table-cell>
          <table:table-cell table:style-name="ce178" table:content-validation-name="val14"/>
          <table:table-cell table:style-name="ce178" office:value-type="string" calcext:value-type="string">
            <text:p>72-76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Juntos nosotros </text:p>
          </table:table-cell>
          <table:table-cell table:style-name="ce178" table:content-validation-name="val14"/>
          <table:table-cell table:style-name="ce178" office:value-type="string" calcext:value-type="string">
            <text:p>77-78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ulio del Prado</text:p>
          </table:table-cell>
          <table:table-cell table:style-name="ce92" table:content-validation-name="val12"/>
          <table:table-cell table:style-name="ce149" office:value-type="string" calcext:value-type="string">
            <text:p>Segunda estación de la biografía del niño Julio</text:p>
          </table:table-cell>
          <table:table-cell table:style-name="ce178" table:content-validation-name="val14"/>
          <table:table-cell table:style-name="ce178" office:value-type="string" calcext:value-type="string">
            <text:p>78-79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100" table:content-validation-name="val2"/>
          <table:table-cell table:style-name="ce106" table:content-validation-name="val4" office:value-type="string" calcext:value-type="string">
            <text:p>Panorama Móvil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Valcárcel</text:p>
          </table:table-cell>
          <table:table-cell table:style-name="ce92" table:content-validation-name="val12"/>
          <table:table-cell table:style-name="ce149" office:value-type="string" calcext:value-type="string">
            <text:p>Marginalia. Glosa de Ortega y Gasset </text:p>
          </table:table-cell>
          <table:table-cell table:style-name="ce178" table:content-validation-name="val14"/>
          <table:table-cell table:style-name="ce178" office:value-type="string" calcext:value-type="string">
            <text:p>80-82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11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2 Manifiesto treintatreintista contra: I. Los académicos, II. Los covachuelistas, III. Los salteadores de puestos públicos y IV. En general contra toda clase de sabandijas y zánganos intelectualoides</text:p>
          </table:table-cell>
          <table:table-cell table:style-name="ce178" table:content-validation-name="val14"/>
          <table:table-cell table:style-name="ce178" office:value-type="string" calcext:value-type="string">
            <text:p>82-84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Tristán Marof</text:p>
          </table:table-cell>
          <table:table-cell table:style-name="ce92" table:content-validation-name="val12"/>
          <table:table-cell table:style-name="ce149" office:value-type="string" calcext:value-type="string">
            <text:p>Política Americana. Bolivia y la nacionalización de las minas</text:p>
          </table:table-cell>
          <table:table-cell table:style-name="ce178" table:content-validation-name="val14"/>
          <table:table-cell table:style-name="ce178" office:value-type="string" calcext:value-type="string">
            <text:p>84-93</text:p>
          </table:table-cell>
          <table:table-cell table:style-name="ce178"/>
          <table:table-cell table:style-name="ce178" office:value-type="string" calcext:value-type="string">
            <text:p>México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/>
          <table:table-cell table:style-name="ce92" table:content-validation-name="val12"/>
          <table:table-cell table:style-name="ce149" office:value-type="string" calcext:value-type="string">
            <text:p>Testimonios. Carta de César A. Rodríguez a José Carlos Mariátegui</text:p>
          </table:table-cell>
          <table:table-cell table:style-name="ce178" table:content-validation-name="val14"/>
          <table:table-cell table:style-name="ce178" office:value-type="string" calcext:value-type="string">
            <text:p>93-97</text:p>
          </table:table-cell>
          <table:table-cell table:style-name="ce178" office:value-type="string" calcext:value-type="string">
            <text:p>Arequipa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Abelardo Solis</text:p>
          </table:table-cell>
          <table:table-cell table:style-name="ce92" table:content-validation-name="val12"/>
          <table:table-cell table:style-name="ce149" office:value-type="string" calcext:value-type="string">
            <text:p>Debates. Cultura e ideología</text:p>
          </table:table-cell>
          <table:table-cell table:style-name="ce178" table:content-validation-name="val14"/>
          <table:table-cell table:style-name="ce178" office:value-type="string" calcext:value-type="string">
            <text:p>97-99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7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Miguelina Acosta Cárdenas</text:p>
          </table:table-cell>
          <table:table-cell table:style-name="ce92" table:content-validation-name="val12"/>
          <table:table-cell table:style-name="ce149" office:value-type="string" calcext:value-type="string">
            <text:p>Debates. Los educacionistas suizos piden la abolición de la milicia</text:p>
          </table:table-cell>
          <table:table-cell table:style-name="ce178" table:content-validation-name="val14"/>
          <table:table-cell table:style-name="ce178" office:value-type="string" calcext:value-type="string">
            <text:p>99-100</text:p>
          </table:table-cell>
          <table:table-cell table:style-name="ce178" table:number-columns-repeated="2"/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7" table:content-validation-name="val4"/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Luis E. Valcárcel</text:p>
          </table:table-cell>
          <table:table-cell table:style-name="ce92" table:content-validation-name="val12"/>
          <table:table-cell table:style-name="ce149" office:value-type="string" calcext:value-type="string">
            <text:p>Crónicas. Motivos experimentales inkaicos</text:p>
          </table:table-cell>
          <table:table-cell table:style-name="ce178" table:content-validation-name="val14"/>
          <table:table-cell table:style-name="ce178" office:value-type="string" calcext:value-type="string">
            <text:p>100-101</text:p>
          </table:table-cell>
          <table:table-cell table:style-name="ce178" office:value-type="string" calcext:value-type="string">
            <text:p>Cuzco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100" table:content-validation-name="val2"/>
          <table:table-cell table:style-name="ce106" table:content-validation-name="val4" office:value-type="string" calcext:value-type="string">
            <text:p>Libros y Revistas</text:p>
          </table:table-cell>
          <table:table-cell table:style-name="ce126" table:content-validation-name="val8"/>
          <table:table-cell table:style-name="ce149" table:content-validation-name="val9"/>
          <table:table-cell table:style-name="ce92" office:value-type="string" calcext:value-type="string">
            <text:p>José Carlos Mariátegui</text:p>
          </table:table-cell>
          <table:table-cell table:style-name="ce92" table:content-validation-name="val12"/>
          <table:table-cell table:style-name="ce149" office:value-type="string" calcext:value-type="string">
            <text:p>El pueblo sin Dios de César Falcón</text:p>
          </table:table-cell>
          <table:table-cell table:style-name="ce178" table:content-validation-name="val14"/>
          <table:table-cell table:style-name="ce178" office:value-type="string" calcext:value-type="string">
            <text:p>102-103</text:p>
          </table:table-cell>
          <table:table-cell table:style-name="ce178" office:value-type="string" calcext:value-type="string">
            <text:p>Lima </text:p>
          </table:table-cell>
          <table:table-cell table:style-name="ce178" office:value-type="string" calcext:value-type="string">
            <text:p>Perú</text:p>
          </table:table-cell>
          <table:table-cell table:style-name="ce217" table:content-validation-name="val17"/>
          <table:table-cell table:style-name="ce206"/>
          <table:table-cell table:style-name="ce123" table:number-columns-repeated="2"/>
          <table:table-cell table:style-name="ce178"/>
          <table:table-cell table:style-name="ce232"/>
          <table:table-cell table:content-validation-name="val19"/>
          <table:table-cell table:style-name="ce156"/>
          <table:table-cell table:number-columns-repeated="1002"/>
        </table:table-row>
        <table:table-row table:style-name="ro5">
          <table:covered-table-cell table:style-name="ce62"/>
          <table:table-cell table:style-name="ce19"/>
          <table:covered-table-cell table:style-name="ce28"/>
          <table:table-cell table:style-name="ce28" table:content-validation-name="val2"/>
          <table:table-cell table:style-name="ce108" table:content-validation-name="val4"/>
          <table:table-cell table:style-name="ce99" table:content-validation-name="val8"/>
          <table:table-cell table:style-name="ce157" table:content-validation-name="val9"/>
          <table:table-cell table:style-name="ce95" office:value-type="string" calcext:value-type="string">
            <text:p>M.W</text:p>
          </table:table-cell>
          <table:table-cell table:style-name="ce95" table:content-validation-name="val12"/>
          <table:table-cell table:style-name="ce157" office:value-type="string" calcext:value-type="string">
            <text:p>Revista Europe</text:p>
          </table:table-cell>
          <table:table-cell table:style-name="ce196" table:content-validation-name="val14"/>
          <table:table-cell table:style-name="ce196" office:value-type="float" office:value="104" calcext:value-type="float">
            <text:p>104</text:p>
          </table:table-cell>
          <table:table-cell table:style-name="ce196" table:number-columns-repeated="2"/>
          <table:table-cell table:style-name="ce218" table:content-validation-name="val17"/>
          <table:table-cell table:style-name="ce227"/>
          <table:table-cell table:style-name="ce230" table:number-columns-repeated="2"/>
          <table:table-cell table:style-name="ce196"/>
          <table:table-cell table:style-name="ce233"/>
          <table:table-cell table:content-validation-name="val19"/>
          <table:table-cell table:style-name="ce156"/>
          <table:table-cell table:number-columns-repeated="1002"/>
        </table:table-row>
        <table:table-row table:style-name="ro10">
          <table:table-cell table:style-name="ce71"/>
          <table:table-cell table:style-name="ce83" table:number-columns-repeated="3"/>
          <table:table-cell table:style-name="ce119"/>
          <table:table-cell table:style-name="ce83" table:content-validation-name="val8"/>
          <table:table-cell table:style-name="ce83" table:content-validation-name="val9"/>
          <table:table-cell table:style-name="ce83"/>
          <table:table-cell table:style-name="ce83" table:content-validation-name="val12"/>
          <table:table-cell table:style-name="ce83" table:number-columns-repeated="5"/>
          <table:table-cell table:style-name="ce222"/>
          <table:table-cell table:style-name="ce83" table:number-columns-repeated="4"/>
          <table:table-cell table:style-name="ce234"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21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9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1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10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18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11"/>
          <table:table-cell table:style-name="ce142"/>
          <table:table-cell table:style-name="ce142" table:content-validation-name="val12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2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 table:content-validation-name="val8"/>
          <table:table-cell table:style-name="ce156" table:content-validation-name="val11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7">
          <table:table-cell table:number-columns-repeated="2"/>
          <table:table-cell table:style-name="ce90"/>
          <table:table-cell table:content-validation-name="val2"/>
          <table:table-cell table:style-name="ce112" table:content-validation-name="val4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10">
          <table:table-cell table:number-columns-repeated="2"/>
          <table:table-cell table:style-name="ce90"/>
          <table:table-cell table:content-validation-name="val3"/>
          <table:table-cell table:style-name="ce112" table:content-validation-name="val4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19">
          <table:table-cell table:number-columns-repeated="2"/>
          <table:table-cell table:style-name="ce90"/>
          <table:table-cell table:content-validation-name="val3"/>
          <table:table-cell table:style-name="ce120" table:content-validation-name="val5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19"/>
          <table:table-cell table:style-name="ce156"/>
          <table:table-cell table:number-columns-repeated="1002"/>
        </table:table-row>
        <table:table-row table:style-name="ro5" table:number-rows-repeated="6">
          <table:table-cell table:number-columns-repeated="2"/>
          <table:table-cell table:style-name="ce90"/>
          <table:table-cell table:content-validation-name="val3"/>
          <table:table-cell table:style-name="ce120" table:content-validation-name="val5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20"/>
          <table:table-cell table:style-name="ce156"/>
          <table:table-cell table:number-columns-repeated="1002"/>
        </table:table-row>
        <table:table-row table:style-name="ro5">
          <table:table-cell table:number-columns-repeated="2"/>
          <table:table-cell table:style-name="ce90"/>
          <table:table-cell table:content-validation-name="val3"/>
          <table:table-cell table:style-name="ce121" table:content-validation-name="val6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4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20"/>
          <table:table-cell table:style-name="ce156"/>
          <table:table-cell table:number-columns-repeated="1002"/>
        </table:table-row>
        <table:table-row table:style-name="ro5" table:number-rows-repeated="4">
          <table:table-cell table:number-columns-repeated="2"/>
          <table:table-cell table:style-name="ce90"/>
          <table:table-cell table:content-validation-name="val3"/>
          <table:table-cell table:style-name="ce122" table:content-validation-name="val7"/>
          <table:table-cell table:style-name="ce10"/>
          <table:table-cell table:style-name="ce156"/>
          <table:table-cell table:style-name="ce142"/>
          <table:table-cell table:style-name="ce142" table:content-validation-name="val13"/>
          <table:table-cell table:style-name="ce156"/>
          <table:table-cell table:style-name="ce3" table:content-validation-name="val16"/>
          <table:table-cell table:style-name="ce3" table:number-columns-repeated="3"/>
          <table:table-cell table:style-name="ce221" table:content-validation-name="val17"/>
          <table:table-cell table:style-name="ce38"/>
          <table:table-cell table:style-name="ce231" table:number-columns-repeated="2"/>
          <table:table-cell table:style-name="ce3"/>
          <table:table-cell/>
          <table:table-cell table:content-validation-name="val20"/>
          <table:table-cell table:style-name="ce156"/>
          <table:table-cell table:number-columns-repeated="1002"/>
        </table:table-row>
        <table:table-row table:style-name="ro5" table:number-rows-repeated="105">
          <table:table-cell table:number-columns-repeated="2"/>
          <table:table-cell table:style-name="ce90"/>
          <table:table-cell table:content-validation-name="val3"/>
          <table:table-cell table:style-name="ce122" table:content-validation-name="val7"/>
          <table:table-cell table:style-name="ce10"/>
          <table:table-cell table:style-name="ce156"/>
          <table:table-cell table:style-name="ce142" table:number-columns-repeated="2"/>
          <table:table-cell table:style-name="ce156"/>
          <table:table-cell table:style-name="ce3" table:content-validation-name="val16"/>
          <table:table-cell table:style-name="ce3" table:number-columns-repeated="3"/>
          <table:table-cell table:style-name="ce223" table:content-validation-name="val18"/>
          <table:table-cell table:style-name="ce38"/>
          <table:table-cell table:style-name="ce231" table:number-columns-repeated="2"/>
          <table:table-cell table:style-name="ce3"/>
          <table:table-cell table:number-columns-repeated="2"/>
          <table:table-cell table:style-name="ce156"/>
          <table:table-cell table:number-columns-repeated="1002"/>
        </table:table-row>
        <table:table-row table:style-name="ro5" table:number-rows-repeated="2">
          <table:table-cell table:number-columns-repeated="2"/>
          <table:table-cell table:style-name="ce90"/>
          <table:table-cell table:content-validation-name="val3"/>
          <table:table-cell table:style-name="ce122" table:content-validation-name="val7"/>
          <table:table-cell table:style-name="ce10"/>
          <table:table-cell table:style-name="ce156"/>
          <table:table-cell table:style-name="ce142" table:number-columns-repeated="2"/>
          <table:table-cell table:style-name="ce156"/>
          <table:table-cell table:style-name="ce3" table:number-columns-repeated="4"/>
          <table:table-cell table:style-name="ce223" table:content-validation-name="val18"/>
          <table:table-cell table:style-name="ce38"/>
          <table:table-cell table:style-name="ce231" table:number-columns-repeated="2"/>
          <table:table-cell table:style-name="ce3"/>
          <table:table-cell table:number-columns-repeated="2"/>
          <table:table-cell table:style-name="ce156"/>
          <table:table-cell table:number-columns-repeated="1002"/>
        </table:table-row>
        <table:table-row table:style-name="ro3" table:number-rows-repeated="10473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extos e Imágenes'.O172:'Textos e Imágenes'.O1208">
            <calcext:condition calcext:apply-style-name="ConditionalStyle_1" calcext:value="formula-is(LEN(TRIM(['Textos e Imágenes'.O172]))&gt;0)" calcext:base-cell-address="'Textos e Imágenes'.O172"/>
          </calcext:conditional-format>
          <calcext:conditional-format calcext:target-range-address="'Textos e Imágenes'.E172:'Textos e Imágenes'.E1208">
            <calcext:condition calcext:apply-style-name="ConditionalStyle_2" calcext:value="formula-is(LEN(TRIM(['Textos e Imágenes'.E172]))=0)" calcext:base-cell-address="'Textos e Imágenes'.E172"/>
          </calcext:conditional-format>
          <calcext:conditional-format calcext:target-range-address="'Textos e Imágenes'.O172:'Textos e Imágenes'.O1208">
            <calcext:condition calcext:apply-style-name="ConditionalStyle_1" calcext:value="formula-is(LEN(TRIM(['Textos e Imágenes'.O172]))&gt;0)" calcext:base-cell-address="'Textos e Imágenes'.O172"/>
          </calcext:conditional-format>
          <calcext:conditional-format calcext:target-range-address="'Textos e Imágenes'.O3:'Textos e Imágenes'.O31 'Textos e Imágenes'.O33:'Textos e Imágenes'.O73 'Textos e Imágenes'.O75:'Textos e Imágenes'.O170">
            <calcext:condition calcext:apply-style-name="ConditionalStyle_1" calcext:value="formula-is(LEN(TRIM([.O3]))&gt;0)" calcext:base-cell-address="'Textos e Imágenes'.O3"/>
          </calcext:conditional-format>
          <calcext:conditional-format calcext:target-range-address="'Textos e Imágenes'.E3:'Textos e Imágenes'.E73 'Textos e Imágenes'.D53:'Textos e Imágenes'.D73 'Textos e Imágenes'.E75:'Textos e Imágenes'.E170">
            <calcext:condition calcext:apply-style-name="ConditionalStyle_2" calcext:value="formula-is(LEN(TRIM([.D3]))=0)" calcext:base-cell-address="'Textos e Imágenes'.D3"/>
          </calcext:conditional-format>
          <calcext:conditional-format calcext:target-range-address="'Textos e Imágenes'.U3:'Textos e Imágenes'.U3">
            <calcext:condition calcext:apply-style-name="ConditionalStyle_1" calcext:value="formula-is(LEN(TRIM([.U3]))&gt;0)" calcext:base-cell-address="'Textos e Imágenes'.U3"/>
          </calcext:conditional-format>
          <calcext:conditional-format calcext:target-range-address="'Textos e Imágenes'.U3:'Textos e Imágenes'.U3">
            <calcext:condition calcext:apply-style-name="ConditionalStyle_1" calcext:value="formula-is(LEN(TRIM([.U3]))&gt;0)" calcext:base-cell-address="'Textos e Imágenes'.U3"/>
          </calcext:conditional-format>
          <calcext:conditional-format calcext:target-range-address="'Textos e Imágenes'.U7:'Textos e Imágenes'.U9">
            <calcext:condition calcext:apply-style-name="ConditionalStyle_1" calcext:value="formula-is(LEN(TRIM([.U7]))&gt;0)" calcext:base-cell-address="'Textos e Imágenes'.U7"/>
          </calcext:conditional-format>
          <calcext:conditional-format calcext:target-range-address="'Textos e Imágenes'.U10:'Textos e Imágenes'.U10">
            <calcext:condition calcext:apply-style-name="ConditionalStyle_1" calcext:value="formula-is(LEN(TRIM([.U10]))&gt;0)" calcext:base-cell-address="'Textos e Imágenes'.U10"/>
          </calcext:conditional-format>
          <calcext:conditional-format calcext:target-range-address="'Textos e Imágenes'.O3:'Textos e Imágenes'.O31 'Textos e Imágenes'.O33:'Textos e Imágenes'.O73 'Textos e Imágenes'.O75:'Textos e Imágenes'.O170">
            <calcext:condition calcext:apply-style-name="ConditionalStyle_1" calcext:value="formula-is(LEN(TRIM([.O3]))&gt;0)" calcext:base-cell-address="'Textos e Imágenes'.O3"/>
          </calcext:conditional-format>
          <calcext:conditional-format calcext:target-range-address="'Textos e Imágenes'.U3:'Textos e Imágenes'.U3">
            <calcext:condition calcext:apply-style-name="ConditionalStyle_1" calcext:value="formula-is(LEN(TRIM([.U3]))&gt;0)" calcext:base-cell-address="'Textos e Imágenes'.U3"/>
          </calcext:conditional-format>
          <calcext:conditional-format calcext:target-range-address="'Textos e Imágenes'.G138:'Textos e Imágenes'.G138">
            <calcext:condition calcext:apply-style-name="ConditionalStyle_1" calcext:value="formula-is(LEN(TRIM([.G138]))&gt;0)" calcext:base-cell-address="'Textos e Imágenes'.G138"/>
          </calcext:conditional-format>
        </calcext:conditional-formats>
      </table:table>
      <table:table table:name="ImgAmauta" table:style-name="ta3">
        <table:table-column table:style-name="co5" table:number-columns-repeated="1024" table:default-cell-style-name="Default"/>
        <table:table-row table:style-name="ro2">
          <table:table-cell/>
          <table:table-cell table:style-name="ce10" office:value-type="string" calcext:value-type="string">
            <text:p>Nombre de la Imagen</text:p>
          </table:table-cell>
          <table:table-cell table:style-name="ce10" office:value-type="string" calcext:value-type="string">
            <text:p>Artista</text:p>
          </table:table-cell>
          <table:table-cell table:style-name="ce10" office:value-type="string" calcext:value-type="string">
            <text:p>Texto en el que Aparece</text:p>
          </table:table-cell>
          <table:table-cell table:style-name="ce10" office:value-type="string" calcext:value-type="string">
            <text:p>Autor del Texto</text:p>
          </table:table-cell>
          <table:table-cell table:style-name="ce10" office:value-type="string" calcext:value-type="string">
            <text:p>Número</text:p>
          </table:table-cell>
          <table:table-cell table:style-name="ce10" office:value-type="string" calcext:value-type="string">
            <text:p>Página</text:p>
          </table:table-cell>
          <table:table-cell table:style-name="ce10" office:value-type="string" calcext:value-type="string">
            <text:p>Paí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Xilografía</text:p>
          </table:table-cell>
          <table:table-cell table:style-name="ce10" office:value-type="string" calcext:value-type="string">
            <text:p>India Ccolla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Tempestad en los Andes </text:p>
          </table:table-cell>
          <table:table-cell table:style-name="ce10" office:value-type="string" calcext:value-type="string">
            <text:p>Valcárcel, Luis E.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Dzerchinsky</text:p>
          </table:table-cell>
          <table:table-cell/>
          <table:table-cell table:style-name="ce10" office:value-type="string" calcext:value-type="string">
            <text:p>Canción de Noche</text:p>
          </table:table-cell>
          <table:table-cell table:style-name="ce10" office:value-type="string" calcext:value-type="string">
            <text:p>Egure, José M.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Antenor Orrego</text:p>
          </table:table-cell>
          <table:table-cell table:style-name="ce34" office:value-type="string" calcext:value-type="string">
            <text:p>Essquerriloff</text:p>
          </table:table-cell>
          <table:table-cell table:style-name="ce10" office:value-type="string" calcext:value-type="string">
            <text:p>El personaje y el conflicto dramático en el teatro, la novela y el cuento</text:p>
          </table:table-cell>
          <table:table-cell table:style-name="ce10" office:value-type="string" calcext:value-type="string">
            <text:p>Orrego, Anten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El profesor Freud</text:p>
          </table:table-cell>
          <table:table-cell table:style-name="ce10" office:value-type="string" calcext:value-type="string">
            <text:p>Raygada, Carlos</text:p>
          </table:table-cell>
          <table:table-cell table:style-name="ce10" office:value-type="string" calcext:value-type="string">
            <text:p>Resistencia al Psicoanálisis</text:p>
          </table:table-cell>
          <table:table-cell table:style-name="ce10" office:value-type="string" calcext:value-type="string">
            <text:p>Freud, Sigmu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Imagen sin nombre</text:p>
          </table:table-cell>
          <table:table-cell/>
          <table:table-cell table:style-name="ce10" office:value-type="string" calcext:value-type="string">
            <text:p>Resistencia al Psicoanálisis</text:p>
          </table:table-cell>
          <table:table-cell table:style-name="ce10" office:value-type="string" calcext:value-type="string">
            <text:p>Freud, Sigmu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utorretrato de Emiliano 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Vigilia nro. 2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ibujo de Alejandro Peralta</text:p>
          </table:table-cell>
          <table:table-cell table:style-name="ce10" office:value-type="string" calcext:value-type="string">
            <text:p>Pantigoso</text:p>
          </table:table-cell>
          <table:table-cell table:style-name="ce10" office:value-type="string" calcext:value-type="string">
            <text:p>Poema: Vigilia </text:p>
            <text:p>Poema: Cristales del ande</text:p>
          </table:table-cell>
          <table:table-cell table:style-name="ce10" office:value-type="string" calcext:value-type="string">
            <text:p>Peralta, Alejandr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lcides Spelución</text:p>
          </table:table-cell>
          <table:table-cell table:style-name="ce10" office:value-type="string" calcext:value-type="string">
            <text:p>Essquerriloff</text:p>
          </table:table-cell>
          <table:table-cell table:style-name="ce10" office:value-type="string" calcext:value-type="string">
            <text:p>La canción vigorosa</text:p>
          </table:table-cell>
          <table:table-cell table:style-name="ce10" office:value-type="string" calcext:value-type="string">
            <text:p>Spelucin, Alcid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Rendez Vous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espertar de primaver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El ejército imperi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 table:style-name="ce247"/>
          <table:table-cell table:style-name="ce79"/>
          <table:table-cell table:style-name="ce247"/>
          <table:table-cell table:style-name="ce248"/>
          <table:table-cell table:style-name="ce247"/>
          <table:table-cell table:style-name="ce79" table:number-columns-repeated="2"/>
          <table:table-cell table:style-name="ce247"/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ibujo de Bernard Shaw</text:p>
          </table:table-cell>
          <table:table-cell/>
          <table:table-cell table:style-name="ce32" office:value-type="string" calcext:value-type="string">
            <text:p>Bernard Shaw habla sobre los problemas de Inglaterra y del Socialismo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 de Juan Parra del Riego</text:p>
          </table:table-cell>
          <table:table-cell table:style-name="ce10" office:value-type="string" calcext:value-type="string">
            <text:p>Vallejo, César</text:p>
          </table:table-cell>
          <table:table-cell table:style-name="ce32" office:value-type="string" calcext:value-type="string">
            <text:p>Marcha Unamuno</text:p>
          </table:table-cell>
          <table:table-cell table:style-name="ce10" office:value-type="string" calcext:value-type="string">
            <text:p>Parra del Riego, Jua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</text:p>
          </table:table-cell>
          <table:table-cell table:style-name="ce10" office:value-type="string" calcext:value-type="string">
            <text:p>Romain Rolland</text:p>
          </table:table-cell>
          <table:table-cell table:style-name="ce10" office:value-type="string" calcext:value-type="string">
            <text:p>Essquerriloff</text:p>
          </table:table-cell>
          <table:table-cell table:style-name="ce32" office:value-type="string" calcext:value-type="string">
            <text:p>Romain Rolland y la América Latina /</text:p>
          </table:table-cell>
          <table:table-cell table:style-name="ce10" office:value-type="string" calcext:value-type="string">
            <text:p>Haya de la Torre, Víctor Rau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Magda Portal</text:p>
          </table:table-cell>
          <table:table-cell table:style-name="ce10" office:value-type="string" calcext:value-type="string">
            <text:p>Pantigoso</text:p>
          </table:table-cell>
          <table:table-cell table:style-name="ce10" office:value-type="string" calcext:value-type="string">
            <text:p>Aguja y Vidirios de Amor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cuarela</text:p>
          </table:table-cell>
          <table:table-cell table:style-name="ce10" office:value-type="string" calcext:value-type="string">
            <text:p>Vieja Puerta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Mosaico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rboncillo</text:p>
          </table:table-cell>
          <table:table-cell table:style-name="ce10" office:value-type="string" calcext:value-type="string">
            <text:p>Desnudo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osaico</text:p>
          </table:table-cell>
          <table:table-cell table:style-name="ce10" office:value-type="string" calcext:value-type="string">
            <text:p>Meditación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rboncillo</text:p>
          </table:table-cell>
          <table:table-cell table:style-name="ce10" office:value-type="string" calcext:value-type="string">
            <text:p>Autorretrato de Emiliano 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 Xul Xolar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El Garda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l pintor Pieroo Marussig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Poema del manicomio</text:p>
          </table:table-cell>
          <table:table-cell table:style-name="ce10" office:value-type="string" calcext:value-type="string">
            <text:p>Oquendo de Amat, Carlo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Jongleries</text:p>
          </table:table-cell>
          <table:table-cell table:style-name="ce10" office:value-type="string" calcext:value-type="string">
            <text:p>Paladini, Vinicio</text:p>
          </table:table-cell>
          <table:table-cell table:style-name="ce10" office:value-type="string" calcext:value-type="string">
            <text:p>XI Exposición internacional de Veneci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Ital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ostrettore</text:p>
          </table:table-cell>
          <table:table-cell table:style-name="ce10" office:value-type="string" calcext:value-type="string">
            <text:p>Panaggi, Ivo</text:p>
          </table:table-cell>
          <table:table-cell table:style-name="ce10" office:value-type="string" calcext:value-type="string">
            <text:p>XI Exposición internacional de Veneci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Itali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[Ojos]</text:p>
          </table:table-cell>
          <table:table-cell table:style-name="ce10" office:value-type="string" calcext:value-type="string">
            <text:p>Raygada, Carlos</text:p>
          </table:table-cell>
          <table:table-cell table:style-name="ce32" office:value-type="string" calcext:value-type="string">
            <text:p>Porque nos gustan los ojos / </text:p>
          </table:table-cell>
          <table:table-cell table:style-name="ce10" office:value-type="string" calcext:value-type="string">
            <text:p>Delgado, Honori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uadros</text:p>
          </table:table-cell>
          <table:table-cell table:style-name="ce10" office:value-type="string" calcext:value-type="string">
            <text:p>¿?</text:p>
          </table:table-cell>
          <table:table-cell table:style-name="ce10" office:value-type="string" calcext:value-type="string">
            <text:p>Poemas II y IV</text:p>
          </table:table-cell>
          <table:table-cell table:style-name="ce10" office:value-type="string" calcext:value-type="string">
            <text:p>Guillén, ALbert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47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dwin Elmore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La batalla de nuestra generación</text:p>
          </table:table-cell>
          <table:table-cell table:style-name="ce10" office:value-type="string" calcext:value-type="string">
            <text:p>Elmore, Edw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Bernard Shaw</text:p>
          </table:table-cell>
          <table:table-cell table:style-name="ce10" office:value-type="string" calcext:value-type="string">
            <text:p>Sin Autor</text:p>
          </table:table-cell>
          <table:table-cell table:style-name="ce32" office:value-type="string" calcext:value-type="string">
            <text:p>Definición del socialismo </text:p>
          </table:table-cell>
          <table:table-cell table:style-name="ce10" office:value-type="string" calcext:value-type="string">
            <text:p>Shaw, Bernar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Marquet, Albert</text:p>
          </table:table-cell>
          <table:table-cell table:style-name="ce32" office:value-type="string" calcext:value-type="string">
            <text:p>Arina</text:p>
          </table:table-cell>
          <table:table-cell table:style-name="ce10" office:value-type="string" calcext:value-type="string">
            <text:p>Pilniak, Bori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rboncillo de Armando Bazán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string" calcext:value-type="string">
            <text:p>Sombra, Mediodia e Insomnio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as dos hermanas</text:p>
          </table:table-cell>
          <table:table-cell table:style-name="ce10" office:value-type="string" calcext:value-type="string">
            <text:p>Borges, Norah</text:p>
          </table:table-cell>
          <table:table-cell table:style-name="ce10" office:value-type="string" calcext:value-type="string">
            <text:p>Poesía Nueva</text:p>
          </table:table-cell>
          <table:table-cell table:style-name="ce10" office:value-type="string" calcext:value-type="string">
            <text:p>Vallejos, Césa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a colegiala</text:p>
          </table:table-cell>
          <table:table-cell table:style-name="ce10" office:value-type="string" calcext:value-type="string">
            <text:p>Borges, Norah</text:p>
          </table:table-cell>
          <table:table-cell table:style-name="ce10" office:value-type="string" calcext:value-type="string">
            <text:p>La literatura rusa de la revolución</text:p>
          </table:table-cell>
          <table:table-cell table:style-name="ce10" office:value-type="string" calcext:value-type="string">
            <text:p>Ehrenburg, Ily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Hogar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hicha y Zapo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unes santo de Urquillos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ruz-velacuy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ucreña a Misa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Fotografía de Camilo Blas</text:p>
          </table:table-cell>
          <table:table-cell/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Tépiteado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Procesión en la aldea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Ilustraciones</text:p>
          </table:table-cell>
          <table:table-cell table:style-name="ce10" office:value-type="string" calcext:value-type="string">
            <text:p>Izcue, Elena</text:p>
          </table:table-cell>
          <table:table-cell table:style-name="ce32" office:value-type="string" calcext:value-type="string">
            <text:p>La pascua del sol: Inti Raymi </text:p>
          </table:table-cell>
          <table:table-cell table:style-name="ce32" office:value-type="string" calcext:value-type="string">
            <text:p>María Isabel Sánchez Concha de Pinill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247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ego Rivera</text:p>
          </table:table-cell>
          <table:table-cell table:style-name="ce10" office:value-type="string" calcext:value-type="string">
            <text:p>Bullén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ego Rivera</text:p>
          </table:table-cell>
          <table:table-cell table:style-name="ce10" office:value-type="string" calcext:value-type="string">
            <text:p>Covarrubias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para un fresc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herrer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La Haciend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Otilio Montaño maestro primario de la revolución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La liberación del peón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uahtemoc (el romance popular)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Xochtipilli en medio de la selv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adera</text:p>
          </table:table-cell>
          <table:table-cell table:style-name="ce10" office:value-type="string" calcext:value-type="string">
            <text:p>José Vasconcelos</text:p>
          </table:table-cell>
          <table:table-cell table:style-name="ce10" office:value-type="string" calcext:value-type="string">
            <text:p>Esquerriloff</text:p>
          </table:table-cell>
          <table:table-cell table:style-name="ce10" office:value-type="string" calcext:value-type="string">
            <text:p>El nacionalismo en la América Latia</text:p>
          </table:table-cell>
          <table:table-cell table:style-name="ce10" office:value-type="string" calcext:value-type="string">
            <text:p>Vasconcelas, José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Sakata-Desnuda</text:p>
          </table:table-cell>
          <table:table-cell/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ujer y niños</text:p>
          </table:table-cell>
          <table:table-cell table:style-name="ce10" office:value-type="string" calcext:value-type="string">
            <text:p>Mela Muter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El reloj</text:p>
          </table:table-cell>
          <table:table-cell table:style-name="ce10" office:value-type="string" calcext:value-type="string">
            <text:p>Murphy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ujer desnuda</text:p>
          </table:table-cell>
          <table:table-cell table:style-name="ce10" office:value-type="string" calcext:value-type="string">
            <text:p>Bertrand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grabados</text:p>
          </table:table-cell>
          <table:table-cell table:style-name="ce10" office:value-type="string" calcext:value-type="string">
            <text:p>Grabado</text:p>
          </table:table-cell>
          <table:table-cell table:style-name="ce10" office:value-type="string" calcext:value-type="string">
            <text:p>Maria Clemencia</text:p>
          </table:table-cell>
          <table:table-cell table:style-name="ce10" office:value-type="string" calcext:value-type="string">
            <text:p>Destrucción, Alegría y verdad, El caminante</text:p>
          </table:table-cell>
          <table:table-cell table:style-name="ce10" office:value-type="string" calcext:value-type="string">
            <text:p>Pereda Valdez, Ildefons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247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grafía y Autógrafa de Diego Rivera</text:p>
          </table:table-cell>
          <table:table-cell/>
          <table:table-cell table:style-name="ce10" office:value-type="string" calcext:value-type="string">
            <text:p>Diego Rivera: el artista de una clase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Funeral de las víctimas proletaria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Peones pesando el gran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Salida de los minero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Mineros bajando a las labore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para el anfiteatro de la Escuela Nacional Preparato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[Dibujo de Lenin]</text:p>
          </table:table-cell>
          <table:table-cell table:style-name="ce10" office:value-type="string" calcext:value-type="string">
            <text:p>Sin Autor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Rus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enin</text:p>
          </table:table-cell>
          <table:table-cell table:style-name="ce10" office:value-type="string" calcext:value-type="string">
            <text:p>Devéscovi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enin</text:p>
          </table:table-cell>
          <table:table-cell table:style-name="ce10" office:value-type="string" calcext:value-type="string">
            <text:p>Bullet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eda y el Cisne</text:p>
          </table:table-cell>
          <table:table-cell table:style-name="ce10" office:value-type="string" calcext:value-type="string">
            <text:p>Goyburu</text:p>
          </table:table-cell>
          <table:table-cell table:style-name="ce10" office:value-type="string" calcext:value-type="string">
            <text:p>El poema de la nub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Krassin</text:p>
          </table:table-cell>
          <table:table-cell table:style-name="ce10" office:value-type="string" calcext:value-type="string">
            <text:p>Sin Autor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Fusco Sansone</text:p>
          </table:table-cell>
          <table:table-cell table:style-name="ce10" office:value-type="string" calcext:value-type="string">
            <text:p>Cúneo</text:p>
          </table:table-cell>
          <table:table-cell table:style-name="ce10" office:value-type="string" calcext:value-type="string">
            <text:p>Canción misteriosa de las aguas del mar</text:p>
          </table:table-cell>
          <table:table-cell table:style-name="ce10" office:value-type="string" calcext:value-type="string">
            <text:p>Fusco Sansone, Nicolá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Bonilla del Valle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Blanca Luz</text:p>
          </table:table-cell>
          <table:table-cell table:style-name="ce10" office:value-type="string" calcext:value-type="string">
            <text:p>Suárez</text:p>
          </table:table-cell>
          <table:table-cell table:style-name="ce10" office:value-type="string" calcext:value-type="string">
            <text:p>Círculo, Mañana Limeña</text:p>
          </table:table-cell>
          <table:table-cell table:style-name="ce10" office:value-type="string" calcext:value-type="string">
            <text:p>Blanca Luz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247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Los pongo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Sacsayhuamán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Cholito cuzqueñ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Balcón de Herode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India Ccoll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Chutill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Varayoc de Chinchero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 Juan José Lor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 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La hora de las atalayas</text:p>
          </table:table-cell>
          <table:table-cell table:style-name="ce10" office:value-type="string" calcext:value-type="string">
            <text:p>Spelucín, Alcid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Quispez Asín 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Bonilla del Valle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Indios haciendo una alfombra</text:p>
          </table:table-cell>
          <table:table-cell table:style-name="ce10" office:value-type="string" calcext:value-type="string">
            <text:p>Quispez Asín </text:p>
          </table:table-cell>
          <table:table-cell table:style-name="ce10" office:value-type="string" calcext:value-type="string">
            <text:p>El Ande</text:p>
          </table:table-cell>
          <table:table-cell table:style-name="ce10" office:value-type="string" calcext:value-type="string">
            <text:p>Eulogio Garrid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J. Eulogio Garrido</text:p>
          </table:table-cell>
          <table:table-cell table:style-name="ce10" office:value-type="string" calcext:value-type="string">
            <text:p>Essquerriloff</text:p>
          </table:table-cell>
          <table:table-cell table:style-name="ce10" office:value-type="string" calcext:value-type="string">
            <text:p>El Ande</text:p>
          </table:table-cell>
          <table:table-cell table:style-name="ce10" office:value-type="string" calcext:value-type="string">
            <text:p>Eulogio Garrid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Víctor Raúl Haya de la Torre y Diego Rivera</text:p>
          </table:table-cell>
          <table:table-cell/>
          <table:table-cell table:style-name="ce10" office:value-type="string" calcext:value-type="string">
            <text:p>Polirritmo de la mujer vegetal</text:p>
          </table:table-cell>
          <table:table-cell table:style-name="ce10" office:value-type="string" calcext:value-type="string">
            <text:p>Parra del Riego, Juan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Joseph Vissarionovich Stalin, líder del partido bolchevique</text:p>
          </table:table-cell>
          <table:table-cell/>
          <table:table-cell table:style-name="ce10" office:value-type="string" calcext:value-type="string">
            <text:p>El conflicto minero</text:p>
          </table:table-cell>
          <table:table-cell table:style-name="ce10" office:value-type="string" calcext:value-type="string">
            <text:p>Falcón, Cés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a procesión de los milagros </text:p>
          </table:table-cell>
          <table:table-cell table:style-name="ce10" office:value-type="string" calcext:value-type="string">
            <text:p>Quispez Asín</text:p>
          </table:table-cell>
          <table:table-cell table:style-name="ce10" office:value-type="string" calcext:value-type="string">
            <text:p>El conflicto minero</text:p>
          </table:table-cell>
          <table:table-cell table:style-name="ce10" office:value-type="string" calcext:value-type="string">
            <text:p>Falcón, Cés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Blanca Luz recitando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Magda Portal lee sus poema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Un aspecto de la fiesta deportiv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uciano Castillo en la tribun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equipo de chauffere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equipo de textile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Serafín Delmar en la tribun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cuadro artístico de Vitarte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Aspecto de la sala del cinema durante la velad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campo deportivo durante la partida de foot-ball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Una escena del drama representado por lo amteurs de Vitarte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Procesión en la sierra</text:p>
          </table:table-cell>
          <table:table-cell table:style-name="ce10" office:value-type="string" calcext:value-type="string">
            <text:p>Camilo Blas</text:p>
          </table:table-cell>
          <table:table-cell table:style-name="ce10" office:value-type="string" calcext:value-type="string">
            <text:p>El problema indígena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Armando Bazán</text:p>
          </table:table-cell>
          <table:table-cell table:style-name="ce10" office:value-type="string" calcext:value-type="string">
            <text:p>Juan Devéscovi</text:p>
          </table:table-cell>
          <table:table-cell table:style-name="ce10" office:value-type="string" calcext:value-type="string">
            <text:p>Poemas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Los subversivos caen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Sala Reservada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scena de género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La familia es la base del estado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Rendez Vous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El hombre de la cavina, traje para "La Angustia de las Máquinas" de Vasari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ondenado 4 K , traje para el drama "La Angustia de las Máquinas"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ujer que trabaja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ingar, traje para el drama "La angustia de las máquinas"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Los Lojan del Templo de 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Detalle del Lojan de la izquierda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Detalle del Lojan de la derecha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Loján del Museo Metropolitano de New York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Afiche</text:p>
          </table:table-cell>
          <table:table-cell table:style-name="ce10" office:value-type="string" calcext:value-type="string">
            <text:p>Afiche Mural del pintor mexicano Balmori</text:p>
          </table:table-cell>
          <table:table-cell table:style-name="ce10" office:value-type="string" calcext:value-type="string">
            <text:p>Balmori</text:p>
          </table:table-cell>
          <table:table-cell table:style-name="ce10" office:value-type="string" calcext:value-type="string">
            <text:p>Mientras ellos se extienden </text:p>
          </table:table-cell>
          <table:table-cell table:style-name="ce10" office:value-type="string" calcext:value-type="string">
            <text:p>Basadre, Jorge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fiche</text:p>
          </table:table-cell>
          <table:table-cell table:style-name="ce10" office:value-type="string" calcext:value-type="string">
            <text:p>Afiche Mural del pintor mexicano Balmori</text:p>
          </table:table-cell>
          <table:table-cell table:style-name="ce10" office:value-type="string" calcext:value-type="string">
            <text:p>Balmori</text:p>
          </table:table-cell>
          <table:table-cell table:style-name="ce10" office:value-type="string" calcext:value-type="string">
            <text:p>América para la humanidad</text:p>
          </table:table-cell>
          <table:table-cell table:style-name="ce10" office:value-type="string" calcext:value-type="string">
            <text:p>Mayer de Zulen, Dor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campesino revolucionari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Ellos y nosotros</text:p>
          </table:table-cell>
          <table:table-cell table:style-name="ce10" office:value-type="string" calcext:value-type="string">
            <text:p>Ricardo Martínez de la Torr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Viejas cusqueña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El indio Sullc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Tintorero de Pun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Indios de Pucará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Autógrafa para Amauta de F. T. Marinetti</text:p>
          </table:table-cell>
          <table:table-cell table:style-name="ce10" office:value-type="string" calcext:value-type="string">
            <text:p>F. T. Marinetti</text:p>
          </table:table-cell>
          <table:table-cell table:style-name="ce10" office:value-type="string" calcext:value-type="string">
            <text:p>Movimiento futurist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punte</text:p>
          </table:table-cell>
          <table:table-cell table:style-name="ce10" office:value-type="string" calcext:value-type="string">
            <text:p>Las cúpulas de Moscú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Moscú, la ciudad místic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indio Gañán</text:p>
          </table:table-cell>
          <table:table-cell/>
          <table:table-cell table:style-name="ce10" office:value-type="string" calcext:value-type="string">
            <text:p>Agricultura y comercio indígen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a feria de Huancayo</text:p>
          </table:table-cell>
          <table:table-cell/>
          <table:table-cell table:style-name="ce10" office:value-type="string" calcext:value-type="string">
            <text:p>Agricultura y comercio indígen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 </text:p>
          </table:table-cell>
          <table:table-cell table:style-name="ce10" office:value-type="string" calcext:value-type="string">
            <text:p>De 900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Las ideas, los motes, los hechos</text:p>
          </table:table-cell>
          <table:table-cell table:style-name="ce10" office:value-type="string" calcext:value-type="string">
            <text:p>Cano, San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ua fuerte</text:p>
          </table:table-cell>
          <table:table-cell table:style-name="ce10" office:value-type="string" calcext:value-type="string">
            <text:p>Romain Rolland</text:p>
          </table:table-cell>
          <table:table-cell table:style-name="ce10" office:value-type="string" calcext:value-type="string">
            <text:p>A. de Szekely</text:p>
          </table:table-cell>
          <table:table-cell table:style-name="ce10" office:value-type="string" calcext:value-type="string">
            <text:p>Escorzo de Romain Rolland</text:p>
          </table:table-cell>
          <table:table-cell table:style-name="ce10" office:value-type="string" calcext:value-type="string">
            <text:p>Marquéz Miranda, Fernand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Retrato de Romain Rolland</text:p>
          </table:table-cell>
          <table:table-cell table:style-name="ce10" office:value-type="string" calcext:value-type="string">
            <text:p><text:s/>Masercel, Frans</text:p>
          </table:table-cell>
          <table:table-cell table:style-name="ce10" office:value-type="string" calcext:value-type="string">
            <text:p>Escorzo de Romain Rolland</text:p>
          </table:table-cell>
          <table:table-cell table:style-name="ce10" office:value-type="string" calcext:value-type="string">
            <text:p>Marquéz Miranda, Fernand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Tapicera Indi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Arcilla Quechu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Quen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Indio Aimar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Huahu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retrato del novelista Augusto Aguirre Morales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hola cuzqueñ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procesión</text:p>
          </table:table-cell>
          <table:table-cell table:style-name="ce10" office:value-type="string" calcext:value-type="string">
            <text:p>Solana, José de la</text:p>
          </table:table-cell>
          <table:table-cell table:style-name="ce10" office:value-type="string" calcext:value-type="string">
            <text:p>Arte Español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tinta</text:p>
          </table:table-cell>
          <table:table-cell table:style-name="ce10" office:value-type="string" calcext:value-type="string">
            <text:p>Rincón de San Francisco en el Cuzco</text:p>
          </table:table-cell>
          <table:table-cell table:style-name="ce10" office:value-type="string" calcext:value-type="string">
            <text:p>Medina, J.G.</text:p>
          </table:table-cell>
          <table:table-cell table:style-name="ce10" office:value-type="string" calcext:value-type="string">
            <text:p>Tarde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Blanca Arnaudt</text:p>
          </table:table-cell>
          <table:table-cell table:style-name="ce10" office:value-type="string" calcext:value-type="string">
            <text:p>Saco Carmen</text:p>
          </table:table-cell>
          <table:table-cell table:number-columns-repeated="2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Herwarth Walden, director de la célebre revista alemana Dersturm frente a su busto</text:p>
          </table:table-cell>
          <table:table-cell table:style-name="ce10" office:value-type="string" calcext:value-type="string">
            <text:p>Wauer, William (busto)</text:p>
          </table:table-cell>
          <table:table-cell table:style-name="ce10" office:value-type="string" calcext:value-type="string">
            <text:p>El último amor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campesino revolucionari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e Los de Abajo</text:p>
          </table:table-cell>
          <table:table-cell table:style-name="ce10" office:value-type="string" calcext:value-type="string">
            <text:p>Azuela, Mariano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rmen Saco</text:p>
          </table:table-cell>
          <table:table-cell table:style-name="ce10" office:value-type="string" calcext:value-type="string">
            <text:p>Solana, José de la</text:p>
          </table:table-cell>
          <table:table-cell table:style-name="ce10" office:value-type="string" calcext:value-type="string">
            <text:p>Moscú, la ciudad místic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punte</text:p>
          </table:table-cell>
          <table:table-cell table:style-name="ce10" office:value-type="string" calcext:value-type="string">
            <text:p>Mujer rusa</text:p>
          </table:table-cell>
          <table:table-cell table:style-name="ce10" office:value-type="string" calcext:value-type="string">
            <text:p>Saco Carmen</text:p>
          </table:table-cell>
          <table:table-cell table:style-name="ce10" office:value-type="string" calcext:value-type="string">
            <text:p>Moscú, la ciudad místic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 </text:p>
          </table:table-cell>
          <table:table-cell table:style-name="ce10" office:value-type="string" calcext:value-type="string">
            <text:p>Selección de las hojas. El cultivo del tabaco en Tumbes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 </text:p>
          </table:table-cell>
          <table:table-cell table:style-name="ce10" office:value-type="string" calcext:value-type="string">
            <text:p>Tres tractores en pleno trabajo en las tierras de la nueva irrigación de Huando. La máquina en la agricultura dela costa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Caila-Arequipa</text:p>
          </table:table-cell>
          <table:table-cell/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achada de una casa particular de Arequipa</text:p>
          </table:table-cell>
          <table:table-cell table:style-name="ce10" office:value-type="string" calcext:value-type="string">
            <text:p>M. Mansilla</text:p>
          </table:table-cell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Yanahuara - Arequipa</text:p>
          </table:table-cell>
          <table:table-cell/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visita del obispo</text:p>
          </table:table-cell>
          <table:table-cell table:style-name="ce10" office:value-type="string" calcext:value-type="string">
            <text:p>Solana, José dela</text:p>
          </table:table-cell>
          <table:table-cell table:style-name="ce10" office:value-type="string" calcext:value-type="string">
            <text:p>José de la Solana</text:p>
          </table:table-cell>
          <table:table-cell table:style-name="ce10" office:value-type="string" calcext:value-type="string">
            <text:p>Saco, Carmen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de Juan Devéscovi</text:p>
          </table:table-cell>
          <table:table-cell/>
          <table:table-cell table:style-name="ce10" office:value-type="string" calcext:value-type="string">
            <text:p>El re-descubrimiento de América </text:p>
          </table:table-cell>
          <table:table-cell table:style-name="ce10" office:value-type="string" calcext:value-type="string">
            <text:p>Frank, Waldo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ranci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Sandro Mariátegui, hijo del director de Amauta a nombre de los intelectuales y artistas de vanguardia, planta otro árbol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R. Martínez de la Torre en la tribuna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a escultura Carmen Saco planta un árbol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José Carlos Mariátegui, rodeado por la multitud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47" table:number-columns-repeated="7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Jarana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Alto de arrieros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de los campesinos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Busto de mestiz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Cabeza de indiio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de la Internacional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os negritos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Trinitarias</text:p>
          </table:table-cell>
          <table:table-cell table:style-name="ce10" office:value-type="string" calcext:value-type="string">
            <text:p>Rozas, Luis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la Concepción</text:p>
          </table:table-cell>
          <table:table-cell table:style-name="ce10" office:value-type="string" calcext:value-type="string">
            <text:p>Rozas, Luis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licidad" table:style-name="ta4">
        <table:table-column table:style-name="co34" table:default-cell-style-name="Default"/>
        <table:table-column table:style-name="co5" table:number-columns-repeated="1023" table:default-cell-style-name="Default"/>
        <table:table-row table:style-name="ro12">
          <table:table-cell table:style-name="ce249" office:value-type="string" calcext:value-type="string">
            <text:p>Tipología: Revista o Empresa</text:p>
          </table:table-cell>
          <table:table-cell table:style-name="ce249" office:value-type="string" calcext:value-type="string">
            <text:p>Nombre</text:p>
          </table:table-cell>
          <table:table-cell table:style-name="ce249" office:value-type="string" calcext:value-type="string">
            <text:p>Director, Gerente y/o Autor</text:p>
          </table:table-cell>
          <table:table-cell table:style-name="ce249"/>
          <table:table-cell table:style-name="ce249" office:value-type="string" calcext:value-type="string">
            <text:p>Dirección o Domicilio</text:p>
          </table:table-cell>
          <table:table-cell table:style-name="ce249" office:value-type="string" calcext:value-type="string">
            <text:p>Ciudad</text:p>
          </table:table-cell>
          <table:table-cell table:style-name="ce249" office:value-type="string" calcext:value-type="string">
            <text:p>País</text:p>
          </table:table-cell>
          <table:table-cell table:style-name="ce249" office:value-type="string" calcext:value-type="string">
            <text:p>Sección</text:p>
          </table:table-cell>
          <table:table-cell table:style-name="ce249" office:value-type="string" calcext:value-type="string">
            <office:annotation draw:style-name="gr1" draw:text-style-name="P2" svg:width="360pt" svg:height="42.72pt" svg:x="0pt" svg:y="0pt" draw:caption-point-x="0pt" draw:caption-point-y="0pt">
              <dc:date>2018-09-15T00:00:00</dc:date>
              <text:p text:style-name="P1"><text:span text:style-name="T1">Solo hay datos hasta el número 15</text:span></text:p>
              <text:p text:style-name="P1"><text:span text:style-name="T1"><text:tab/></text:span><text:span text:style-name="T1">-jaume nualart</text:span></text:p>
            </office:annotation>
            <text:p>Número</text:p>
          </table:table-cell>
          <table:table-cell table:style-name="ce249" office:value-type="string" calcext:value-type="string">
            <text:p>Página</text:p>
          </table:table-cell>
          <table:table-cell table:style-name="ce10" office:value-type="string" calcext:value-type="string">
            <text:p>Nota</text:p>
          </table:table-cell>
          <table:table-cell table:number-columns-repeated="1013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Banco Internacional del Perú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Cubierta posterior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The ideal shoe</text:p>
          </table:table-cell>
          <table:table-cell table:style-name="ce252"/>
          <table:table-cell table:style-name="ce246"/>
          <table:table-cell table:style-name="ce246" office:value-type="string" calcext:value-type="string">
            <text:p>Ca. Jesús Nazareno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Cubierta posterior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Banco Alemán Transaytlántico</text:p>
          </table:table-cell>
          <table:table-cell table:style-name="ce246" table:number-columns-repeated="2"/>
          <table:table-cell table:style-name="ce246" office:value-type="string" calcext:value-type="string">
            <text:p>Calle de la Coc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Cubierta posterior</text:p>
          </table:table-cell>
          <table:table-cell table:style-name="ce10" office:value-type="string" calcext:value-type="string">
            <text:p>Jirón Carabaya 429</text:p>
          </table:table-cell>
          <table:table-cell table:number-columns-repeated="1013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CIA de Seguros Rímac</text:p>
          </table:table-cell>
          <table:table-cell table:style-name="ce246" office:value-type="string" calcext:value-type="string">
            <text:p>Gallagher, Pedro D. (Presidente de la Cámara de Comercio de Lima)</text:p>
          </table:table-cell>
          <table:table-cell table:style-name="ce246"/>
          <table:table-cell table:style-name="ce246" office:value-type="string" calcext:value-type="string">
            <text:p>Calle de la Coca 489-47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number-columns-repeated="2"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52" office:value-type="string" calcext:value-type="string">
            <text:p>Compañía Noruega de Comercio</text:p>
          </table:table-cell>
          <table:table-cell table:style-name="ce246" table:number-columns-repeated="2"/>
          <table:table-cell table:style-name="ce246" office:value-type="string" calcext:value-type="string">
            <text:p>Filipinas 58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number-columns-repeated="2"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Compañía Internacional de Seguros del Perú</text:p>
          </table:table-cell>
          <table:table-cell table:style-name="ce246" table:number-columns-repeated="2"/>
          <table:table-cell table:style-name="ce246" office:value-type="string" calcext:value-type="string">
            <text:p>Calle de San José 32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Martín Fierro</text:p>
          </table:table-cell>
          <table:table-cell table:style-name="ce246" table:number-columns-repeated="2"/>
          <table:table-cell table:style-name="ce246" office:value-type="string" calcext:value-type="string">
            <text:p>Victoria 34A1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Alfar</text:p>
          </table:table-cell>
          <table:table-cell table:style-name="ce246" office:value-type="string" calcext:value-type="string">
            <text:p>Julio J. Casal</text:p>
          </table:table-cell>
          <table:table-cell table:style-name="ce246"/>
          <table:table-cell table:style-name="ce246" office:value-type="string" calcext:value-type="string">
            <text:p>Canton Pequeño 23</text:p>
          </table:table-cell>
          <table:table-cell table:style-name="ce246" office:value-type="string" calcext:value-type="string">
            <text:p>La Coruña</text:p>
          </table:table-cell>
          <table:table-cell table:style-name="ce246" office:value-type="string" calcext:value-type="string">
            <text:p>Españ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Sagitario</text:p>
          </table:table-cell>
          <table:table-cell table:style-name="ce246" office:value-type="string" calcext:value-type="string">
            <text:p>Carlos A.Amaya, Julio V. González, C.Sánchez Viamonte</text:p>
          </table:table-cell>
          <table:table-cell table:style-name="ce246" table:number-columns-repeated="2"/>
          <table:table-cell table:style-name="ce246" office:value-type="string" calcext:value-type="string">
            <text:p>La Plata</text:p>
          </table:table-cell>
          <table:table-cell table:style-name="ce246" office:value-type="string" calcext:value-type="string">
            <text:p>Argentin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Poliedro</text:p>
          </table:table-cell>
          <table:table-cell table:style-name="ce246" office:value-type="string" calcext:value-type="string">
            <text:p>Armando Bazán</text:p>
          </table:table-cell>
          <table:table-cell table:style-name="ce246"/>
          <table:table-cell table:style-name="ce246" office:value-type="string" calcext:value-type="string">
            <text:p>Apartado 210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Revista de Oriente: asociación amigos de Rusia</text:p>
          </table:table-cell>
          <table:table-cell table:style-name="ce246" table:number-columns-repeated="2"/>
          <table:table-cell table:style-name="ce246" office:value-type="string" calcext:value-type="string">
            <text:p>Sarmiento 2616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El estudiante: revista de la juventud española</text:p>
          </table:table-cell>
          <table:table-cell table:style-name="ce246" table:number-columns-repeated="2"/>
          <table:table-cell table:style-name="ce246" office:value-type="string" calcext:value-type="string">
            <text:p>Marqués de Cubas 8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Repertorio Americano: semanario de cultura hispánica</text:p>
          </table:table-cell>
          <table:table-cell table:style-name="ce246" office:value-type="string" calcext:value-type="string">
            <text:p>Joaquín García Monge</text:p>
          </table:table-cell>
          <table:table-cell table:style-name="ce246" table:number-columns-repeated="2"/>
          <table:table-cell table:style-name="ce246" office:value-type="string" calcext:value-type="string">
            <text:p>San José de Costa Rica</text:p>
          </table:table-cell>
          <table:table-cell table:style-name="ce246" office:value-type="string" calcext:value-type="string">
            <text:p>Costa Ric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Index: periódico mensile</text:p>
          </table:table-cell>
          <table:table-cell table:style-name="ce246" office:value-type="string" calcext:value-type="string">
            <text:p>Bragaglia</text:p>
          </table:table-cell>
          <table:table-cell table:style-name="ce246"/>
          <table:table-cell table:style-name="ce246" office:value-type="string" calcext:value-type="string">
            <text:p>Via vignonesi 8</text:p>
          </table:table-cell>
          <table:table-cell table:style-name="ce246" office:value-type="string" calcext:value-type="string">
            <text:p>Roma</text:p>
          </table:table-cell>
          <table:table-cell table:style-name="ce246" office:value-type="string" calcext:value-type="string">
            <text:p>Italia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54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252" office:value-type="string" calcext:value-type="string">
            <text:p>Leonidas Hurtado Povea</text:p>
          </table:table-cell>
          <table:table-cell table:style-name="ce246"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Futurismo</text:p>
          </table:table-cell>
          <table:table-cell table:style-name="ce246" office:value-type="string" calcext:value-type="string">
            <text:p>F.T. <text:s/>Marinetti</text:p>
          </table:table-cell>
          <table:table-cell table:style-name="ce246"/>
          <table:table-cell table:style-name="ce246" office:value-type="string" calcext:value-type="string">
            <text:p>Piezza Adriana 30</text:p>
          </table:table-cell>
          <table:table-cell table:style-name="ce246" office:value-type="string" calcext:value-type="string">
            <text:p>Roma</text:p>
          </table:table-cell>
          <table:table-cell table:style-name="ce246" office:value-type="string" calcext:value-type="string">
            <text:p>Italia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Valoraciones: revista de humanidades crítica y polémica</text:p>
          </table:table-cell>
          <table:table-cell table:style-name="ce246" table:number-columns-repeated="3"/>
          <table:table-cell table:style-name="ce246" office:value-type="string" calcext:value-type="string">
            <text:p>La Plata</text:p>
          </table:table-cell>
          <table:table-cell table:style-name="ce246" office:value-type="string" calcext:value-type="string">
            <text:p>Argentina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Der Sturm</text:p>
          </table:table-cell>
          <table:table-cell table:style-name="ce246" office:value-type="string" calcext:value-type="string">
            <text:p>H. Walden</text:p>
          </table:table-cell>
          <table:table-cell table:style-name="ce246"/>
          <table:table-cell table:style-name="ce246" office:value-type="string" calcext:value-type="string">
            <text:p>Potsdamerstrassen134 A</text:p>
          </table:table-cell>
          <table:table-cell table:style-name="ce246" office:value-type="string" calcext:value-type="string">
            <text:p>Berlin</text:p>
          </table:table-cell>
          <table:table-cell table:style-name="ce246" office:value-type="string" calcext:value-type="string">
            <text:p>Alemania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Librería Francesa Científica</text:p>
          </table:table-cell>
          <table:table-cell table:style-name="ce252" office:value-type="string" calcext:value-type="string">
            <text:p>F. y E. Rosay</text:p>
          </table:table-cell>
          <table:table-cell table:style-name="ce246"/>
          <table:table-cell table:style-name="ce246" office:value-type="string" calcext:value-type="string">
            <text:p>Calle de la Merced 636-634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Libros y Revistas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La Enciclopedia: Librería y centro de suscripciones </text:p>
          </table:table-cell>
          <table:table-cell table:style-name="ce246" office:value-type="string" calcext:value-type="string">
            <text:p>J. Iglesias &amp; Co</text:p>
          </table:table-cell>
          <table:table-cell table:style-name="ce246"/>
          <table:table-cell table:style-name="ce246" office:value-type="string" calcext:value-type="string">
            <text:p>Veracruz 255</text:p>
          </table:table-cell>
          <table:table-cell table:style-name="ce246" table:number-columns-repeated="2"/>
          <table:table-cell table:style-name="ce246" office:value-type="string" calcext:value-type="string">
            <text:p>Libros y Revistas</text:p>
          </table:table-cell>
          <table:table-cell table:number-columns-repeated="2" table:style-name="ce254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El Inca. Librería e Imprenta</text:p>
          </table:table-cell>
          <table:table-cell table:style-name="ce246" table:number-columns-repeated="2"/>
          <table:table-cell table:style-name="ce246" office:value-type="string" calcext:value-type="string">
            <text:p>Plaza San Martín 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Libros y Revistas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Revista</text:p>
          </table:table-cell>
          <table:table-cell table:style-name="ce246" office:value-type="string" calcext:value-type="string">
            <text:p>Revista Amauta</text:p>
          </table:table-cell>
          <table:table-cell table:style-name="ce252" office:value-type="string" calcext:value-type="string">
            <text:p>José Carlos Mariátegui</text:p>
          </table:table-cell>
          <table:table-cell table:style-name="ce246"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Libro</text:p>
          </table:table-cell>
          <table:table-cell table:style-name="ce246" office:value-type="string" calcext:value-type="string">
            <text:p>El nuevo absoluto</text:p>
          </table:table-cell>
          <table:table-cell table:style-name="ce246" office:value-type="string" calcext:value-type="string">
            <text:p>Mariano Iberico Rodríguez</text:p>
          </table:table-cell>
          <table:table-cell table:style-name="ce246" table:number-columns-repeated="5"/>
          <table:table-cell table:style-name="ce254" table:number-columns-repeated="2"/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Compañía de Seguros Italia </text:p>
          </table:table-cell>
          <table:table-cell table:style-name="ce246" table:number-columns-repeated="2"/>
          <table:table-cell table:style-name="ce246" office:value-type="string" calcext:value-type="string">
            <text:p>Calle Jesús Nazareno 169-17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 / Contratapa posterior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52" office:value-type="string" calcext:value-type="string">
            <text:p>Banco Italiano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 / Contracubierta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Libro</text:p>
          </table:table-cell>
          <table:table-cell table:style-name="ce246" office:value-type="string" calcext:value-type="string">
            <text:p>El nuevo absoluto</text:p>
          </table:table-cell>
          <table:table-cell table:style-name="ce246" table:number-columns-repeated="5"/>
          <table:table-cell table:style-name="ce246" office:value-type="string" calcext:value-type="string">
            <text:p>Amauta</text:p>
          </table:table-cell>
          <table:table-cell table:style-name="ce254" table:number-columns-repeated="2"/>
          <table:table-cell table:number-columns-repeated="1014"/>
        </table:table-row>
        <table:table-row table:style-name="ro2">
          <table:table-cell table:style-name="ce250" table:number-columns-repeated="8"/>
          <table:table-cell table:style-name="ce255" table:number-columns-repeated="2"/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The ideal shoe</text:p>
          </table:table-cell>
          <table:table-cell table:style-name="ce252"/>
          <table:table-cell table:style-name="ce246"/>
          <table:table-cell table:style-name="ce246" office:value-type="string" calcext:value-type="string">
            <text:p>Ca. Jesús Nazareno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 office:value-type="string" calcext:value-type="string">
            <text:p>Bien y/o Servicio</text:p>
          </table:table-cell>
          <table:table-cell table:style-name="ce246" office:value-type="string" calcext:value-type="string">
            <text:p>Banco Alemán Transaytlántico</text:p>
          </table:table-cell>
          <table:table-cell table:style-name="ce246" table:number-columns-repeated="2"/>
          <table:table-cell table:style-name="ce246" office:value-type="string" calcext:value-type="string">
            <text:p>Calle de la Coc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Ford Motor Company</text:p>
          </table:table-cell>
          <table:table-cell table:style-name="ce252"/>
          <table:table-cell table:style-name="ce246"/>
          <table:table-cell table:style-name="ce246" office:value-type="string" calcext:value-type="string">
            <text:p>Edificio Mineri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52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studio Goyzueta: Arte y Perfección Técnica</text:p>
          </table:table-cell>
          <table:table-cell table:style-name="ce246" table:number-columns-repeated="2"/>
          <table:table-cell table:style-name="ce246" office:value-type="string" calcext:value-type="string">
            <text:p>Mantas 18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52" office:value-type="string" calcext:value-type="string">
            <text:p>Amauta</text:p>
          </table:table-cell>
          <table:table-cell table:number-columns-repeated="2"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Banco Internacional del Perú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number-columns-repeated="2"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nuncio de La Escena Contemporánea</text:p>
          </table:table-cell>
          <table:table-cell table:style-name="ce246" office:value-type="string" calcext:value-type="string">
            <text:p>Jospe Carlos Mariátegui</text:p>
          </table:table-cell>
          <table:table-cell table:style-name="ce246"/>
          <table:table-cell table:style-name="ce246" office:value-type="string" calcext:value-type="string">
            <text:p>Sagastegui 66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number-columns-repeated="2"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252" office:value-type="string" calcext:value-type="string">
            <text:p>Leonidas Hurtado Povea</text:p>
          </table:table-cell>
          <table:table-cell table:style-name="ce246"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52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Futurismo</text:p>
          </table:table-cell>
          <table:table-cell table:style-name="ce246" office:value-type="string" calcext:value-type="string">
            <text:p>F.T. <text:s/>Marinetti</text:p>
          </table:table-cell>
          <table:table-cell table:style-name="ce246"/>
          <table:table-cell table:style-name="ce246" office:value-type="string" calcext:value-type="string">
            <text:p>Piezza Adriana 30</text:p>
          </table:table-cell>
          <table:table-cell table:style-name="ce246" office:value-type="string" calcext:value-type="string">
            <text:p>Roma</text:p>
          </table:table-cell>
          <table:table-cell table:style-name="ce246" office:value-type="string" calcext:value-type="string">
            <text:p>Italia</text:p>
          </table:table-cell>
          <table:table-cell table:style-name="ce246"/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Valoraciones: revista de humanidades crítica y polémica</text:p>
          </table:table-cell>
          <table:table-cell table:style-name="ce246" table:number-columns-repeated="3"/>
          <table:table-cell table:style-name="ce246" office:value-type="string" calcext:value-type="string">
            <text:p>La Plata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number-columns-repeated="2"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Der Sturm</text:p>
          </table:table-cell>
          <table:table-cell table:style-name="ce246" office:value-type="string" calcext:value-type="string">
            <text:p>H. Walden</text:p>
          </table:table-cell>
          <table:table-cell table:style-name="ce246" table:number-columns-repeated="2"/>
          <table:table-cell table:style-name="ce246" office:value-type="string" calcext:value-type="string">
            <text:p>Berlin</text:p>
          </table:table-cell>
          <table:table-cell table:style-name="ce246" office:value-type="string" calcext:value-type="string">
            <text:p>Alemania</text:p>
          </table:table-cell>
          <table:table-cell table:style-name="ce252" office:value-type="string" calcext:value-type="string">
            <text:p>Libros y Revistas</text:p>
          </table:table-cell>
          <table:table-cell table:number-columns-repeated="2"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Martin Fierro (periodido quincelna de Arte y Critica Libre)</text:p>
          </table:table-cell>
          <table:table-cell table:style-name="ce246" table:number-columns-repeated="2"/>
          <table:table-cell table:style-name="ce246" office:value-type="string" calcext:value-type="string">
            <text:p>Victoria 3441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lfar (revista de arte y Letras)</text:p>
          </table:table-cell>
          <table:table-cell table:style-name="ce246" office:value-type="string" calcext:value-type="string">
            <text:p>Julio J. Casal</text:p>
          </table:table-cell>
          <table:table-cell table:style-name="ce246"/>
          <table:table-cell table:style-name="ce246" office:value-type="string" calcext:value-type="string">
            <text:p>Cantón Pequeño 23</text:p>
          </table:table-cell>
          <table:table-cell table:style-name="ce246" office:value-type="string" calcext:value-type="string">
            <text:p>La Coruña</text:p>
          </table:table-cell>
          <table:table-cell table:style-name="ce246" office:value-type="string" calcext:value-type="string">
            <text:p>Españ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agitario (Revista de Humanidades)</text:p>
          </table:table-cell>
          <table:table-cell table:style-name="ce252" office:value-type="string" calcext:value-type="string">
            <text:p>Carlos A. Amaya / Julio V. González, C. Sánchez Viamonte</text:p>
          </table:table-cell>
          <table:table-cell table:style-name="ce246" table:number-columns-repeated="2"/>
          <table:table-cell table:style-name="ce246" office:value-type="string" calcext:value-type="string">
            <text:p>La Plata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Poliedro (Revista quincenal de poesía)</text:p>
          </table:table-cell>
          <table:table-cell table:style-name="ce246" office:value-type="string" calcext:value-type="string">
            <text:p>Armando Bazán</text:p>
          </table:table-cell>
          <table:table-cell table:style-name="ce246"/>
          <table:table-cell table:style-name="ce246" office:value-type="string" calcext:value-type="string">
            <text:p>Partado 210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Revista de Oriente (Asoaición Amigos de Rusia)</text:p>
          </table:table-cell>
          <table:table-cell table:style-name="ce246" table:number-columns-repeated="2"/>
          <table:table-cell table:style-name="ce246" office:value-type="string" calcext:value-type="string">
            <text:p>Sarmiento 2616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El Estudiante (Revista de la Juventrau Española)</text:p>
          </table:table-cell>
          <table:table-cell table:style-name="ce246" table:number-columns-repeated="2"/>
          <table:table-cell table:style-name="ce246" office:value-type="string" calcext:value-type="string">
            <text:p>Marqués de Cubas 8</text:p>
          </table:table-cell>
          <table:table-cell table:style-name="ce246" office:value-type="string" calcext:value-type="string">
            <text:p>Madrid</text:p>
          </table:table-cell>
          <table:table-cell table:style-name="ce246" office:value-type="string" calcext:value-type="string">
            <text:p>Españ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Repertorio Americano (Semanario de Cultura hispánica)</text:p>
          </table:table-cell>
          <table:table-cell table:style-name="ce252" office:value-type="string" calcext:value-type="string">
            <text:p>Joaquín García Monge</text:p>
          </table:table-cell>
          <table:table-cell table:style-name="ce246" table:number-columns-repeated="2"/>
          <table:table-cell table:style-name="ce246" office:value-type="string" calcext:value-type="string">
            <text:p>San José</text:p>
          </table:table-cell>
          <table:table-cell table:style-name="ce246" office:value-type="string" calcext:value-type="string">
            <text:p>Costa Ric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Index (periódico mensile)</text:p>
          </table:table-cell>
          <table:table-cell table:style-name="ce246" office:value-type="string" calcext:value-type="string">
            <text:p>Bragaglia</text:p>
          </table:table-cell>
          <table:table-cell table:style-name="ce246"/>
          <table:table-cell table:style-name="ce246" office:value-type="string" calcext:value-type="string">
            <text:p>Via Vignonesi 8</text:p>
          </table:table-cell>
          <table:table-cell table:style-name="ce246" office:value-type="string" calcext:value-type="string">
            <text:p>Roma</text:p>
          </table:table-cell>
          <table:table-cell table:style-name="ce246" office:value-type="string" calcext:value-type="string">
            <text:p>Itali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ditorial, Librería, Imprenta "Minerva"</text:p>
          </table:table-cell>
          <table:table-cell table:style-name="ce246" table:number-columns-repeated="2"/>
          <table:table-cell table:style-name="ce246" office:value-type="string" calcext:value-type="string">
            <text:p>Sagástegui 66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Compañía de Seguros Rímac</text:p>
          </table:table-cell>
          <table:table-cell table:style-name="ce246" office:value-type="string" calcext:value-type="string">
            <text:p>Gallagher, Pedro</text:p>
          </table:table-cell>
          <table:table-cell table:style-name="ce246"/>
          <table:table-cell table:style-name="ce246" office:value-type="string" calcext:value-type="string">
            <text:p>Calle de la Coca 489-47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52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Fábrica de Sombreros "La Moderna"</text:p>
          </table:table-cell>
          <table:table-cell table:style-name="ce246" office:value-type="string" calcext:value-type="string">
            <text:p>Luis Blejer</text:p>
          </table:table-cell>
          <table:table-cell table:style-name="ce246"/>
          <table:table-cell table:number-columns-repeated="2"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ociedad de Beneficiencia del Callao. Caja de Ahorros</text:p>
          </table:table-cell>
          <table:table-cell table:style-name="ce246" table:number-columns-repeated="2"/>
          <table:table-cell table:style-name="ce246" office:value-type="string" calcext:value-type="string">
            <text:p>Av. Saenz Peña Nro. 16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bogado</text:p>
          </table:table-cell>
          <table:table-cell table:style-name="ce246" office:value-type="string" calcext:value-type="string">
            <text:p>Dr. A.Gustavo Cornejo</text:p>
          </table:table-cell>
          <table:table-cell table:style-name="ce246"/>
          <table:table-cell table:style-name="ce246" office:value-type="string" calcext:value-type="string">
            <text:p>Mantas 171(altos)</text:p>
          </table:table-cell>
          <table:table-cell table:style-name="ce246"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bogado</text:p>
          </table:table-cell>
          <table:table-cell table:style-name="ce246" office:value-type="string" calcext:value-type="string">
            <text:p>Alejandro F. Barrios</text:p>
          </table:table-cell>
          <table:table-cell table:style-name="ce246"/>
          <table:table-cell table:style-name="ce246" office:value-type="string" calcext:value-type="string">
            <text:p>Corcovado 46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3" office:value-type="string" calcext:value-type="string" table:number-columns-spanned="1" table:number-rows-spanned="2">
            <text:p>Cirujía y Partos</text:p>
          </table:table-cell>
          <table:table-cell table:style-name="ce253" office:value-type="string" calcext:value-type="string" table:number-columns-spanned="1" table:number-rows-spanned="2">
            <text:p>Dr. Carlos E. Roe</text:p>
          </table:table-cell>
          <table:table-cell table:style-name="ce246"/>
          <table:table-cell table:style-name="ce246" office:value-type="string" calcext:value-type="string">
            <text:p>Amargura 97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covered-table-cell table:number-columns-repeated="2"/>
          <table:table-cell table:style-name="ce246"/>
          <table:table-cell table:style-name="ce246" office:value-type="string" calcext:value-type="string">
            <text:p>Av. Saenz Peña Nro. 3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Médico y Cirujano</text:p>
          </table:table-cell>
          <table:table-cell table:style-name="ce246" office:value-type="string" calcext:value-type="string">
            <text:p>Marcelino González García</text:p>
          </table:table-cell>
          <table:table-cell table:style-name="ce246"/>
          <table:table-cell table:style-name="ce246" office:value-type="string" calcext:value-type="string">
            <text:p>Negreiros 54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Banco Italiano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 table:style-name="ce250" table:number-columns-repeated="8"/>
          <table:table-cell table:style-name="ce255" table:number-columns-repeated="2"/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Compañía de Subdivisión Agraria</text:p>
          </table:table-cell>
          <table:table-cell table:style-name="ce246" table:number-columns-repeated="2"/>
          <table:table-cell table:style-name="ce246" office:value-type="string" calcext:value-type="string">
            <text:p>Plateros de San Agustín 180</text:p>
          </table:table-cell>
          <table:table-cell table:style-name="ce246"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The ideal Shoe</text:p>
          </table:table-cell>
          <table:table-cell table:style-name="ce246" office:value-type="string" calcext:value-type="string">
            <text:p>Luis R. Elias</text:p>
          </table:table-cell>
          <table:table-cell table:style-name="ce246"/>
          <table:table-cell table:style-name="ce246" office:value-type="string" calcext:value-type="string">
            <text:p>Ca. Jesús Nazareno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Banco Alemán Transatlántico</text:p>
          </table:table-cell>
          <table:table-cell table:style-name="ce246" table:number-columns-repeated="2"/>
          <table:table-cell table:style-name="ce246" office:value-type="string" calcext:value-type="string">
            <text:p>Calle de la Coc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Relojería Suiza</text:p>
          </table:table-cell>
          <table:table-cell table:style-name="ce246" table:number-columns-repeated="2"/>
          <table:table-cell table:style-name="ce246" office:value-type="string" calcext:value-type="string">
            <text:p>Calle Higueras 251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L libro de la nave dorada</text:p>
          </table:table-cell>
          <table:table-cell table:style-name="ce246" office:value-type="string" calcext:value-type="string">
            <text:p>Alcides Spelucin</text:p>
          </table:table-cell>
          <table:table-cell table:style-name="ce246"/>
          <table:table-cell table:style-name="ce246" office:value-type="string" calcext:value-type="string">
            <text:p>Sagástegui 66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ditorial Titikaka</text:p>
          </table:table-cell>
          <table:table-cell table:style-name="ce246" table:number-columns-repeated="3"/>
          <table:table-cell table:style-name="ce246" office:value-type="string" calcext:value-type="string">
            <text:p>Puno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Medicina Interna en General</text:p>
          </table:table-cell>
          <table:table-cell table:style-name="ce246" office:value-type="string" calcext:value-type="string">
            <text:p>Dr. Francisco Valega </text:p>
          </table:table-cell>
          <table:table-cell table:style-name="ce246"/>
          <table:table-cell table:style-name="ce246" office:value-type="string" calcext:value-type="string">
            <text:p>Chacarilla 43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bogado</text:p>
          </table:table-cell>
          <table:table-cell table:style-name="ce246" office:value-type="string" calcext:value-type="string">
            <text:p>José Manuel Calle</text:p>
          </table:table-cell>
          <table:table-cell table:style-name="ce246"/>
          <table:table-cell table:style-name="ce246" office:value-type="string" calcext:value-type="string">
            <text:p>Negreiros 51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ervicios Profesionales</text:p>
          </table:table-cell>
          <table:table-cell table:style-name="ce246" office:value-type="string" calcext:value-type="string">
            <text:p>Dr. Carlos A. Bambarén </text:p>
          </table:table-cell>
          <table:table-cell table:style-name="ce246"/>
          <table:table-cell table:style-name="ce246" office:value-type="string" calcext:value-type="string">
            <text:p>Corazón de Jesús 311</text:p>
          </table:table-cell>
          <table:table-cell table:style-name="ce246"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Notario</text:p>
          </table:table-cell>
          <table:table-cell table:style-name="ce246" office:value-type="string" calcext:value-type="string">
            <text:p>Dr. godofredo Loli</text:p>
          </table:table-cell>
          <table:table-cell table:style-name="ce246"/>
          <table:table-cell table:style-name="ce246" office:value-type="string" calcext:value-type="string">
            <text:p>Negreiros 521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Instituto Unanue</text:p>
          </table:table-cell>
          <table:table-cell table:style-name="ce246" office:value-type="string" calcext:value-type="string">
            <text:p>Dr. Luis Pesce</text:p>
          </table:table-cell>
          <table:table-cell table:style-name="ce246"/>
          <table:table-cell table:style-name="ce246" office:value-type="string" calcext:value-type="string">
            <text:p>Negreiros 594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Médico y Cirujano</text:p>
          </table:table-cell>
          <table:table-cell table:style-name="ce246" office:value-type="string" calcext:value-type="string">
            <text:p>Marcelino González García</text:p>
          </table:table-cell>
          <table:table-cell table:style-name="ce246"/>
          <table:table-cell table:style-name="ce246" office:value-type="string" calcext:value-type="string">
            <text:p>Negreiros 54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3" office:value-type="string" calcext:value-type="string" table:number-columns-spanned="1" table:number-rows-spanned="2">
            <text:p>Cirujía y Partos</text:p>
          </table:table-cell>
          <table:table-cell table:style-name="ce253" office:value-type="string" calcext:value-type="string" table:number-columns-spanned="1" table:number-rows-spanned="2">
            <text:p>Dr. Carlos E. Roe</text:p>
          </table:table-cell>
          <table:table-cell table:style-name="ce246"/>
          <table:table-cell table:style-name="ce246" office:value-type="string" calcext:value-type="string">
            <text:p>Amargura 97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covered-table-cell table:number-columns-repeated="2"/>
          <table:table-cell table:style-name="ce246"/>
          <table:table-cell table:style-name="ce246" office:value-type="string" calcext:value-type="string">
            <text:p>Sáenz Peña nro 3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Rasca-cielos (revista internacional de arte)</text:p>
          </table:table-cell>
          <table:table-cell table:style-name="ce246" office:value-type="string" calcext:value-type="string">
            <text:p>Serafín Delmar</text:p>
          </table:table-cell>
          <table:table-cell table:style-name="ce246"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Solidaridad (organo quincenal de la federación obrera local de Lima)</text:p>
          </table:table-cell>
          <table:table-cell table:style-name="ce246" table:number-columns-repeated="2"/>
          <table:table-cell table:style-name="ce246" office:value-type="string" calcext:value-type="string">
            <text:p>Casilla 208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La Sierra (organo renovador de los intelectuales andinos)</text:p>
          </table:table-cell>
          <table:table-cell table:style-name="ce246" office:value-type="string" calcext:value-type="string">
            <text:p>J Guillermo Guevara</text:p>
          </table:table-cell>
          <table:table-cell table:style-name="ce246"/>
          <table:table-cell table:style-name="ce246" office:value-type="string" calcext:value-type="string">
            <text:p>Condesa 152</text:p>
          </table:table-cell>
          <table:table-cell table:style-name="ce246"/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l consultor Bibiográfico</text:p>
          </table:table-cell>
          <table:table-cell table:style-name="ce246" office:value-type="string" calcext:value-type="string">
            <text:p>J.C. Del Giudice</text:p>
          </table:table-cell>
          <table:table-cell table:style-name="ce246"/>
          <table:table-cell table:style-name="ce246" office:value-type="string" calcext:value-type="string">
            <text:p>Muntaner 328</text:p>
          </table:table-cell>
          <table:table-cell table:style-name="ce246" office:value-type="string" calcext:value-type="string">
            <text:p>Barcelona</text:p>
          </table:table-cell>
          <table:table-cell table:style-name="ce246" office:value-type="string" calcext:value-type="string">
            <text:p>España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ditorial, Librería, Imprenta "Minerva"</text:p>
          </table:table-cell>
          <table:table-cell table:style-name="ce246" table:number-columns-repeated="2"/>
          <table:table-cell table:style-name="ce246" office:value-type="string" calcext:value-type="string">
            <text:p>Sagástegui 66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Revista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Reseña de Historia Nueva</text:p>
          </table:table-cell>
          <table:table-cell table:style-name="ce252" office:value-type="string" calcext:value-type="string">
            <text:p>A.R</text:p>
          </table:table-cell>
          <table:table-cell table:style-name="ce246" table:number-columns-repeated="4"/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Martin Fierro (periodido quincenal de Arte y Critica Libre)</text:p>
          </table:table-cell>
          <table:table-cell table:style-name="ce246" table:number-columns-repeated="2"/>
          <table:table-cell table:style-name="ce246" office:value-type="string" calcext:value-type="string">
            <text:p>Victoria 3441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aigtario (Revista de Humanidades)</text:p>
          </table:table-cell>
          <table:table-cell table:style-name="ce252" office:value-type="string" calcext:value-type="string">
            <text:p>Carlos A. Amaya / Julio V. González, C. Sánchez Viamonte</text:p>
          </table:table-cell>
          <table:table-cell table:style-name="ce246" table:number-columns-repeated="2"/>
          <table:table-cell table:style-name="ce246" office:value-type="string" calcext:value-type="string">
            <text:p>La Plata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Poliedro (Revista quincenal de poesía)</text:p>
          </table:table-cell>
          <table:table-cell table:style-name="ce246" office:value-type="string" calcext:value-type="string">
            <text:p>Armando Bazán</text:p>
          </table:table-cell>
          <table:table-cell table:style-name="ce246"/>
          <table:table-cell table:style-name="ce246" office:value-type="string" calcext:value-type="string">
            <text:p>Partado 210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52" office:value-type="string" calcext:value-type="string">
            <text:p>Revista de Oriente (Asoaición Amigos de Rusia)</text:p>
          </table:table-cell>
          <table:table-cell table:style-name="ce246" table:number-columns-repeated="2"/>
          <table:table-cell table:style-name="ce246" office:value-type="string" calcext:value-type="string">
            <text:p>Sarmiento 2616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Index (periódico mensile)</text:p>
          </table:table-cell>
          <table:table-cell table:style-name="ce246" office:value-type="string" calcext:value-type="string">
            <text:p>Bragaglia</text:p>
          </table:table-cell>
          <table:table-cell table:style-name="ce246"/>
          <table:table-cell table:style-name="ce246" office:value-type="string" calcext:value-type="string">
            <text:p>Via Vignonesi 8</text:p>
          </table:table-cell>
          <table:table-cell table:style-name="ce246" office:value-type="string" calcext:value-type="string">
            <text:p>Roma</text:p>
          </table:table-cell>
          <table:table-cell table:style-name="ce246" office:value-type="string" calcext:value-type="string">
            <text:p>Itali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Compañía de Seguros Rímac</text:p>
          </table:table-cell>
          <table:table-cell table:style-name="ce246" office:value-type="string" calcext:value-type="string">
            <text:p>Gallagher, Pedro D. (Presidente de la Cámara de Comercio de Lima)</text:p>
          </table:table-cell>
          <table:table-cell table:style-name="ce246"/>
          <table:table-cell table:style-name="ce246" office:value-type="string" calcext:value-type="string">
            <text:p>Calle de la Coca 489-47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Sociedad de Beneficiencia del Callao Caja de Ahorros</text:p>
          </table:table-cell>
          <table:table-cell/>
          <table:table-cell table:style-name="ce246"/>
          <table:table-cell table:style-name="ce246" office:value-type="string" calcext:value-type="string">
            <text:p>Av. Saenz Peña Nro. 16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Estudio Goyzueta</text:p>
          </table:table-cell>
          <table:table-cell/>
          <table:table-cell table:style-name="ce10"/>
          <table:table-cell table:style-name="ce10" office:value-type="string" calcext:value-type="string">
            <text:p>Mantas 18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Banco Italiano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La relojería Suiza</text:p>
          </table:table-cell>
          <table:table-cell/>
          <table:table-cell table:style-name="ce10"/>
          <table:table-cell table:style-name="ce10" office:value-type="string" calcext:value-type="string">
            <text:p>Calle de la Higuera (jirón Cusco 251)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Revista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Banco Alemán Transatlántico</text:p>
          </table:table-cell>
          <table:table-cell/>
          <table:table-cell table:style-name="ce10"/>
          <table:table-cell table:style-name="ce10" office:value-type="string" calcext:value-type="string">
            <text:p>Calle de la Coc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Fábrica Nacional de Tejidos de Santa Catalina</text:p>
          </table:table-cell>
          <table:table-cell/>
          <table:table-cell table:style-name="ce10"/>
          <table:table-cell table:style-name="ce10" office:value-type="string" calcext:value-type="string">
            <text:p>Plateros de San Pedro 168-174</text:p>
          </table:table-cell>
          <table:table-cell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Florence: la cocina ideal en el hogar moderno</text:p>
          </table:table-cell>
          <table:table-cell table:style-name="ce10" office:value-type="string" calcext:value-type="string">
            <text:p>Emilio F. Wagner y Cia</text:p>
          </table:table-cell>
          <table:table-cell table:style-name="ce10"/>
          <table:table-cell table:style-name="ce10" office:value-type="string" calcext:value-type="string">
            <text:p>Edicio Wiesse, Esquina Núñez y Filipina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Compañia Internacional de Seguros del Perú</text:p>
          </table:table-cell>
          <table:table-cell/>
          <table:table-cell table:style-name="ce10"/>
          <table:table-cell table:style-name="ce10" office:value-type="string" calcext:value-type="string">
            <text:p>Calle San José Nro. 327</text:p>
          </table:table-cell>
          <table:table-cell table:style-name="ce10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Editorial, Librería, Imprenta "Minerva"</text:p>
          </table:table-cell>
          <table:table-cell/>
          <table:table-cell table:style-name="ce10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Joyería: Zettel y Kohler </text:p>
          </table:table-cell>
          <table:table-cell/>
          <table:table-cell table:style-name="ce10"/>
          <table:table-cell table:style-name="ce10" office:value-type="string" calcext:value-type="string">
            <text:p>Calle Espaderos 517-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Cine apol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10" office:value-type="string" calcext:value-type="string">
            <text:p>Tarifario de la revista Amauta 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l libro de la Nave Dorada </text:p>
          </table:table-cell>
          <table:table-cell table:style-name="ce252" office:value-type="string" calcext:value-type="string">
            <text:p>(poemas de Alcides Espelucín) - Editorial "El Norte"</text:p>
          </table:table-cell>
          <table:table-cell table:style-name="ce246" table:number-columns-repeated="2"/>
          <table:table-cell table:style-name="ce246" office:value-type="string" calcext:value-type="string">
            <text:p>Trujillo</text:p>
          </table:table-cell>
          <table:table-cell table:style-name="ce246" office:value-type="string" calcext:value-type="string">
            <text:p>Peru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l nuevo absoluto</text:p>
          </table:table-cell>
          <table:table-cell table:style-name="ce246" office:value-type="string" calcext:value-type="string">
            <text:p>Mariano Iberico Rodríguez</text:p>
          </table:table-cell>
          <table:table-cell table:style-name="ce246"/>
          <table:table-cell table:style-name="ce246" office:value-type="string" calcext:value-type="string">
            <text:p>Segundo volumen de la biblioteca moderna de Minerva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5" calcext:value-type="float">
            <text:p>5</text:p>
          </table:table-cell>
          <table:table-cell table:style-name="ce10" office:value-type="string" calcext:value-type="string">
            <text:p>Precio 1.80</text:p>
          </table:table-cell>
          <table:table-cell table:number-columns-repeated="1013"/>
        </table:table-row>
        <table:table-row table:style-name="ro2">
          <table:table-cell table:style-name="ce246"/>
          <table:table-cell table:style-name="ce252" office:value-type="string" calcext:value-type="string">
            <text:p>Taller de Joyería La Económica</text:p>
          </table:table-cell>
          <table:table-cell table:style-name="ce246" office:value-type="string" calcext:value-type="string">
            <text:p>Salmuel Zorrilla</text:p>
          </table:table-cell>
          <table:table-cell table:style-name="ce246"/>
          <table:table-cell table:style-name="ce246" office:value-type="string" calcext:value-type="string">
            <text:p>Calle Estudios 40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ociedad de Beneficiencia del Callao Caja de Ahorros</text:p>
          </table:table-cell>
          <table:table-cell table:style-name="ce246" office:value-type="string" calcext:value-type="string">
            <text:p>J Guillermo Guevara</text:p>
          </table:table-cell>
          <table:table-cell table:style-name="ce246"/>
          <table:table-cell table:style-name="ce246" office:value-type="string" calcext:value-type="string">
            <text:p>Av. Saenz Peña Nro. 16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El consultor Bibiográfico</text:p>
          </table:table-cell>
          <table:table-cell table:style-name="ce246" office:value-type="string" calcext:value-type="string">
            <text:p>J.C. Del Giudice</text:p>
          </table:table-cell>
          <table:table-cell table:style-name="ce246"/>
          <table:table-cell table:style-name="ce246" office:value-type="string" calcext:value-type="string">
            <text:p>Muntaner 328</text:p>
          </table:table-cell>
          <table:table-cell table:style-name="ce246" office:value-type="string" calcext:value-type="string">
            <text:p>Barcelona</text:p>
          </table:table-cell>
          <table:table-cell table:style-name="ce246" office:value-type="string" calcext:value-type="string">
            <text:p>España</text:p>
          </table:table-cell>
          <table:table-cell table:style-name="ce252" office:value-type="string" calcext:value-type="string">
            <text:p>Libros y Revistas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Medicina Interna en General</text:p>
          </table:table-cell>
          <table:table-cell table:style-name="ce246" office:value-type="string" calcext:value-type="string">
            <text:p>Dr. Francisco Valega </text:p>
          </table:table-cell>
          <table:table-cell table:style-name="ce246"/>
          <table:table-cell table:style-name="ce246" office:value-type="string" calcext:value-type="string">
            <text:p>Chacarilla 43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Abogado</text:p>
          </table:table-cell>
          <table:table-cell table:style-name="ce246" office:value-type="string" calcext:value-type="string">
            <text:p>José Manuel Calle</text:p>
          </table:table-cell>
          <table:table-cell table:style-name="ce246"/>
          <table:table-cell table:style-name="ce246" office:value-type="string" calcext:value-type="string">
            <text:p>Negreiros 51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Servicios Profesionales</text:p>
          </table:table-cell>
          <table:table-cell table:style-name="ce246" office:value-type="string" calcext:value-type="string">
            <text:p>Dr. Carlos A. Bambarén </text:p>
          </table:table-cell>
          <table:table-cell table:style-name="ce246"/>
          <table:table-cell table:style-name="ce246" office:value-type="string" calcext:value-type="string">
            <text:p>Corazón de Jesús 311</text:p>
          </table:table-cell>
          <table:table-cell table:style-name="ce246"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Notario</text:p>
          </table:table-cell>
          <table:table-cell table:style-name="ce246" office:value-type="string" calcext:value-type="string">
            <text:p>Dr. godofredo Loli</text:p>
          </table:table-cell>
          <table:table-cell table:style-name="ce246"/>
          <table:table-cell table:style-name="ce246" office:value-type="string" calcext:value-type="string">
            <text:p>Negreiros 521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46"/>
          <table:table-cell table:style-name="ce246" office:value-type="string" calcext:value-type="string">
            <text:p>Instituto Unanue</text:p>
          </table:table-cell>
          <table:table-cell table:style-name="ce246" office:value-type="string" calcext:value-type="string">
            <text:p>Dr. Luis Pesce</text:p>
          </table:table-cell>
          <table:table-cell table:style-name="ce246"/>
          <table:table-cell table:style-name="ce246" office:value-type="string" calcext:value-type="string">
            <text:p>Negreiros 594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Médico y Cirujano</text:p>
          </table:table-cell>
          <table:table-cell table:style-name="ce246" office:value-type="string" calcext:value-type="string">
            <text:p>Marcelino González García</text:p>
          </table:table-cell>
          <table:table-cell table:style-name="ce246"/>
          <table:table-cell table:style-name="ce246" office:value-type="string" calcext:value-type="string">
            <text:p>Negreiros 54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53" office:value-type="string" calcext:value-type="string" table:number-columns-spanned="1" table:number-rows-spanned="2">
            <text:p>Cirujía y Partos</text:p>
          </table:table-cell>
          <table:table-cell table:style-name="ce253" office:value-type="string" calcext:value-type="string" table:number-columns-spanned="1" table:number-rows-spanned="2">
            <text:p>Dr. Carlos E. Roe</text:p>
          </table:table-cell>
          <table:table-cell table:style-name="ce246"/>
          <table:table-cell table:style-name="ce246" office:value-type="string" calcext:value-type="string">
            <text:p>Amargura 97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 table:style-name="ce246"/>
          <table:table-cell table:style-name="ce246" office:value-type="string" calcext:value-type="string">
            <text:p>Sáenz Peña nro 3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Rasca-cielos (revista internacional de arte)</text:p>
          </table:table-cell>
          <table:table-cell table:style-name="ce246" office:value-type="string" calcext:value-type="string">
            <text:p>Serafín Delmar</text:p>
          </table:table-cell>
          <table:table-cell table:style-name="ce246" table:number-columns-repeated="2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52" office:value-type="string" calcext:value-type="string">
            <text:p>Solidaridad (organo quincenal de la federación obrera local de Lima)</text:p>
          </table:table-cell>
          <table:table-cell table:style-name="ce246" table:number-columns-repeated="2"/>
          <table:table-cell table:style-name="ce246" office:value-type="string" calcext:value-type="string">
            <text:p>Casilla 208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La Sierra (organo renovador de los intelectuales andinos)</text:p>
          </table:table-cell>
          <table:table-cell table:style-name="ce246" office:value-type="string" calcext:value-type="string">
            <text:p>J Guillermo Guevara</text:p>
          </table:table-cell>
          <table:table-cell table:style-name="ce246"/>
          <table:table-cell table:style-name="ce246" office:value-type="string" calcext:value-type="string">
            <text:p>Condesa 152</text:p>
          </table:table-cell>
          <table:table-cell table:style-name="ce246"/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Banco Italiano</text:p>
          </table:table-cell>
          <table:table-cell table:style-name="ce246" table:number-columns-repeated="3"/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sis: agua destilada - envases esterilizados</text:p>
          </table:table-cell>
          <table:table-cell/>
          <table:table-cell table:style-name="ce10"/>
          <table:table-cell table:style-name="ce10" office:value-type="string" calcext:value-type="string">
            <text:p>Tipuani 25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 Transantlático</text:p>
          </table:table-cell>
          <table:table-cell/>
          <table:table-cell table:style-name="ce10"/>
          <table:table-cell table:style-name="ce10" office:value-type="string" calcext:value-type="string">
            <text:p>Calle de la Coca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 table:style-name="ce10"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El proceso del gamonalis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El proceso del gamonalis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Internacional de Seguros del Perú</text:p>
          </table:table-cell>
          <table:table-cell/>
          <table:table-cell table:style-name="ce10"/>
          <table:table-cell table:style-name="ce10" office:value-type="string" calcext:value-type="string">
            <text:p>Calle San José 32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yra Kyralina</text:p>
          </table:table-cell>
          <table:table-cell table:style-name="ce10" office:value-type="string" calcext:value-type="string">
            <text:p>Panair Istrati</text:p>
          </table:table-cell>
          <table:table-cell table:style-name="ce10" office:value-type="string" calcext:value-type="string">
            <text:p>Precio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tudio Goyzueta</text:p>
          </table:table-cell>
          <table:table-cell table:number-columns-repeated="2"/>
          <table:table-cell table:style-name="ce10" office:value-type="string" calcext:value-type="string">
            <text:p>Mantas 180</text:p>
          </table:table-cell>
          <table:table-cell table:number-columns-repeated="2"/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Medicina Interna en General</text:p>
          </table:table-cell>
          <table:table-cell table:style-name="ce246" office:value-type="string" calcext:value-type="string">
            <text:p>Dr. Francisco Valega </text:p>
          </table:table-cell>
          <table:table-cell table:style-name="ce246"/>
          <table:table-cell table:style-name="ce246" office:value-type="string" calcext:value-type="string">
            <text:p>Chacarilla 43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Abogado</text:p>
          </table:table-cell>
          <table:table-cell table:style-name="ce246" office:value-type="string" calcext:value-type="string">
            <text:p>José Manuel Calle</text:p>
          </table:table-cell>
          <table:table-cell table:style-name="ce246"/>
          <table:table-cell table:style-name="ce246" office:value-type="string" calcext:value-type="string">
            <text:p>Negreiros 51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Servicios Profesionales</text:p>
          </table:table-cell>
          <table:table-cell table:style-name="ce246" office:value-type="string" calcext:value-type="string">
            <text:p>Dr. Carlos A. Bambarén </text:p>
          </table:table-cell>
          <table:table-cell table:style-name="ce246"/>
          <table:table-cell table:style-name="ce246" office:value-type="string" calcext:value-type="string">
            <text:p>Corazón de Jesús 311</text:p>
          </table:table-cell>
          <table:table-cell table:style-name="ce246"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Notario</text:p>
          </table:table-cell>
          <table:table-cell table:style-name="ce246" office:value-type="string" calcext:value-type="string">
            <text:p>Dr. godofredo Loli</text:p>
          </table:table-cell>
          <table:table-cell table:style-name="ce246"/>
          <table:table-cell table:style-name="ce246" office:value-type="string" calcext:value-type="string">
            <text:p>Negreiros 521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Instituto Unanue</text:p>
          </table:table-cell>
          <table:table-cell table:style-name="ce246" office:value-type="string" calcext:value-type="string">
            <text:p>Dr. Luis Pesce</text:p>
          </table:table-cell>
          <table:table-cell table:style-name="ce246"/>
          <table:table-cell table:style-name="ce246" office:value-type="string" calcext:value-type="string">
            <text:p>Negreiros 594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Médico y Cirujano</text:p>
          </table:table-cell>
          <table:table-cell table:style-name="ce246" office:value-type="string" calcext:value-type="string">
            <text:p>Marcelino González García</text:p>
          </table:table-cell>
          <table:table-cell table:style-name="ce246"/>
          <table:table-cell table:style-name="ce246" office:value-type="string" calcext:value-type="string">
            <text:p>Negreiros 54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53" office:value-type="string" calcext:value-type="string" table:number-columns-spanned="1" table:number-rows-spanned="2">
            <text:p>Cirujía y Partos</text:p>
          </table:table-cell>
          <table:table-cell table:style-name="ce253" office:value-type="string" calcext:value-type="string" table:number-columns-spanned="1" table:number-rows-spanned="2">
            <text:p>Dr. Carlos E. Roe</text:p>
          </table:table-cell>
          <table:table-cell table:style-name="ce246"/>
          <table:table-cell table:style-name="ce246" office:value-type="string" calcext:value-type="string">
            <text:p>Amargura 97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 table:style-name="ce246"/>
          <table:table-cell table:style-name="ce246" office:value-type="string" calcext:value-type="string">
            <text:p>Sáenz Peña nro 3</text:p>
          </table:table-cell>
          <table:table-cell table:style-name="ce246" office:value-type="string" calcext:value-type="string">
            <text:p>Callao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46" office:value-type="string" calcext:value-type="string">
            <text:p>Consultas Médicas</text:p>
          </table:table-cell>
          <table:table-cell table:style-name="ce246" office:value-type="string" calcext:value-type="string">
            <text:p>Dr. Rafael M. Alzamora</text:p>
          </table:table-cell>
          <table:table-cell table:style-name="ce246"/>
          <table:table-cell table:style-name="ce246" office:value-type="string" calcext:value-type="string">
            <text:p>Monzón 178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52" office:value-type="string" calcext:value-type="string">
            <text:p>Médico</text:p>
          </table:table-cell>
          <table:table-cell table:style-name="ce246" office:value-type="string" calcext:value-type="string">
            <text:p>Dr. Marcos B. Lozano</text:p>
          </table:table-cell>
          <table:table-cell table:style-name="ce246"/>
          <table:table-cell table:style-name="ce10" office:value-type="string" calcext:value-type="string">
            <text:p>Boza 808</text:p>
          </table:table-cell>
          <table:table-cell/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2"/>
          <table:table-cell table:style-name="ce246" office:value-type="string" calcext:value-type="string">
            <text:p>Casilla 2083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he ideal shoe</text:p>
          </table:table-cell>
          <table:table-cell table:style-name="ce10" office:value-type="string" calcext:value-type="string">
            <text:p>Luis R. Elías</text:p>
          </table:table-cell>
          <table:table-cell/>
          <table:table-cell table:style-name="ce10" office:value-type="string" calcext:value-type="string">
            <text:p>Calle Jesús Nazareno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u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54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sis: agua destilada - envases estirilizados</text:p>
          </table:table-cell>
          <table:table-cell table:number-columns-repeated="2"/>
          <table:table-cell table:style-name="ce10" office:value-type="string" calcext:value-type="string">
            <text:p>Tipuani 25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nro 1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46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e Imprenta El Inca</text:p>
          </table:table-cell>
          <table:table-cell table:number-columns-repeated="2"/>
          <table:table-cell table:style-name="ce10" office:value-type="string" calcext:value-type="string">
            <text:p>Plaza San Martín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del Bazar Pathe: las últimas producciones de la literatura mundial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ierra: la voz de los hombres del ande</text:p>
          </table:table-cell>
          <table:table-cell table:style-name="ce10" office:value-type="string" calcext:value-type="string">
            <text:p>J. Guillermo Guevara</text:p>
          </table:table-cell>
          <table:table-cell/>
          <table:table-cell table:style-name="ce10" office:value-type="string" calcext:value-type="string">
            <text:p>La condesa 15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50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án</text:p>
          </table:table-cell>
          <table:table-cell/>
          <table:table-cell table:style-name="ce10" office:value-type="string" calcext:value-type="string">
            <text:p>Calle de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.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o Horas de Lucha en Libreria Rosay</text:p>
          </table:table-cell>
          <table:table-cell table:style-name="ce10" office:value-type="string" calcext:value-type="string">
            <text:p>Manuel G. Prada</text:p>
          </table:table-cell>
          <table:table-cell table:style-name="ce10" office:value-type="string" calcext:value-type="string">
            <text:p>Precio: 3 soles</text:p>
          </table:table-cell>
          <table:table-cell table:style-name="ce10" office:value-type="string" calcext:value-type="string">
            <text:p>Merced 632-63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Titikaka</text:p>
          </table:table-cell>
          <table:table-cell table:number-columns-repeated="3"/>
          <table:table-cell table:style-name="ce10" office:value-type="string" calcext:value-type="string">
            <text:p>Pun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l nuevo absoluto </text:p>
          </table:table-cell>
          <table:table-cell table:style-name="ce10" office:value-type="string" calcext:value-type="string">
            <text:p>Mariano Iberico Rodríguez</text:p>
          </table:table-cell>
          <table:table-cell table:style-name="ce10" office:value-type="string" calcext:value-type="string">
            <text:p>Precio 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Amauta: edición de lujo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string" calcext:value-type="string">
            <text:p>Precio: 1 sol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yra Kyralina: tercer volumen de la biblioteca moderna de Minerva</text:p>
          </table:table-cell>
          <table:table-cell table:style-name="ce10" office:value-type="string" calcext:value-type="string">
            <text:p>Panait Istrati</text:p>
          </table:table-cell>
          <table:table-cell table:style-name="ce10" office:value-type="string" calcext:value-type="string">
            <text:p>Precio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</text:p>
          </table:table-cell>
          <table:table-cell table:style-name="ce10" office:value-type="string" calcext:value-type="string">
            <text:p>Dr. Carlos Bambarén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d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. Montoni y Cía: Belleza y Confort para el Hogar</text:p>
          </table:table-cell>
          <table:table-cell table:number-columns-repeated="2"/>
          <table:table-cell table:style-name="ce10" office:value-type="string" calcext:value-type="string">
            <text:p>Mantas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aenz Peña 1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Amauta: edición de lujo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string" calcext:value-type="string">
            <text:p>Precio: 1 sol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Guerrilla: revista quincenal de arte y literatura de vanguardia</text:p>
          </table:table-cell>
          <table:table-cell table:style-name="ce10" office:value-type="string" calcext:value-type="string">
            <text:p>Blanca Luz Beum de Parra del Riego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imonel: revista de arte supracosmopolita</text:p>
          </table:table-cell>
          <table:table-cell table:style-name="ce10" office:value-type="string" calcext:value-type="string">
            <text:p>Magda Porta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Titikaka</text:p>
          </table:table-cell>
          <table:table-cell table:number-columns-repeated="3"/>
          <table:table-cell table:style-name="ce10" office:value-type="string" calcext:value-type="string">
            <text:p>Pun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la Editorial Minerva de sus libros publicados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gner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los editores de Libros y Revistas</text:p>
          </table:table-cell>
          <table:table-cell table:style-name="ce10" office:value-type="string" calcext:value-type="string">
            <text:p>Alejandro Edilio Borges</text:p>
          </table:table-cell>
          <table:table-cell table:number-columns-repeated="2"/>
          <table:table-cell table:style-name="ce10" office:value-type="string" calcext:value-type="string">
            <text:p>Maracaibo</text:p>
          </table:table-cell>
          <table:table-cell table:style-name="ce10" office:value-type="string" calcext:value-type="string">
            <text:p>Venezuela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e of Commerce 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án</text:p>
          </table:table-cell>
          <table:table-cell/>
          <table:table-cell table:style-name="ce10" office:value-type="string" calcext:value-type="string">
            <text:p>Calle de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</text:p>
          </table:table-cell>
          <table:table-cell table:style-name="ce10" office:value-type="string" calcext:value-type="string">
            <text:p>Dr. Carlos Bambarén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 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/>
          <table:table-cell table:style-name="ce10"/>
          <table:table-cell table:number-columns-repeated="2"/>
          <table:table-cell table:style-name="ce10" table:number-columns-repeated="5"/>
          <table:table-cell table:style-name="ce254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. Montoni y Cía: Belleza y Confort para el Hogar</text:p>
          </table:table-cell>
          <table:table-cell table:number-columns-repeated="2"/>
          <table:table-cell table:style-name="ce10" office:value-type="string" calcext:value-type="string">
            <text:p>Mantas 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16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Feria de la Industria Manufacturera Peruana</text:p>
          </table:table-cell>
          <table:table-cell table:style-name="ce10" office:value-type="string" calcext:value-type="string">
            <text:p>Sociedad Nacional de Indutria / Municipalidad de Lima</text:p>
          </table:table-cell>
          <table:table-cell/>
          <table:table-cell table:style-name="ce10" office:value-type="string" calcext:value-type="string">
            <text:p>Palacio de la Exposición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"El Genio"</text:p>
          </table:table-cell>
          <table:table-cell table:number-columns-repeated="2"/>
          <table:table-cell table:style-name="ce10" office:value-type="string" calcext:value-type="string">
            <text:p>Esquina de Pobres 9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"El Genio"</text:p>
          </table:table-cell>
          <table:table-cell table:number-columns-repeated="2"/>
          <table:table-cell table:style-name="ce10" office:value-type="string" calcext:value-type="string">
            <text:p>Monzón 10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gner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5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poemas de Magda Portal y Serafín Delmar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ç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nstitute of Commerce 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an</text:p>
          </table:table-cell>
          <table:table-cell/>
          <table:table-cell table:style-name="ce10" office:value-type="string" calcext:value-type="string">
            <text:p>Calle de la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m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 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16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Minerva</text:p>
          </table:table-cell>
          <table:table-cell table:style-name="ce10" office:value-type="string" calcext:value-type="string">
            <text:p>Libros publicados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e of Commerce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Primer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El Genio</text:p>
          </table:table-cell>
          <table:table-cell table:number-columns-repeated="2"/>
          <table:table-cell table:style-name="ce10" office:value-type="string" calcext:value-type="string">
            <text:p>Esquina de Pobres 999 - Monzón 10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 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ç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Goicochea</text:p>
          </table:table-cell>
          <table:table-cell/>
          <table:table-cell table:style-name="ce10" office:value-type="string" calcext:value-type="string">
            <text:p>Paseo Colón 3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m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 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Minerva</text:p>
          </table:table-cell>
          <table:table-cell table:number-columns-repeated="2"/>
          <table:table-cell table:style-name="ce10" office:value-type="string" calcext:value-type="string">
            <text:p>S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 Transatlántico</text:p>
          </table:table-cell>
          <table:table-cell table:number-columns-repeated="2"/>
          <table:table-cell table:style-name="ce10" office:value-type="string" calcext:value-type="string">
            <text:p>Calle de la Coca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mensual de cultural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: La Aurora Literaria </text:p>
          </table:table-cell>
          <table:table-cell table:style-name="ce10" office:value-type="string" calcext:value-type="string">
            <text:p>Agentes de la enciclopedia Espasa</text:p>
          </table:table-cell>
          <table:table-cell/>
          <table:table-cell table:style-name="ce10" office:value-type="string" calcext:value-type="string">
            <text:p>Unión (Baquíjano) 758-76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empestad en los Andes</text:p>
          </table:table-cell>
          <table:table-cell table:style-name="ce10" office:value-type="string" calcext:value-type="string">
            <text:p>Luis E. Valcárcel</text:p>
          </table:table-cell>
          <table:table-cell table:style-name="ce10" office:value-type="string" calcext:value-type="string">
            <text:p>Precio S. 2, franco de porte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o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 F.</text:p>
          </table:table-cell>
          <table:table-cell/>
          <table:table-cell table:style-name="ce10" office:value-type="string" calcext:value-type="string">
            <text:p>Edificio Italia 2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</text:p>
          </table:table-cell>
          <table:table-cell table:style-name="ce10" office:value-type="string" calcext:value-type="string">
            <text:p>Dr. Miranda</text:p>
          </table:table-cell>
          <table:table-cell table:style-name="ce10" office:value-type="string" calcext:value-type="string">
            <text:p>Casa especialista en obras de índole científica</text:p>
          </table:table-cell>
          <table:table-cell table:style-name="ce10" office:value-type="string" calcext:value-type="string">
            <text:p>Filipinas 5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Paseo Colón 3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ervecería Backus &amp; Johnston</text:p>
          </table:table-cell>
          <table:table-cell table:style-name="ce10"/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: La Aurora Literaria </text:p>
          </table:table-cell>
          <table:table-cell table:number-columns-repeated="2"/>
          <table:table-cell table:style-name="ce10" office:value-type="string" calcext:value-type="string">
            <text:p>Unión (Baquíjano) 758-76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o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ea Ud: Tempestad en los Andes</text:p>
          </table:table-cell>
          <table:table-cell table:style-name="ce10" office:value-type="string" calcext:value-type="string">
            <text:p>Luis E. Valcárce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</text:p>
          </table:table-cell>
          <table:table-cell table:style-name="ce10" office:value-type="string" calcext:value-type="string">
            <text:p>Dr. Miranda</text:p>
          </table:table-cell>
          <table:table-cell table:style-name="ce10" office:value-type="string" calcext:value-type="string">
            <text:p>Casa especialista en obras de índole científica</text:p>
          </table:table-cell>
          <table:table-cell table:style-name="ce10" office:value-type="string" calcext:value-type="string">
            <text:p>Filipinas 5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54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Mariátegui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de Seguro La Popular</text:p>
          </table:table-cell>
          <table:table-cell table:style-name="ce10" office:value-type="string" calcext:value-type="string">
            <text:p>García y Lastres, Aurelio</text:p>
          </table:table-cell>
          <table:table-cell/>
          <table:table-cell table:style-name="ce10" office:value-type="string" calcext:value-type="string">
            <text:p>Calle d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Popular del Perú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n</text:p>
          </table:table-cell>
          <table:table-cell/>
          <table:table-cell table:style-name="ce10" office:value-type="string" calcext:value-type="string">
            <text:p>Av. Wilson 4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ciano Castill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iros 52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egund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Transatlántico</text:p>
          </table:table-cell>
          <table:table-cell table:number-columns-repeated="2"/>
          <table:table-cell table:style-name="ce10" office:value-type="string" calcext:value-type="string">
            <text:p>Calle de la Coc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de Comercio </text:p>
          </table:table-cell>
          <table:table-cell table:style-name="ce10" office:value-type="string" calcext:value-type="string">
            <text:p>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</text:p>
          </table:table-cell>
          <table:table-cell table:style-name="ce10" office:value-type="string" calcext:value-type="string">
            <text:p>Andrés F. Alcántara</text:p>
          </table:table-cell>
          <table:table-cell/>
          <table:table-cell table:style-name="ce10" office:value-type="string" calcext:value-type="string">
            <text:p>Huérfanos 77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moda americana</text:p>
          </table:table-cell>
          <table:table-cell table:number-columns-repeated="2"/>
          <table:table-cell table:style-name="ce10" office:value-type="string" calcext:value-type="string">
            <text:p>Girón Azángaro 9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Mariátegui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J. Samet Librero Editor</text:p>
          </table:table-cell>
          <table:table-cell table:number-columns-repeated="2"/>
          <table:table-cell table:style-name="ce10" office:value-type="string" calcext:value-type="string">
            <text:p>Avenida de Mayo 1242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Una esperanza y el mar </text:p>
          </table:table-cell>
          <table:table-cell table:style-name="ce10" office:value-type="string" calcext:value-type="string">
            <text:p>Magda Porta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Radiograma de Pacífico</text:p>
          </table:table-cell>
          <table:table-cell table:style-name="ce10" office:value-type="string" calcext:value-type="string">
            <text:p>Serafín Delmar</text:p>
          </table:table-cell>
          <table:table-cell table:style-name="ce10" office:value-type="string" calcext:value-type="string">
            <text:p>Precio 1.50</text:p>
          </table:table-cell>
          <table:table-cell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<text:s/>José M. Eguren, Poesías selección de su obra completa.</text:p>
          </table:table-cell>
          <table:table-cell table:style-name="ce10" office:value-type="string" calcext:value-type="string">
            <text:p>Editorial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de José Carlos Mariátegui Siete Ensayos de Interpretación de la Realidad Peruana</text:p>
          </table:table-cell>
          <table:table-cell table:style-name="ce10" office:value-type="string" calcext:value-type="string">
            <text:p>Editorial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precios de la revista Amauta</text:p>
          </table:table-cell>
          <table:table-cell table:style-name="ce10" office:value-type="string" calcext:value-type="string">
            <text:p>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untur. Revista de Vanguardia</text:p>
          </table:table-cell>
          <table:table-cell table:number-columns-repeated="3"/>
          <table:table-cell table:style-name="ce10" office:value-type="string" calcext:value-type="string">
            <text:p>Cuz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reunión de los accionistas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lance Económico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rifa de Anunicios de la revist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n</text:p>
          </table:table-cell>
          <table:table-cell/>
          <table:table-cell table:style-name="ce10" office:value-type="string" calcext:value-type="string">
            <text:p>Av. Wilson 4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ciano Castill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iros 52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egund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246" office:value-type="string" calcext:value-type="string">
            <text:p>Editorial, Librería, Imprenta "Minerva"</text:p>
          </table:table-cell>
          <table:table-cell table:style-name="ce246" table:number-columns-repeated="2"/>
          <table:table-cell table:style-name="ce246" office:value-type="string" calcext:value-type="string">
            <text:p>Sagástegui 669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José Carlos Mariátegui</text:p>
          </table:table-cell>
          <table:table-cell/>
          <table:table-cell table:style-name="ce246" office:value-type="string" calcext:value-type="string">
            <text:p>Sagástegui 670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lzados Record</text:p>
          </table:table-cell>
          <table:table-cell table:number-columns-repeated="2"/>
          <table:table-cell table:style-name="ce10" office:value-type="string" calcext:value-type="string">
            <text:p>Boza 836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"Modelo". Biblioteca de ideas del siglo XX</text:p>
          </table:table-cell>
          <table:table-cell table:number-columns-repeated="2"/>
          <table:table-cell table:style-name="ce10" office:value-type="string" calcext:value-type="string">
            <text:p>Calle Arzobispo 252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o Editor J. Samet</text:p>
          </table:table-cell>
          <table:table-cell table:number-columns-repeated="2"/>
          <table:table-cell table:style-name="ce10" office:value-type="string" calcext:value-type="string">
            <text:p>Av. de mayo 1242</text:p>
          </table:table-cell>
          <table:table-cell table:style-name="ce246" office:value-type="string" calcext:value-type="string">
            <text:p>Buenos Aires</text:p>
          </table:table-cell>
          <table:table-cell table:style-name="ce246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54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de Comercio</text:p>
          </table:table-cell>
          <table:table-cell table:style-name="ce10" office:value-type="string" calcext:value-type="string">
            <text:p>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ienda Zipler</text:p>
          </table:table-cell>
          <table:table-cell table:number-columns-repeated="2"/>
          <table:table-cell table:style-name="ce10" office:value-type="string" calcext:value-type="string">
            <text:p>Portal de Botoneros 182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Rebagliati, Edgardo</text:p>
          </table:table-cell>
          <table:table-cell/>
          <table:table-cell table:style-name="ce10" office:value-type="string" calcext:value-type="string">
            <text:p>Edificio Italia 204-208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gran avenida de La Unión</text:p>
          </table:table-cell>
          <table:table-cell table:number-columns-repeated="2"/>
          <table:table-cell table:style-name="ce10" office:value-type="string" calcext:value-type="string">
            <text:p>Divorciadas 648, Altos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a. Internacional de Seguros del Perú</text:p>
          </table:table-cell>
          <table:table-cell table:number-columns-repeated="2"/>
          <table:table-cell table:style-name="ce10" office:value-type="string" calcext:value-type="string">
            <text:p>Calle San José 327</text:p>
          </table:table-cell>
          <table:table-cell table:style-name="ce246" office:value-type="string" calcext:value-type="string">
            <text:p>Lima</text:p>
          </table:table-cell>
          <table:table-cell table:style-name="ce246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orma. Revista de artes plásticas</text:p>
          </table:table-cell>
          <table:table-cell table:style-name="ce10" office:value-type="string" calcext:value-type="string">
            <text:p>Ledesma, Gabriel</text:p>
          </table:table-cell>
          <table:table-cell/>
          <table:table-cell table:style-name="ce10" office:value-type="string" calcext:value-type="string">
            <text:p>Flora número 6</text:p>
          </table:table-cell>
          <table:table-cell table:style-name="ce246" office:value-type="string" calcext:value-type="string">
            <text:p>México </text:p>
          </table:table-cell>
          <table:table-cell table:style-name="ce246" office:value-type="string" calcext:value-type="string">
            <text:p>México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Cruz del Sur. Revista de artes e ideas</text:p>
          </table:table-cell>
          <table:table-cell table:style-name="ce10" office:value-type="string" calcext:value-type="string">
            <text:p>Lasplaces, Alberto; Merenza, Jaime L.; Guillot Muñoz, Gervasio; Guillot Muñoz, Alvaro; Méndez Mgariños, Melchor; Casal, Julio J.</text:p>
          </table:table-cell>
          <table:table-cell table:number-columns-repeated="2"/>
          <table:table-cell table:style-name="ce10" office:value-type="string" calcext:value-type="string">
            <text:p>Montevideo</text:p>
          </table:table-cell>
          <table:table-cell table:style-name="ce10" office:value-type="string" calcext:value-type="string">
            <text:p>Uruguay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onde</text:p>
          </table:table-cell>
          <table:table-cell table:style-name="ce10" office:value-type="string" calcext:value-type="string">
            <text:p>Barbusse, Henri</text:p>
          </table:table-cell>
          <table:table-cell/>
          <table:table-cell table:style-name="ce10" office:value-type="string" calcext:value-type="string">
            <text:p>Rue Beaubourg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er Sturm. Mensuario de arte de vanguardia</text:p>
          </table:table-cell>
          <table:table-cell table:style-name="ce10" office:value-type="string" calcext:value-type="string">
            <text:p>Walden, Hervwarth</text:p>
          </table:table-cell>
          <table:table-cell table:number-columns-repeated="2"/>
          <table:table-cell table:style-name="ce10" office:value-type="string" calcext:value-type="string">
            <text:p>Berlín</text:p>
          </table:table-cell>
          <table:table-cell table:style-name="ce10" office:value-type="string" calcext:value-type="string">
            <text:p>Aleman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novación. Órgano de la Unión Latinoamericana </text:p>
          </table:table-cell>
          <table:table-cell table:style-name="ce10" office:value-type="string" calcext:value-type="string">
            <text:p>Seoane, Manuel A.</text:p>
          </table:table-cell>
          <table:table-cell/>
          <table:table-cell table:style-name="ce10" office:value-type="string" calcext:value-type="string">
            <text:p>Montevideo751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Pupitre.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pertorio Americano</text:p>
          </table:table-cell>
          <table:table-cell table:style-name="ce10" office:value-type="string" calcext:value-type="string">
            <text:p>García Monge, Joaquín</text:p>
          </table:table-cell>
          <table:table-cell/>
          <table:table-cell table:style-name="ce10" office:value-type="string" calcext:value-type="string">
            <text:p>San José de Costa Rica</text:p>
          </table:table-cell>
          <table:table-cell/>
          <table:table-cell table:style-name="ce10" office:value-type="string" calcext:value-type="string">
            <text:p>Costa Ric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rédito Hipotecario del Perú</text:p>
          </table:table-cell>
          <table:table-cell table:number-columns-repeated="2"/>
          <table:table-cell table:style-name="ce10" office:value-type="string" calcext:value-type="string">
            <text:p>Calle de las Filipinas 5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de Seguros La Popular</text:p>
          </table:table-cell>
          <table:table-cell table:style-name="ce10" office:value-type="string" calcext:value-type="string">
            <text:p>García y Lastres, Aureilio</text:p>
          </table:table-cell>
          <table:table-cell/>
          <table:table-cell table:style-name="ce10" office:value-type="string" calcext:value-type="string">
            <text:p>Call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El hombre del Ande que asesinó su esperanza</text:p>
          </table:table-cell>
          <table:table-cell table:style-name="ce10" office:value-type="string" calcext:value-type="string">
            <text:p>Varallano, José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El amor limosnero</text:p>
          </table:table-cell>
          <table:table-cell table:style-name="ce10" office:value-type="string" calcext:value-type="string">
            <text:p>Martínez de la Torre, Ricardo</text:p>
          </table:table-cell>
          <table:table-cell table:style-name="ce10" office:value-type="string" calcext:value-type="string">
            <text:p>Precio: 1.5</text:p>
          </table:table-cell>
          <table:table-cell table:style-name="ce10" office:value-type="string" calcext:value-type="string">
            <text:p>Editorial B. Bauzá</text:p>
          </table:table-cell>
          <table:table-cell table:style-name="ce10" office:value-type="string" calcext:value-type="string">
            <text:p>Barcelona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Una esperanza y el Mar</text:p>
          </table:table-cell>
          <table:table-cell table:style-name="ce10" office:value-type="string" calcext:value-type="string">
            <text:p>Portal, Magda</text:p>
          </table:table-cell>
          <table:table-cell table:style-name="ce10" office:value-type="string" calcext:value-type="string">
            <text:p>Precio: 1.5</text:p>
          </table:table-cell>
          <table:table-cell table:number-columns-repeated="3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Radiogramas del Pacífico</text:p>
          </table:table-cell>
          <table:table-cell table:style-name="ce10" office:value-type="string" calcext:value-type="string">
            <text:p>Delmar, Serafín</text:p>
          </table:table-cell>
          <table:table-cell table:style-name="ce10" office:value-type="string" calcext:value-type="string">
            <text:p>Precio: 1.5</text:p>
          </table:table-cell>
          <table:table-cell table:number-columns-repeated="3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rifa de Anuncios de Amauta</text:p>
          </table:table-cell>
          <table:table-cell table:number-columns-repeated="5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Oficina del Libro</text:p>
          </table:table-cell>
          <table:table-cell table:style-name="ce10" office:value-type="string" calcext:value-type="string">
            <text:p>Sociedad Editora de Amauta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astrería La Protectora</text:p>
          </table:table-cell>
          <table:table-cell table:style-name="ce10" office:value-type="string" calcext:value-type="string">
            <text:p>Canales, Rossel </text:p>
          </table:table-cell>
          <table:table-cell/>
          <table:table-cell table:style-name="ce10" office:value-type="string" calcext:value-type="string">
            <text:p>Calle Beytia 36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de Andrés F. Alcántara</text:p>
          </table:table-cell>
          <table:table-cell table:number-columns-repeated="2"/>
          <table:table-cell table:style-name="ce10" office:value-type="string" calcext:value-type="string">
            <text:p>Huérfanos 77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 Dr. Ribeyro</text:p>
          </table:table-cell>
          <table:table-cell table:number-columns-repeated="2"/>
          <table:table-cell table:style-name="ce10" office:value-type="string" calcext:value-type="string">
            <text:p>Belen 1085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l Diario. Publicación independiente</text:p>
          </table:table-cell>
          <table:table-cell table:style-name="ce10" office:value-type="string" calcext:value-type="string">
            <text:p>M. Herminio Cisneros 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ía de Seguros Italia</text:p>
          </table:table-cell>
          <table:table-cell table:number-columns-repeated="2"/>
          <table:table-cell table:style-name="ce10" office:value-type="string" calcext:value-type="string">
            <text:p>Edificio Italia. Jesús Nazareno 169-1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 table:style-name="ce251" table:number-columns-repeated="10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style-name="ce254" office:value-type="string" calcext:value-type="string">
            <text:p>Cubierta interior - 10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a española</text:p>
          </table:table-cell>
          <table:table-cell table:style-name="ce10" office:value-type="string" calcext:value-type="string">
            <text:p>A. Montori y Cia</text:p>
          </table:table-cell>
          <table:table-cell/>
          <table:table-cell table:style-name="ce10" office:value-type="string" calcext:value-type="string">
            <text:p>Calle de Mantas 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ompañia Internacional de Seguros del Perú</text:p>
          </table:table-cell>
          <table:table-cell table:number-columns-repeated="2"/>
          <table:table-cell table:style-name="ce10" office:value-type="string" calcext:value-type="string">
            <text:p>Calle de San José 32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ompañia de seguros "La Popular"</text:p>
          </table:table-cell>
          <table:table-cell table:style-name="ce10" office:value-type="string" calcext:value-type="string">
            <text:p>Aurelio García y Lastres</text:p>
          </table:table-cell>
          <table:table-cell/>
          <table:table-cell table:style-name="ce10" office:value-type="string" calcext:value-type="string">
            <text:p>Call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Imprenta El Inca</text:p>
          </table:table-cell>
          <table:table-cell table:number-columns-repeated="2"/>
          <table:table-cell table:style-name="ce10" office:value-type="string" calcext:value-type="string">
            <text:p>Lártiga 42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mprenta y Editorial Minerva</text:p>
          </table:table-cell>
          <table:table-cell table:style-name="ce10" office:value-type="string" calcext:value-type="string">
            <text:p>Mariátegui, Julio César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s</text:p>
          </table:table-cell>
          <table:table-cell table:style-name="ce10" office:value-type="string" calcext:value-type="string">
            <text:p>7 ensayos de interpretación de la realidad peruana</text:p>
          </table:table-cell>
          <table:table-cell table:style-name="ce10" office:value-type="string" calcext:value-type="string">
            <text:p>José Carlos Mariátegui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s</text:p>
          </table:table-cell>
          <table:table-cell table:style-name="ce10" office:value-type="string" calcext:value-type="string">
            <text:p>Poesías</text:p>
          </table:table-cell>
          <table:table-cell table:style-name="ce10" office:value-type="string" calcext:value-type="string">
            <text:p>José María Eguren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Monde</text:p>
          </table:table-cell>
          <table:table-cell table:style-name="ce10" office:value-type="string" calcext:value-type="string">
            <text:p>Henri Barbusse</text:p>
          </table:table-cell>
          <table:table-cell table:number-columns-repeated="3"/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l diario: publicación independiente</text:p>
          </table:table-cell>
          <table:table-cell table:style-name="ce10" office:value-type="string" calcext:value-type="string">
            <text:p>M. Herminio cisneros Z.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 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Pupitre: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anteca Daisy</text:p>
          </table:table-cell>
          <table:table-cell table:number-columns-repeated="2"/>
          <table:table-cell table:style-name="ce10" office:value-type="string" calcext:value-type="string">
            <text:p>San Pedro 3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251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de la Sociedad Editora Amauta al 31 de agosto de 1928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diciones de Amauta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Sastrería La Protectora</text:p>
          </table:table-cell>
          <table:table-cell table:style-name="ce10" office:value-type="string" calcext:value-type="string">
            <text:p>Rossel Canales</text:p>
          </table:table-cell>
          <table:table-cell/>
          <table:table-cell table:style-name="ce10" office:value-type="string" calcext:value-type="string">
            <text:p>Calle de Beytia 36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mprenta y Editorial Minerva</text:p>
          </table:table-cell>
          <table:table-cell table:style-name="ce10" office:value-type="string" calcext:value-type="string">
            <text:p>Mariátegui, Julio César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bor. Quincenario de información e ideas publicado por la Sociedad Editora 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Anuncio</text:p>
          </table:table-cell>
          <table:table-cell table:style-name="ce10" office:value-type="string" calcext:value-type="string">
            <text:p>Placas, discos, klaxones y una emoción de celuloide para estre barrio del pacífico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Ante el problema agrario peruano</text:p>
          </table:table-cell>
          <table:table-cell table:style-name="ce10" office:value-type="string" calcext:value-type="string">
            <text:p>Abelardo Solis</text:p>
          </table:table-cell>
          <table:table-cell table:style-name="ce10" office:value-type="string" calcext:value-type="string">
            <text:p>4 soles </text:p>
          </table:table-cell>
          <table:table-cell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Pupitre: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l Diario. Publicación independiente</text:p>
          </table:table-cell>
          <table:table-cell table:style-name="ce10" office:value-type="string" calcext:value-type="string">
            <text:p>M. Herminio Cisneros 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anteca Daisy</text:p>
          </table:table-cell>
          <table:table-cell table:number-columns-repeated="2"/>
          <table:table-cell table:style-name="ce10" office:value-type="string" calcext:value-type="string">
            <text:p>San Pedro 3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251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de la Sociedad Editora Amauta al 31 de octubre de 1928</text:p>
          </table:table-cell>
          <table:table-cell table:number-columns-repeated="5"/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a los Suscriptores, agentes y accionistas</text:p>
          </table:table-cell>
          <table:table-cell table:number-columns-repeated="5"/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Der Sturm. Mensuario de arte de vanguardia</text:p>
          </table:table-cell>
          <table:table-cell table:style-name="ce10" office:value-type="string" calcext:value-type="string">
            <text:p>Herwarth Walden </text:p>
          </table:table-cell>
          <table:table-cell/>
          <table:table-cell table:style-name="ce10" office:value-type="string" calcext:value-type="string">
            <text:p>Postdamerstrase 134 </text:p>
          </table:table-cell>
          <table:table-cell table:style-name="ce10" office:value-type="string" calcext:value-type="string">
            <text:p>Berlín </text:p>
          </table:table-cell>
          <table:table-cell table:style-name="ce10" office:value-type="string" calcext:value-type="string">
            <text:p>Aleman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alzados Record</text:p>
          </table:table-cell>
          <table:table-cell table:number-columns-repeated="2"/>
          <table:table-cell table:style-name="ce10" office:value-type="string" calcext:value-type="string">
            <text:p>Boza 83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os 7 ensayos de interpretación de la realidad peruana</text:p>
          </table:table-cell>
          <table:table-cell table:style-name="ce10" office:value-type="string" calcext:value-type="string">
            <text:p>Minerv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51" table:number-columns-repeated="9"/>
          <table:table-cell table:number-columns-repeated="1015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La Poesía de hoy</text:p>
          </table:table-cell>
          <table:table-cell table:style-name="ce10" office:value-type="string" calcext:value-type="string">
            <text:p>Jean Epstein</text:p>
          </table:table-cell>
          <table:table-cell table:style-name="ce10" office:value-type="string" calcext:value-type="string">
            <text:p>Librería Minerva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Quincena Pro-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Sastrería Elegante La Moda de París</text:p>
          </table:table-cell>
          <table:table-cell table:style-name="ce10" office:value-type="string" calcext:value-type="string">
            <text:p>C. Torres Barriga</text:p>
          </table:table-cell>
          <table:table-cell/>
          <table:table-cell table:style-name="ce10" office:value-type="string" calcext:value-type="string">
            <text:p>Valladolid 2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Quincenario Labor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León Sánchez Cuesta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Rue Gay-Lussac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José Venegas, Editorial Historia Nueva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lcalá 65</text:p>
          </table:table-cell>
          <table:table-cell table:style-name="ce10" office:value-type="string" calcext:value-type="string">
            <text:p>Madrid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iblos</text:p>
          </table:table-cell>
          <table:table-cell table:style-name="ce10" office:value-type="string" calcext:value-type="string">
            <text:p>J. López Ménde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partado 1912</text:p>
          </table:table-cell>
          <table:table-cell table:number-columns-repeated="2" table:style-name="ce10" office:value-type="string" calcext:value-type="string">
            <text:p>México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pertorio Americano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/>
          <table:table-cell table:style-name="ce10" office:value-type="string" calcext:value-type="string">
            <text:p>San José de Costa Rica </text:p>
          </table:table-cell>
          <table:table-cell table:style-name="ce10" office:value-type="string" calcext:value-type="string">
            <text:p>Costa Ric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gencia de Prensa</text:p>
          </table:table-cell>
          <table:table-cell table:style-name="ce10" office:value-type="string" calcext:value-type="string">
            <text:p>Germán Arciniega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Calle 14, número 60. A</text:p>
          </table:table-cell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Nascimento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humada 125</text:p>
          </table:table-cell>
          <table:table-cell table:style-name="ce10" office:value-type="string" calcext:value-type="string">
            <text:p>Santiago de Chile</text:p>
          </table:table-cell>
          <table:table-cell table:style-name="ce10" office:value-type="string" calcext:value-type="string">
            <text:p>Chile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úa J. Samet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venida Mayo 1242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Jaime L. Morenza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Ituzaingo 1288</text:p>
          </table:table-cell>
          <table:table-cell table:style-name="ce10" office:value-type="string" calcext:value-type="string">
            <text:p>Montevideo </text:p>
          </table:table-cell>
          <table:table-cell table:style-name="ce10" office:value-type="string" calcext:value-type="string">
            <text:p>Uruguay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Jacobo Peuser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Dean Funes 61</text:p>
          </table:table-cell>
          <table:table-cell table:style-name="ce10" office:value-type="string" calcext:value-type="string">
            <text:p>Córdova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Savia</text:p>
          </table:table-cell>
          <table:table-cell table:style-name="ce10" office:value-type="string" calcext:value-type="string">
            <text:p>Gerardo Gallego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p. 1180</text:p>
          </table:table-cell>
          <table:table-cell table:style-name="ce10" office:value-type="string" calcext:value-type="string">
            <text:p>Guayaquil</text:p>
          </table:table-cell>
          <table:table-cell table:style-name="ce10" office:value-type="string" calcext:value-type="string">
            <text:p>Ecuador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Pobres 10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251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Editorial Historia Nueva</text:p>
          </table:table-cell>
          <table:table-cell table:number-columns-repeated="3"/>
          <table:table-cell table:style-name="ce10" office:value-type="string" calcext:value-type="string">
            <text:p>Madrid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Quincena Pro-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J. F Valega</text:p>
          </table:table-cell>
          <table:table-cell/>
          <table:table-cell table:style-name="ce10" office:value-type="string" calcext:value-type="string">
            <text:p>Corazón de Jesús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Cirujano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General de la Sociedad Editora Amauta al 31 de diciembre de 1928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sotros. Revista mensual de Letras, Artes, Historia, Filosofía, Ciencias Sociales</text:p>
          </table:table-cell>
          <table:table-cell table:style-name="ce10" office:value-type="string" calcext:value-type="string">
            <text:p>Alfredo Bianchi y Roberto Giusti</text:p>
          </table:table-cell>
          <table:table-cell table:number-columns-repeated="2"/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 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pertorio Hebrero. Revista mensual ilustrada de cultura</text:p>
          </table:table-cell>
          <table:table-cell table:style-name="ce10" office:value-type="string" calcext:value-type="string">
            <text:p>Miguel Adler</text:p>
          </table:table-cell>
          <table:table-cell/>
          <table:table-cell table:style-name="ce10" office:value-type="string" calcext:value-type="string">
            <text:p>Calle Negreiros 567</text:p>
          </table:table-cell>
          <table:table-cell table:style-name="ce10" office:value-type="string" calcext:value-type="string">
            <text:p>Lima 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Central</text:p>
          </table:table-cell>
          <table:table-cell table:number-columns-repeated="2"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Nouvelle Revue Francaise</text:p>
          </table:table-cell>
          <table:table-cell table:number-columns-repeated="2"/>
          <table:table-cell table:style-name="ce10" office:value-type="string" calcext:value-type="string">
            <text:p>Rue de Grenelle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The Nation</text:p>
          </table:table-cell>
          <table:table-cell table:number-columns-repeated="2"/>
          <table:table-cell table:style-name="ce10" office:value-type="string" calcext:value-type="string">
            <text:p>Vesey street 20</text:p>
          </table:table-cell>
          <table:table-cell table:style-name="ce10" office:value-type="string" calcext:value-type="string">
            <text:p>New York</text:p>
          </table:table-cell>
          <table:table-cell table:style-name="ce10" office:value-type="string" calcext:value-type="string">
            <text:p>EEUU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The new republic</text:p>
          </table:table-cell>
          <table:table-cell table:number-columns-repeated="2"/>
          <table:table-cell table:style-name="ce10" office:value-type="string" calcext:value-type="string">
            <text:p>421 West, 21 Street</text:p>
          </table:table-cell>
          <table:table-cell table:style-name="ce10" office:value-type="string" calcext:value-type="string">
            <text:p>New York</text:p>
          </table:table-cell>
          <table:table-cell table:style-name="ce10" office:value-type="string" calcext:value-type="string">
            <text:p>EEUU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cio <text:s/>de la Editorial Minerva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os 7 Ensayos de Interpretación de la Realidad Peruana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float" office:value="2.8" calcext:value-type="float">
            <text:p>2.8</text:p>
          </table:table-cell>
          <table:table-cell table:number-columns-repeated="3"/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style-name="ce251" table:number-columns-repeated="9"/>
          <table:table-cell table:number-columns-repeated="1015"/>
        </table:table-row>
        <table:table-row table:style-name="ro3" table:number-rows-repeated="1048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" table:style-name="ta5">
        <table:table-column table:style-name="co35" table:default-cell-style-name="Default"/>
        <table:table-column table:style-name="co36" table:default-cell-style-name="Default"/>
        <table:table-column table:style-name="co5" table:number-columns-repeated="1022" table:default-cell-style-name="Default"/>
        <table:table-row table:style-name="ro2">
          <table:table-cell table:style-name="ce10" office:value-type="string" calcext:value-type="string">
            <text:p>Descripción Hemerográfica de la Revista Amauta</text:p>
          </table:table-cell>
          <table:table-cell table:number-columns-repeated="1023"/>
        </table:table-row>
        <table:table-row table:style-name="ro2">
          <table:table-cell table:style-name="ce256" office:value-type="string" calcext:value-type="string">
            <text:p>&lt;title&gt;</text:p>
          </table:table-cell>
          <table:table-cell table:style-name="ce10" office:value-type="string" calcext:value-type="string">
            <text:p>Título</text:p>
          </table:table-cell>
          <table:table-cell table:style-name="ce10" office:value-type="string" calcext:value-type="string">
            <text:p>Amauta</text:p>
          </table:table-cell>
          <table:table-cell table:number-columns-repeated="1021"/>
        </table:table-row>
        <table:table-row table:style-name="ro2">
          <table:table-cell table:style-name="ce256" office:value-type="string" calcext:value-type="string">
            <text:p>titleInfo type="alternative"</text:p>
          </table:table-cell>
          <table:table-cell table:style-name="ce10" office:value-type="string" calcext:value-type="string">
            <text:p>Título Alternativo</text:p>
          </table:table-cell>
          <table:table-cell table:style-name="ce10" office:value-type="string" calcext:value-type="string">
            <text:p>Revista Amauta</text:p>
          </table:table-cell>
          <table:table-cell table:number-columns-repeated="1021"/>
        </table:table-row>
        <table:table-row table:style-name="ro2">
          <table:table-cell table:style-name="ce256" office:value-type="string" calcext:value-type="string">
            <text:p>&lt;namePart&gt;</text:p>
          </table:table-cell>
          <table:table-cell table:style-name="ce10" office:value-type="string" calcext:value-type="string">
            <text:p>Director</text:p>
          </table:table-cell>
          <table:table-cell table:style-name="ce10" office:value-type="string" calcext:value-type="string">
            <text:p>José Carlos Mariátegui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ceFacsimilar" table:style-name="ta6">
        <office:forms form:automatic-focus="false" form:apply-design-mode="false"/>
        <table:table-column table:style-name="co37" table:default-cell-style-name="Default"/>
        <table:table-column table:style-name="co5" table:number-columns-repeated="1023" table:default-cell-style-name="Default"/>
        <table:table-row table:style-name="ro5">
          <table:table-cell table:style-name="ce10" office:value-type="string" calcext:value-type="string">
            <text:p>Índice de Materias</text:p>
          </table:table-cell>
          <table:table-cell table:style-name="ce10" office:value-type="string" calcext:value-type="string">
            <text:p>nro</text:p>
          </table:table-cell>
          <table:table-cell table:style-name="ce10" office:value-type="string" calcext:value-type="string">
            <text:p>Año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anco Hipotecario y créditos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onvención Azucarera 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Explotaciones colectivas y del Estado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Plan quinquenal URSS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7 ensayos de interpretacion de la realidad peruana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ransformación soviética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Fira Sans&quot; !important" svg:font-family="'&quot;Fira Sans&quot; !important'"/>
    <style:font-face style:name="Arial" svg:font-family="Arial"/>
    <style:font-face style:name="Cambria" svg:font-family="Cambria"/>
    <style:font-face style:name="Monospace" svg:font-family="Monospac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 number:style="long" number:textual="true"/>
      <number:text>, </number:text>
      <number:year number:style="long"/>
    </number:date-style>
    <number:date-style style:name="N127">
      <number:month number:style="long" number:textual="true"/>
      <number:text>,</number:text>
      <number:year number:style="long"/>
    </number:date-style>
    <number:date-style style:name="N128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18:16:16.833533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ta_20_Amauta" style:display-name="PageStyle_Revista Ama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os_20_e_20_Imágenes" style:display-name="PageStyle_Textos e Imáge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gAmauta" style:display-name="PageStyle_ImgAma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idad" style:display-name="PageStyle_Public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B" style:display-name="PageStyle_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ceFacsimilar" style:display-name="PageStyle_IndiceFacsimil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1T22:07:47.466406519</dc:date>
    <meta:editing-duration>PT18M21S</meta:editing-duration>
    <meta:editing-cycles>2</meta:editing-cycles>
    <meta:document-statistic meta:table-count="6" meta:cell-count="11592" meta:object-count="0"/>
  </office:meta>
</office:document-meta>
</file>